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f00" draw:opacity="10%"/>
    </style:style>
    <style:style style:name="gr3" style:family="graphic" style:parent-style-name="standard">
      <style:graphic-properties draw:stroke="solid" svg:stroke-width="0.035cm" svg:stroke-color="#808080" draw:stroke-linejoin="miter" svg:stroke-linecap="square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58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9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ff0000" draw:opacity="10%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00ff00"/>
    </style:style>
    <style:style style:name="gr10" style:family="graphic" style:parent-style-name="standard">
      <style:graphic-properties draw:stroke="solid" svg:stroke-width="0.035cm" svg:stroke-color="#0000ff" draw:stroke-linejoin="miter" svg:stroke-linecap="square" draw:fill="none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solid" draw:fill-color="#0000ff"/>
    </style:style>
    <style:style style:name="gr12" style:family="graphic" style:parent-style-name="standard">
      <style:graphic-properties draw:stroke="solid" svg:stroke-width="0.035cm" svg:stroke-color="#b200b2" draw:stroke-linejoin="miter" svg:stroke-linecap="square" draw:fill="none" fo:padding-top="0.017cm" fo:padding-bottom="0.017cm" fo:padding-left="0.017cm" fo:padding-right="0.017cm"/>
    </style:style>
    <style:style style:name="gr13" style:family="graphic" style:parent-style-name="standard">
      <style:graphic-properties draw:stroke="solid" svg:stroke-width="0.035cm" svg:stroke-color="#ffffff" draw:stroke-linejoin="miter" svg:stroke-linecap="square" draw:fill="none" fo:padding-top="0.017cm" fo:padding-bottom="0.017cm" fo:padding-left="0.017cm" fo:padding-right="0.017cm"/>
    </style:style>
    <style:style style:name="gr14" style:family="graphic" style:parent-style-name="standard">
      <style:graphic-properties draw:stroke="solid" draw:stroke-dash="Dash" svg:stroke-color="#ff0000" svg:stroke-opacity="16%" svg:stroke-linecap="butt" draw:fill-color="#ff0000" draw:opacity="16%" draw:auto-grow-height="false" fo:min-height="1.63cm" fo:min-width="10.358cm" fo:wrap-option="wrap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831cm" fo:min-width="1.68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1.683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ff00" draw:opacity="10%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solid" draw:fill-color="#ff0000" draw:opacity="10%"/>
    </style:style>
    <style:style style:name="P8" style:family="paragraph">
      <loext:graphic-properties draw:fill="solid" draw:fill-color="#00ff00"/>
    </style:style>
    <style:style style:name="P9" style:family="paragraph">
      <loext:graphic-properties draw:fill="solid" draw:fill-color="#0000ff"/>
    </style:style>
    <style:style style:name="P10" style:family="paragraph">
      <loext:graphic-properties draw:fill-color="#ff0000" draw:opacity="16%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000000" loext:opacity="100%" style:font-name="CMU Serif" fo:font-size="18pt" style:font-size-asian="18pt" style:font-size-complex="18pt"/>
    </style:style>
    <style:style style:name="P13" style:family="paragraph">
      <loext:graphic-properties draw:fill="none" draw:fill-color="#ffffff"/>
      <style:paragraph-properties style:writing-mode="lr-tb"/>
      <style:text-properties fo:color="#000000" loext:opacity="100%" style:font-name="CMU Serif" fo:font-size="18pt" style:font-size-asian="18pt" style:font-size-complex="18pt"/>
    </style:style>
    <style:style style:name="T1" style:family="text">
      <style:text-properties fo:color="#000000" loext:opacity="100%" style:font-name="Helvetica1" fo:font-size="10pt" fo:font-weight="normal" style:font-size-asian="10pt" style:font-weight-asian="normal" style:font-name-complex="Helvetica1" style:font-size-complex="10pt" style:font-weight-complex="normal"/>
    </style:style>
    <style:style style:name="T2" style:family="text">
      <style:text-properties fo:color="#000000" loext:opacity="100%" style:font-name="CMU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3.225cm" svg:height="174.413cm" svg:x="0cm" svg:y="0cm" svg:viewBox="0 0 123226 174414" draw:points="0,0 123226,0 123226,174414 0,174414">
          <text:p/>
        </draw:polygon>
        <draw:polygon draw:style-name="gr1" draw:text-style-name="P2" draw:layer="layout" svg:width="190.817cm" svg:height="270.086cm" svg:x="5.9cm" svg:y="0.5cm" svg:viewBox="0 0 190818 270087" draw:points="0,0 190818,0 190818,270087 0,270087">
          <text:p/>
        </draw:polygon>
        <draw:path draw:style-name="gr2" draw:text-style-name="P3" draw:layer="layout" svg:width="0.859cm" svg:height="9.597cm" svg:x="26.346cm" svg:y="7.301cm" svg:viewBox="0 0 860 9598" svg:d="M0 9598v-1920h860v1920zM0 7678v-1920h860v1920zM0 5758v-1919h860v1919zM0 3839v-1920h860v1920zM0 1919v-1919h860v1919z">
          <text:p/>
        </draw:path>
        <draw:path draw:style-name="gr3" draw:text-style-name="P4" draw:layer="layout" svg:width="0.859cm" svg:height="9.597cm" svg:x="26.346cm" svg:y="7.301cm" svg:viewBox="0 0 860 9598" svg:d="M0 9598v-1920h860v1920zM0 7678v-1920h860v1920zM0 5758v-1919h860v1919zM0 3839v-1920h860v1920zM0 1919v-1919h860v1919z">
          <text:p/>
        </draw:path>
        <draw:polygon draw:style-name="gr4" draw:text-style-name="P4" draw:layer="layout" svg:width="0.859cm" svg:height="9.597cm" svg:x="26.346cm" svg:y="7.301cm" svg:viewBox="0 0 860 9598" draw:points="0,0 0,1919 0,3839 0,5758 0,7678 0,9598 860,9598 860,7678 860,5758 860,3839 860,1919 860,0">
          <text:p/>
        </draw:polygon>
        <draw:path draw:style-name="gr2" draw:text-style-name="P3" draw:layer="layout" svg:width="0.859cm" svg:height="9.597cm" svg:x="23.876cm" svg:y="7.301cm" svg:viewBox="0 0 860 9598" svg:d="M0 9598v-1920h860v1920zM0 7678v-1920h860v1920zM0 5758v-1919h860v1919zM0 3839v-1920h860v1920zM0 1919v-1919h860v1919z">
          <text:p/>
        </draw:path>
        <draw:path draw:style-name="gr3" draw:text-style-name="P4" draw:layer="layout" svg:width="0.859cm" svg:height="9.597cm" svg:x="23.876cm" svg:y="7.301cm" svg:viewBox="0 0 860 9598" svg:d="M0 9598v-1920h860v1920zM0 7678v-1920h860v1920zM0 5758v-1919h860v1919zM0 3839v-1920h860v1920zM0 1919v-1919h860v1919z">
          <text:p/>
        </draw:path>
        <draw:polygon draw:style-name="gr4" draw:text-style-name="P4" draw:layer="layout" svg:width="0.859cm" svg:height="9.597cm" svg:x="23.876cm" svg:y="7.301cm" svg:viewBox="0 0 860 9598" draw:points="0,0 0,1919 0,3839 0,5758 0,7678 0,9598 860,9598 860,7678 860,5758 860,3839 860,1919 860,0">
          <text:p/>
        </draw:polygon>
        <draw:frame draw:style-name="gr5" draw:text-style-name="P6" draw:layer="layout" svg:width="0.586cm" svg:height="0.352cm" svg:x="26.458cm" svg:y="12.055cm">
          <draw:text-box>
            <text:p text:style-name="P5"><text:span text:style-name="T1">23</text:span><text:span text:style-name="T1">1</text:span></text:p>
          </draw:text-box>
        </draw:frame>
        <draw:path draw:style-name="gr2" draw:text-style-name="P3" draw:layer="layout" svg:width="0.859cm" svg:height="9.597cm" svg:x="21.407cm" svg:y="7.301cm" svg:viewBox="0 0 860 9598" svg:d="M0 9598v-1920h860v1920zM0 7678v-1920h860v1920zM0 5758v-1919h860v1919zM0 3839v-1920h860v1920zM0 1919v-1919h860v1919z">
          <text:p/>
        </draw:path>
        <draw:path draw:style-name="gr3" draw:text-style-name="P4" draw:layer="layout" svg:width="0.859cm" svg:height="9.597cm" svg:x="21.407cm" svg:y="7.301cm" svg:viewBox="0 0 860 9598" svg:d="M0 9598v-1920h860v1920zM0 7678v-1920h860v1920zM0 5758v-1919h860v1919zM0 3839v-1920h860v1920zM0 1919v-1919h860v1919z">
          <text:p/>
        </draw:path>
        <draw:polygon draw:style-name="gr4" draw:text-style-name="P4" draw:layer="layout" svg:width="0.859cm" svg:height="9.597cm" svg:x="21.407cm" svg:y="7.301cm" svg:viewBox="0 0 860 9598" draw:points="0,0 0,1919 0,3839 0,5758 0,7678 0,9598 860,9598 860,7678 860,5758 860,3839 860,1919 860,0">
          <text:p/>
        </draw:polygon>
        <draw:frame draw:style-name="gr5" draw:text-style-name="P6" draw:layer="layout" svg:width="0.586cm" svg:height="0.352cm" svg:x="23.989cm" svg:y="12.055cm">
          <draw:text-box>
            <text:p text:style-name="P5"><text:span text:style-name="T1">230</text:span></text:p>
          </draw:text-box>
        </draw:frame>
        <draw:path draw:style-name="gr2" draw:text-style-name="P3" draw:layer="layout" svg:width="0.859cm" svg:height="9.597cm" svg:x="16.115cm" svg:y="7.301cm" svg:viewBox="0 0 860 9598" svg:d="M0 9598v-1920h860v1920zM0 7678v-1920h860v1920zM0 5758v-1919h860v1919zM0 3839v-1920h860v1920zM0 1919v-1919h860v1919z">
          <text:p/>
        </draw:path>
        <draw:path draw:style-name="gr3" draw:text-style-name="P4" draw:layer="layout" svg:width="0.859cm" svg:height="9.597cm" svg:x="16.115cm" svg:y="7.301cm" svg:viewBox="0 0 860 9598" svg:d="M0 9598v-1920h860v1920zM0 7678v-1920h860v1920zM0 5758v-1919h860v1919zM0 3839v-1920h860v1920zM0 1919v-1919h860v1919z">
          <text:p/>
        </draw:path>
        <draw:polygon draw:style-name="gr4" draw:text-style-name="P4" draw:layer="layout" svg:width="0.859cm" svg:height="9.597cm" svg:x="16.115cm" svg:y="7.301cm" svg:viewBox="0 0 860 9598" draw:points="0,0 0,1919 0,3839 0,5758 0,7678 0,9598 860,9598 860,7678 860,5758 860,3839 860,1919 860,0">
          <text:p/>
        </draw:polygon>
        <draw:frame draw:style-name="gr5" draw:text-style-name="P6" draw:layer="layout" svg:width="0.586cm" svg:height="0.352cm" svg:x="21.519cm" svg:y="12.055cm">
          <draw:text-box>
            <text:p text:style-name="P5"><text:span text:style-name="T1">22</text:span><text:span text:style-name="T1">9</text:span></text:p>
          </draw:text-box>
        </draw:frame>
        <draw:path draw:style-name="gr2" draw:text-style-name="P3" draw:layer="layout" svg:width="0.858cm" svg:height="9.597cm" svg:x="18.938cm" svg:y="7.301cm" svg:viewBox="0 0 859 9598" svg:d="M0 9598v-1920h859v1920zM0 7678v-1920h859v1920zM0 5758v-1919h859v1919zM0 3839v-1920h859v1920zM0 1919v-1919h859v1919z">
          <text:p/>
        </draw:path>
        <draw:path draw:style-name="gr3" draw:text-style-name="P4" draw:layer="layout" svg:width="0.858cm" svg:height="9.597cm" svg:x="18.938cm" svg:y="7.301cm" svg:viewBox="0 0 859 9598" svg:d="M0 9598v-1920h859v1920zM0 7678v-1920h859v1920zM0 5758v-1919h859v1919zM0 3839v-1920h859v1920zM0 1919v-1919h859v1919z">
          <text:p/>
        </draw:path>
        <draw:polygon draw:style-name="gr4" draw:text-style-name="P4" draw:layer="layout" svg:width="0.858cm" svg:height="9.597cm" svg:x="18.938cm" svg:y="7.301cm" svg:viewBox="0 0 859 9598" draw:points="0,0 0,1919 0,3839 0,5758 0,7678 0,9598 859,9598 859,7678 859,5758 859,3839 859,1919 859,0">
          <text:p/>
        </draw:polygon>
        <draw:frame draw:style-name="gr5" draw:text-style-name="P6" draw:layer="layout" svg:width="0.586cm" svg:height="0.352cm" svg:x="16.228cm" svg:y="12.055cm">
          <draw:text-box>
            <text:p text:style-name="P5"><text:span text:style-name="T1">22</text:span><text:span text:style-name="T1">8</text:span></text:p>
          </draw:text-box>
        </draw:frame>
        <draw:polygon draw:style-name="gr2" draw:text-style-name="P3" draw:layer="layout" svg:width="0.522cm" svg:height="0.392cm" svg:x="25.324cm" svg:y="15.996cm" svg:viewBox="0 0 523 393" draw:points="523,196 0,393 0,0">
          <text:p/>
        </draw:polygon>
        <draw:polygon draw:style-name="gr3" draw:text-style-name="P4" draw:layer="layout" svg:width="0.522cm" svg:height="0.392cm" svg:x="25.324cm" svg:y="15.996cm" svg:viewBox="0 0 523 393" draw:points="523,196 0,393 0,0">
          <text:p/>
        </draw:polygon>
        <draw:polygon draw:style-name="gr4" draw:text-style-name="P4" draw:layer="layout" svg:width="0.522cm" svg:height="0.392cm" svg:x="25.324cm" svg:y="15.996cm" svg:viewBox="0 0 523 393" draw:points="0,0 0,393 523,196">
          <text:p/>
        </draw:polygon>
        <draw:frame draw:style-name="gr5" draw:text-style-name="P6" draw:layer="layout" svg:width="0.586cm" svg:height="0.352cm" svg:x="19.05cm" svg:y="12.055cm">
          <draw:text-box>
            <text:p text:style-name="P5"><text:span text:style-name="T1">22</text:span><text:span text:style-name="T1">7</text:span></text:p>
          </draw:text-box>
        </draw:frame>
        <draw:polygon draw:style-name="gr2" draw:text-style-name="P3" draw:layer="layout" svg:width="0.522cm" svg:height="0.392cm" svg:x="20.174cm" svg:y="15.996cm" svg:viewBox="0 0 523 393" draw:points="523,196 0,393 0,0">
          <text:p/>
        </draw:polygon>
        <draw:polygon draw:style-name="gr3" draw:text-style-name="P4" draw:layer="layout" svg:width="0.522cm" svg:height="0.392cm" svg:x="20.174cm" svg:y="15.996cm" svg:viewBox="0 0 523 393" draw:points="523,196 0,393 0,0">
          <text:p/>
        </draw:polygon>
        <draw:polygon draw:style-name="gr4" draw:text-style-name="P4" draw:layer="layout" svg:width="0.522cm" svg:height="0.392cm" svg:x="20.174cm" svg:y="15.996cm" svg:viewBox="0 0 523 393" draw:points="0,0 0,393 523,196">
          <text:p/>
        </draw:polygon>
        <draw:frame draw:style-name="gr5" draw:text-style-name="P6" draw:layer="layout" svg:width="0.586cm" svg:height="0.352cm" svg:x="24.977cm" svg:y="16.112cm">
          <draw:text-box>
            <text:p text:style-name="P5"><text:span text:style-name="T1">225</text:span></text:p>
          </draw:text-box>
        </draw:frame>
        <draw:polygon draw:style-name="gr2" draw:text-style-name="P3" draw:layer="layout" svg:width="0.522cm" svg:height="0.392cm" svg:x="22.643cm" svg:y="15.996cm" svg:viewBox="0 0 523 393" draw:points="523,196 0,393 0,0">
          <text:p/>
        </draw:polygon>
        <draw:polygon draw:style-name="gr3" draw:text-style-name="P4" draw:layer="layout" svg:width="0.522cm" svg:height="0.392cm" svg:x="22.643cm" svg:y="15.996cm" svg:viewBox="0 0 523 393" draw:points="523,196 0,393 0,0">
          <text:p/>
        </draw:polygon>
        <draw:polygon draw:style-name="gr4" draw:text-style-name="P4" draw:layer="layout" svg:width="0.522cm" svg:height="0.392cm" svg:x="22.643cm" svg:y="15.996cm" svg:viewBox="0 0 523 393" draw:points="0,0 0,393 523,196">
          <text:p/>
        </draw:polygon>
        <draw:frame draw:style-name="gr5" draw:text-style-name="P6" draw:layer="layout" svg:width="0.586cm" svg:height="0.352cm" svg:x="19.826cm" svg:y="16.112cm">
          <draw:text-box>
            <text:p text:style-name="P5"><text:span text:style-name="T1">224</text:span></text:p>
          </draw:text-box>
        </draw:frame>
        <draw:polygon draw:style-name="gr2" draw:text-style-name="P3" draw:layer="layout" svg:width="0.522cm" svg:height="0.392cm" svg:x="17.704cm" svg:y="15.996cm" svg:viewBox="0 0 523 393" draw:points="523,196 0,393 0,0">
          <text:p/>
        </draw:polygon>
        <draw:polygon draw:style-name="gr3" draw:text-style-name="P4" draw:layer="layout" svg:width="0.522cm" svg:height="0.392cm" svg:x="17.704cm" svg:y="15.996cm" svg:viewBox="0 0 523 393" draw:points="523,196 0,393 0,0">
          <text:p/>
        </draw:polygon>
        <draw:polygon draw:style-name="gr4" draw:text-style-name="P4" draw:layer="layout" svg:width="0.522cm" svg:height="0.392cm" svg:x="17.704cm" svg:y="15.996cm" svg:viewBox="0 0 523 393" draw:points="0,0 0,393 523,196">
          <text:p/>
        </draw:polygon>
        <draw:frame draw:style-name="gr5" draw:text-style-name="P6" draw:layer="layout" svg:width="0.586cm" svg:height="0.352cm" svg:x="22.296cm" svg:y="16.112cm">
          <draw:text-box>
            <text:p text:style-name="P5"><text:span text:style-name="T1">223</text:span></text:p>
          </draw:text-box>
        </draw:frame>
        <draw:polygon draw:style-name="gr2" draw:text-style-name="P3" draw:layer="layout" svg:width="0.522cm" svg:height="0.391cm" svg:x="25.324cm" svg:y="13.88cm" svg:viewBox="0 0 523 392" draw:points="523,196 0,392 0,0">
          <text:p/>
        </draw:polygon>
        <draw:polygon draw:style-name="gr3" draw:text-style-name="P4" draw:layer="layout" svg:width="0.522cm" svg:height="0.391cm" svg:x="25.324cm" svg:y="13.88cm" svg:viewBox="0 0 523 392" draw:points="523,196 0,392 0,0">
          <text:p/>
        </draw:polygon>
        <draw:polygon draw:style-name="gr4" draw:text-style-name="P4" draw:layer="layout" svg:width="0.522cm" svg:height="0.391cm" svg:x="25.324cm" svg:y="13.88cm" svg:viewBox="0 0 523 392" draw:points="0,0 0,392 523,196">
          <text:p/>
        </draw:polygon>
        <draw:frame draw:style-name="gr5" draw:text-style-name="P6" draw:layer="layout" svg:width="0.586cm" svg:height="0.352cm" svg:x="17.357cm" svg:y="16.112cm">
          <draw:text-box>
            <text:p text:style-name="P5"><text:span text:style-name="T1">222</text:span></text:p>
          </draw:text-box>
        </draw:frame>
        <draw:polygon draw:style-name="gr2" draw:text-style-name="P3" draw:layer="layout" svg:width="0.522cm" svg:height="0.391cm" svg:x="20.174cm" svg:y="13.88cm" svg:viewBox="0 0 523 392" draw:points="523,196 0,392 0,0">
          <text:p/>
        </draw:polygon>
        <draw:polygon draw:style-name="gr3" draw:text-style-name="P4" draw:layer="layout" svg:width="0.522cm" svg:height="0.391cm" svg:x="20.174cm" svg:y="13.88cm" svg:viewBox="0 0 523 392" draw:points="523,196 0,392 0,0">
          <text:p/>
        </draw:polygon>
        <draw:polygon draw:style-name="gr4" draw:text-style-name="P4" draw:layer="layout" svg:width="0.522cm" svg:height="0.391cm" svg:x="20.174cm" svg:y="13.88cm" svg:viewBox="0 0 523 392" draw:points="0,0 0,392 523,196">
          <text:p/>
        </draw:polygon>
        <draw:frame draw:style-name="gr5" draw:text-style-name="P6" draw:layer="layout" svg:width="0.586cm" svg:height="0.352cm" svg:x="24.977cm" svg:y="13.995cm">
          <draw:text-box>
            <text:p text:style-name="P5"><text:span text:style-name="T1">21</text:span><text:span text:style-name="T1">6</text:span></text:p>
          </draw:text-box>
        </draw:frame>
        <draw:polygon draw:style-name="gr2" draw:text-style-name="P3" draw:layer="layout" svg:width="0.522cm" svg:height="0.391cm" svg:x="22.643cm" svg:y="13.88cm" svg:viewBox="0 0 523 392" draw:points="523,196 0,392 0,0">
          <text:p/>
        </draw:polygon>
        <draw:polygon draw:style-name="gr3" draw:text-style-name="P4" draw:layer="layout" svg:width="0.522cm" svg:height="0.391cm" svg:x="22.643cm" svg:y="13.88cm" svg:viewBox="0 0 523 392" draw:points="523,196 0,392 0,0">
          <text:p/>
        </draw:polygon>
        <draw:polygon draw:style-name="gr4" draw:text-style-name="P4" draw:layer="layout" svg:width="0.522cm" svg:height="0.391cm" svg:x="22.643cm" svg:y="13.88cm" svg:viewBox="0 0 523 392" draw:points="0,0 0,392 523,196">
          <text:p/>
        </draw:polygon>
        <draw:frame draw:style-name="gr5" draw:text-style-name="P6" draw:layer="layout" svg:width="0.586cm" svg:height="0.352cm" svg:x="19.826cm" svg:y="13.995cm">
          <draw:text-box>
            <text:p text:style-name="P5"><text:span text:style-name="T1">21</text:span><text:span text:style-name="T1">5</text:span></text:p>
          </draw:text-box>
        </draw:frame>
        <draw:polygon draw:style-name="gr2" draw:text-style-name="P3" draw:layer="layout" svg:width="0.522cm" svg:height="0.391cm" svg:x="17.704cm" svg:y="13.88cm" svg:viewBox="0 0 523 392" draw:points="523,196 0,392 0,0">
          <text:p/>
        </draw:polygon>
        <draw:polygon draw:style-name="gr3" draw:text-style-name="P4" draw:layer="layout" svg:width="0.522cm" svg:height="0.391cm" svg:x="17.704cm" svg:y="13.88cm" svg:viewBox="0 0 523 392" draw:points="523,196 0,392 0,0">
          <text:p/>
        </draw:polygon>
        <draw:polygon draw:style-name="gr4" draw:text-style-name="P4" draw:layer="layout" svg:width="0.522cm" svg:height="0.391cm" svg:x="17.704cm" svg:y="13.88cm" svg:viewBox="0 0 523 392" draw:points="0,0 0,392 523,196">
          <text:p/>
        </draw:polygon>
        <draw:frame draw:style-name="gr5" draw:text-style-name="P6" draw:layer="layout" svg:width="0.586cm" svg:height="0.352cm" svg:x="22.296cm" svg:y="13.995cm">
          <draw:text-box>
            <text:p text:style-name="P5"><text:span text:style-name="T1">21</text:span><text:span text:style-name="T1">4</text:span></text:p>
          </draw:text-box>
        </draw:frame>
        <draw:polygon draw:style-name="gr2" draw:text-style-name="P3" draw:layer="layout" svg:width="0.522cm" svg:height="0.392cm" svg:x="25.324cm" svg:y="12.045cm" svg:viewBox="0 0 523 393" draw:points="523,196 0,393 0,0">
          <text:p/>
        </draw:polygon>
        <draw:polygon draw:style-name="gr3" draw:text-style-name="P4" draw:layer="layout" svg:width="0.522cm" svg:height="0.392cm" svg:x="25.324cm" svg:y="12.045cm" svg:viewBox="0 0 523 393" draw:points="523,196 0,393 0,0">
          <text:p/>
        </draw:polygon>
        <draw:polygon draw:style-name="gr4" draw:text-style-name="P4" draw:layer="layout" svg:width="0.522cm" svg:height="0.392cm" svg:x="25.324cm" svg:y="12.045cm" svg:viewBox="0 0 523 393" draw:points="0,0 0,393 523,196">
          <text:p/>
        </draw:polygon>
        <draw:frame draw:style-name="gr5" draw:text-style-name="P6" draw:layer="layout" svg:width="0.586cm" svg:height="0.352cm" svg:x="17.357cm" svg:y="13.995cm">
          <draw:text-box>
            <text:p text:style-name="P5"><text:span text:style-name="T1">21</text:span><text:span text:style-name="T1">3</text:span></text:p>
          </draw:text-box>
        </draw:frame>
        <draw:polygon draw:style-name="gr2" draw:text-style-name="P3" draw:layer="layout" svg:width="0.522cm" svg:height="0.392cm" svg:x="20.174cm" svg:y="12.045cm" svg:viewBox="0 0 523 393" draw:points="523,196 0,393 0,0">
          <text:p/>
        </draw:polygon>
        <draw:polygon draw:style-name="gr3" draw:text-style-name="P4" draw:layer="layout" svg:width="0.522cm" svg:height="0.392cm" svg:x="20.174cm" svg:y="12.045cm" svg:viewBox="0 0 523 393" draw:points="523,196 0,393 0,0">
          <text:p/>
        </draw:polygon>
        <draw:polygon draw:style-name="gr4" draw:text-style-name="P4" draw:layer="layout" svg:width="0.522cm" svg:height="0.392cm" svg:x="20.174cm" svg:y="12.045cm" svg:viewBox="0 0 523 393" draw:points="0,0 0,393 523,196">
          <text:p/>
        </draw:polygon>
        <draw:frame draw:style-name="gr5" draw:text-style-name="P6" draw:layer="layout" svg:width="0.586cm" svg:height="0.352cm" svg:x="24.977cm" svg:y="12.161cm">
          <draw:text-box>
            <text:p text:style-name="P5"><text:span text:style-name="T1">20</text:span><text:span text:style-name="T1">7</text:span></text:p>
          </draw:text-box>
        </draw:frame>
        <draw:polygon draw:style-name="gr2" draw:text-style-name="P3" draw:layer="layout" svg:width="0.522cm" svg:height="0.392cm" svg:x="22.643cm" svg:y="12.045cm" svg:viewBox="0 0 523 393" draw:points="523,196 0,393 0,0">
          <text:p/>
        </draw:polygon>
        <draw:polygon draw:style-name="gr3" draw:text-style-name="P4" draw:layer="layout" svg:width="0.522cm" svg:height="0.392cm" svg:x="22.643cm" svg:y="12.045cm" svg:viewBox="0 0 523 393" draw:points="523,196 0,393 0,0">
          <text:p/>
        </draw:polygon>
        <draw:polygon draw:style-name="gr4" draw:text-style-name="P4" draw:layer="layout" svg:width="0.522cm" svg:height="0.392cm" svg:x="22.643cm" svg:y="12.045cm" svg:viewBox="0 0 523 393" draw:points="0,0 0,393 523,196">
          <text:p/>
        </draw:polygon>
        <draw:frame draw:style-name="gr5" draw:text-style-name="P6" draw:layer="layout" svg:width="0.586cm" svg:height="0.352cm" svg:x="19.826cm" svg:y="12.161cm">
          <draw:text-box>
            <text:p text:style-name="P5"><text:span text:style-name="T1">2</text:span><text:span text:style-name="T1">0</text:span><text:span text:style-name="T1">6</text:span></text:p>
          </draw:text-box>
        </draw:frame>
        <draw:polygon draw:style-name="gr2" draw:text-style-name="P3" draw:layer="layout" svg:width="0.522cm" svg:height="0.392cm" svg:x="17.704cm" svg:y="12.045cm" svg:viewBox="0 0 523 393" draw:points="523,196 0,393 0,0">
          <text:p/>
        </draw:polygon>
        <draw:polygon draw:style-name="gr3" draw:text-style-name="P4" draw:layer="layout" svg:width="0.522cm" svg:height="0.392cm" svg:x="17.704cm" svg:y="12.045cm" svg:viewBox="0 0 523 393" draw:points="523,196 0,393 0,0">
          <text:p/>
        </draw:polygon>
        <draw:polygon draw:style-name="gr4" draw:text-style-name="P4" draw:layer="layout" svg:width="0.522cm" svg:height="0.392cm" svg:x="17.704cm" svg:y="12.045cm" svg:viewBox="0 0 523 393" draw:points="0,0 0,393 523,196">
          <text:p/>
        </draw:polygon>
        <draw:frame draw:style-name="gr5" draw:text-style-name="P6" draw:layer="layout" svg:width="0.586cm" svg:height="0.352cm" svg:x="22.296cm" svg:y="12.161cm">
          <draw:text-box>
            <text:p text:style-name="P5"><text:span text:style-name="T1">20</text:span><text:span text:style-name="T1">5</text:span></text:p>
          </draw:text-box>
        </draw:frame>
        <draw:polygon draw:style-name="gr2" draw:text-style-name="P3" draw:layer="layout" svg:width="0.522cm" svg:height="0.392cm" svg:x="25.324cm" svg:y="9.928cm" svg:viewBox="0 0 523 393" draw:points="523,197 0,393 0,0">
          <text:p/>
        </draw:polygon>
        <draw:polygon draw:style-name="gr3" draw:text-style-name="P4" draw:layer="layout" svg:width="0.522cm" svg:height="0.392cm" svg:x="25.324cm" svg:y="9.928cm" svg:viewBox="0 0 523 393" draw:points="523,197 0,393 0,0">
          <text:p/>
        </draw:polygon>
        <draw:polygon draw:style-name="gr4" draw:text-style-name="P4" draw:layer="layout" svg:width="0.522cm" svg:height="0.392cm" svg:x="25.324cm" svg:y="9.928cm" svg:viewBox="0 0 523 393" draw:points="0,0 0,393 523,197">
          <text:p/>
        </draw:polygon>
        <draw:frame draw:style-name="gr5" draw:text-style-name="P6" draw:layer="layout" svg:width="0.586cm" svg:height="0.352cm" svg:x="17.357cm" svg:y="12.161cm">
          <draw:text-box>
            <text:p text:style-name="P5"><text:span text:style-name="T1">204</text:span></text:p>
          </draw:text-box>
        </draw:frame>
        <draw:polygon draw:style-name="gr2" draw:text-style-name="P3" draw:layer="layout" svg:width="0.522cm" svg:height="0.392cm" svg:x="20.174cm" svg:y="9.928cm" svg:viewBox="0 0 523 393" draw:points="523,197 0,393 0,0">
          <text:p/>
        </draw:polygon>
        <draw:polygon draw:style-name="gr3" draw:text-style-name="P4" draw:layer="layout" svg:width="0.522cm" svg:height="0.392cm" svg:x="20.174cm" svg:y="9.928cm" svg:viewBox="0 0 523 393" draw:points="523,197 0,393 0,0">
          <text:p/>
        </draw:polygon>
        <draw:polygon draw:style-name="gr4" draw:text-style-name="P4" draw:layer="layout" svg:width="0.522cm" svg:height="0.392cm" svg:x="20.174cm" svg:y="9.928cm" svg:viewBox="0 0 523 393" draw:points="0,0 0,393 523,197">
          <text:p/>
        </draw:polygon>
        <draw:frame draw:style-name="gr5" draw:text-style-name="P6" draw:layer="layout" svg:width="0.586cm" svg:height="0.352cm" svg:x="24.977cm" svg:y="10.044cm">
          <draw:text-box>
            <text:p text:style-name="P5"><text:span text:style-name="T1">198</text:span></text:p>
          </draw:text-box>
        </draw:frame>
        <draw:polygon draw:style-name="gr2" draw:text-style-name="P3" draw:layer="layout" svg:width="0.522cm" svg:height="0.392cm" svg:x="22.643cm" svg:y="9.928cm" svg:viewBox="0 0 523 393" draw:points="523,197 0,393 0,0">
          <text:p/>
        </draw:polygon>
        <draw:polygon draw:style-name="gr3" draw:text-style-name="P4" draw:layer="layout" svg:width="0.522cm" svg:height="0.392cm" svg:x="22.643cm" svg:y="9.928cm" svg:viewBox="0 0 523 393" draw:points="523,197 0,393 0,0">
          <text:p/>
        </draw:polygon>
        <draw:polygon draw:style-name="gr4" draw:text-style-name="P4" draw:layer="layout" svg:width="0.522cm" svg:height="0.392cm" svg:x="22.643cm" svg:y="9.928cm" svg:viewBox="0 0 523 393" draw:points="0,0 0,393 523,197">
          <text:p/>
        </draw:polygon>
        <draw:frame draw:style-name="gr5" draw:text-style-name="P6" draw:layer="layout" svg:width="0.586cm" svg:height="0.352cm" svg:x="19.826cm" svg:y="10.044cm">
          <draw:text-box>
            <text:p text:style-name="P5"><text:span text:style-name="T1">197</text:span></text:p>
          </draw:text-box>
        </draw:frame>
        <draw:polygon draw:style-name="gr2" draw:text-style-name="P3" draw:layer="layout" svg:width="0.522cm" svg:height="0.392cm" svg:x="17.704cm" svg:y="9.928cm" svg:viewBox="0 0 523 393" draw:points="523,197 0,393 0,0">
          <text:p/>
        </draw:polygon>
        <draw:polygon draw:style-name="gr3" draw:text-style-name="P4" draw:layer="layout" svg:width="0.522cm" svg:height="0.392cm" svg:x="17.704cm" svg:y="9.928cm" svg:viewBox="0 0 523 393" draw:points="523,197 0,393 0,0">
          <text:p/>
        </draw:polygon>
        <draw:polygon draw:style-name="gr4" draw:text-style-name="P4" draw:layer="layout" svg:width="0.522cm" svg:height="0.392cm" svg:x="17.704cm" svg:y="9.928cm" svg:viewBox="0 0 523 393" draw:points="0,0 0,393 523,197">
          <text:p/>
        </draw:polygon>
        <draw:frame draw:style-name="gr5" draw:text-style-name="P6" draw:layer="layout" svg:width="0.586cm" svg:height="0.352cm" svg:x="22.296cm" svg:y="10.044cm">
          <draw:text-box>
            <text:p text:style-name="P5"><text:span text:style-name="T1">196</text:span></text:p>
          </draw:text-box>
        </draw:frame>
        <draw:path draw:style-name="gr2" draw:text-style-name="P3" draw:layer="layout" svg:width="6.043cm" svg:height="3.119cm" svg:x="7.279cm" svg:y="47.151cm" svg:viewBox="0 0 6044 3120" svg:d="M0 3120v-623h6044v623zM0 2497v-624h6044v624zM0 1873v-624h6044v624zM0 1249v-625h6044v625zM0 624v-624h6044v624z">
          <text:p/>
        </draw:path>
        <draw:path draw:style-name="gr3" draw:text-style-name="P4" draw:layer="layout" svg:width="6.043cm" svg:height="3.119cm" svg:x="7.279cm" svg:y="47.151cm" svg:viewBox="0 0 6044 3120" svg:d="M0 3120v-623h6044v623zM0 2497v-624h6044v624zM0 1873v-624h6044v624zM0 1249v-625h6044v625zM0 624v-624h6044v624z">
          <text:p/>
        </draw:path>
        <draw:polygon draw:style-name="gr4" draw:text-style-name="P4" draw:layer="layout" svg:width="6.043cm" svg:height="3.119cm" svg:x="7.279cm" svg:y="47.151cm" svg:viewBox="0 0 6044 3120" draw:points="0,0 0,624 0,1249 0,1873 0,2497 0,3120 6044,3120 6044,2497 6044,1873 6044,1249 6044,624 6044,0">
          <text:p/>
        </draw:polygon>
        <draw:frame draw:style-name="gr5" draw:text-style-name="P6" draw:layer="layout" svg:width="0.586cm" svg:height="0.352cm" svg:x="17.357cm" svg:y="10.044cm">
          <draw:text-box>
            <text:p text:style-name="P5"><text:span text:style-name="T1">195</text:span></text:p>
          </draw:text-box>
        </draw:frame>
        <draw:path draw:style-name="gr2" draw:text-style-name="P3" draw:layer="layout" svg:width="4.748cm" svg:height="3.249cm" svg:x="16.545cm" svg:y="47.164cm" svg:viewBox="0 0 4749 3250" svg:d="M0 0h950v3250h-950zM950 0h950v3250h-950zM1900 0h950v3250h-950zM2850 0h949v3250h-949zM3799 0h950v3250h-950z">
          <text:p/>
        </draw:path>
        <draw:path draw:style-name="gr3" draw:text-style-name="P4" draw:layer="layout" svg:width="4.748cm" svg:height="3.249cm" svg:x="16.545cm" svg:y="47.164cm" svg:viewBox="0 0 4749 3250" svg:d="M0 0h950v3250h-950zM950 0h950v3250h-950zM1900 0h950v3250h-950zM2850 0h949v3250h-949zM3799 0h950v3250h-950z">
          <text:p/>
        </draw:path>
        <draw:polygon draw:style-name="gr4" draw:text-style-name="P4" draw:layer="layout" svg:width="4.748cm" svg:height="3.249cm" svg:x="16.545cm" svg:y="47.164cm" svg:viewBox="0 0 4749 3250" draw:points="0,0 0,3250 4749,3250 4749,0">
          <text:p/>
        </draw:polygon>
        <draw:frame draw:style-name="gr6" draw:text-style-name="P6" draw:layer="layout" svg:width="0.391cm" svg:height="0.352cm" svg:x="10.089cm" svg:y="48.673cm">
          <draw:text-box>
            <text:p text:style-name="P5"><text:span text:style-name="T1">48</text:span></text:p>
          </draw:text-box>
        </draw:frame>
        <draw:polygon draw:style-name="gr2" draw:text-style-name="P3" draw:layer="layout" svg:width="1.411cm" svg:height="1.058cm" svg:x="22.268cm" svg:y="49.459cm" svg:viewBox="0 0 1412 1059" draw:points="1412,529 0,1059 0,0">
          <text:p/>
        </draw:polygon>
        <draw:polygon draw:style-name="gr3" draw:text-style-name="P4" draw:layer="layout" svg:width="1.411cm" svg:height="1.058cm" svg:x="22.268cm" svg:y="49.459cm" svg:viewBox="0 0 1412 1059" draw:points="1412,529 0,1059 0,0">
          <text:p/>
        </draw:polygon>
        <draw:polygon draw:style-name="gr4" draw:text-style-name="P4" draw:layer="layout" svg:width="1.411cm" svg:height="1.058cm" svg:x="22.268cm" svg:y="49.459cm" svg:viewBox="0 0 1412 1059" draw:points="0,0 0,1059 1412,529">
          <text:p/>
        </draw:polygon>
        <draw:frame draw:style-name="gr6" draw:text-style-name="P6" draw:layer="layout" svg:width="0.391cm" svg:height="0.352cm" svg:x="18.662cm" svg:y="48.708cm">
          <draw:text-box>
            <text:p text:style-name="P5"><text:span text:style-name="T1">46</text:span></text:p>
          </draw:text-box>
        </draw:frame>
        <draw:polygon draw:style-name="gr2" draw:text-style-name="P3" draw:layer="layout" svg:width="1.411cm" svg:height="1.058cm" svg:x="14.154cm" svg:y="49.459cm" svg:viewBox="0 0 1412 1059" draw:points="1412,529 0,1059 0,0">
          <text:p/>
        </draw:polygon>
        <draw:polygon draw:style-name="gr3" draw:text-style-name="P4" draw:layer="layout" svg:width="1.411cm" svg:height="1.058cm" svg:x="14.154cm" svg:y="49.459cm" svg:viewBox="0 0 1412 1059" draw:points="1412,529 0,1059 0,0">
          <text:p/>
        </draw:polygon>
        <draw:polygon draw:style-name="gr4" draw:text-style-name="P4" draw:layer="layout" svg:width="1.411cm" svg:height="1.058cm" svg:x="14.154cm" svg:y="49.459cm" svg:viewBox="0 0 1412 1059" draw:points="0,0 0,1059 1412,529">
          <text:p/>
        </draw:polygon>
        <draw:frame draw:style-name="gr6" draw:text-style-name="P6" draw:layer="layout" svg:width="0.391cm" svg:height="0.352cm" svg:x="22.472cm" svg:y="49.908cm">
          <draw:text-box>
            <text:p text:style-name="P5"><text:span text:style-name="T1">45</text:span></text:p>
          </draw:text-box>
        </draw:frame>
        <draw:path draw:style-name="gr2" draw:text-style-name="P3" draw:layer="layout" svg:width="4.792cm" svg:height="21.099cm" svg:x="31.611cm" svg:y="20.705cm" svg:viewBox="0 0 4793 21100" svg:d="M0 21100v-1920h4793v1920zM0 19180v-5384h4793v5384zM0 13796v-2759h4793v2759zM0 11037v-2760h4793v2760zM0 8277v-2759h4793v2759zM0 5518v-2759h4793v2759zM0 2759v-2759h4793v2759z">
          <text:p/>
        </draw:path>
        <draw:path draw:style-name="gr3" draw:text-style-name="P4" draw:layer="layout" svg:width="4.792cm" svg:height="21.099cm" svg:x="31.611cm" svg:y="20.705cm" svg:viewBox="0 0 4793 21100" svg:d="M0 21100v-1920h4793v1920zM0 19180v-5384h4793v5384zM0 13796v-2759h4793v2759zM0 11037v-2760h4793v2760zM0 8277v-2759h4793v2759zM0 5518v-2759h4793v2759zM0 2759v-2759h4793v2759z">
          <text:p/>
        </draw:path>
        <draw:polygon draw:style-name="gr4" draw:text-style-name="P4" draw:layer="layout" svg:width="4.792cm" svg:height="21.099cm" svg:x="31.611cm" svg:y="20.705cm" svg:viewBox="0 0 4793 21100" draw:points="0,0 0,2759 0,5518 0,8277 0,11037 0,13796 0,19180 0,21100 4793,21100 4793,19180 4793,13796 4793,11037 4793,8277 4793,5518 4793,2759 4793,0">
          <text:p/>
        </draw:polygon>
        <draw:frame draw:style-name="gr6" draw:text-style-name="P6" draw:layer="layout" svg:width="0.391cm" svg:height="0.352cm" svg:x="14.358cm" svg:y="49.908cm">
          <draw:text-box>
            <text:p text:style-name="P5"><text:span text:style-name="T1">47</text:span></text:p>
          </draw:text-box>
        </draw:frame>
        <draw:polygon draw:style-name="gr2" draw:text-style-name="P3" draw:layer="layout" svg:width="0.391cm" svg:height="0.522cm" svg:x="9.964cm" svg:y="45.555cm" svg:viewBox="0 0 392 523" draw:points="197,0 392,523 0,523">
          <text:p/>
        </draw:polygon>
        <draw:polygon draw:style-name="gr3" draw:text-style-name="P4" draw:layer="layout" svg:width="0.391cm" svg:height="0.522cm" svg:x="9.964cm" svg:y="45.555cm" svg:viewBox="0 0 392 523" draw:points="197,0 392,523 0,523">
          <text:p/>
        </draw:polygon>
        <draw:polygon draw:style-name="gr4" draw:text-style-name="P4" draw:layer="layout" svg:width="0.391cm" svg:height="0.522cm" svg:x="9.964cm" svg:y="45.555cm" svg:viewBox="0 0 392 523" draw:points="197,0 0,523 392,523">
          <text:p/>
        </draw:polygon>
        <draw:frame draw:style-name="gr6" draw:text-style-name="P6" draw:layer="layout" svg:width="0.391cm" svg:height="0.352cm" svg:x="33.796cm" svg:y="31.211cm">
          <draw:text-box>
            <text:p text:style-name="P5"><text:span text:style-name="T1">44</text:span></text:p>
          </draw:text-box>
        </draw:frame>
        <draw:polygon draw:style-name="gr2" draw:text-style-name="P3" draw:layer="layout" svg:width="1.411cm" svg:height="1.058cm" svg:x="28.618cm" svg:y="12.065cm" svg:viewBox="0 0 1412 1059" draw:points="1412,530 0,1059 0,0">
          <text:p/>
        </draw:polygon>
        <draw:polygon draw:style-name="gr3" draw:text-style-name="P4" draw:layer="layout" svg:width="1.411cm" svg:height="1.058cm" svg:x="28.618cm" svg:y="12.065cm" svg:viewBox="0 0 1412 1059" draw:points="1412,530 0,1059 0,0">
          <text:p/>
        </draw:polygon>
        <draw:polygon draw:style-name="gr4" draw:text-style-name="P4" draw:layer="layout" svg:width="1.411cm" svg:height="1.058cm" svg:x="28.618cm" svg:y="12.065cm" svg:viewBox="0 0 1412 1059" draw:points="0,0 0,1059 1412,530">
          <text:p/>
        </draw:polygon>
        <draw:frame draw:style-name="gr6" draw:text-style-name="P6" draw:layer="layout" svg:width="0.391cm" svg:height="0.352cm" svg:x="9.948cm" svg:y="46.168cm">
          <draw:text-box>
            <text:p text:style-name="P5"><text:span text:style-name="T1">51</text:span></text:p>
          </draw:text-box>
        </draw:frame>
        <draw:polygon draw:style-name="gr2" draw:text-style-name="P3" draw:layer="layout" svg:width="1.411cm" svg:height="1.059cm" svg:x="28.618cm" svg:y="11.006cm" svg:viewBox="0 0 1412 1060" draw:points="1412,530 0,1060 0,0">
          <text:p/>
        </draw:polygon>
        <draw:polygon draw:style-name="gr3" draw:text-style-name="P4" draw:layer="layout" svg:width="1.411cm" svg:height="1.059cm" svg:x="28.618cm" svg:y="11.006cm" svg:viewBox="0 0 1412 1060" draw:points="1412,530 0,1060 0,0">
          <text:p/>
        </draw:polygon>
        <draw:polygon draw:style-name="gr4" draw:text-style-name="P4" draw:layer="layout" svg:width="1.411cm" svg:height="1.059cm" svg:x="28.618cm" svg:y="11.006cm" svg:viewBox="0 0 1412 1060" draw:points="0,0 0,1060 1412,530">
          <text:p/>
        </draw:polygon>
        <draw:frame draw:style-name="gr5" draw:text-style-name="P6" draw:layer="layout" svg:width="0.586cm" svg:height="0.352cm" svg:x="28.716cm" svg:y="12.513cm">
          <draw:text-box>
            <text:p text:style-name="P5"><text:span text:style-name="T1">18</text:span><text:span text:style-name="T1">0</text:span></text:p>
          </draw:text-box>
        </draw:frame>
        <draw:polygon draw:style-name="gr2" draw:text-style-name="P3" draw:layer="layout" svg:width="1.411cm" svg:height="1.058cm" svg:x="28.618cm" svg:y="13.123cm" svg:viewBox="0 0 1412 1059" draw:points="1412,530 0,1059 0,0">
          <text:p/>
        </draw:polygon>
        <draw:polygon draw:style-name="gr3" draw:text-style-name="P4" draw:layer="layout" svg:width="1.411cm" svg:height="1.058cm" svg:x="28.618cm" svg:y="13.123cm" svg:viewBox="0 0 1412 1059" draw:points="1412,530 0,1059 0,0">
          <text:p/>
        </draw:polygon>
        <draw:polygon draw:style-name="gr4" draw:text-style-name="P4" draw:layer="layout" svg:width="1.411cm" svg:height="1.058cm" svg:x="28.618cm" svg:y="13.123cm" svg:viewBox="0 0 1412 1059" draw:points="0,0 0,1059 1412,530">
          <text:p/>
        </draw:polygon>
        <draw:frame draw:style-name="gr5" draw:text-style-name="P6" draw:layer="layout" svg:width="0.586cm" svg:height="0.352cm" svg:x="28.716cm" svg:y="11.455cm">
          <draw:text-box>
            <text:p text:style-name="P5"><text:span text:style-name="T1">179</text:span></text:p>
          </draw:text-box>
        </draw:frame>
        <draw:polygon draw:style-name="gr2" draw:text-style-name="P3" draw:layer="layout" svg:width="1.411cm" svg:height="1.059cm" svg:x="28.618cm" svg:y="14.181cm" svg:viewBox="0 0 1412 1060" draw:points="1412,530 0,1060 0,0">
          <text:p/>
        </draw:polygon>
        <draw:polygon draw:style-name="gr3" draw:text-style-name="P4" draw:layer="layout" svg:width="1.411cm" svg:height="1.059cm" svg:x="28.618cm" svg:y="14.181cm" svg:viewBox="0 0 1412 1060" draw:points="1412,530 0,1060 0,0">
          <text:p/>
        </draw:polygon>
        <draw:polygon draw:style-name="gr4" draw:text-style-name="P4" draw:layer="layout" svg:width="1.411cm" svg:height="1.059cm" svg:x="28.618cm" svg:y="14.181cm" svg:viewBox="0 0 1412 1060" draw:points="0,0 0,1060 1412,530">
          <text:p/>
        </draw:polygon>
        <draw:frame draw:style-name="gr5" draw:text-style-name="P6" draw:layer="layout" svg:width="0.586cm" svg:height="0.352cm" svg:x="28.716cm" svg:y="13.572cm">
          <draw:text-box>
            <text:p text:style-name="P5"><text:span text:style-name="T1">178</text:span></text:p>
          </draw:text-box>
        </draw:frame>
        <draw:polygon draw:style-name="gr2" draw:text-style-name="P3" draw:layer="layout" svg:width="1.411cm" svg:height="1.058cm" svg:x="28.618cm" svg:y="9.948cm" svg:viewBox="0 0 1412 1059" draw:points="1412,530 0,1059 0,0">
          <text:p/>
        </draw:polygon>
        <draw:polygon draw:style-name="gr3" draw:text-style-name="P4" draw:layer="layout" svg:width="1.411cm" svg:height="1.058cm" svg:x="28.618cm" svg:y="9.948cm" svg:viewBox="0 0 1412 1059" draw:points="1412,530 0,1059 0,0">
          <text:p/>
        </draw:polygon>
        <draw:polygon draw:style-name="gr4" draw:text-style-name="P4" draw:layer="layout" svg:width="1.411cm" svg:height="1.058cm" svg:x="28.618cm" svg:y="9.948cm" svg:viewBox="0 0 1412 1059" draw:points="0,0 0,1059 1412,530">
          <text:p/>
        </draw:polygon>
        <draw:frame draw:style-name="gr5" draw:text-style-name="P6" draw:layer="layout" svg:width="0.586cm" svg:height="0.352cm" svg:x="28.716cm" svg:y="14.63cm">
          <draw:text-box>
            <text:p text:style-name="P5"><text:span text:style-name="T1">177</text:span></text:p>
          </draw:text-box>
        </draw:frame>
        <draw:path draw:style-name="gr2" draw:text-style-name="P3" draw:layer="layout" svg:width="6.043cm" svg:height="3.378cm" svg:x="31.268cm" svg:y="11.156cm" svg:viewBox="0 0 6044 3379" svg:d="M0 3379v-676h6044v676zM0 2703v-675h6044v675zM0 2028v-676h6044v676zM0 1352v-675h6044v675zM0 677v-677h6044v677z">
          <text:p/>
        </draw:path>
        <draw:path draw:style-name="gr3" draw:text-style-name="P4" draw:layer="layout" svg:width="6.043cm" svg:height="3.378cm" svg:x="31.268cm" svg:y="11.156cm" svg:viewBox="0 0 6044 3379" svg:d="M0 3379v-676h6044v676zM0 2703v-675h6044v675zM0 2028v-676h6044v676zM0 1352v-675h6044v675zM0 677v-677h6044v677z">
          <text:p/>
        </draw:path>
        <draw:polygon draw:style-name="gr4" draw:text-style-name="P4" draw:layer="layout" svg:width="6.043cm" svg:height="3.378cm" svg:x="31.268cm" svg:y="11.156cm" svg:viewBox="0 0 6044 3379" draw:points="0,0 0,677 0,1352 0,2028 0,2703 0,3379 6044,3379 6044,2703 6044,2028 6044,1352 6044,677 6044,0">
          <text:p/>
        </draw:polygon>
        <draw:frame draw:style-name="gr5" draw:text-style-name="P6" draw:layer="layout" svg:width="0.586cm" svg:height="0.352cm" svg:x="28.716cm" svg:y="10.397cm">
          <draw:text-box>
            <text:p text:style-name="P5"><text:span text:style-name="T1">176</text:span></text:p>
          </draw:text-box>
        </draw:frame>
        <draw:polygon draw:style-name="gr2" draw:text-style-name="P3" draw:layer="layout" svg:width="0.392cm" svg:height="0.522cm" svg:x="10.81cm" svg:y="38.147cm" svg:viewBox="0 0 393 523" draw:points="196,0 393,523 0,523">
          <text:p/>
        </draw:polygon>
        <draw:polygon draw:style-name="gr3" draw:text-style-name="P4" draw:layer="layout" svg:width="0.392cm" svg:height="0.522cm" svg:x="10.81cm" svg:y="38.147cm" svg:viewBox="0 0 393 523" draw:points="196,0 393,523 0,523">
          <text:p/>
        </draw:polygon>
        <draw:polygon draw:style-name="gr4" draw:text-style-name="P4" draw:layer="layout" svg:width="0.392cm" svg:height="0.522cm" svg:x="10.81cm" svg:y="38.147cm" svg:viewBox="0 0 393 523" draw:points="196,0 0,523 393,523">
          <text:p/>
        </draw:polygon>
        <draw:frame draw:style-name="gr5" draw:text-style-name="P6" draw:layer="layout" svg:width="0.586cm" svg:height="0.352cm" svg:x="33.973cm" svg:y="12.831cm">
          <draw:text-box>
            <text:p text:style-name="P5"><text:span text:style-name="T1">175</text:span></text:p>
          </draw:text-box>
        </draw:frame>
        <draw:polygon draw:style-name="gr2" draw:text-style-name="P3" draw:layer="layout" svg:width="0.392cm" svg:height="0.522cm" svg:x="10.81cm" svg:y="23.683cm" svg:viewBox="0 0 393 523" draw:points="196,0 393,523 0,523">
          <text:p/>
        </draw:polygon>
        <draw:polygon draw:style-name="gr3" draw:text-style-name="P4" draw:layer="layout" svg:width="0.392cm" svg:height="0.522cm" svg:x="10.81cm" svg:y="23.683cm" svg:viewBox="0 0 393 523" draw:points="196,0 393,523 0,523">
          <text:p/>
        </draw:polygon>
        <draw:polygon draw:style-name="gr4" draw:text-style-name="P4" draw:layer="layout" svg:width="0.392cm" svg:height="0.522cm" svg:x="10.81cm" svg:y="23.683cm" svg:viewBox="0 0 393 523" draw:points="196,0 0,523 393,523">
          <text:p/>
        </draw:polygon>
        <draw:frame draw:style-name="gr5" draw:text-style-name="P6" draw:layer="layout" svg:width="0.586cm" svg:height="0.352cm" svg:x="10.689cm" svg:y="38.76cm">
          <draw:text-box>
            <text:p text:style-name="P5"><text:span text:style-name="T1">13</text:span><text:span text:style-name="T1">6</text:span></text:p>
          </draw:text-box>
        </draw:frame>
        <draw:path draw:style-name="gr2" draw:text-style-name="P3" draw:layer="layout" svg:width="0.612cm" svg:height="0.776cm" svg:x="10.7cm" svg:y="22.119cm" svg:viewBox="0 0 613 777" svg:d="M0 582c0 195 154 195 154 195h306c153 0 153-195 153-195v-582h-613z">
          <text:p/>
        </draw:path>
        <draw:path draw:style-name="gr3" draw:text-style-name="P4" draw:layer="layout" svg:width="0.612cm" svg:height="0.776cm" svg:x="10.7cm" svg:y="22.119cm" svg:viewBox="0 0 613 777" svg:d="M0 582c0 195 154 195 154 195h306c153 0 153-195 153-195v-582h-613z">
          <text:p/>
        </draw:path>
        <draw:path draw:style-name="gr4" draw:text-style-name="P4" draw:layer="layout" svg:width="0.612cm" svg:height="0.776cm" svg:x="10.7cm" svg:y="22.119cm" svg:viewBox="0 0 613 777" svg:d="M0 0v582c0 195 154 195 154 195h306c153 0 153-195 153-195v-582z">
          <text:p/>
        </draw:path>
        <draw:frame draw:style-name="gr5" draw:text-style-name="P6" draw:layer="layout" svg:width="0.586cm" svg:height="0.352cm" svg:x="10.689cm" svg:y="24.296cm">
          <draw:text-box>
            <text:p text:style-name="P5"><text:span text:style-name="T1">14</text:span><text:span text:style-name="T1">2</text:span></text:p>
          </draw:text-box>
        </draw:frame>
        <draw:path draw:style-name="gr2" draw:text-style-name="P3" draw:layer="layout" svg:width="0.47cm" svg:height="0.861cm" svg:x="10.771cm" svg:y="36.568cm" svg:viewBox="0 0 471 862" svg:d="M0 862v-287h471v287zM0 575v-287h471v287zM0 288v-288h471v288z">
          <text:p/>
        </draw:path>
        <draw:path draw:style-name="gr3" draw:text-style-name="P4" draw:layer="layout" svg:width="0.47cm" svg:height="0.861cm" svg:x="10.771cm" svg:y="36.568cm" svg:viewBox="0 0 471 862" svg:d="M0 862v-287h471v287zM0 575v-287h471v287zM0 288v-288h471v288z">
          <text:p/>
        </draw:path>
        <draw:polygon draw:style-name="gr4" draw:text-style-name="P4" draw:layer="layout" svg:width="0.47cm" svg:height="0.861cm" svg:x="10.771cm" svg:y="36.568cm" svg:viewBox="0 0 471 862" draw:points="0,0 0,288 0,575 0,862 471,862 471,575 471,288 471,0">
          <text:p/>
        </draw:polygon>
        <draw:frame draw:style-name="gr6" draw:text-style-name="P6" draw:layer="layout" svg:width="0.391cm" svg:height="0.352cm" svg:x="10.795cm" svg:y="22.426cm">
          <draw:text-box>
            <text:p text:style-name="P5"><text:span text:style-name="T1">39</text:span></text:p>
          </draw:text-box>
        </draw:frame>
        <draw:polygon draw:style-name="gr2" draw:text-style-name="P3" draw:layer="layout" svg:width="0.392cm" svg:height="0.522cm" svg:x="10.81cm" svg:y="34.972cm" svg:viewBox="0 0 393 523" draw:points="196,0 393,523 0,523">
          <text:p/>
        </draw:polygon>
        <draw:polygon draw:style-name="gr3" draw:text-style-name="P4" draw:layer="layout" svg:width="0.392cm" svg:height="0.522cm" svg:x="10.81cm" svg:y="34.972cm" svg:viewBox="0 0 393 523" draw:points="196,0 393,523 0,523">
          <text:p/>
        </draw:polygon>
        <draw:polygon draw:style-name="gr4" draw:text-style-name="P4" draw:layer="layout" svg:width="0.392cm" svg:height="0.522cm" svg:x="10.81cm" svg:y="34.972cm" svg:viewBox="0 0 393 523" draw:points="196,0 0,523 393,523">
          <text:p/>
        </draw:polygon>
        <draw:frame draw:style-name="gr5" draw:text-style-name="P6" draw:layer="layout" svg:width="0.586cm" svg:height="0.352cm" svg:x="10.689cm" svg:y="36.961cm">
          <draw:text-box>
            <text:p text:style-name="P5"><text:span text:style-name="T1">12</text:span><text:span text:style-name="T1">0</text:span></text:p>
          </draw:text-box>
        </draw:frame>
        <draw:path draw:style-name="gr7" draw:text-style-name="P7" draw:layer="layout" svg:width="0.47cm" svg:height="4.564cm" svg:x="10.77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4" draw:layer="layout" svg:width="0.47cm" svg:height="4.564cm" svg:x="10.77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4" draw:layer="layout" svg:width="0.47cm" svg:height="4.564cm" svg:x="10.77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6" draw:layer="layout" svg:width="0.586cm" svg:height="0.352cm" svg:x="10.689cm" svg:y="35.585cm">
          <draw:text-box>
            <text:p text:style-name="P5"><text:span text:style-name="T1">13</text:span><text:span text:style-name="T1">8</text:span></text:p>
          </draw:text-box>
        </draw:frame>
        <draw:polygon draw:style-name="gr2" draw:text-style-name="P3" draw:layer="layout" svg:width="0.392cm" svg:height="0.522cm" svg:x="10.81cm" svg:y="28.269cm" svg:viewBox="0 0 393 523" draw:points="196,0 393,523 0,523">
          <text:p/>
        </draw:polygon>
        <draw:polygon draw:style-name="gr3" draw:text-style-name="P4" draw:layer="layout" svg:width="0.392cm" svg:height="0.522cm" svg:x="10.81cm" svg:y="28.269cm" svg:viewBox="0 0 393 523" draw:points="196,0 393,523 0,523">
          <text:p/>
        </draw:polygon>
        <draw:polygon draw:style-name="gr4" draw:text-style-name="P4" draw:layer="layout" svg:width="0.392cm" svg:height="0.522cm" svg:x="10.81cm" svg:y="28.269cm" svg:viewBox="0 0 393 523" draw:points="196,0 0,523 393,523">
          <text:p/>
        </draw:polygon>
        <draw:frame draw:style-name="gr8" draw:text-style-name="P6" draw:layer="layout" svg:width="0.352cm" svg:height="0.352cm" svg:x="10.901cm" svg:y="32.128cm">
          <draw:text-box>
            <text:p text:style-name="P5"><text:span text:style-name="T1">9</text:span></text:p>
          </draw:text-box>
        </draw:frame>
        <draw:path draw:style-name="gr2" draw:text-style-name="P3" draw:layer="layout" svg:width="0.47cm" svg:height="1.42cm" svg:x="10.771cm" svg:y="24.932cm" svg:viewBox="0 0 471 1421" svg:d="M0 1421v-474h471v474zM0 947v-474h471v474zM0 473v-473h471v473z">
          <text:p/>
        </draw:path>
        <draw:path draw:style-name="gr3" draw:text-style-name="P4" draw:layer="layout" svg:width="0.47cm" svg:height="1.42cm" svg:x="10.771cm" svg:y="24.932cm" svg:viewBox="0 0 471 1421" svg:d="M0 1421v-474h471v474zM0 947v-474h471v474zM0 473v-473h471v473z">
          <text:p/>
        </draw:path>
        <draw:polygon draw:style-name="gr4" draw:text-style-name="P4" draw:layer="layout" svg:width="0.47cm" svg:height="1.42cm" svg:x="10.771cm" svg:y="24.932cm" svg:viewBox="0 0 471 1421" draw:points="0,0 0,473 0,947 0,1421 471,1421 471,947 471,473 471,0">
          <text:p/>
        </draw:polygon>
        <draw:frame draw:style-name="gr5" draw:text-style-name="P6" draw:layer="layout" svg:width="0.586cm" svg:height="0.352cm" svg:x="10.689cm" svg:y="28.882cm">
          <draw:text-box>
            <text:p text:style-name="P5"><text:span text:style-name="T1">14</text:span><text:span text:style-name="T1">0</text:span></text:p>
          </draw:text-box>
        </draw:frame>
        <draw:path draw:style-name="gr2" draw:text-style-name="P3" draw:layer="layout" svg:width="0.612cm" svg:height="0.776cm" svg:x="10.7cm" svg:y="40.11cm" svg:viewBox="0 0 613 777" svg:d="M0 582c0 195 154 195 154 195h306c153 0 153-195 153-195v-582h-613z">
          <text:p/>
        </draw:path>
        <draw:path draw:style-name="gr3" draw:text-style-name="P4" draw:layer="layout" svg:width="0.612cm" svg:height="0.776cm" svg:x="10.7cm" svg:y="40.11cm" svg:viewBox="0 0 613 777" svg:d="M0 582c0 195 154 195 154 195h306c153 0 153-195 153-195v-582h-613z">
          <text:p/>
        </draw:path>
        <draw:path draw:style-name="gr4" draw:text-style-name="P4" draw:layer="layout" svg:width="0.612cm" svg:height="0.776cm" svg:x="10.7cm" svg:y="40.11cm" svg:viewBox="0 0 613 777" svg:d="M0 0v582c0 195 154 195 154 195h306c153 0 153-195 153-195v-582z">
          <text:p/>
        </draw:path>
        <draw:frame draw:style-name="gr5" draw:text-style-name="P6" draw:layer="layout" svg:width="0.586cm" svg:height="0.352cm" svg:x="10.689cm" svg:y="25.601cm">
          <draw:text-box>
            <text:p text:style-name="P5"><text:span text:style-name="T1">12</text:span><text:span text:style-name="T1">2</text:span></text:p>
          </draw:text-box>
        </draw:frame>
        <draw:path draw:style-name="gr2" draw:text-style-name="P3" draw:layer="layout" svg:width="3.46cm" svg:height="0.776cm" svg:x="12.945cm" svg:y="42.933cm" svg:viewBox="0 0 3461 777" svg:d="M0 583c0 194 865 194 865 194h1730c866 0 866-194 866-194v-583h-3461z">
          <text:p/>
        </draw:path>
        <draw:path draw:style-name="gr3" draw:text-style-name="P4" draw:layer="layout" svg:width="3.46cm" svg:height="0.776cm" svg:x="12.945cm" svg:y="42.933cm" svg:viewBox="0 0 3461 777" svg:d="M0 583c0 194 865 194 865 194h1730c866 0 866-194 866-194v-583h-3461z">
          <text:p/>
        </draw:path>
        <draw:path draw:style-name="gr4" draw:text-style-name="P4" draw:layer="layout" svg:width="3.46cm" svg:height="0.776cm" svg:x="12.945cm" svg:y="42.933cm" svg:viewBox="0 0 3461 777" svg:d="M0 0v583c0 194 865 194 865 194h1730c866 0 866-194 866-194v-583z">
          <text:p/>
        </draw:path>
        <draw:frame draw:style-name="gr5" draw:text-style-name="P6" draw:layer="layout" svg:width="0.586cm" svg:height="0.352cm" svg:x="10.689cm" svg:y="40.418cm">
          <draw:text-box>
            <text:p text:style-name="P5"><text:span text:style-name="T1">10</text:span><text:span text:style-name="T1">3</text:span></text:p>
          </draw:text-box>
        </draw:frame>
        <draw:path draw:style-name="gr2" draw:text-style-name="P3" draw:layer="layout" svg:width="3.459cm" svg:height="0.777cm" svg:x="11.887cm" svg:y="19.296cm" svg:viewBox="0 0 3460 778" svg:d="M0 584c0 194 866 194 866 194h1730c864 0 864-194 864-194v-584h-3460z">
          <text:p/>
        </draw:path>
        <draw:path draw:style-name="gr3" draw:text-style-name="P4" draw:layer="layout" svg:width="3.459cm" svg:height="0.777cm" svg:x="11.887cm" svg:y="19.296cm" svg:viewBox="0 0 3460 778" svg:d="M0 584c0 194 866 194 866 194h1730c864 0 864-194 864-194v-584h-3460z">
          <text:p/>
        </draw:path>
        <draw:path draw:style-name="gr4" draw:text-style-name="P4" draw:layer="layout" svg:width="3.459cm" svg:height="0.777cm" svg:x="11.887cm" svg:y="19.296cm" svg:viewBox="0 0 3460 778" svg:d="M0 0v584c0 194 866 194 866 194h1730c864 0 864-194 864-194v-584z">
          <text:p/>
        </draw:path>
        <draw:frame draw:style-name="gr5" draw:text-style-name="P6" draw:layer="layout" svg:width="0.586cm" svg:height="0.352cm" svg:x="14.358cm" svg:y="43.24cm">
          <draw:text-box>
            <text:p text:style-name="P5"><text:span text:style-name="T1">10</text:span><text:span text:style-name="T1">4</text:span></text:p>
          </draw:text-box>
        </draw:frame>
        <draw:path draw:style-name="gr2" draw:text-style-name="P3" draw:layer="layout" svg:width="0.613cm" svg:height="0.776cm" svg:x="11.758cm" svg:y="40.11cm" svg:viewBox="0 0 614 777" svg:d="M0 582c0 195 153 195 153 195h308c153 0 153-195 153-195v-582h-614z">
          <text:p/>
        </draw:path>
        <draw:path draw:style-name="gr3" draw:text-style-name="P4" draw:layer="layout" svg:width="0.613cm" svg:height="0.776cm" svg:x="11.758cm" svg:y="40.11cm" svg:viewBox="0 0 614 777" svg:d="M0 582c0 195 153 195 153 195h308c153 0 153-195 153-195v-582h-614z">
          <text:p/>
        </draw:path>
        <draw:path draw:style-name="gr4" draw:text-style-name="P4" draw:layer="layout" svg:width="0.613cm" svg:height="0.776cm" svg:x="11.758cm" svg:y="40.11cm" svg:viewBox="0 0 614 777" svg:d="M0 0v582c0 195 153 195 153 195h308c153 0 153-195 153-195v-582z">
          <text:p/>
        </draw:path>
        <draw:frame draw:style-name="gr5" draw:text-style-name="P6" draw:layer="layout" svg:width="0.586cm" svg:height="0.352cm" svg:x="13.3cm" svg:y="19.604cm">
          <draw:text-box>
            <text:p text:style-name="P5"><text:span text:style-name="T1">105</text:span></text:p>
          </draw:text-box>
        </draw:frame>
        <draw:path draw:style-name="gr2" draw:text-style-name="P3" draw:layer="layout" svg:width="0.471cm" svg:height="1.42cm" svg:x="11.829cm" svg:y="24.932cm" svg:viewBox="0 0 472 1421" svg:d="M0 1421v-474h472v474zM0 947v-474h472v474zM0 473v-473h472v473z">
          <text:p/>
        </draw:path>
        <draw:path draw:style-name="gr3" draw:text-style-name="P4" draw:layer="layout" svg:width="0.471cm" svg:height="1.42cm" svg:x="11.829cm" svg:y="24.932cm" svg:viewBox="0 0 472 1421" svg:d="M0 1421v-474h472v474zM0 947v-474h472v474zM0 473v-473h472v473z">
          <text:p/>
        </draw:path>
        <draw:polygon draw:style-name="gr4" draw:text-style-name="P4" draw:layer="layout" svg:width="0.471cm" svg:height="1.42cm" svg:x="11.829cm" svg:y="24.932cm" svg:viewBox="0 0 472 1421" draw:points="0,0 0,473 0,947 0,1421 472,1421 472,947 472,473 472,0">
          <text:p/>
        </draw:polygon>
        <draw:frame draw:style-name="gr5" draw:text-style-name="P6" draw:layer="layout" svg:width="0.586cm" svg:height="0.352cm" svg:x="11.748cm" svg:y="40.418cm">
          <draw:text-box>
            <text:p text:style-name="P5"><text:span text:style-name="T1">10</text:span><text:span text:style-name="T1">6</text:span></text:p>
          </draw:text-box>
        </draw:frame>
        <draw:polygon draw:style-name="gr2" draw:text-style-name="P3" draw:layer="layout" svg:width="0.391cm" svg:height="0.522cm" svg:x="11.869cm" svg:y="28.269cm" svg:viewBox="0 0 392 523" draw:points="197,0 392,523 0,523">
          <text:p/>
        </draw:polygon>
        <draw:polygon draw:style-name="gr3" draw:text-style-name="P4" draw:layer="layout" svg:width="0.391cm" svg:height="0.522cm" svg:x="11.869cm" svg:y="28.269cm" svg:viewBox="0 0 392 523" draw:points="197,0 392,523 0,523">
          <text:p/>
        </draw:polygon>
        <draw:polygon draw:style-name="gr4" draw:text-style-name="P4" draw:layer="layout" svg:width="0.391cm" svg:height="0.522cm" svg:x="11.869cm" svg:y="28.269cm" svg:viewBox="0 0 392 523" draw:points="197,0 0,523 392,523">
          <text:p/>
        </draw:polygon>
        <draw:frame draw:style-name="gr5" draw:text-style-name="P6" draw:layer="layout" svg:width="0.586cm" svg:height="0.352cm" svg:x="11.748cm" svg:y="25.601cm">
          <draw:text-box>
            <text:p text:style-name="P5"><text:span text:style-name="T1">12</text:span><text:span text:style-name="T1">3</text:span></text:p>
          </draw:text-box>
        </draw:frame>
        <draw:path draw:style-name="gr7" draw:text-style-name="P7" draw:layer="layout" svg:width="0.471cm" svg:height="4.564cm" svg:x="11.82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4" draw:layer="layout" svg:width="0.471cm" svg:height="4.564cm" svg:x="11.82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4" draw:layer="layout" svg:width="0.471cm" svg:height="4.564cm" svg:x="11.829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6" draw:layer="layout" svg:width="0.586cm" svg:height="0.352cm" svg:x="11.748cm" svg:y="28.882cm">
          <draw:text-box>
            <text:p text:style-name="P5"><text:span text:style-name="T1">14</text:span><text:span text:style-name="T1">1</text:span></text:p>
          </draw:text-box>
        </draw:frame>
        <draw:polygon draw:style-name="gr2" draw:text-style-name="P3" draw:layer="layout" svg:width="0.391cm" svg:height="0.522cm" svg:x="11.869cm" svg:y="34.972cm" svg:viewBox="0 0 392 523" draw:points="197,0 392,523 0,523">
          <text:p/>
        </draw:polygon>
        <draw:polygon draw:style-name="gr3" draw:text-style-name="P4" draw:layer="layout" svg:width="0.391cm" svg:height="0.522cm" svg:x="11.869cm" svg:y="34.972cm" svg:viewBox="0 0 392 523" draw:points="197,0 392,523 0,523">
          <text:p/>
        </draw:polygon>
        <draw:polygon draw:style-name="gr4" draw:text-style-name="P4" draw:layer="layout" svg:width="0.391cm" svg:height="0.522cm" svg:x="11.869cm" svg:y="34.972cm" svg:viewBox="0 0 392 523" draw:points="197,0 0,523 392,523">
          <text:p/>
        </draw:polygon>
        <draw:frame draw:style-name="gr6" draw:text-style-name="P6" draw:layer="layout" svg:width="0.391cm" svg:height="0.352cm" svg:x="11.853cm" svg:y="32.128cm">
          <draw:text-box>
            <text:p text:style-name="P5"><text:span text:style-name="T1">10</text:span></text:p>
          </draw:text-box>
        </draw:frame>
        <draw:path draw:style-name="gr2" draw:text-style-name="P3" draw:layer="layout" svg:width="0.471cm" svg:height="0.861cm" svg:x="11.829cm" svg:y="36.568cm" svg:viewBox="0 0 472 862" svg:d="M0 862v-287h472v287zM0 575v-287h472v287zM0 288v-288h472v288z">
          <text:p/>
        </draw:path>
        <draw:path draw:style-name="gr3" draw:text-style-name="P4" draw:layer="layout" svg:width="0.471cm" svg:height="0.861cm" svg:x="11.829cm" svg:y="36.568cm" svg:viewBox="0 0 472 862" svg:d="M0 862v-287h472v287zM0 575v-287h472v287zM0 288v-288h472v288z">
          <text:p/>
        </draw:path>
        <draw:polygon draw:style-name="gr4" draw:text-style-name="P4" draw:layer="layout" svg:width="0.471cm" svg:height="0.861cm" svg:x="11.829cm" svg:y="36.568cm" svg:viewBox="0 0 472 862" draw:points="0,0 0,288 0,575 0,862 472,862 472,575 472,288 472,0">
          <text:p/>
        </draw:polygon>
        <draw:frame draw:style-name="gr5" draw:text-style-name="P6" draw:layer="layout" svg:width="0.586cm" svg:height="0.352cm" svg:x="11.748cm" svg:y="35.585cm">
          <draw:text-box>
            <text:p text:style-name="P5"><text:span text:style-name="T1">13</text:span><text:span text:style-name="T1">9</text:span></text:p>
          </draw:text-box>
        </draw:frame>
        <draw:path draw:style-name="gr2" draw:text-style-name="P3" draw:layer="layout" svg:width="0.613cm" svg:height="0.776cm" svg:x="11.758cm" svg:y="22.119cm" svg:viewBox="0 0 614 777" svg:d="M0 582c0 195 153 195 153 195h308c153 0 153-195 153-195v-582h-614z">
          <text:p/>
        </draw:path>
        <draw:path draw:style-name="gr3" draw:text-style-name="P4" draw:layer="layout" svg:width="0.613cm" svg:height="0.776cm" svg:x="11.758cm" svg:y="22.119cm" svg:viewBox="0 0 614 777" svg:d="M0 582c0 195 153 195 153 195h308c153 0 153-195 153-195v-582h-614z">
          <text:p/>
        </draw:path>
        <draw:path draw:style-name="gr4" draw:text-style-name="P4" draw:layer="layout" svg:width="0.613cm" svg:height="0.776cm" svg:x="11.758cm" svg:y="22.119cm" svg:viewBox="0 0 614 777" svg:d="M0 0v582c0 195 153 195 153 195h308c153 0 153-195 153-195v-582z">
          <text:p/>
        </draw:path>
        <draw:frame draw:style-name="gr5" draw:text-style-name="P6" draw:layer="layout" svg:width="0.586cm" svg:height="0.352cm" svg:x="11.748cm" svg:y="36.961cm">
          <draw:text-box>
            <text:p text:style-name="P5"><text:span text:style-name="T1">12</text:span><text:span text:style-name="T1">1</text:span></text:p>
          </draw:text-box>
        </draw:frame>
        <draw:polygon draw:style-name="gr2" draw:text-style-name="P3" draw:layer="layout" svg:width="0.391cm" svg:height="0.522cm" svg:x="11.869cm" svg:y="23.683cm" svg:viewBox="0 0 392 523" draw:points="197,0 392,523 0,523">
          <text:p/>
        </draw:polygon>
        <draw:polygon draw:style-name="gr3" draw:text-style-name="P4" draw:layer="layout" svg:width="0.391cm" svg:height="0.522cm" svg:x="11.869cm" svg:y="23.683cm" svg:viewBox="0 0 392 523" draw:points="197,0 392,523 0,523">
          <text:p/>
        </draw:polygon>
        <draw:polygon draw:style-name="gr4" draw:text-style-name="P4" draw:layer="layout" svg:width="0.391cm" svg:height="0.522cm" svg:x="11.869cm" svg:y="23.683cm" svg:viewBox="0 0 392 523" draw:points="197,0 0,523 392,523">
          <text:p/>
        </draw:polygon>
        <draw:frame draw:style-name="gr5" draw:text-style-name="P6" draw:layer="layout" svg:width="0.586cm" svg:height="0.352cm" svg:x="11.748cm" svg:y="22.426cm">
          <draw:text-box>
            <text:p text:style-name="P5"><text:span text:style-name="T1">10</text:span><text:span text:style-name="T1">7</text:span></text:p>
          </draw:text-box>
        </draw:frame>
        <draw:polygon draw:style-name="gr2" draw:text-style-name="P3" draw:layer="layout" svg:width="0.391cm" svg:height="0.522cm" svg:x="11.869cm" svg:y="38.147cm" svg:viewBox="0 0 392 523" draw:points="197,0 392,523 0,523">
          <text:p/>
        </draw:polygon>
        <draw:polygon draw:style-name="gr3" draw:text-style-name="P4" draw:layer="layout" svg:width="0.391cm" svg:height="0.522cm" svg:x="11.869cm" svg:y="38.147cm" svg:viewBox="0 0 392 523" draw:points="197,0 392,523 0,523">
          <text:p/>
        </draw:polygon>
        <draw:polygon draw:style-name="gr4" draw:text-style-name="P4" draw:layer="layout" svg:width="0.391cm" svg:height="0.522cm" svg:x="11.869cm" svg:y="38.147cm" svg:viewBox="0 0 392 523" draw:points="197,0 0,523 392,523">
          <text:p/>
        </draw:polygon>
        <draw:frame draw:style-name="gr5" draw:text-style-name="P6" draw:layer="layout" svg:width="0.586cm" svg:height="0.352cm" svg:x="11.748cm" svg:y="24.296cm">
          <draw:text-box>
            <text:p text:style-name="P5"><text:span text:style-name="T1">14</text:span><text:span text:style-name="T1">3</text:span></text:p>
          </draw:text-box>
        </draw:frame>
        <draw:path draw:style-name="gr2" draw:text-style-name="P3" draw:layer="layout" svg:width="0.612cm" svg:height="0.776cm" svg:x="12.817cm" svg:y="40.11cm" svg:viewBox="0 0 613 777" svg:d="M0 582c0 195 153 195 153 195h307c153 0 153-195 153-195v-582h-613z">
          <text:p/>
        </draw:path>
        <draw:path draw:style-name="gr3" draw:text-style-name="P4" draw:layer="layout" svg:width="0.612cm" svg:height="0.776cm" svg:x="12.817cm" svg:y="40.11cm" svg:viewBox="0 0 613 777" svg:d="M0 582c0 195 153 195 153 195h307c153 0 153-195 153-195v-582h-613z">
          <text:p/>
        </draw:path>
        <draw:path draw:style-name="gr4" draw:text-style-name="P4" draw:layer="layout" svg:width="0.612cm" svg:height="0.776cm" svg:x="12.817cm" svg:y="40.11cm" svg:viewBox="0 0 613 777" svg:d="M0 0v582c0 195 153 195 153 195h307c153 0 153-195 153-195v-582z">
          <text:p/>
        </draw:path>
        <draw:frame draw:style-name="gr5" draw:text-style-name="P6" draw:layer="layout" svg:width="0.586cm" svg:height="0.352cm" svg:x="11.748cm" svg:y="38.76cm">
          <draw:text-box>
            <text:p text:style-name="P5"><text:span text:style-name="T1">13</text:span><text:span text:style-name="T1">7</text:span></text:p>
          </draw:text-box>
        </draw:frame>
        <draw:path draw:style-name="gr2" draw:text-style-name="P3" draw:layer="layout" svg:width="0.47cm" svg:height="1.42cm" svg:x="12.888cm" svg:y="24.932cm" svg:viewBox="0 0 471 1421" svg:d="M0 1421v-474h471v474zM0 947v-474h471v474zM0 473v-473h471v473z">
          <text:p/>
        </draw:path>
        <draw:path draw:style-name="gr3" draw:text-style-name="P4" draw:layer="layout" svg:width="0.47cm" svg:height="1.42cm" svg:x="12.888cm" svg:y="24.932cm" svg:viewBox="0 0 471 1421" svg:d="M0 1421v-474h471v474zM0 947v-474h471v474zM0 473v-473h471v473z">
          <text:p/>
        </draw:path>
        <draw:polygon draw:style-name="gr4" draw:text-style-name="P4" draw:layer="layout" svg:width="0.47cm" svg:height="1.42cm" svg:x="12.888cm" svg:y="24.932cm" svg:viewBox="0 0 471 1421" draw:points="0,0 0,473 0,947 0,1421 471,1421 471,947 471,473 471,0">
          <text:p/>
        </draw:polygon>
        <draw:frame draw:style-name="gr5" draw:text-style-name="P6" draw:layer="layout" svg:width="0.586cm" svg:height="0.352cm" svg:x="12.806cm" svg:y="40.418cm">
          <draw:text-box>
            <text:p text:style-name="P5"><text:span text:style-name="T1">10</text:span><text:span text:style-name="T1">8</text:span></text:p>
          </draw:text-box>
        </draw:frame>
        <draw:polygon draw:style-name="gr2" draw:text-style-name="P3" draw:layer="layout" svg:width="0.392cm" svg:height="0.522cm" svg:x="12.927cm" svg:y="28.269cm" svg:viewBox="0 0 393 523" draw:points="197,0 393,523 0,523">
          <text:p/>
        </draw:polygon>
        <draw:polygon draw:style-name="gr3" draw:text-style-name="P4" draw:layer="layout" svg:width="0.392cm" svg:height="0.522cm" svg:x="12.927cm" svg:y="28.269cm" svg:viewBox="0 0 393 523" draw:points="197,0 393,523 0,523">
          <text:p/>
        </draw:polygon>
        <draw:polygon draw:style-name="gr4" draw:text-style-name="P4" draw:layer="layout" svg:width="0.392cm" svg:height="0.522cm" svg:x="12.927cm" svg:y="28.269cm" svg:viewBox="0 0 393 523" draw:points="197,0 0,523 393,523">
          <text:p/>
        </draw:polygon>
        <draw:frame draw:style-name="gr5" draw:text-style-name="P6" draw:layer="layout" svg:width="0.586cm" svg:height="0.352cm" svg:x="12.806cm" svg:y="25.601cm">
          <draw:text-box>
            <text:p text:style-name="P5"><text:span text:style-name="T1">12</text:span><text:span text:style-name="T1">5</text:span></text:p>
          </draw:text-box>
        </draw:frame>
        <draw:path draw:style-name="gr7" draw:text-style-name="P7" draw:layer="layout" svg:width="0.47cm" svg:height="4.564cm" svg:x="12.88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4" draw:layer="layout" svg:width="0.47cm" svg:height="4.564cm" svg:x="12.88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4" draw:layer="layout" svg:width="0.47cm" svg:height="4.564cm" svg:x="12.888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6" draw:layer="layout" svg:width="0.586cm" svg:height="0.352cm" svg:x="12.806cm" svg:y="28.882cm">
          <draw:text-box>
            <text:p text:style-name="P5"><text:span text:style-name="T1">14</text:span><text:span text:style-name="T1">6</text:span></text:p>
          </draw:text-box>
        </draw:frame>
        <draw:polygon draw:style-name="gr2" draw:text-style-name="P3" draw:layer="layout" svg:width="0.392cm" svg:height="0.522cm" svg:x="12.927cm" svg:y="34.972cm" svg:viewBox="0 0 393 523" draw:points="197,0 393,523 0,523">
          <text:p/>
        </draw:polygon>
        <draw:polygon draw:style-name="gr3" draw:text-style-name="P4" draw:layer="layout" svg:width="0.392cm" svg:height="0.522cm" svg:x="12.927cm" svg:y="34.972cm" svg:viewBox="0 0 393 523" draw:points="197,0 393,523 0,523">
          <text:p/>
        </draw:polygon>
        <draw:polygon draw:style-name="gr4" draw:text-style-name="P4" draw:layer="layout" svg:width="0.392cm" svg:height="0.522cm" svg:x="12.927cm" svg:y="34.972cm" svg:viewBox="0 0 393 523" draw:points="197,0 0,523 393,523">
          <text:p/>
        </draw:polygon>
        <draw:frame draw:style-name="gr6" draw:text-style-name="P6" draw:layer="layout" svg:width="0.391cm" svg:height="0.352cm" svg:x="12.912cm" svg:y="32.128cm">
          <draw:text-box>
            <text:p text:style-name="P5"><text:span text:style-name="T1">11</text:span></text:p>
          </draw:text-box>
        </draw:frame>
        <draw:path draw:style-name="gr2" draw:text-style-name="P3" draw:layer="layout" svg:width="0.47cm" svg:height="0.861cm" svg:x="12.888cm" svg:y="36.568cm" svg:viewBox="0 0 471 862" svg:d="M0 862v-287h471v287zM0 575v-287h471v287zM0 288v-288h471v288z">
          <text:p/>
        </draw:path>
        <draw:path draw:style-name="gr3" draw:text-style-name="P4" draw:layer="layout" svg:width="0.47cm" svg:height="0.861cm" svg:x="12.888cm" svg:y="36.568cm" svg:viewBox="0 0 471 862" svg:d="M0 862v-287h471v287zM0 575v-287h471v287zM0 288v-288h471v288z">
          <text:p/>
        </draw:path>
        <draw:polygon draw:style-name="gr4" draw:text-style-name="P4" draw:layer="layout" svg:width="0.47cm" svg:height="0.861cm" svg:x="12.888cm" svg:y="36.568cm" svg:viewBox="0 0 471 862" draw:points="0,0 0,288 0,575 0,862 471,862 471,575 471,288 471,0">
          <text:p/>
        </draw:polygon>
        <draw:frame draw:style-name="gr5" draw:text-style-name="P6" draw:layer="layout" svg:width="0.586cm" svg:height="0.352cm" svg:x="12.806cm" svg:y="35.585cm">
          <draw:text-box>
            <text:p text:style-name="P5"><text:span text:style-name="T1">14</text:span><text:span text:style-name="T1">5</text:span></text:p>
          </draw:text-box>
        </draw:frame>
        <draw:path draw:style-name="gr2" draw:text-style-name="P3" draw:layer="layout" svg:width="0.612cm" svg:height="0.776cm" svg:x="12.817cm" svg:y="22.119cm" svg:viewBox="0 0 613 777" svg:d="M0 582c0 195 153 195 153 195h307c153 0 153-195 153-195v-582h-613z">
          <text:p/>
        </draw:path>
        <draw:path draw:style-name="gr3" draw:text-style-name="P4" draw:layer="layout" svg:width="0.612cm" svg:height="0.776cm" svg:x="12.817cm" svg:y="22.119cm" svg:viewBox="0 0 613 777" svg:d="M0 582c0 195 153 195 153 195h307c153 0 153-195 153-195v-582h-613z">
          <text:p/>
        </draw:path>
        <draw:path draw:style-name="gr4" draw:text-style-name="P4" draw:layer="layout" svg:width="0.612cm" svg:height="0.776cm" svg:x="12.817cm" svg:y="22.119cm" svg:viewBox="0 0 613 777" svg:d="M0 0v582c0 195 153 195 153 195h307c153 0 153-195 153-195v-582z">
          <text:p/>
        </draw:path>
        <draw:frame draw:style-name="gr5" draw:text-style-name="P6" draw:layer="layout" svg:width="0.586cm" svg:height="0.352cm" svg:x="12.806cm" svg:y="36.961cm">
          <draw:text-box>
            <text:p text:style-name="P5"><text:span text:style-name="T1">12</text:span><text:span text:style-name="T1">4</text:span></text:p>
          </draw:text-box>
        </draw:frame>
        <draw:polygon draw:style-name="gr2" draw:text-style-name="P3" draw:layer="layout" svg:width="0.392cm" svg:height="0.522cm" svg:x="12.927cm" svg:y="23.683cm" svg:viewBox="0 0 393 523" draw:points="197,0 393,523 0,523">
          <text:p/>
        </draw:polygon>
        <draw:polygon draw:style-name="gr3" draw:text-style-name="P4" draw:layer="layout" svg:width="0.392cm" svg:height="0.522cm" svg:x="12.927cm" svg:y="23.683cm" svg:viewBox="0 0 393 523" draw:points="197,0 393,523 0,523">
          <text:p/>
        </draw:polygon>
        <draw:polygon draw:style-name="gr4" draw:text-style-name="P4" draw:layer="layout" svg:width="0.392cm" svg:height="0.522cm" svg:x="12.927cm" svg:y="23.683cm" svg:viewBox="0 0 393 523" draw:points="197,0 0,523 393,523">
          <text:p/>
        </draw:polygon>
        <draw:frame draw:style-name="gr5" draw:text-style-name="P6" draw:layer="layout" svg:width="0.586cm" svg:height="0.352cm" svg:x="12.806cm" svg:y="22.426cm">
          <draw:text-box>
            <text:p text:style-name="P5"><text:span text:style-name="T1">10</text:span><text:span text:style-name="T1">9</text:span></text:p>
          </draw:text-box>
        </draw:frame>
        <draw:polygon draw:style-name="gr2" draw:text-style-name="P3" draw:layer="layout" svg:width="0.392cm" svg:height="0.522cm" svg:x="12.927cm" svg:y="38.147cm" svg:viewBox="0 0 393 523" draw:points="197,0 393,523 0,523">
          <text:p/>
        </draw:polygon>
        <draw:polygon draw:style-name="gr3" draw:text-style-name="P4" draw:layer="layout" svg:width="0.392cm" svg:height="0.522cm" svg:x="12.927cm" svg:y="38.147cm" svg:viewBox="0 0 393 523" draw:points="197,0 393,523 0,523">
          <text:p/>
        </draw:polygon>
        <draw:polygon draw:style-name="gr4" draw:text-style-name="P4" draw:layer="layout" svg:width="0.392cm" svg:height="0.522cm" svg:x="12.927cm" svg:y="38.147cm" svg:viewBox="0 0 393 523" draw:points="197,0 0,523 393,523">
          <text:p/>
        </draw:polygon>
        <draw:frame draw:style-name="gr5" draw:text-style-name="P6" draw:layer="layout" svg:width="0.586cm" svg:height="0.352cm" svg:x="12.806cm" svg:y="24.296cm">
          <draw:text-box>
            <text:p text:style-name="P5"><text:span text:style-name="T1">14</text:span><text:span text:style-name="T1">7</text:span></text:p>
          </draw:text-box>
        </draw:frame>
        <draw:path draw:style-name="gr2" draw:text-style-name="P3" draw:layer="layout" svg:width="0.612cm" svg:height="0.776cm" svg:x="13.875cm" svg:y="40.11cm" svg:viewBox="0 0 613 777" svg:d="M0 582c0 195 153 195 153 195h306c154 0 154-195 154-195v-582h-613z">
          <text:p/>
        </draw:path>
        <draw:path draw:style-name="gr3" draw:text-style-name="P4" draw:layer="layout" svg:width="0.612cm" svg:height="0.776cm" svg:x="13.875cm" svg:y="40.11cm" svg:viewBox="0 0 613 777" svg:d="M0 582c0 195 153 195 153 195h306c154 0 154-195 154-195v-582h-613z">
          <text:p/>
        </draw:path>
        <draw:path draw:style-name="gr4" draw:text-style-name="P4" draw:layer="layout" svg:width="0.612cm" svg:height="0.776cm" svg:x="13.875cm" svg:y="40.11cm" svg:viewBox="0 0 613 777" svg:d="M0 0v582c0 195 153 195 153 195h306c154 0 154-195 154-195v-582z">
          <text:p/>
        </draw:path>
        <draw:frame draw:style-name="gr5" draw:text-style-name="P6" draw:layer="layout" svg:width="0.586cm" svg:height="0.352cm" svg:x="12.806cm" svg:y="38.76cm">
          <draw:text-box>
            <text:p text:style-name="P5"><text:span text:style-name="T1">14</text:span><text:span text:style-name="T1">4</text:span></text:p>
          </draw:text-box>
        </draw:frame>
        <draw:path draw:style-name="gr2" draw:text-style-name="P3" draw:layer="layout" svg:width="0.47cm" svg:height="1.42cm" svg:x="13.946cm" svg:y="24.932cm" svg:viewBox="0 0 471 1421" svg:d="M0 1421v-474h471v474zM0 947v-474h471v474zM0 473v-473h471v473z">
          <text:p/>
        </draw:path>
        <draw:path draw:style-name="gr3" draw:text-style-name="P4" draw:layer="layout" svg:width="0.47cm" svg:height="1.42cm" svg:x="13.946cm" svg:y="24.932cm" svg:viewBox="0 0 471 1421" svg:d="M0 1421v-474h471v474zM0 947v-474h471v474zM0 473v-473h471v473z">
          <text:p/>
        </draw:path>
        <draw:polygon draw:style-name="gr4" draw:text-style-name="P4" draw:layer="layout" svg:width="0.47cm" svg:height="1.42cm" svg:x="13.946cm" svg:y="24.932cm" svg:viewBox="0 0 471 1421" draw:points="0,0 0,473 0,947 0,1421 471,1421 471,947 471,473 471,0">
          <text:p/>
        </draw:polygon>
        <draw:frame draw:style-name="gr5" draw:text-style-name="P6" draw:layer="layout" svg:width="0.586cm" svg:height="0.352cm" svg:x="13.864cm" svg:y="40.418cm">
          <draw:text-box>
            <text:p text:style-name="P5"><text:span text:style-name="T1">11</text:span><text:span text:style-name="T1">0</text:span></text:p>
          </draw:text-box>
        </draw:frame>
        <draw:polygon draw:style-name="gr2" draw:text-style-name="P3" draw:layer="layout" svg:width="0.392cm" svg:height="0.522cm" svg:x="13.985cm" svg:y="28.269cm" svg:viewBox="0 0 393 523" draw:points="196,0 393,523 0,523">
          <text:p/>
        </draw:polygon>
        <draw:polygon draw:style-name="gr3" draw:text-style-name="P4" draw:layer="layout" svg:width="0.392cm" svg:height="0.522cm" svg:x="13.985cm" svg:y="28.269cm" svg:viewBox="0 0 393 523" draw:points="196,0 393,523 0,523">
          <text:p/>
        </draw:polygon>
        <draw:polygon draw:style-name="gr4" draw:text-style-name="P4" draw:layer="layout" svg:width="0.392cm" svg:height="0.522cm" svg:x="13.985cm" svg:y="28.269cm" svg:viewBox="0 0 393 523" draw:points="196,0 0,523 393,523">
          <text:p/>
        </draw:polygon>
        <draw:frame draw:style-name="gr5" draw:text-style-name="P6" draw:layer="layout" svg:width="0.586cm" svg:height="0.352cm" svg:x="13.864cm" svg:y="25.601cm">
          <draw:text-box>
            <text:p text:style-name="P5"><text:span text:style-name="T1">12</text:span><text:span text:style-name="T1">7</text:span></text:p>
          </draw:text-box>
        </draw:frame>
        <draw:path draw:style-name="gr7" draw:text-style-name="P7" draw:layer="layout" svg:width="0.47cm" svg:height="4.564cm" svg:x="13.946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4" draw:layer="layout" svg:width="0.47cm" svg:height="4.564cm" svg:x="13.946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4" draw:layer="layout" svg:width="0.47cm" svg:height="4.564cm" svg:x="13.946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6" draw:layer="layout" svg:width="0.586cm" svg:height="0.352cm" svg:x="13.864cm" svg:y="28.882cm">
          <draw:text-box>
            <text:p text:style-name="P5"><text:span text:style-name="T1">15</text:span><text:span text:style-name="T1">0</text:span></text:p>
          </draw:text-box>
        </draw:frame>
        <draw:polygon draw:style-name="gr2" draw:text-style-name="P3" draw:layer="layout" svg:width="0.392cm" svg:height="0.522cm" svg:x="13.985cm" svg:y="34.972cm" svg:viewBox="0 0 393 523" draw:points="196,0 393,523 0,523">
          <text:p/>
        </draw:polygon>
        <draw:polygon draw:style-name="gr3" draw:text-style-name="P4" draw:layer="layout" svg:width="0.392cm" svg:height="0.522cm" svg:x="13.985cm" svg:y="34.972cm" svg:viewBox="0 0 393 523" draw:points="196,0 393,523 0,523">
          <text:p/>
        </draw:polygon>
        <draw:polygon draw:style-name="gr4" draw:text-style-name="P4" draw:layer="layout" svg:width="0.392cm" svg:height="0.522cm" svg:x="13.985cm" svg:y="34.972cm" svg:viewBox="0 0 393 523" draw:points="196,0 0,523 393,523">
          <text:p/>
        </draw:polygon>
        <draw:frame draw:style-name="gr6" draw:text-style-name="P6" draw:layer="layout" svg:width="0.391cm" svg:height="0.352cm" svg:x="13.97cm" svg:y="32.128cm">
          <draw:text-box>
            <text:p text:style-name="P5"><text:span text:style-name="T1">12</text:span></text:p>
          </draw:text-box>
        </draw:frame>
        <draw:path draw:style-name="gr2" draw:text-style-name="P3" draw:layer="layout" svg:width="0.47cm" svg:height="0.861cm" svg:x="13.946cm" svg:y="36.568cm" svg:viewBox="0 0 471 862" svg:d="M0 862v-287h471v287zM0 575v-287h471v287zM0 288v-288h471v288z">
          <text:p/>
        </draw:path>
        <draw:path draw:style-name="gr3" draw:text-style-name="P4" draw:layer="layout" svg:width="0.47cm" svg:height="0.861cm" svg:x="13.946cm" svg:y="36.568cm" svg:viewBox="0 0 471 862" svg:d="M0 862v-287h471v287zM0 575v-287h471v287zM0 288v-288h471v288z">
          <text:p/>
        </draw:path>
        <draw:polygon draw:style-name="gr4" draw:text-style-name="P4" draw:layer="layout" svg:width="0.47cm" svg:height="0.861cm" svg:x="13.946cm" svg:y="36.568cm" svg:viewBox="0 0 471 862" draw:points="0,0 0,288 0,575 0,862 471,862 471,575 471,288 471,0">
          <text:p/>
        </draw:polygon>
        <draw:frame draw:style-name="gr5" draw:text-style-name="P6" draw:layer="layout" svg:width="0.586cm" svg:height="0.352cm" svg:x="13.864cm" svg:y="35.585cm">
          <draw:text-box>
            <text:p text:style-name="P5"><text:span text:style-name="T1">14</text:span><text:span text:style-name="T1">9</text:span></text:p>
          </draw:text-box>
        </draw:frame>
        <draw:path draw:style-name="gr2" draw:text-style-name="P3" draw:layer="layout" svg:width="0.612cm" svg:height="0.776cm" svg:x="13.875cm" svg:y="22.119cm" svg:viewBox="0 0 613 777" svg:d="M0 582c0 195 153 195 153 195h306c154 0 154-195 154-195v-582h-613z">
          <text:p/>
        </draw:path>
        <draw:path draw:style-name="gr3" draw:text-style-name="P4" draw:layer="layout" svg:width="0.612cm" svg:height="0.776cm" svg:x="13.875cm" svg:y="22.119cm" svg:viewBox="0 0 613 777" svg:d="M0 582c0 195 153 195 153 195h306c154 0 154-195 154-195v-582h-613z">
          <text:p/>
        </draw:path>
        <draw:path draw:style-name="gr4" draw:text-style-name="P4" draw:layer="layout" svg:width="0.612cm" svg:height="0.776cm" svg:x="13.875cm" svg:y="22.119cm" svg:viewBox="0 0 613 777" svg:d="M0 0v582c0 195 153 195 153 195h306c154 0 154-195 154-195v-582z">
          <text:p/>
        </draw:path>
        <draw:frame draw:style-name="gr5" draw:text-style-name="P6" draw:layer="layout" svg:width="0.586cm" svg:height="0.352cm" svg:x="13.864cm" svg:y="36.961cm">
          <draw:text-box>
            <text:p text:style-name="P5"><text:span text:style-name="T1">12</text:span><text:span text:style-name="T1">6</text:span></text:p>
          </draw:text-box>
        </draw:frame>
        <draw:polygon draw:style-name="gr2" draw:text-style-name="P3" draw:layer="layout" svg:width="0.392cm" svg:height="0.522cm" svg:x="13.985cm" svg:y="23.683cm" svg:viewBox="0 0 393 523" draw:points="196,0 393,523 0,523">
          <text:p/>
        </draw:polygon>
        <draw:polygon draw:style-name="gr3" draw:text-style-name="P4" draw:layer="layout" svg:width="0.392cm" svg:height="0.522cm" svg:x="13.985cm" svg:y="23.683cm" svg:viewBox="0 0 393 523" draw:points="196,0 393,523 0,523">
          <text:p/>
        </draw:polygon>
        <draw:polygon draw:style-name="gr4" draw:text-style-name="P4" draw:layer="layout" svg:width="0.392cm" svg:height="0.522cm" svg:x="13.985cm" svg:y="23.683cm" svg:viewBox="0 0 393 523" draw:points="196,0 0,523 393,523">
          <text:p/>
        </draw:polygon>
        <draw:frame draw:style-name="gr5" draw:text-style-name="P6" draw:layer="layout" svg:width="0.586cm" svg:height="0.352cm" svg:x="13.864cm" svg:y="22.426cm">
          <draw:text-box>
            <text:p text:style-name="P5"><text:span text:style-name="T1">11</text:span><text:span text:style-name="T1">1</text:span></text:p>
          </draw:text-box>
        </draw:frame>
        <draw:polygon draw:style-name="gr2" draw:text-style-name="P3" draw:layer="layout" svg:width="0.392cm" svg:height="0.522cm" svg:x="13.985cm" svg:y="38.147cm" svg:viewBox="0 0 393 523" draw:points="196,0 393,523 0,523">
          <text:p/>
        </draw:polygon>
        <draw:polygon draw:style-name="gr3" draw:text-style-name="P4" draw:layer="layout" svg:width="0.392cm" svg:height="0.522cm" svg:x="13.985cm" svg:y="38.147cm" svg:viewBox="0 0 393 523" draw:points="196,0 393,523 0,523">
          <text:p/>
        </draw:polygon>
        <draw:polygon draw:style-name="gr4" draw:text-style-name="P4" draw:layer="layout" svg:width="0.392cm" svg:height="0.522cm" svg:x="13.985cm" svg:y="38.147cm" svg:viewBox="0 0 393 523" draw:points="196,0 0,523 393,523">
          <text:p/>
        </draw:polygon>
        <draw:frame draw:style-name="gr5" draw:text-style-name="P6" draw:layer="layout" svg:width="0.586cm" svg:height="0.352cm" svg:x="13.864cm" svg:y="24.296cm">
          <draw:text-box>
            <text:p text:style-name="P5"><text:span text:style-name="T1">15</text:span><text:span text:style-name="T1">1</text:span></text:p>
          </draw:text-box>
        </draw:frame>
        <draw:polygon draw:style-name="gr2" draw:text-style-name="P3" draw:layer="layout" svg:width="0.391cm" svg:height="0.522cm" svg:x="18.219cm" svg:y="38.147cm" svg:viewBox="0 0 392 523" draw:points="196,0 392,523 0,523">
          <text:p/>
        </draw:polygon>
        <draw:polygon draw:style-name="gr3" draw:text-style-name="P4" draw:layer="layout" svg:width="0.391cm" svg:height="0.522cm" svg:x="18.219cm" svg:y="38.147cm" svg:viewBox="0 0 392 523" draw:points="196,0 392,523 0,523">
          <text:p/>
        </draw:polygon>
        <draw:polygon draw:style-name="gr4" draw:text-style-name="P4" draw:layer="layout" svg:width="0.391cm" svg:height="0.522cm" svg:x="18.219cm" svg:y="38.147cm" svg:viewBox="0 0 392 523" draw:points="196,0 0,523 392,523">
          <text:p/>
        </draw:polygon>
        <draw:frame draw:style-name="gr5" draw:text-style-name="P6" draw:layer="layout" svg:width="0.586cm" svg:height="0.352cm" svg:x="13.864cm" svg:y="38.76cm">
          <draw:text-box>
            <text:p text:style-name="P5"><text:span text:style-name="T1">14</text:span><text:span text:style-name="T1">8</text:span></text:p>
          </draw:text-box>
        </draw:frame>
        <draw:polygon draw:style-name="gr2" draw:text-style-name="P3" draw:layer="layout" svg:width="0.391cm" svg:height="0.522cm" svg:x="18.219cm" svg:y="23.683cm" svg:viewBox="0 0 392 523" draw:points="196,0 392,523 0,523">
          <text:p/>
        </draw:polygon>
        <draw:polygon draw:style-name="gr3" draw:text-style-name="P4" draw:layer="layout" svg:width="0.391cm" svg:height="0.522cm" svg:x="18.219cm" svg:y="23.683cm" svg:viewBox="0 0 392 523" draw:points="196,0 392,523 0,523">
          <text:p/>
        </draw:polygon>
        <draw:polygon draw:style-name="gr4" draw:text-style-name="P4" draw:layer="layout" svg:width="0.391cm" svg:height="0.522cm" svg:x="18.219cm" svg:y="23.683cm" svg:viewBox="0 0 392 523" draw:points="196,0 0,523 392,523">
          <text:p/>
        </draw:polygon>
        <draw:frame draw:style-name="gr5" draw:text-style-name="P6" draw:layer="layout" svg:width="0.586cm" svg:height="0.352cm" svg:x="18.098cm" svg:y="38.76cm">
          <draw:text-box>
            <text:p text:style-name="P5"><text:span text:style-name="T1">16</text:span><text:span text:style-name="T1">0</text:span></text:p>
          </draw:text-box>
        </draw:frame>
        <draw:path draw:style-name="gr2" draw:text-style-name="P3" draw:layer="layout" svg:width="0.613cm" svg:height="0.776cm" svg:x="18.108cm" svg:y="22.119cm" svg:viewBox="0 0 614 777" svg:d="M0 582c0 195 153 195 153 195h307c154 0 154-195 154-195v-582h-614z">
          <text:p/>
        </draw:path>
        <draw:path draw:style-name="gr3" draw:text-style-name="P4" draw:layer="layout" svg:width="0.613cm" svg:height="0.776cm" svg:x="18.108cm" svg:y="22.119cm" svg:viewBox="0 0 614 777" svg:d="M0 582c0 195 153 195 153 195h307c154 0 154-195 154-195v-582h-614z">
          <text:p/>
        </draw:path>
        <draw:path draw:style-name="gr4" draw:text-style-name="P4" draw:layer="layout" svg:width="0.613cm" svg:height="0.776cm" svg:x="18.108cm" svg:y="22.119cm" svg:viewBox="0 0 614 777" svg:d="M0 0v582c0 195 153 195 153 195h307c154 0 154-195 154-195v-582z">
          <text:p/>
        </draw:path>
        <draw:frame draw:style-name="gr5" draw:text-style-name="P6" draw:layer="layout" svg:width="0.586cm" svg:height="0.352cm" svg:x="18.098cm" svg:y="24.296cm">
          <draw:text-box>
            <text:p text:style-name="P5"><text:span text:style-name="T1">16</text:span><text:span text:style-name="T1">3</text:span></text:p>
          </draw:text-box>
        </draw:frame>
        <draw:path draw:style-name="gr2" draw:text-style-name="P3" draw:layer="layout" svg:width="0.471cm" svg:height="0.861cm" svg:x="18.179cm" svg:y="36.568cm" svg:viewBox="0 0 472 862" svg:d="M0 862v-287h472v287zM0 575v-287h472v287zM0 288v-288h472v288z">
          <text:p/>
        </draw:path>
        <draw:path draw:style-name="gr3" draw:text-style-name="P4" draw:layer="layout" svg:width="0.471cm" svg:height="0.861cm" svg:x="18.179cm" svg:y="36.568cm" svg:viewBox="0 0 472 862" svg:d="M0 862v-287h472v287zM0 575v-287h472v287zM0 288v-288h472v288z">
          <text:p/>
        </draw:path>
        <draw:polygon draw:style-name="gr4" draw:text-style-name="P4" draw:layer="layout" svg:width="0.471cm" svg:height="0.861cm" svg:x="18.179cm" svg:y="36.568cm" svg:viewBox="0 0 472 862" draw:points="0,0 0,288 0,575 0,862 472,862 472,575 472,288 472,0">
          <text:p/>
        </draw:polygon>
        <draw:frame draw:style-name="gr5" draw:text-style-name="P6" draw:layer="layout" svg:width="0.586cm" svg:height="0.352cm" svg:x="18.098cm" svg:y="22.426cm">
          <draw:text-box>
            <text:p text:style-name="P5"><text:span text:style-name="T1">11</text:span><text:span text:style-name="T1">9</text:span></text:p>
          </draw:text-box>
        </draw:frame>
        <draw:polygon draw:style-name="gr2" draw:text-style-name="P3" draw:layer="layout" svg:width="0.391cm" svg:height="0.522cm" svg:x="18.219cm" svg:y="34.972cm" svg:viewBox="0 0 392 523" draw:points="196,0 392,523 0,523">
          <text:p/>
        </draw:polygon>
        <draw:polygon draw:style-name="gr3" draw:text-style-name="P4" draw:layer="layout" svg:width="0.391cm" svg:height="0.522cm" svg:x="18.219cm" svg:y="34.972cm" svg:viewBox="0 0 392 523" draw:points="196,0 392,523 0,523">
          <text:p/>
        </draw:polygon>
        <draw:polygon draw:style-name="gr4" draw:text-style-name="P4" draw:layer="layout" svg:width="0.391cm" svg:height="0.522cm" svg:x="18.219cm" svg:y="34.972cm" svg:viewBox="0 0 392 523" draw:points="196,0 0,523 392,523">
          <text:p/>
        </draw:polygon>
        <draw:frame draw:style-name="gr5" draw:text-style-name="P6" draw:layer="layout" svg:width="0.586cm" svg:height="0.352cm" svg:x="18.098cm" svg:y="36.961cm">
          <draw:text-box>
            <text:p text:style-name="P5"><text:span text:style-name="T1">13</text:span><text:span text:style-name="T1">4</text:span></text:p>
          </draw:text-box>
        </draw:frame>
        <draw:path draw:style-name="gr7" draw:text-style-name="P7" draw:layer="layout" svg:width="0.471cm" svg:height="4.564cm" svg:x="18.17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4" draw:layer="layout" svg:width="0.471cm" svg:height="4.564cm" svg:x="18.17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4" draw:layer="layout" svg:width="0.471cm" svg:height="4.564cm" svg:x="18.179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6" draw:layer="layout" svg:width="0.586cm" svg:height="0.352cm" svg:x="18.098cm" svg:y="35.585cm">
          <draw:text-box>
            <text:p text:style-name="P5"><text:span text:style-name="T1">16</text:span><text:span text:style-name="T1">1</text:span></text:p>
          </draw:text-box>
        </draw:frame>
        <draw:polygon draw:style-name="gr2" draw:text-style-name="P3" draw:layer="layout" svg:width="0.391cm" svg:height="0.522cm" svg:x="18.219cm" svg:y="28.269cm" svg:viewBox="0 0 392 523" draw:points="196,0 392,523 0,523">
          <text:p/>
        </draw:polygon>
        <draw:polygon draw:style-name="gr3" draw:text-style-name="P4" draw:layer="layout" svg:width="0.391cm" svg:height="0.522cm" svg:x="18.219cm" svg:y="28.269cm" svg:viewBox="0 0 392 523" draw:points="196,0 392,523 0,523">
          <text:p/>
        </draw:polygon>
        <draw:polygon draw:style-name="gr4" draw:text-style-name="P4" draw:layer="layout" svg:width="0.391cm" svg:height="0.522cm" svg:x="18.219cm" svg:y="28.269cm" svg:viewBox="0 0 392 523" draw:points="196,0 0,523 392,523">
          <text:p/>
        </draw:polygon>
        <draw:frame draw:style-name="gr6" draw:text-style-name="P6" draw:layer="layout" svg:width="0.391cm" svg:height="0.352cm" svg:x="18.203cm" svg:y="32.128cm">
          <draw:text-box>
            <text:p text:style-name="P5"><text:span text:style-name="T1">16</text:span></text:p>
          </draw:text-box>
        </draw:frame>
        <draw:path draw:style-name="gr2" draw:text-style-name="P3" draw:layer="layout" svg:width="0.471cm" svg:height="1.42cm" svg:x="18.179cm" svg:y="24.932cm" svg:viewBox="0 0 472 1421" svg:d="M0 1421v-474h472v474zM0 947v-474h472v474zM0 473v-473h472v473z">
          <text:p/>
        </draw:path>
        <draw:path draw:style-name="gr3" draw:text-style-name="P4" draw:layer="layout" svg:width="0.471cm" svg:height="1.42cm" svg:x="18.179cm" svg:y="24.932cm" svg:viewBox="0 0 472 1421" svg:d="M0 1421v-474h472v474zM0 947v-474h472v474zM0 473v-473h472v473z">
          <text:p/>
        </draw:path>
        <draw:polygon draw:style-name="gr4" draw:text-style-name="P4" draw:layer="layout" svg:width="0.471cm" svg:height="1.42cm" svg:x="18.179cm" svg:y="24.932cm" svg:viewBox="0 0 472 1421" draw:points="0,0 0,473 0,947 0,1421 472,1421 472,947 472,473 472,0">
          <text:p/>
        </draw:polygon>
        <draw:frame draw:style-name="gr5" draw:text-style-name="P6" draw:layer="layout" svg:width="0.586cm" svg:height="0.352cm" svg:x="18.098cm" svg:y="28.882cm">
          <draw:text-box>
            <text:p text:style-name="P5"><text:span text:style-name="T1">16</text:span><text:span text:style-name="T1">2</text:span></text:p>
          </draw:text-box>
        </draw:frame>
        <draw:path draw:style-name="gr2" draw:text-style-name="P3" draw:layer="layout" svg:width="0.613cm" svg:height="0.776cm" svg:x="18.108cm" svg:y="40.11cm" svg:viewBox="0 0 614 777" svg:d="M0 582c0 195 153 195 153 195h307c154 0 154-195 154-195v-582h-614z">
          <text:p/>
        </draw:path>
        <draw:path draw:style-name="gr3" draw:text-style-name="P4" draw:layer="layout" svg:width="0.613cm" svg:height="0.776cm" svg:x="18.108cm" svg:y="40.11cm" svg:viewBox="0 0 614 777" svg:d="M0 582c0 195 153 195 153 195h307c154 0 154-195 154-195v-582h-614z">
          <text:p/>
        </draw:path>
        <draw:path draw:style-name="gr4" draw:text-style-name="P4" draw:layer="layout" svg:width="0.613cm" svg:height="0.776cm" svg:x="18.108cm" svg:y="40.11cm" svg:viewBox="0 0 614 777" svg:d="M0 0v582c0 195 153 195 153 195h307c154 0 154-195 154-195v-582z">
          <text:p/>
        </draw:path>
        <draw:frame draw:style-name="gr5" draw:text-style-name="P6" draw:layer="layout" svg:width="0.586cm" svg:height="0.352cm" svg:x="18.098cm" svg:y="25.601cm">
          <draw:text-box>
            <text:p text:style-name="P5"><text:span text:style-name="T1">13</text:span><text:span text:style-name="T1">5</text:span></text:p>
          </draw:text-box>
        </draw:frame>
        <draw:polygon draw:style-name="gr2" draw:text-style-name="P3" draw:layer="layout" svg:width="0.392cm" svg:height="0.522cm" svg:x="17.16cm" svg:y="38.147cm" svg:viewBox="0 0 393 523" draw:points="196,0 393,523 0,523">
          <text:p/>
        </draw:polygon>
        <draw:polygon draw:style-name="gr3" draw:text-style-name="P4" draw:layer="layout" svg:width="0.392cm" svg:height="0.522cm" svg:x="17.16cm" svg:y="38.147cm" svg:viewBox="0 0 393 523" draw:points="196,0 393,523 0,523">
          <text:p/>
        </draw:polygon>
        <draw:polygon draw:style-name="gr4" draw:text-style-name="P4" draw:layer="layout" svg:width="0.392cm" svg:height="0.522cm" svg:x="17.16cm" svg:y="38.147cm" svg:viewBox="0 0 393 523" draw:points="196,0 0,523 393,523">
          <text:p/>
        </draw:polygon>
        <draw:frame draw:style-name="gr5" draw:text-style-name="P6" draw:layer="layout" svg:width="0.586cm" svg:height="0.352cm" svg:x="18.098cm" svg:y="40.418cm">
          <draw:text-box>
            <text:p text:style-name="P5"><text:span text:style-name="T1">11</text:span><text:span text:style-name="T1">8</text:span></text:p>
          </draw:text-box>
        </draw:frame>
        <draw:polygon draw:style-name="gr2" draw:text-style-name="P3" draw:layer="layout" svg:width="0.392cm" svg:height="0.522cm" svg:x="17.16cm" svg:y="23.683cm" svg:viewBox="0 0 393 523" draw:points="196,0 393,523 0,523">
          <text:p/>
        </draw:polygon>
        <draw:polygon draw:style-name="gr3" draw:text-style-name="P4" draw:layer="layout" svg:width="0.392cm" svg:height="0.522cm" svg:x="17.16cm" svg:y="23.683cm" svg:viewBox="0 0 393 523" draw:points="196,0 393,523 0,523">
          <text:p/>
        </draw:polygon>
        <draw:polygon draw:style-name="gr4" draw:text-style-name="P4" draw:layer="layout" svg:width="0.392cm" svg:height="0.522cm" svg:x="17.16cm" svg:y="23.683cm" svg:viewBox="0 0 393 523" draw:points="196,0 0,523 393,523">
          <text:p/>
        </draw:polygon>
        <draw:frame draw:style-name="gr5" draw:text-style-name="P6" draw:layer="layout" svg:width="0.586cm" svg:height="0.352cm" svg:x="17.039cm" svg:y="38.76cm">
          <draw:text-box>
            <text:p text:style-name="P5"><text:span text:style-name="T1">15</text:span><text:span text:style-name="T1">6</text:span></text:p>
          </draw:text-box>
        </draw:frame>
        <draw:path draw:style-name="gr2" draw:text-style-name="P3" draw:layer="layout" svg:width="0.612cm" svg:height="0.776cm" svg:x="17.05cm" svg:y="22.119cm" svg:viewBox="0 0 613 777" svg:d="M0 582c0 195 153 195 153 195h307c153 0 153-195 153-195v-582h-613z">
          <text:p/>
        </draw:path>
        <draw:path draw:style-name="gr3" draw:text-style-name="P4" draw:layer="layout" svg:width="0.612cm" svg:height="0.776cm" svg:x="17.05cm" svg:y="22.119cm" svg:viewBox="0 0 613 777" svg:d="M0 582c0 195 153 195 153 195h307c153 0 153-195 153-195v-582h-613z">
          <text:p/>
        </draw:path>
        <draw:path draw:style-name="gr4" draw:text-style-name="P4" draw:layer="layout" svg:width="0.612cm" svg:height="0.776cm" svg:x="17.05cm" svg:y="22.119cm" svg:viewBox="0 0 613 777" svg:d="M0 0v582c0 195 153 195 153 195h307c153 0 153-195 153-195v-582z">
          <text:p/>
        </draw:path>
        <draw:frame draw:style-name="gr5" draw:text-style-name="P6" draw:layer="layout" svg:width="0.586cm" svg:height="0.352cm" svg:x="17.039cm" svg:y="24.296cm">
          <draw:text-box>
            <text:p text:style-name="P5"><text:span text:style-name="T1">15</text:span><text:span text:style-name="T1">9</text:span></text:p>
          </draw:text-box>
        </draw:frame>
        <draw:path draw:style-name="gr2" draw:text-style-name="P3" draw:layer="layout" svg:width="0.47cm" svg:height="0.861cm" svg:x="17.121cm" svg:y="36.568cm" svg:viewBox="0 0 471 862" svg:d="M0 862v-287h471v287zM0 575v-287h471v287zM0 288v-288h471v288z">
          <text:p/>
        </draw:path>
        <draw:path draw:style-name="gr3" draw:text-style-name="P4" draw:layer="layout" svg:width="0.47cm" svg:height="0.861cm" svg:x="17.121cm" svg:y="36.568cm" svg:viewBox="0 0 471 862" svg:d="M0 862v-287h471v287zM0 575v-287h471v287zM0 288v-288h471v288z">
          <text:p/>
        </draw:path>
        <draw:polygon draw:style-name="gr4" draw:text-style-name="P4" draw:layer="layout" svg:width="0.47cm" svg:height="0.861cm" svg:x="17.121cm" svg:y="36.568cm" svg:viewBox="0 0 471 862" draw:points="0,0 0,288 0,575 0,862 471,862 471,575 471,288 471,0">
          <text:p/>
        </draw:polygon>
        <draw:frame draw:style-name="gr5" draw:text-style-name="P6" draw:layer="layout" svg:width="0.586cm" svg:height="0.352cm" svg:x="17.039cm" svg:y="22.426cm">
          <draw:text-box>
            <text:p text:style-name="P5"><text:span text:style-name="T1">11</text:span><text:span text:style-name="T1">7</text:span></text:p>
          </draw:text-box>
        </draw:frame>
        <draw:polygon draw:style-name="gr2" draw:text-style-name="P3" draw:layer="layout" svg:width="0.392cm" svg:height="0.522cm" svg:x="17.16cm" svg:y="34.972cm" svg:viewBox="0 0 393 523" draw:points="196,0 393,523 0,523">
          <text:p/>
        </draw:polygon>
        <draw:polygon draw:style-name="gr3" draw:text-style-name="P4" draw:layer="layout" svg:width="0.392cm" svg:height="0.522cm" svg:x="17.16cm" svg:y="34.972cm" svg:viewBox="0 0 393 523" draw:points="196,0 393,523 0,523">
          <text:p/>
        </draw:polygon>
        <draw:polygon draw:style-name="gr4" draw:text-style-name="P4" draw:layer="layout" svg:width="0.392cm" svg:height="0.522cm" svg:x="17.16cm" svg:y="34.972cm" svg:viewBox="0 0 393 523" draw:points="196,0 0,523 393,523">
          <text:p/>
        </draw:polygon>
        <draw:frame draw:style-name="gr5" draw:text-style-name="P6" draw:layer="layout" svg:width="0.586cm" svg:height="0.352cm" svg:x="17.039cm" svg:y="36.961cm">
          <draw:text-box>
            <text:p text:style-name="P5"><text:span text:style-name="T1">13</text:span><text:span text:style-name="T1">2</text:span></text:p>
          </draw:text-box>
        </draw:frame>
        <draw:path draw:style-name="gr7" draw:text-style-name="P7" draw:layer="layout" svg:width="0.47cm" svg:height="4.564cm" svg:x="17.1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4" draw:layer="layout" svg:width="0.47cm" svg:height="4.564cm" svg:x="17.1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4" draw:layer="layout" svg:width="0.47cm" svg:height="4.564cm" svg:x="17.12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6" draw:layer="layout" svg:width="0.586cm" svg:height="0.352cm" svg:x="17.039cm" svg:y="35.585cm">
          <draw:text-box>
            <text:p text:style-name="P5"><text:span text:style-name="T1">15</text:span><text:span text:style-name="T1">7</text:span></text:p>
          </draw:text-box>
        </draw:frame>
        <draw:polygon draw:style-name="gr2" draw:text-style-name="P3" draw:layer="layout" svg:width="0.392cm" svg:height="0.522cm" svg:x="17.16cm" svg:y="28.269cm" svg:viewBox="0 0 393 523" draw:points="196,0 393,523 0,523">
          <text:p/>
        </draw:polygon>
        <draw:polygon draw:style-name="gr3" draw:text-style-name="P4" draw:layer="layout" svg:width="0.392cm" svg:height="0.522cm" svg:x="17.16cm" svg:y="28.269cm" svg:viewBox="0 0 393 523" draw:points="196,0 393,523 0,523">
          <text:p/>
        </draw:polygon>
        <draw:polygon draw:style-name="gr4" draw:text-style-name="P4" draw:layer="layout" svg:width="0.392cm" svg:height="0.522cm" svg:x="17.16cm" svg:y="28.269cm" svg:viewBox="0 0 393 523" draw:points="196,0 0,523 393,523">
          <text:p/>
        </draw:polygon>
        <draw:frame draw:style-name="gr6" draw:text-style-name="P6" draw:layer="layout" svg:width="0.391cm" svg:height="0.352cm" svg:x="17.145cm" svg:y="32.128cm">
          <draw:text-box>
            <text:p text:style-name="P5"><text:span text:style-name="T1">15</text:span></text:p>
          </draw:text-box>
        </draw:frame>
        <draw:path draw:style-name="gr2" draw:text-style-name="P3" draw:layer="layout" svg:width="0.47cm" svg:height="1.42cm" svg:x="17.121cm" svg:y="24.932cm" svg:viewBox="0 0 471 1421" svg:d="M0 1421v-474h471v474zM0 947v-474h471v474zM0 473v-473h471v473z">
          <text:p/>
        </draw:path>
        <draw:path draw:style-name="gr3" draw:text-style-name="P4" draw:layer="layout" svg:width="0.47cm" svg:height="1.42cm" svg:x="17.121cm" svg:y="24.932cm" svg:viewBox="0 0 471 1421" svg:d="M0 1421v-474h471v474zM0 947v-474h471v474zM0 473v-473h471v473z">
          <text:p/>
        </draw:path>
        <draw:polygon draw:style-name="gr4" draw:text-style-name="P4" draw:layer="layout" svg:width="0.47cm" svg:height="1.42cm" svg:x="17.121cm" svg:y="24.932cm" svg:viewBox="0 0 471 1421" draw:points="0,0 0,473 0,947 0,1421 471,1421 471,947 471,473 471,0">
          <text:p/>
        </draw:polygon>
        <draw:frame draw:style-name="gr5" draw:text-style-name="P6" draw:layer="layout" svg:width="0.586cm" svg:height="0.352cm" svg:x="17.039cm" svg:y="28.882cm">
          <draw:text-box>
            <text:p text:style-name="P5"><text:span text:style-name="T1">15</text:span><text:span text:style-name="T1">8</text:span></text:p>
          </draw:text-box>
        </draw:frame>
        <draw:path draw:style-name="gr2" draw:text-style-name="P3" draw:layer="layout" svg:width="0.612cm" svg:height="0.776cm" svg:x="17.05cm" svg:y="40.11cm" svg:viewBox="0 0 613 777" svg:d="M0 582c0 195 153 195 153 195h307c153 0 153-195 153-195v-582h-613z">
          <text:p/>
        </draw:path>
        <draw:path draw:style-name="gr3" draw:text-style-name="P4" draw:layer="layout" svg:width="0.612cm" svg:height="0.776cm" svg:x="17.05cm" svg:y="40.11cm" svg:viewBox="0 0 613 777" svg:d="M0 582c0 195 153 195 153 195h307c153 0 153-195 153-195v-582h-613z">
          <text:p/>
        </draw:path>
        <draw:path draw:style-name="gr4" draw:text-style-name="P4" draw:layer="layout" svg:width="0.612cm" svg:height="0.776cm" svg:x="17.05cm" svg:y="40.11cm" svg:viewBox="0 0 613 777" svg:d="M0 0v582c0 195 153 195 153 195h307c153 0 153-195 153-195v-582z">
          <text:p/>
        </draw:path>
        <draw:frame draw:style-name="gr5" draw:text-style-name="P6" draw:layer="layout" svg:width="0.586cm" svg:height="0.352cm" svg:x="17.039cm" svg:y="25.601cm">
          <draw:text-box>
            <text:p text:style-name="P5"><text:span text:style-name="T1">13</text:span><text:span text:style-name="T1">3</text:span></text:p>
          </draw:text-box>
        </draw:frame>
        <draw:polygon draw:style-name="gr2" draw:text-style-name="P3" draw:layer="layout" svg:width="0.392cm" svg:height="0.522cm" svg:x="16.102cm" svg:y="38.147cm" svg:viewBox="0 0 393 523" draw:points="197,0 393,523 0,523">
          <text:p/>
        </draw:polygon>
        <draw:polygon draw:style-name="gr3" draw:text-style-name="P4" draw:layer="layout" svg:width="0.392cm" svg:height="0.522cm" svg:x="16.102cm" svg:y="38.147cm" svg:viewBox="0 0 393 523" draw:points="197,0 393,523 0,523">
          <text:p/>
        </draw:polygon>
        <draw:polygon draw:style-name="gr4" draw:text-style-name="P4" draw:layer="layout" svg:width="0.392cm" svg:height="0.522cm" svg:x="16.102cm" svg:y="38.147cm" svg:viewBox="0 0 393 523" draw:points="197,0 0,523 393,523">
          <text:p/>
        </draw:polygon>
        <draw:frame draw:style-name="gr5" draw:text-style-name="P6" draw:layer="layout" svg:width="0.586cm" svg:height="0.352cm" svg:x="17.039cm" svg:y="40.418cm">
          <draw:text-box>
            <text:p text:style-name="P5"><text:span text:style-name="T1">11</text:span><text:span text:style-name="T1">6</text:span></text:p>
          </draw:text-box>
        </draw:frame>
        <draw:polygon draw:style-name="gr2" draw:text-style-name="P3" draw:layer="layout" svg:width="0.392cm" svg:height="0.522cm" svg:x="16.102cm" svg:y="23.683cm" svg:viewBox="0 0 393 523" draw:points="197,0 393,523 0,523">
          <text:p/>
        </draw:polygon>
        <draw:polygon draw:style-name="gr3" draw:text-style-name="P4" draw:layer="layout" svg:width="0.392cm" svg:height="0.522cm" svg:x="16.102cm" svg:y="23.683cm" svg:viewBox="0 0 393 523" draw:points="197,0 393,523 0,523">
          <text:p/>
        </draw:polygon>
        <draw:polygon draw:style-name="gr4" draw:text-style-name="P4" draw:layer="layout" svg:width="0.392cm" svg:height="0.522cm" svg:x="16.102cm" svg:y="23.683cm" svg:viewBox="0 0 393 523" draw:points="197,0 0,523 393,523">
          <text:p/>
        </draw:polygon>
        <draw:frame draw:style-name="gr6" draw:text-style-name="P6" draw:layer="layout" svg:width="0.391cm" svg:height="0.352cm" svg:x="16.087cm" svg:y="38.76cm">
          <draw:text-box>
            <text:p text:style-name="P5"><text:span text:style-name="T1">22</text:span></text:p>
          </draw:text-box>
        </draw:frame>
        <draw:path draw:style-name="gr2" draw:text-style-name="P3" draw:layer="layout" svg:width="0.612cm" svg:height="0.776cm" svg:x="15.992cm" svg:y="22.119cm" svg:viewBox="0 0 613 777" svg:d="M0 582c0 195 153 195 153 195h307c153 0 153-195 153-195v-582h-613z">
          <text:p/>
        </draw:path>
        <draw:path draw:style-name="gr3" draw:text-style-name="P4" draw:layer="layout" svg:width="0.612cm" svg:height="0.776cm" svg:x="15.992cm" svg:y="22.119cm" svg:viewBox="0 0 613 777" svg:d="M0 582c0 195 153 195 153 195h307c153 0 153-195 153-195v-582h-613z">
          <text:p/>
        </draw:path>
        <draw:path draw:style-name="gr4" draw:text-style-name="P4" draw:layer="layout" svg:width="0.612cm" svg:height="0.776cm" svg:x="15.992cm" svg:y="22.119cm" svg:viewBox="0 0 613 777" svg:d="M0 0v582c0 195 153 195 153 195h307c153 0 153-195 153-195v-582z">
          <text:p/>
        </draw:path>
        <draw:frame draw:style-name="gr6" draw:text-style-name="P6" draw:layer="layout" svg:width="0.391cm" svg:height="0.352cm" svg:x="16.087cm" svg:y="24.296cm">
          <draw:text-box>
            <text:p text:style-name="P5"><text:span text:style-name="T1">37</text:span></text:p>
          </draw:text-box>
        </draw:frame>
        <draw:path draw:style-name="gr2" draw:text-style-name="P3" draw:layer="layout" svg:width="0.47cm" svg:height="0.861cm" svg:x="16.063cm" svg:y="36.568cm" svg:viewBox="0 0 471 862" svg:d="M0 862v-287h471v287zM0 575v-287h471v287zM0 288v-288h471v288z">
          <text:p/>
        </draw:path>
        <draw:path draw:style-name="gr3" draw:text-style-name="P4" draw:layer="layout" svg:width="0.47cm" svg:height="0.861cm" svg:x="16.063cm" svg:y="36.568cm" svg:viewBox="0 0 471 862" svg:d="M0 862v-287h471v287zM0 575v-287h471v287zM0 288v-288h471v288z">
          <text:p/>
        </draw:path>
        <draw:polygon draw:style-name="gr4" draw:text-style-name="P4" draw:layer="layout" svg:width="0.47cm" svg:height="0.861cm" svg:x="16.063cm" svg:y="36.568cm" svg:viewBox="0 0 471 862" draw:points="0,0 0,288 0,575 0,862 471,862 471,575 471,288 471,0">
          <text:p/>
        </draw:polygon>
        <draw:frame draw:style-name="gr5" draw:text-style-name="P6" draw:layer="layout" svg:width="0.586cm" svg:height="0.352cm" svg:x="15.981cm" svg:y="22.426cm">
          <draw:text-box>
            <text:p text:style-name="P5"><text:span text:style-name="T1">11</text:span><text:span text:style-name="T1">5</text:span></text:p>
          </draw:text-box>
        </draw:frame>
        <draw:polygon draw:style-name="gr2" draw:text-style-name="P3" draw:layer="layout" svg:width="0.392cm" svg:height="0.522cm" svg:x="16.102cm" svg:y="34.972cm" svg:viewBox="0 0 393 523" draw:points="197,0 393,523 0,523">
          <text:p/>
        </draw:polygon>
        <draw:polygon draw:style-name="gr3" draw:text-style-name="P4" draw:layer="layout" svg:width="0.392cm" svg:height="0.522cm" svg:x="16.102cm" svg:y="34.972cm" svg:viewBox="0 0 393 523" draw:points="197,0 393,523 0,523">
          <text:p/>
        </draw:polygon>
        <draw:polygon draw:style-name="gr4" draw:text-style-name="P4" draw:layer="layout" svg:width="0.392cm" svg:height="0.522cm" svg:x="16.102cm" svg:y="34.972cm" svg:viewBox="0 0 393 523" draw:points="197,0 0,523 393,523">
          <text:p/>
        </draw:polygon>
        <draw:frame draw:style-name="gr5" draw:text-style-name="P6" draw:layer="layout" svg:width="0.586cm" svg:height="0.352cm" svg:x="15.981cm" svg:y="36.961cm">
          <draw:text-box>
            <text:p text:style-name="P5"><text:span text:style-name="T1">12</text:span><text:span text:style-name="T1">9</text:span></text:p>
          </draw:text-box>
        </draw:frame>
        <draw:path draw:style-name="gr7" draw:text-style-name="P7" draw:layer="layout" svg:width="0.47cm" svg:height="4.564cm" svg:x="16.06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4" draw:layer="layout" svg:width="0.47cm" svg:height="4.564cm" svg:x="16.06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4" draw:layer="layout" svg:width="0.47cm" svg:height="4.564cm" svg:x="16.063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6" draw:layer="layout" svg:width="0.391cm" svg:height="0.352cm" svg:x="16.087cm" svg:y="35.585cm">
          <draw:text-box>
            <text:p text:style-name="P5"><text:span text:style-name="T1">27</text:span></text:p>
          </draw:text-box>
        </draw:frame>
        <draw:polygon draw:style-name="gr2" draw:text-style-name="P3" draw:layer="layout" svg:width="0.392cm" svg:height="0.522cm" svg:x="16.102cm" svg:y="28.269cm" svg:viewBox="0 0 393 523" draw:points="197,0 393,523 0,523">
          <text:p/>
        </draw:polygon>
        <draw:polygon draw:style-name="gr3" draw:text-style-name="P4" draw:layer="layout" svg:width="0.392cm" svg:height="0.522cm" svg:x="16.102cm" svg:y="28.269cm" svg:viewBox="0 0 393 523" draw:points="197,0 393,523 0,523">
          <text:p/>
        </draw:polygon>
        <draw:polygon draw:style-name="gr4" draw:text-style-name="P4" draw:layer="layout" svg:width="0.392cm" svg:height="0.522cm" svg:x="16.102cm" svg:y="28.269cm" svg:viewBox="0 0 393 523" draw:points="197,0 0,523 393,523">
          <text:p/>
        </draw:polygon>
        <draw:frame draw:style-name="gr6" draw:text-style-name="P6" draw:layer="layout" svg:width="0.391cm" svg:height="0.352cm" svg:x="16.087cm" svg:y="32.128cm">
          <draw:text-box>
            <text:p text:style-name="P5"><text:span text:style-name="T1">14</text:span></text:p>
          </draw:text-box>
        </draw:frame>
        <draw:path draw:style-name="gr2" draw:text-style-name="P3" draw:layer="layout" svg:width="0.47cm" svg:height="1.42cm" svg:x="16.063cm" svg:y="24.932cm" svg:viewBox="0 0 471 1421" svg:d="M0 1421v-474h471v474zM0 947v-474h471v474zM0 473v-473h471v473z">
          <text:p/>
        </draw:path>
        <draw:path draw:style-name="gr3" draw:text-style-name="P4" draw:layer="layout" svg:width="0.47cm" svg:height="1.42cm" svg:x="16.063cm" svg:y="24.932cm" svg:viewBox="0 0 471 1421" svg:d="M0 1421v-474h471v474zM0 947v-474h471v474zM0 473v-473h471v473z">
          <text:p/>
        </draw:path>
        <draw:polygon draw:style-name="gr4" draw:text-style-name="P4" draw:layer="layout" svg:width="0.47cm" svg:height="1.42cm" svg:x="16.063cm" svg:y="24.932cm" svg:viewBox="0 0 471 1421" draw:points="0,0 0,473 0,947 0,1421 471,1421 471,947 471,473 471,0">
          <text:p/>
        </draw:polygon>
        <draw:frame draw:style-name="gr6" draw:text-style-name="P6" draw:layer="layout" svg:width="0.391cm" svg:height="0.352cm" svg:x="16.087cm" svg:y="28.882cm">
          <draw:text-box>
            <text:p text:style-name="P5"><text:span text:style-name="T1">33</text:span></text:p>
          </draw:text-box>
        </draw:frame>
        <draw:path draw:style-name="gr2" draw:text-style-name="P3" draw:layer="layout" svg:width="0.612cm" svg:height="0.776cm" svg:x="15.992cm" svg:y="40.11cm" svg:viewBox="0 0 613 777" svg:d="M0 582c0 195 153 195 153 195h307c153 0 153-195 153-195v-582h-613z">
          <text:p/>
        </draw:path>
        <draw:path draw:style-name="gr3" draw:text-style-name="P4" draw:layer="layout" svg:width="0.612cm" svg:height="0.776cm" svg:x="15.992cm" svg:y="40.11cm" svg:viewBox="0 0 613 777" svg:d="M0 582c0 195 153 195 153 195h307c153 0 153-195 153-195v-582h-613z">
          <text:p/>
        </draw:path>
        <draw:path draw:style-name="gr4" draw:text-style-name="P4" draw:layer="layout" svg:width="0.612cm" svg:height="0.776cm" svg:x="15.992cm" svg:y="40.11cm" svg:viewBox="0 0 613 777" svg:d="M0 0v582c0 195 153 195 153 195h307c153 0 153-195 153-195v-582z">
          <text:p/>
        </draw:path>
        <draw:frame draw:style-name="gr5" draw:text-style-name="P6" draw:layer="layout" svg:width="0.586cm" svg:height="0.352cm" svg:x="15.981cm" svg:y="25.601cm">
          <draw:text-box>
            <text:p text:style-name="P5"><text:span text:style-name="T1">13</text:span><text:span text:style-name="T1">1</text:span></text:p>
          </draw:text-box>
        </draw:frame>
        <draw:path draw:style-name="gr2" draw:text-style-name="P3" draw:layer="layout" svg:width="0.612cm" svg:height="0.776cm" svg:x="14.863cm" svg:y="40.11cm" svg:viewBox="0 0 613 777" svg:d="M0 582c0 195 154 195 154 195h306c153 0 153-195 153-195v-582h-613z">
          <text:p/>
        </draw:path>
        <draw:path draw:style-name="gr3" draw:text-style-name="P4" draw:layer="layout" svg:width="0.612cm" svg:height="0.776cm" svg:x="14.863cm" svg:y="40.11cm" svg:viewBox="0 0 613 777" svg:d="M0 582c0 195 154 195 154 195h306c153 0 153-195 153-195v-582h-613z">
          <text:p/>
        </draw:path>
        <draw:path draw:style-name="gr4" draw:text-style-name="P4" draw:layer="layout" svg:width="0.612cm" svg:height="0.776cm" svg:x="14.863cm" svg:y="40.11cm" svg:viewBox="0 0 613 777" svg:d="M0 0v582c0 195 154 195 154 195h306c153 0 153-195 153-195v-582z">
          <text:p/>
        </draw:path>
        <draw:frame draw:style-name="gr5" draw:text-style-name="P6" draw:layer="layout" svg:width="0.586cm" svg:height="0.352cm" svg:x="15.981cm" svg:y="40.418cm">
          <draw:text-box>
            <text:p text:style-name="P5"><text:span text:style-name="T1">11</text:span><text:span text:style-name="T1">4</text:span></text:p>
          </draw:text-box>
        </draw:frame>
        <draw:path draw:style-name="gr2" draw:text-style-name="P3" draw:layer="layout" svg:width="0.47cm" svg:height="1.42cm" svg:x="14.934cm" svg:y="24.932cm" svg:viewBox="0 0 471 1421" svg:d="M0 1421v-474h471v474zM0 947v-474h471v474zM0 473v-473h471v473z">
          <text:p/>
        </draw:path>
        <draw:path draw:style-name="gr3" draw:text-style-name="P4" draw:layer="layout" svg:width="0.47cm" svg:height="1.42cm" svg:x="14.934cm" svg:y="24.932cm" svg:viewBox="0 0 471 1421" svg:d="M0 1421v-474h471v474zM0 947v-474h471v474zM0 473v-473h471v473z">
          <text:p/>
        </draw:path>
        <draw:polygon draw:style-name="gr4" draw:text-style-name="P4" draw:layer="layout" svg:width="0.47cm" svg:height="1.42cm" svg:x="14.934cm" svg:y="24.932cm" svg:viewBox="0 0 471 1421" draw:points="0,0 0,473 0,947 0,1421 471,1421 471,947 471,473 471,0">
          <text:p/>
        </draw:polygon>
        <draw:frame draw:style-name="gr5" draw:text-style-name="P6" draw:layer="layout" svg:width="0.586cm" svg:height="0.352cm" svg:x="14.852cm" svg:y="40.418cm">
          <draw:text-box>
            <text:p text:style-name="P5"><text:span text:style-name="T1">11</text:span><text:span text:style-name="T1">2</text:span></text:p>
          </draw:text-box>
        </draw:frame>
        <draw:polygon draw:style-name="gr2" draw:text-style-name="P3" draw:layer="layout" svg:width="0.392cm" svg:height="0.522cm" svg:x="14.973cm" svg:y="28.269cm" svg:viewBox="0 0 393 523" draw:points="197,0 393,523 0,523">
          <text:p/>
        </draw:polygon>
        <draw:polygon draw:style-name="gr3" draw:text-style-name="P4" draw:layer="layout" svg:width="0.392cm" svg:height="0.522cm" svg:x="14.973cm" svg:y="28.269cm" svg:viewBox="0 0 393 523" draw:points="197,0 393,523 0,523">
          <text:p/>
        </draw:polygon>
        <draw:polygon draw:style-name="gr4" draw:text-style-name="P4" draw:layer="layout" svg:width="0.392cm" svg:height="0.522cm" svg:x="14.973cm" svg:y="28.269cm" svg:viewBox="0 0 393 523" draw:points="197,0 0,523 393,523">
          <text:p/>
        </draw:polygon>
        <draw:frame draw:style-name="gr5" draw:text-style-name="P6" draw:layer="layout" svg:width="0.586cm" svg:height="0.352cm" svg:x="14.852cm" svg:y="25.601cm">
          <draw:text-box>
            <text:p text:style-name="P5"><text:span text:style-name="T1">13</text:span><text:span text:style-name="T1">0</text:span></text:p>
          </draw:text-box>
        </draw:frame>
        <draw:path draw:style-name="gr7" draw:text-style-name="P7" draw:layer="layout" svg:width="0.47cm" svg:height="4.564cm" svg:x="14.93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4" draw:layer="layout" svg:width="0.47cm" svg:height="4.564cm" svg:x="14.93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4" draw:layer="layout" svg:width="0.47cm" svg:height="4.564cm" svg:x="14.934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6" draw:layer="layout" svg:width="0.586cm" svg:height="0.352cm" svg:x="14.852cm" svg:y="28.882cm">
          <draw:text-box>
            <text:p text:style-name="P5"><text:span text:style-name="T1">15</text:span><text:span text:style-name="T1">4</text:span></text:p>
          </draw:text-box>
        </draw:frame>
        <draw:polygon draw:style-name="gr2" draw:text-style-name="P3" draw:layer="layout" svg:width="0.392cm" svg:height="0.522cm" svg:x="14.973cm" svg:y="34.972cm" svg:viewBox="0 0 393 523" draw:points="197,0 393,523 0,523">
          <text:p/>
        </draw:polygon>
        <draw:polygon draw:style-name="gr3" draw:text-style-name="P4" draw:layer="layout" svg:width="0.392cm" svg:height="0.522cm" svg:x="14.973cm" svg:y="34.972cm" svg:viewBox="0 0 393 523" draw:points="197,0 393,523 0,523">
          <text:p/>
        </draw:polygon>
        <draw:polygon draw:style-name="gr4" draw:text-style-name="P4" draw:layer="layout" svg:width="0.392cm" svg:height="0.522cm" svg:x="14.973cm" svg:y="34.972cm" svg:viewBox="0 0 393 523" draw:points="197,0 0,523 393,523">
          <text:p/>
        </draw:polygon>
        <draw:frame draw:style-name="gr6" draw:text-style-name="P6" draw:layer="layout" svg:width="0.391cm" svg:height="0.352cm" svg:x="14.958cm" svg:y="32.128cm">
          <draw:text-box>
            <text:p text:style-name="P5"><text:span text:style-name="T1">13</text:span></text:p>
          </draw:text-box>
        </draw:frame>
        <draw:path draw:style-name="gr2" draw:text-style-name="P3" draw:layer="layout" svg:width="0.47cm" svg:height="0.861cm" svg:x="14.934cm" svg:y="36.568cm" svg:viewBox="0 0 471 862" svg:d="M0 862v-287h471v287zM0 575v-287h471v287zM0 288v-288h471v288z">
          <text:p/>
        </draw:path>
        <draw:path draw:style-name="gr3" draw:text-style-name="P4" draw:layer="layout" svg:width="0.47cm" svg:height="0.861cm" svg:x="14.934cm" svg:y="36.568cm" svg:viewBox="0 0 471 862" svg:d="M0 862v-287h471v287zM0 575v-287h471v287zM0 288v-288h471v288z">
          <text:p/>
        </draw:path>
        <draw:polygon draw:style-name="gr4" draw:text-style-name="P4" draw:layer="layout" svg:width="0.47cm" svg:height="0.861cm" svg:x="14.934cm" svg:y="36.568cm" svg:viewBox="0 0 471 862" draw:points="0,0 0,288 0,575 0,862 471,862 471,575 471,288 471,0">
          <text:p/>
        </draw:polygon>
        <draw:frame draw:style-name="gr5" draw:text-style-name="P6" draw:layer="layout" svg:width="0.586cm" svg:height="0.352cm" svg:x="14.852cm" svg:y="35.585cm">
          <draw:text-box>
            <text:p text:style-name="P5"><text:span text:style-name="T1">15</text:span><text:span text:style-name="T1">3</text:span></text:p>
          </draw:text-box>
        </draw:frame>
        <draw:path draw:style-name="gr2" draw:text-style-name="P3" draw:layer="layout" svg:width="0.612cm" svg:height="0.776cm" svg:x="14.863cm" svg:y="22.119cm" svg:viewBox="0 0 613 777" svg:d="M0 582c0 195 154 195 154 195h306c153 0 153-195 153-195v-582h-613z">
          <text:p/>
        </draw:path>
        <draw:path draw:style-name="gr3" draw:text-style-name="P4" draw:layer="layout" svg:width="0.612cm" svg:height="0.776cm" svg:x="14.863cm" svg:y="22.119cm" svg:viewBox="0 0 613 777" svg:d="M0 582c0 195 154 195 154 195h306c153 0 153-195 153-195v-582h-613z">
          <text:p/>
        </draw:path>
        <draw:path draw:style-name="gr4" draw:text-style-name="P4" draw:layer="layout" svg:width="0.612cm" svg:height="0.776cm" svg:x="14.863cm" svg:y="22.119cm" svg:viewBox="0 0 613 777" svg:d="M0 0v582c0 195 154 195 154 195h306c153 0 153-195 153-195v-582z">
          <text:p/>
        </draw:path>
        <draw:frame draw:style-name="gr5" draw:text-style-name="P6" draw:layer="layout" svg:width="0.586cm" svg:height="0.352cm" svg:x="14.852cm" svg:y="36.961cm">
          <draw:text-box>
            <text:p text:style-name="P5"><text:span text:style-name="T1">12</text:span><text:span text:style-name="T1">8</text:span></text:p>
          </draw:text-box>
        </draw:frame>
        <draw:polygon draw:style-name="gr2" draw:text-style-name="P3" draw:layer="layout" svg:width="0.392cm" svg:height="0.522cm" svg:x="14.973cm" svg:y="23.683cm" svg:viewBox="0 0 393 523" draw:points="197,0 393,523 0,523">
          <text:p/>
        </draw:polygon>
        <draw:polygon draw:style-name="gr3" draw:text-style-name="P4" draw:layer="layout" svg:width="0.392cm" svg:height="0.522cm" svg:x="14.973cm" svg:y="23.683cm" svg:viewBox="0 0 393 523" draw:points="197,0 393,523 0,523">
          <text:p/>
        </draw:polygon>
        <draw:polygon draw:style-name="gr4" draw:text-style-name="P4" draw:layer="layout" svg:width="0.392cm" svg:height="0.522cm" svg:x="14.973cm" svg:y="23.683cm" svg:viewBox="0 0 393 523" draw:points="197,0 0,523 393,523">
          <text:p/>
        </draw:polygon>
        <draw:frame draw:style-name="gr5" draw:text-style-name="P6" draw:layer="layout" svg:width="0.586cm" svg:height="0.352cm" svg:x="14.852cm" svg:y="22.426cm">
          <draw:text-box>
            <text:p text:style-name="P5"><text:span text:style-name="T1">11</text:span><text:span text:style-name="T1">3</text:span></text:p>
          </draw:text-box>
        </draw:frame>
        <draw:polygon draw:style-name="gr2" draw:text-style-name="P3" draw:layer="layout" svg:width="0.392cm" svg:height="0.522cm" svg:x="14.973cm" svg:y="38.147cm" svg:viewBox="0 0 393 523" draw:points="197,0 393,523 0,523">
          <text:p/>
        </draw:polygon>
        <draw:polygon draw:style-name="gr3" draw:text-style-name="P4" draw:layer="layout" svg:width="0.392cm" svg:height="0.522cm" svg:x="14.973cm" svg:y="38.147cm" svg:viewBox="0 0 393 523" draw:points="197,0 393,523 0,523">
          <text:p/>
        </draw:polygon>
        <draw:polygon draw:style-name="gr4" draw:text-style-name="P4" draw:layer="layout" svg:width="0.392cm" svg:height="0.522cm" svg:x="14.973cm" svg:y="38.147cm" svg:viewBox="0 0 393 523" draw:points="197,0 0,523 393,523">
          <text:p/>
        </draw:polygon>
        <draw:frame draw:style-name="gr5" draw:text-style-name="P6" draw:layer="layout" svg:width="0.586cm" svg:height="0.352cm" svg:x="14.852cm" svg:y="24.296cm">
          <draw:text-box>
            <text:p text:style-name="P5"><text:span text:style-name="T1">15</text:span><text:span text:style-name="T1">5</text:span></text:p>
          </draw:text-box>
        </draw:frame>
        <draw:path draw:style-name="gr2" draw:text-style-name="P3" draw:layer="layout" svg:width="4.893cm" svg:height="0.776cm" svg:x="7.713cm" svg:y="44.344cm" svg:viewBox="0 0 4894 777" svg:d="M0 583c0 194 1223 194 1223 194h2447c1224 0 1224-194 1224-194v-583h-4894z">
          <text:p/>
        </draw:path>
        <draw:path draw:style-name="gr3" draw:text-style-name="P4" draw:layer="layout" svg:width="4.893cm" svg:height="0.776cm" svg:x="7.713cm" svg:y="44.344cm" svg:viewBox="0 0 4894 777" svg:d="M0 583c0 194 1223 194 1223 194h2447c1224 0 1224-194 1224-194v-583h-4894z">
          <text:p/>
        </draw:path>
        <draw:path draw:style-name="gr4" draw:text-style-name="P4" draw:layer="layout" svg:width="4.893cm" svg:height="0.776cm" svg:x="7.713cm" svg:y="44.344cm" svg:viewBox="0 0 4894 777" svg:d="M0 0v583c0 194 1223 194 1223 194h2447c1224 0 1224-194 1224-194v-583z">
          <text:p/>
        </draw:path>
        <draw:frame draw:style-name="gr5" draw:text-style-name="P6" draw:layer="layout" svg:width="0.586cm" svg:height="0.352cm" svg:x="14.852cm" svg:y="38.76cm">
          <draw:text-box>
            <text:p text:style-name="P5"><text:span text:style-name="T1">15</text:span><text:span text:style-name="T1">2</text:span></text:p>
          </draw:text-box>
        </draw:frame>
        <draw:path draw:style-name="gr2" draw:text-style-name="P3" draw:layer="layout" svg:width="4.892cm" svg:height="0.776cm" svg:x="6.937cm" svg:y="17.18cm" svg:viewBox="0 0 4893 777" svg:d="M0 583c0 194 1224 194 1224 194h2446c1223 0 1223-194 1223-194v-583h-4893z">
          <text:p/>
        </draw:path>
        <draw:path draw:style-name="gr3" draw:text-style-name="P4" draw:layer="layout" svg:width="4.892cm" svg:height="0.776cm" svg:x="6.937cm" svg:y="17.18cm" svg:viewBox="0 0 4893 777" svg:d="M0 583c0 194 1224 194 1224 194h2446c1223 0 1223-194 1223-194v-583h-4893z">
          <text:p/>
        </draw:path>
        <draw:path draw:style-name="gr4" draw:text-style-name="P4" draw:layer="layout" svg:width="4.892cm" svg:height="0.776cm" svg:x="6.937cm" svg:y="17.18cm" svg:viewBox="0 0 4893 777" svg:d="M0 0v583c0 194 1224 194 1224 194h2446c1223 0 1223-194 1223-194v-583z">
          <text:p/>
        </draw:path>
        <draw:frame draw:style-name="gr5" draw:text-style-name="P6" draw:layer="layout" svg:width="0.586cm" svg:height="0.352cm" svg:x="9.843cm" svg:y="44.651cm">
          <draw:text-box>
            <text:p text:style-name="P5"><text:span text:style-name="T1">10</text:span><text:span text:style-name="T1">2</text:span></text:p>
          </draw:text-box>
        </draw:frame>
        <draw:polygon draw:style-name="gr2" draw:text-style-name="P3" draw:layer="layout" svg:width="0.392cm" svg:height="0.522cm" svg:x="5.06cm" svg:y="38.147cm" svg:viewBox="0 0 393 523" draw:points="196,0 393,523 0,523">
          <text:p/>
        </draw:polygon>
        <draw:polygon draw:style-name="gr3" draw:text-style-name="P4" draw:layer="layout" svg:width="0.392cm" svg:height="0.522cm" svg:x="5.06cm" svg:y="38.147cm" svg:viewBox="0 0 393 523" draw:points="196,0 393,523 0,523">
          <text:p/>
        </draw:polygon>
        <draw:polygon draw:style-name="gr4" draw:text-style-name="P4" draw:layer="layout" svg:width="0.392cm" svg:height="0.522cm" svg:x="5.06cm" svg:y="38.147cm" svg:viewBox="0 0 393 523" draw:points="196,0 0,523 393,523">
          <text:p/>
        </draw:polygon>
        <draw:frame draw:style-name="gr5" draw:text-style-name="P6" draw:layer="layout" svg:width="0.586cm" svg:height="0.352cm" svg:x="9.066cm" svg:y="17.488cm">
          <draw:text-box>
            <text:p text:style-name="P5"><text:span text:style-name="T1">10</text:span><text:span text:style-name="T1">0</text:span></text:p>
          </draw:text-box>
        </draw:frame>
        <draw:polygon draw:style-name="gr2" draw:text-style-name="P3" draw:layer="layout" svg:width="0.392cm" svg:height="0.522cm" svg:x="5.06cm" svg:y="23.683cm" svg:viewBox="0 0 393 523" draw:points="196,0 393,523 0,523">
          <text:p/>
        </draw:polygon>
        <draw:polygon draw:style-name="gr3" draw:text-style-name="P4" draw:layer="layout" svg:width="0.392cm" svg:height="0.522cm" svg:x="5.06cm" svg:y="23.683cm" svg:viewBox="0 0 393 523" draw:points="196,0 393,523 0,523">
          <text:p/>
        </draw:polygon>
        <draw:polygon draw:style-name="gr4" draw:text-style-name="P4" draw:layer="layout" svg:width="0.392cm" svg:height="0.522cm" svg:x="5.06cm" svg:y="23.683cm" svg:viewBox="0 0 393 523" draw:points="196,0 0,523 393,523">
          <text:p/>
        </draw:polygon>
        <draw:frame draw:style-name="gr6" draw:text-style-name="P6" draw:layer="layout" svg:width="0.391cm" svg:height="0.352cm" svg:x="5.045cm" svg:y="38.76cm">
          <draw:text-box>
            <text:p text:style-name="P5"><text:span text:style-name="T1">88</text:span></text:p>
          </draw:text-box>
        </draw:frame>
        <draw:path draw:style-name="gr2" draw:text-style-name="P3" draw:layer="layout" svg:width="0.612cm" svg:height="0.776cm" svg:x="4.95cm" svg:y="22.119cm" svg:viewBox="0 0 613 777" svg:d="M0 582c0 195 153 195 153 195h307c153 0 153-195 153-195v-582h-613z">
          <text:p/>
        </draw:path>
        <draw:path draw:style-name="gr3" draw:text-style-name="P4" draw:layer="layout" svg:width="0.612cm" svg:height="0.776cm" svg:x="4.95cm" svg:y="22.119cm" svg:viewBox="0 0 613 777" svg:d="M0 582c0 195 153 195 153 195h307c153 0 153-195 153-195v-582h-613z">
          <text:p/>
        </draw:path>
        <draw:path draw:style-name="gr4" draw:text-style-name="P4" draw:layer="layout" svg:width="0.612cm" svg:height="0.776cm" svg:x="4.95cm" svg:y="22.119cm" svg:viewBox="0 0 613 777" svg:d="M0 0v582c0 195 153 195 153 195h307c153 0 153-195 153-195v-582z">
          <text:p/>
        </draw:path>
        <draw:frame draw:style-name="gr6" draw:text-style-name="P6" draw:layer="layout" svg:width="0.391cm" svg:height="0.352cm" svg:x="5.045cm" svg:y="24.296cm">
          <draw:text-box>
            <text:p text:style-name="P5"><text:span text:style-name="T1">91</text:span></text:p>
          </draw:text-box>
        </draw:frame>
        <draw:path draw:style-name="gr2" draw:text-style-name="P3" draw:layer="layout" svg:width="0.47cm" svg:height="0.861cm" svg:x="5.021cm" svg:y="36.568cm" svg:viewBox="0 0 471 862" svg:d="M0 862v-287h471v287zM0 575v-287h471v287zM0 288v-288h471v288z">
          <text:p/>
        </draw:path>
        <draw:path draw:style-name="gr3" draw:text-style-name="P4" draw:layer="layout" svg:width="0.47cm" svg:height="0.861cm" svg:x="5.021cm" svg:y="36.568cm" svg:viewBox="0 0 471 862" svg:d="M0 862v-287h471v287zM0 575v-287h471v287zM0 288v-288h471v288z">
          <text:p/>
        </draw:path>
        <draw:polygon draw:style-name="gr4" draw:text-style-name="P4" draw:layer="layout" svg:width="0.47cm" svg:height="0.861cm" svg:x="5.021cm" svg:y="36.568cm" svg:viewBox="0 0 471 862" draw:points="0,0 0,288 0,575 0,862 471,862 471,575 471,288 471,0">
          <text:p/>
        </draw:polygon>
        <draw:frame draw:style-name="gr6" draw:text-style-name="P6" draw:layer="layout" svg:width="0.391cm" svg:height="0.352cm" svg:x="5.045cm" svg:y="22.426cm">
          <draw:text-box>
            <text:p text:style-name="P5"><text:span text:style-name="T1">73</text:span></text:p>
          </draw:text-box>
        </draw:frame>
        <draw:polygon draw:style-name="gr2" draw:text-style-name="P3" draw:layer="layout" svg:width="0.392cm" svg:height="0.522cm" svg:x="5.06cm" svg:y="34.972cm" svg:viewBox="0 0 393 523" draw:points="196,0 393,523 0,523">
          <text:p/>
        </draw:polygon>
        <draw:polygon draw:style-name="gr3" draw:text-style-name="P4" draw:layer="layout" svg:width="0.392cm" svg:height="0.522cm" svg:x="5.06cm" svg:y="34.972cm" svg:viewBox="0 0 393 523" draw:points="196,0 393,523 0,523">
          <text:p/>
        </draw:polygon>
        <draw:polygon draw:style-name="gr4" draw:text-style-name="P4" draw:layer="layout" svg:width="0.392cm" svg:height="0.522cm" svg:x="5.06cm" svg:y="34.972cm" svg:viewBox="0 0 393 523" draw:points="196,0 0,523 393,523">
          <text:p/>
        </draw:polygon>
        <draw:frame draw:style-name="gr6" draw:text-style-name="P6" draw:layer="layout" svg:width="0.391cm" svg:height="0.352cm" svg:x="5.045cm" svg:y="36.961cm">
          <draw:text-box>
            <text:p text:style-name="P5"><text:span text:style-name="T1">80</text:span></text:p>
          </draw:text-box>
        </draw:frame>
        <draw:path draw:style-name="gr7" draw:text-style-name="P7" draw:layer="layout" svg:width="0.47cm" svg:height="4.564cm" svg:x="5.0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4" draw:layer="layout" svg:width="0.47cm" svg:height="4.564cm" svg:x="5.0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4" draw:layer="layout" svg:width="0.47cm" svg:height="4.564cm" svg:x="5.02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6" draw:layer="layout" svg:width="0.391cm" svg:height="0.352cm" svg:x="5.045cm" svg:y="35.585cm">
          <draw:text-box>
            <text:p text:style-name="P5"><text:span text:style-name="T1">89</text:span></text:p>
          </draw:text-box>
        </draw:frame>
        <draw:polygon draw:style-name="gr2" draw:text-style-name="P3" draw:layer="layout" svg:width="0.392cm" svg:height="0.522cm" svg:x="5.06cm" svg:y="28.269cm" svg:viewBox="0 0 393 523" draw:points="196,0 393,523 0,523">
          <text:p/>
        </draw:polygon>
        <draw:polygon draw:style-name="gr3" draw:text-style-name="P4" draw:layer="layout" svg:width="0.392cm" svg:height="0.522cm" svg:x="5.06cm" svg:y="28.269cm" svg:viewBox="0 0 393 523" draw:points="196,0 393,523 0,523">
          <text:p/>
        </draw:polygon>
        <draw:polygon draw:style-name="gr4" draw:text-style-name="P4" draw:layer="layout" svg:width="0.392cm" svg:height="0.522cm" svg:x="5.06cm" svg:y="28.269cm" svg:viewBox="0 0 393 523" draw:points="196,0 0,523 393,523">
          <text:p/>
        </draw:polygon>
        <draw:frame draw:style-name="gr8" draw:text-style-name="P6" draw:layer="layout" svg:width="0.352cm" svg:height="0.352cm" svg:x="5.151cm" svg:y="32.128cm">
          <draw:text-box>
            <text:p text:style-name="P5"><text:span text:style-name="T1">5</text:span></text:p>
          </draw:text-box>
        </draw:frame>
        <draw:path draw:style-name="gr2" draw:text-style-name="P3" draw:layer="layout" svg:width="0.47cm" svg:height="1.42cm" svg:x="5.021cm" svg:y="24.932cm" svg:viewBox="0 0 471 1421" svg:d="M0 1421v-474h471v474zM0 947v-474h471v474zM0 473v-473h471v473z">
          <text:p/>
        </draw:path>
        <draw:path draw:style-name="gr3" draw:text-style-name="P4" draw:layer="layout" svg:width="0.47cm" svg:height="1.42cm" svg:x="5.021cm" svg:y="24.932cm" svg:viewBox="0 0 471 1421" svg:d="M0 1421v-474h471v474zM0 947v-474h471v474zM0 473v-473h471v473z">
          <text:p/>
        </draw:path>
        <draw:polygon draw:style-name="gr4" draw:text-style-name="P4" draw:layer="layout" svg:width="0.47cm" svg:height="1.42cm" svg:x="5.021cm" svg:y="24.932cm" svg:viewBox="0 0 471 1421" draw:points="0,0 0,473 0,947 0,1421 471,1421 471,947 471,473 471,0">
          <text:p/>
        </draw:polygon>
        <draw:frame draw:style-name="gr6" draw:text-style-name="P6" draw:layer="layout" svg:width="0.391cm" svg:height="0.352cm" svg:x="5.045cm" svg:y="28.882cm">
          <draw:text-box>
            <text:p text:style-name="P5"><text:span text:style-name="T1">90</text:span></text:p>
          </draw:text-box>
        </draw:frame>
        <draw:path draw:style-name="gr2" draw:text-style-name="P3" draw:layer="layout" svg:width="0.612cm" svg:height="0.776cm" svg:x="4.95cm" svg:y="40.11cm" svg:viewBox="0 0 613 777" svg:d="M0 582c0 195 153 195 153 195h307c153 0 153-195 153-195v-582h-613z">
          <text:p/>
        </draw:path>
        <draw:path draw:style-name="gr3" draw:text-style-name="P4" draw:layer="layout" svg:width="0.612cm" svg:height="0.776cm" svg:x="4.95cm" svg:y="40.11cm" svg:viewBox="0 0 613 777" svg:d="M0 582c0 195 153 195 153 195h307c153 0 153-195 153-195v-582h-613z">
          <text:p/>
        </draw:path>
        <draw:path draw:style-name="gr4" draw:text-style-name="P4" draw:layer="layout" svg:width="0.612cm" svg:height="0.776cm" svg:x="4.95cm" svg:y="40.11cm" svg:viewBox="0 0 613 777" svg:d="M0 0v582c0 195 153 195 153 195h307c153 0 153-195 153-195v-582z">
          <text:p/>
        </draw:path>
        <draw:frame draw:style-name="gr6" draw:text-style-name="P6" draw:layer="layout" svg:width="0.391cm" svg:height="0.352cm" svg:x="5.045cm" svg:y="25.601cm">
          <draw:text-box>
            <text:p text:style-name="P5"><text:span text:style-name="T1">82</text:span></text:p>
          </draw:text-box>
        </draw:frame>
        <draw:path draw:style-name="gr2" draw:text-style-name="P3" draw:layer="layout" svg:width="0.612cm" svg:height="0.776cm" svg:x="6.114cm" svg:y="40.11cm" svg:viewBox="0 0 613 777" svg:d="M0 582c0 195 153 195 153 195h307c153 0 153-195 153-195v-582h-613z">
          <text:p/>
        </draw:path>
        <draw:path draw:style-name="gr3" draw:text-style-name="P4" draw:layer="layout" svg:width="0.612cm" svg:height="0.776cm" svg:x="6.114cm" svg:y="40.11cm" svg:viewBox="0 0 613 777" svg:d="M0 582c0 195 153 195 153 195h307c153 0 153-195 153-195v-582h-613z">
          <text:p/>
        </draw:path>
        <draw:path draw:style-name="gr4" draw:text-style-name="P4" draw:layer="layout" svg:width="0.612cm" svg:height="0.776cm" svg:x="6.114cm" svg:y="40.11cm" svg:viewBox="0 0 613 777" svg:d="M0 0v582c0 195 153 195 153 195h307c153 0 153-195 153-195v-582z">
          <text:p/>
        </draw:path>
        <draw:frame draw:style-name="gr6" draw:text-style-name="P6" draw:layer="layout" svg:width="0.391cm" svg:height="0.352cm" svg:x="5.045cm" svg:y="40.418cm">
          <draw:text-box>
            <text:p text:style-name="P5"><text:span text:style-name="T1">72</text:span></text:p>
          </draw:text-box>
        </draw:frame>
        <draw:path draw:style-name="gr2" draw:text-style-name="P3" draw:layer="layout" svg:width="0.47cm" svg:height="1.42cm" svg:x="6.185cm" svg:y="24.932cm" svg:viewBox="0 0 471 1421" svg:d="M0 1421v-474h471v474zM0 947v-474h471v474zM0 473v-473h471v473z">
          <text:p/>
        </draw:path>
        <draw:path draw:style-name="gr3" draw:text-style-name="P4" draw:layer="layout" svg:width="0.47cm" svg:height="1.42cm" svg:x="6.185cm" svg:y="24.932cm" svg:viewBox="0 0 471 1421" svg:d="M0 1421v-474h471v474zM0 947v-474h471v474zM0 473v-473h471v473z">
          <text:p/>
        </draw:path>
        <draw:polygon draw:style-name="gr4" draw:text-style-name="P4" draw:layer="layout" svg:width="0.47cm" svg:height="1.42cm" svg:x="6.185cm" svg:y="24.932cm" svg:viewBox="0 0 471 1421" draw:points="0,0 0,473 0,947 0,1421 471,1421 471,947 471,473 471,0">
          <text:p/>
        </draw:polygon>
        <draw:frame draw:style-name="gr6" draw:text-style-name="P6" draw:layer="layout" svg:width="0.391cm" svg:height="0.352cm" svg:x="6.209cm" svg:y="40.418cm">
          <draw:text-box>
            <text:p text:style-name="P5"><text:span text:style-name="T1">74</text:span></text:p>
          </draw:text-box>
        </draw:frame>
        <draw:polygon draw:style-name="gr2" draw:text-style-name="P3" draw:layer="layout" svg:width="0.392cm" svg:height="0.522cm" svg:x="6.224cm" svg:y="28.269cm" svg:viewBox="0 0 393 523" draw:points="196,0 393,523 0,523">
          <text:p/>
        </draw:polygon>
        <draw:polygon draw:style-name="gr3" draw:text-style-name="P4" draw:layer="layout" svg:width="0.392cm" svg:height="0.522cm" svg:x="6.224cm" svg:y="28.269cm" svg:viewBox="0 0 393 523" draw:points="196,0 393,523 0,523">
          <text:p/>
        </draw:polygon>
        <draw:polygon draw:style-name="gr4" draw:text-style-name="P4" draw:layer="layout" svg:width="0.392cm" svg:height="0.522cm" svg:x="6.224cm" svg:y="28.269cm" svg:viewBox="0 0 393 523" draw:points="196,0 0,523 393,523">
          <text:p/>
        </draw:polygon>
        <draw:frame draw:style-name="gr6" draw:text-style-name="P6" draw:layer="layout" svg:width="0.391cm" svg:height="0.352cm" svg:x="6.209cm" svg:y="25.601cm">
          <draw:text-box>
            <text:p text:style-name="P5"><text:span text:style-name="T1">83</text:span></text:p>
          </draw:text-box>
        </draw:frame>
        <draw:path draw:style-name="gr7" draw:text-style-name="P7" draw:layer="layout" svg:width="0.47cm" svg:height="4.564cm" svg:x="6.18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4" draw:layer="layout" svg:width="0.47cm" svg:height="4.564cm" svg:x="6.18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4" draw:layer="layout" svg:width="0.47cm" svg:height="4.564cm" svg:x="6.185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6" draw:layer="layout" svg:width="0.391cm" svg:height="0.352cm" svg:x="6.209cm" svg:y="28.882cm">
          <draw:text-box>
            <text:p text:style-name="P5"><text:span text:style-name="T1">32</text:span></text:p>
          </draw:text-box>
        </draw:frame>
        <draw:polygon draw:style-name="gr2" draw:text-style-name="P3" draw:layer="layout" svg:width="0.392cm" svg:height="0.522cm" svg:x="6.224cm" svg:y="34.972cm" svg:viewBox="0 0 393 523" draw:points="196,0 393,523 0,523">
          <text:p/>
        </draw:polygon>
        <draw:polygon draw:style-name="gr3" draw:text-style-name="P4" draw:layer="layout" svg:width="0.392cm" svg:height="0.522cm" svg:x="6.224cm" svg:y="34.972cm" svg:viewBox="0 0 393 523" draw:points="196,0 393,523 0,523">
          <text:p/>
        </draw:polygon>
        <draw:polygon draw:style-name="gr4" draw:text-style-name="P4" draw:layer="layout" svg:width="0.392cm" svg:height="0.522cm" svg:x="6.224cm" svg:y="34.972cm" svg:viewBox="0 0 393 523" draw:points="196,0 0,523 393,523">
          <text:p/>
        </draw:polygon>
        <draw:frame draw:style-name="gr8" draw:text-style-name="P6" draw:layer="layout" svg:width="0.352cm" svg:height="0.352cm" svg:x="6.315cm" svg:y="32.128cm">
          <draw:text-box>
            <text:p text:style-name="P5"><text:span text:style-name="T1">6</text:span></text:p>
          </draw:text-box>
        </draw:frame>
        <draw:path draw:style-name="gr2" draw:text-style-name="P3" draw:layer="layout" svg:width="0.47cm" svg:height="0.861cm" svg:x="6.185cm" svg:y="36.568cm" svg:viewBox="0 0 471 862" svg:d="M0 862v-287h471v287zM0 575v-287h471v287zM0 288v-288h471v288z">
          <text:p/>
        </draw:path>
        <draw:path draw:style-name="gr3" draw:text-style-name="P4" draw:layer="layout" svg:width="0.47cm" svg:height="0.861cm" svg:x="6.185cm" svg:y="36.568cm" svg:viewBox="0 0 471 862" svg:d="M0 862v-287h471v287zM0 575v-287h471v287zM0 288v-288h471v288z">
          <text:p/>
        </draw:path>
        <draw:polygon draw:style-name="gr4" draw:text-style-name="P4" draw:layer="layout" svg:width="0.47cm" svg:height="0.861cm" svg:x="6.185cm" svg:y="36.568cm" svg:viewBox="0 0 471 862" draw:points="0,0 0,288 0,575 0,862 471,862 471,575 471,288 471,0">
          <text:p/>
        </draw:polygon>
        <draw:frame draw:style-name="gr6" draw:text-style-name="P6" draw:layer="layout" svg:width="0.391cm" svg:height="0.352cm" svg:x="6.209cm" svg:y="35.585cm">
          <draw:text-box>
            <text:p text:style-name="P5"><text:span text:style-name="T1">26</text:span></text:p>
          </draw:text-box>
        </draw:frame>
        <draw:path draw:style-name="gr2" draw:text-style-name="P3" draw:layer="layout" svg:width="0.612cm" svg:height="0.776cm" svg:x="6.114cm" svg:y="22.119cm" svg:viewBox="0 0 613 777" svg:d="M0 582c0 195 153 195 153 195h307c153 0 153-195 153-195v-582h-613z">
          <text:p/>
        </draw:path>
        <draw:path draw:style-name="gr3" draw:text-style-name="P4" draw:layer="layout" svg:width="0.612cm" svg:height="0.776cm" svg:x="6.114cm" svg:y="22.119cm" svg:viewBox="0 0 613 777" svg:d="M0 582c0 195 153 195 153 195h307c153 0 153-195 153-195v-582h-613z">
          <text:p/>
        </draw:path>
        <draw:path draw:style-name="gr4" draw:text-style-name="P4" draw:layer="layout" svg:width="0.612cm" svg:height="0.776cm" svg:x="6.114cm" svg:y="22.119cm" svg:viewBox="0 0 613 777" svg:d="M0 0v582c0 195 153 195 153 195h307c153 0 153-195 153-195v-582z">
          <text:p/>
        </draw:path>
        <draw:frame draw:style-name="gr6" draw:text-style-name="P6" draw:layer="layout" svg:width="0.391cm" svg:height="0.352cm" svg:x="6.209cm" svg:y="36.961cm">
          <draw:text-box>
            <text:p text:style-name="P5"><text:span text:style-name="T1">81</text:span></text:p>
          </draw:text-box>
        </draw:frame>
        <draw:polygon draw:style-name="gr2" draw:text-style-name="P3" draw:layer="layout" svg:width="0.392cm" svg:height="0.522cm" svg:x="6.224cm" svg:y="23.683cm" svg:viewBox="0 0 393 523" draw:points="196,0 393,523 0,523">
          <text:p/>
        </draw:polygon>
        <draw:polygon draw:style-name="gr3" draw:text-style-name="P4" draw:layer="layout" svg:width="0.392cm" svg:height="0.522cm" svg:x="6.224cm" svg:y="23.683cm" svg:viewBox="0 0 393 523" draw:points="196,0 393,523 0,523">
          <text:p/>
        </draw:polygon>
        <draw:polygon draw:style-name="gr4" draw:text-style-name="P4" draw:layer="layout" svg:width="0.392cm" svg:height="0.522cm" svg:x="6.224cm" svg:y="23.683cm" svg:viewBox="0 0 393 523" draw:points="196,0 0,523 393,523">
          <text:p/>
        </draw:polygon>
        <draw:frame draw:style-name="gr6" draw:text-style-name="P6" draw:layer="layout" svg:width="0.391cm" svg:height="0.352cm" svg:x="6.209cm" svg:y="22.426cm">
          <draw:text-box>
            <text:p text:style-name="P5"><text:span text:style-name="T1">75</text:span></text:p>
          </draw:text-box>
        </draw:frame>
        <draw:polygon draw:style-name="gr2" draw:text-style-name="P3" draw:layer="layout" svg:width="0.392cm" svg:height="0.522cm" svg:x="6.224cm" svg:y="38.147cm" svg:viewBox="0 0 393 523" draw:points="196,0 393,523 0,523">
          <text:p/>
        </draw:polygon>
        <draw:polygon draw:style-name="gr3" draw:text-style-name="P4" draw:layer="layout" svg:width="0.392cm" svg:height="0.522cm" svg:x="6.224cm" svg:y="38.147cm" svg:viewBox="0 0 393 523" draw:points="196,0 393,523 0,523">
          <text:p/>
        </draw:polygon>
        <draw:polygon draw:style-name="gr4" draw:text-style-name="P4" draw:layer="layout" svg:width="0.392cm" svg:height="0.522cm" svg:x="6.224cm" svg:y="38.147cm" svg:viewBox="0 0 393 523" draw:points="196,0 0,523 393,523">
          <text:p/>
        </draw:polygon>
        <draw:frame draw:style-name="gr6" draw:text-style-name="P6" draw:layer="layout" svg:width="0.391cm" svg:height="0.352cm" svg:x="6.209cm" svg:y="24.296cm">
          <draw:text-box>
            <text:p text:style-name="P5"><text:span text:style-name="T1">36</text:span></text:p>
          </draw:text-box>
        </draw:frame>
        <draw:path draw:style-name="gr2" draw:text-style-name="P3" draw:layer="layout" svg:width="0.612cm" svg:height="0.776cm" svg:x="7.137cm" svg:y="40.11cm" svg:viewBox="0 0 613 777" svg:d="M0 582c0 195 153 195 153 195h306c154 0 154-195 154-195v-582h-613z">
          <text:p/>
        </draw:path>
        <draw:path draw:style-name="gr3" draw:text-style-name="P4" draw:layer="layout" svg:width="0.612cm" svg:height="0.776cm" svg:x="7.137cm" svg:y="40.11cm" svg:viewBox="0 0 613 777" svg:d="M0 582c0 195 153 195 153 195h306c154 0 154-195 154-195v-582h-613z">
          <text:p/>
        </draw:path>
        <draw:path draw:style-name="gr4" draw:text-style-name="P4" draw:layer="layout" svg:width="0.612cm" svg:height="0.776cm" svg:x="7.137cm" svg:y="40.11cm" svg:viewBox="0 0 613 777" svg:d="M0 0v582c0 195 153 195 153 195h306c154 0 154-195 154-195v-582z">
          <text:p/>
        </draw:path>
        <draw:frame draw:style-name="gr6" draw:text-style-name="P6" draw:layer="layout" svg:width="0.391cm" svg:height="0.352cm" svg:x="6.209cm" svg:y="38.76cm">
          <draw:text-box>
            <text:p text:style-name="P5"><text:span text:style-name="T1">21</text:span></text:p>
          </draw:text-box>
        </draw:frame>
        <draw:path draw:style-name="gr2" draw:text-style-name="P3" draw:layer="layout" svg:width="0.47cm" svg:height="1.42cm" svg:x="7.208cm" svg:y="24.932cm" svg:viewBox="0 0 471 1421" svg:d="M0 1421v-474h471v474zM0 947v-474h471v474zM0 473v-473h471v473z">
          <text:p/>
        </draw:path>
        <draw:path draw:style-name="gr3" draw:text-style-name="P4" draw:layer="layout" svg:width="0.47cm" svg:height="1.42cm" svg:x="7.208cm" svg:y="24.932cm" svg:viewBox="0 0 471 1421" svg:d="M0 1421v-474h471v474zM0 947v-474h471v474zM0 473v-473h471v473z">
          <text:p/>
        </draw:path>
        <draw:polygon draw:style-name="gr4" draw:text-style-name="P4" draw:layer="layout" svg:width="0.47cm" svg:height="1.42cm" svg:x="7.208cm" svg:y="24.932cm" svg:viewBox="0 0 471 1421" draw:points="0,0 0,473 0,947 0,1421 471,1421 471,947 471,473 471,0">
          <text:p/>
        </draw:polygon>
        <draw:frame draw:style-name="gr6" draw:text-style-name="P6" draw:layer="layout" svg:width="0.391cm" svg:height="0.352cm" svg:x="7.232cm" svg:y="40.418cm">
          <draw:text-box>
            <text:p text:style-name="P5"><text:span text:style-name="T1">76</text:span></text:p>
          </draw:text-box>
        </draw:frame>
        <draw:polygon draw:style-name="gr2" draw:text-style-name="P3" draw:layer="layout" svg:width="0.392cm" svg:height="0.522cm" svg:x="7.247cm" svg:y="28.269cm" svg:viewBox="0 0 393 523" draw:points="196,0 393,523 0,523">
          <text:p/>
        </draw:polygon>
        <draw:polygon draw:style-name="gr3" draw:text-style-name="P4" draw:layer="layout" svg:width="0.392cm" svg:height="0.522cm" svg:x="7.247cm" svg:y="28.269cm" svg:viewBox="0 0 393 523" draw:points="196,0 393,523 0,523">
          <text:p/>
        </draw:polygon>
        <draw:polygon draw:style-name="gr4" draw:text-style-name="P4" draw:layer="layout" svg:width="0.392cm" svg:height="0.522cm" svg:x="7.247cm" svg:y="28.269cm" svg:viewBox="0 0 393 523" draw:points="196,0 0,523 393,523">
          <text:p/>
        </draw:polygon>
        <draw:frame draw:style-name="gr6" draw:text-style-name="P6" draw:layer="layout" svg:width="0.391cm" svg:height="0.352cm" svg:x="7.232cm" svg:y="25.601cm">
          <draw:text-box>
            <text:p text:style-name="P5"><text:span text:style-name="T1">85</text:span></text:p>
          </draw:text-box>
        </draw:frame>
        <draw:path draw:style-name="gr7" draw:text-style-name="P7" draw:layer="layout" svg:width="0.47cm" svg:height="4.564cm" svg:x="7.20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4" draw:layer="layout" svg:width="0.47cm" svg:height="4.564cm" svg:x="7.20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4" draw:layer="layout" svg:width="0.47cm" svg:height="4.564cm" svg:x="7.208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6" draw:layer="layout" svg:width="0.391cm" svg:height="0.352cm" svg:x="7.232cm" svg:y="28.882cm">
          <draw:text-box>
            <text:p text:style-name="P5"><text:span text:style-name="T1">94</text:span></text:p>
          </draw:text-box>
        </draw:frame>
        <draw:polygon draw:style-name="gr2" draw:text-style-name="P3" draw:layer="layout" svg:width="0.392cm" svg:height="0.522cm" svg:x="7.247cm" svg:y="34.972cm" svg:viewBox="0 0 393 523" draw:points="196,0 393,523 0,523">
          <text:p/>
        </draw:polygon>
        <draw:polygon draw:style-name="gr3" draw:text-style-name="P4" draw:layer="layout" svg:width="0.392cm" svg:height="0.522cm" svg:x="7.247cm" svg:y="34.972cm" svg:viewBox="0 0 393 523" draw:points="196,0 393,523 0,523">
          <text:p/>
        </draw:polygon>
        <draw:polygon draw:style-name="gr4" draw:text-style-name="P4" draw:layer="layout" svg:width="0.392cm" svg:height="0.522cm" svg:x="7.247cm" svg:y="34.972cm" svg:viewBox="0 0 393 523" draw:points="196,0 0,523 393,523">
          <text:p/>
        </draw:polygon>
        <draw:frame draw:style-name="gr8" draw:text-style-name="P6" draw:layer="layout" svg:width="0.352cm" svg:height="0.352cm" svg:x="7.338cm" svg:y="32.128cm">
          <draw:text-box>
            <text:p text:style-name="P5"><text:span text:style-name="T1">7</text:span></text:p>
          </draw:text-box>
        </draw:frame>
        <draw:path draw:style-name="gr2" draw:text-style-name="P3" draw:layer="layout" svg:width="0.47cm" svg:height="0.861cm" svg:x="7.208cm" svg:y="36.568cm" svg:viewBox="0 0 471 862" svg:d="M0 862v-287h471v287zM0 575v-287h471v287zM0 288v-288h471v288z">
          <text:p/>
        </draw:path>
        <draw:path draw:style-name="gr3" draw:text-style-name="P4" draw:layer="layout" svg:width="0.47cm" svg:height="0.861cm" svg:x="7.208cm" svg:y="36.568cm" svg:viewBox="0 0 471 862" svg:d="M0 862v-287h471v287zM0 575v-287h471v287zM0 288v-288h471v288z">
          <text:p/>
        </draw:path>
        <draw:polygon draw:style-name="gr4" draw:text-style-name="P4" draw:layer="layout" svg:width="0.47cm" svg:height="0.861cm" svg:x="7.208cm" svg:y="36.568cm" svg:viewBox="0 0 471 862" draw:points="0,0 0,288 0,575 0,862 471,862 471,575 471,288 471,0">
          <text:p/>
        </draw:polygon>
        <draw:frame draw:style-name="gr6" draw:text-style-name="P6" draw:layer="layout" svg:width="0.391cm" svg:height="0.352cm" svg:x="7.232cm" svg:y="35.585cm">
          <draw:text-box>
            <text:p text:style-name="P5"><text:span text:style-name="T1">93</text:span></text:p>
          </draw:text-box>
        </draw:frame>
        <draw:path draw:style-name="gr2" draw:text-style-name="P3" draw:layer="layout" svg:width="0.612cm" svg:height="0.776cm" svg:x="7.137cm" svg:y="22.119cm" svg:viewBox="0 0 613 777" svg:d="M0 582c0 195 153 195 153 195h306c154 0 154-195 154-195v-582h-613z">
          <text:p/>
        </draw:path>
        <draw:path draw:style-name="gr3" draw:text-style-name="P4" draw:layer="layout" svg:width="0.612cm" svg:height="0.776cm" svg:x="7.137cm" svg:y="22.119cm" svg:viewBox="0 0 613 777" svg:d="M0 582c0 195 153 195 153 195h306c154 0 154-195 154-195v-582h-613z">
          <text:p/>
        </draw:path>
        <draw:path draw:style-name="gr4" draw:text-style-name="P4" draw:layer="layout" svg:width="0.612cm" svg:height="0.776cm" svg:x="7.137cm" svg:y="22.119cm" svg:viewBox="0 0 613 777" svg:d="M0 0v582c0 195 153 195 153 195h306c154 0 154-195 154-195v-582z">
          <text:p/>
        </draw:path>
        <draw:frame draw:style-name="gr6" draw:text-style-name="P6" draw:layer="layout" svg:width="0.391cm" svg:height="0.352cm" svg:x="7.232cm" svg:y="36.961cm">
          <draw:text-box>
            <text:p text:style-name="P5"><text:span text:style-name="T1">84</text:span></text:p>
          </draw:text-box>
        </draw:frame>
        <draw:polygon draw:style-name="gr2" draw:text-style-name="P3" draw:layer="layout" svg:width="0.392cm" svg:height="0.522cm" svg:x="7.247cm" svg:y="23.683cm" svg:viewBox="0 0 393 523" draw:points="196,0 393,523 0,523">
          <text:p/>
        </draw:polygon>
        <draw:polygon draw:style-name="gr3" draw:text-style-name="P4" draw:layer="layout" svg:width="0.392cm" svg:height="0.522cm" svg:x="7.247cm" svg:y="23.683cm" svg:viewBox="0 0 393 523" draw:points="196,0 393,523 0,523">
          <text:p/>
        </draw:polygon>
        <draw:polygon draw:style-name="gr4" draw:text-style-name="P4" draw:layer="layout" svg:width="0.392cm" svg:height="0.522cm" svg:x="7.247cm" svg:y="23.683cm" svg:viewBox="0 0 393 523" draw:points="196,0 0,523 393,523">
          <text:p/>
        </draw:polygon>
        <draw:frame draw:style-name="gr6" draw:text-style-name="P6" draw:layer="layout" svg:width="0.391cm" svg:height="0.352cm" svg:x="7.232cm" svg:y="22.426cm">
          <draw:text-box>
            <text:p text:style-name="P5"><text:span text:style-name="T1">77</text:span></text:p>
          </draw:text-box>
        </draw:frame>
        <draw:polygon draw:style-name="gr2" draw:text-style-name="P3" draw:layer="layout" svg:width="0.392cm" svg:height="0.522cm" svg:x="7.247cm" svg:y="38.147cm" svg:viewBox="0 0 393 523" draw:points="196,0 393,523 0,523">
          <text:p/>
        </draw:polygon>
        <draw:polygon draw:style-name="gr3" draw:text-style-name="P4" draw:layer="layout" svg:width="0.392cm" svg:height="0.522cm" svg:x="7.247cm" svg:y="38.147cm" svg:viewBox="0 0 393 523" draw:points="196,0 393,523 0,523">
          <text:p/>
        </draw:polygon>
        <draw:polygon draw:style-name="gr4" draw:text-style-name="P4" draw:layer="layout" svg:width="0.392cm" svg:height="0.522cm" svg:x="7.247cm" svg:y="38.147cm" svg:viewBox="0 0 393 523" draw:points="196,0 0,523 393,523">
          <text:p/>
        </draw:polygon>
        <draw:frame draw:style-name="gr6" draw:text-style-name="P6" draw:layer="layout" svg:width="0.391cm" svg:height="0.352cm" svg:x="7.232cm" svg:y="24.296cm">
          <draw:text-box>
            <text:p text:style-name="P5"><text:span text:style-name="T1">95</text:span></text:p>
          </draw:text-box>
        </draw:frame>
        <draw:path draw:style-name="gr2" draw:text-style-name="P3" draw:layer="layout" svg:width="0.613cm" svg:height="0.776cm" svg:x="8.195cm" svg:y="40.11cm" svg:viewBox="0 0 614 777" svg:d="M0 582c0 195 154 195 154 195h307c153 0 153-195 153-195v-582h-614z">
          <text:p/>
        </draw:path>
        <draw:path draw:style-name="gr3" draw:text-style-name="P4" draw:layer="layout" svg:width="0.613cm" svg:height="0.776cm" svg:x="8.195cm" svg:y="40.11cm" svg:viewBox="0 0 614 777" svg:d="M0 582c0 195 154 195 154 195h307c153 0 153-195 153-195v-582h-614z">
          <text:p/>
        </draw:path>
        <draw:path draw:style-name="gr4" draw:text-style-name="P4" draw:layer="layout" svg:width="0.613cm" svg:height="0.776cm" svg:x="8.195cm" svg:y="40.11cm" svg:viewBox="0 0 614 777" svg:d="M0 0v582c0 195 154 195 154 195h307c153 0 153-195 153-195v-582z">
          <text:p/>
        </draw:path>
        <draw:frame draw:style-name="gr6" draw:text-style-name="P6" draw:layer="layout" svg:width="0.391cm" svg:height="0.352cm" svg:x="7.232cm" svg:y="38.76cm">
          <draw:text-box>
            <text:p text:style-name="P5"><text:span text:style-name="T1">92</text:span></text:p>
          </draw:text-box>
        </draw:frame>
        <draw:path draw:style-name="gr2" draw:text-style-name="P3" draw:layer="layout" svg:width="0.471cm" svg:height="1.42cm" svg:x="8.266cm" svg:y="24.932cm" svg:viewBox="0 0 472 1421" svg:d="M0 1421v-474h472v474zM0 947v-474h472v474zM0 473v-473h472v473z">
          <text:p/>
        </draw:path>
        <draw:path draw:style-name="gr3" draw:text-style-name="P4" draw:layer="layout" svg:width="0.471cm" svg:height="1.42cm" svg:x="8.266cm" svg:y="24.932cm" svg:viewBox="0 0 472 1421" svg:d="M0 1421v-474h472v474zM0 947v-474h472v474zM0 473v-473h472v473z">
          <text:p/>
        </draw:path>
        <draw:polygon draw:style-name="gr4" draw:text-style-name="P4" draw:layer="layout" svg:width="0.471cm" svg:height="1.42cm" svg:x="8.266cm" svg:y="24.932cm" svg:viewBox="0 0 472 1421" draw:points="0,0 0,473 0,947 0,1421 472,1421 472,947 472,473 472,0">
          <text:p/>
        </draw:polygon>
        <draw:frame draw:style-name="gr6" draw:text-style-name="P6" draw:layer="layout" svg:width="0.391cm" svg:height="0.352cm" svg:x="8.29cm" svg:y="40.418cm">
          <draw:text-box>
            <text:p text:style-name="P5"><text:span text:style-name="T1">78</text:span></text:p>
          </draw:text-box>
        </draw:frame>
        <draw:polygon draw:style-name="gr2" draw:text-style-name="P3" draw:layer="layout" svg:width="0.391cm" svg:height="0.522cm" svg:x="8.306cm" svg:y="28.269cm" svg:viewBox="0 0 392 523" draw:points="196,0 392,523 0,523">
          <text:p/>
        </draw:polygon>
        <draw:polygon draw:style-name="gr3" draw:text-style-name="P4" draw:layer="layout" svg:width="0.391cm" svg:height="0.522cm" svg:x="8.306cm" svg:y="28.269cm" svg:viewBox="0 0 392 523" draw:points="196,0 392,523 0,523">
          <text:p/>
        </draw:polygon>
        <draw:polygon draw:style-name="gr4" draw:text-style-name="P4" draw:layer="layout" svg:width="0.391cm" svg:height="0.522cm" svg:x="8.306cm" svg:y="28.269cm" svg:viewBox="0 0 392 523" draw:points="196,0 0,523 392,523">
          <text:p/>
        </draw:polygon>
        <draw:frame draw:style-name="gr6" draw:text-style-name="P6" draw:layer="layout" svg:width="0.391cm" svg:height="0.352cm" svg:x="8.29cm" svg:y="25.601cm">
          <draw:text-box>
            <text:p text:style-name="P5"><text:span text:style-name="T1">87</text:span></text:p>
          </draw:text-box>
        </draw:frame>
        <draw:path draw:style-name="gr7" draw:text-style-name="P7" draw:layer="layout" svg:width="0.471cm" svg:height="4.564cm" svg:x="8.26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4" draw:layer="layout" svg:width="0.471cm" svg:height="4.564cm" svg:x="8.26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4" draw:layer="layout" svg:width="0.471cm" svg:height="4.564cm" svg:x="8.266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6" draw:text-style-name="P6" draw:layer="layout" svg:width="0.391cm" svg:height="0.352cm" svg:x="8.29cm" svg:y="28.882cm">
          <draw:text-box>
            <text:p text:style-name="P5"><text:span text:style-name="T1">98</text:span></text:p>
          </draw:text-box>
        </draw:frame>
        <draw:polygon draw:style-name="gr2" draw:text-style-name="P3" draw:layer="layout" svg:width="0.391cm" svg:height="0.522cm" svg:x="8.306cm" svg:y="34.972cm" svg:viewBox="0 0 392 523" draw:points="196,0 392,523 0,523">
          <text:p/>
        </draw:polygon>
        <draw:polygon draw:style-name="gr3" draw:text-style-name="P4" draw:layer="layout" svg:width="0.391cm" svg:height="0.522cm" svg:x="8.306cm" svg:y="34.972cm" svg:viewBox="0 0 392 523" draw:points="196,0 392,523 0,523">
          <text:p/>
        </draw:polygon>
        <draw:polygon draw:style-name="gr4" draw:text-style-name="P4" draw:layer="layout" svg:width="0.391cm" svg:height="0.522cm" svg:x="8.306cm" svg:y="34.972cm" svg:viewBox="0 0 392 523" draw:points="196,0 0,523 392,523">
          <text:p/>
        </draw:polygon>
        <draw:frame draw:style-name="gr8" draw:text-style-name="P6" draw:layer="layout" svg:width="0.352cm" svg:height="0.352cm" svg:x="8.396cm" svg:y="32.128cm">
          <draw:text-box>
            <text:p text:style-name="P5"><text:span text:style-name="T1">8</text:span></text:p>
          </draw:text-box>
        </draw:frame>
        <draw:path draw:style-name="gr2" draw:text-style-name="P3" draw:layer="layout" svg:width="0.471cm" svg:height="0.861cm" svg:x="8.266cm" svg:y="36.568cm" svg:viewBox="0 0 472 862" svg:d="M0 862v-287h472v287zM0 575v-287h472v287zM0 288v-288h472v288z">
          <text:p/>
        </draw:path>
        <draw:path draw:style-name="gr3" draw:text-style-name="P4" draw:layer="layout" svg:width="0.471cm" svg:height="0.861cm" svg:x="8.266cm" svg:y="36.568cm" svg:viewBox="0 0 472 862" svg:d="M0 862v-287h472v287zM0 575v-287h472v287zM0 288v-288h472v288z">
          <text:p/>
        </draw:path>
        <draw:polygon draw:style-name="gr4" draw:text-style-name="P4" draw:layer="layout" svg:width="0.471cm" svg:height="0.861cm" svg:x="8.266cm" svg:y="36.568cm" svg:viewBox="0 0 472 862" draw:points="0,0 0,288 0,575 0,862 472,862 472,575 472,288 472,0">
          <text:p/>
        </draw:polygon>
        <draw:frame draw:style-name="gr6" draw:text-style-name="P6" draw:layer="layout" svg:width="0.391cm" svg:height="0.352cm" svg:x="8.29cm" svg:y="35.585cm">
          <draw:text-box>
            <text:p text:style-name="P5"><text:span text:style-name="T1">97</text:span></text:p>
          </draw:text-box>
        </draw:frame>
        <draw:path draw:style-name="gr2" draw:text-style-name="P3" draw:layer="layout" svg:width="0.613cm" svg:height="0.776cm" svg:x="8.195cm" svg:y="22.119cm" svg:viewBox="0 0 614 777" svg:d="M0 582c0 195 154 195 154 195h307c153 0 153-195 153-195v-582h-614z">
          <text:p/>
        </draw:path>
        <draw:path draw:style-name="gr3" draw:text-style-name="P4" draw:layer="layout" svg:width="0.613cm" svg:height="0.776cm" svg:x="8.195cm" svg:y="22.119cm" svg:viewBox="0 0 614 777" svg:d="M0 582c0 195 154 195 154 195h307c153 0 153-195 153-195v-582h-614z">
          <text:p/>
        </draw:path>
        <draw:path draw:style-name="gr4" draw:text-style-name="P4" draw:layer="layout" svg:width="0.613cm" svg:height="0.776cm" svg:x="8.195cm" svg:y="22.119cm" svg:viewBox="0 0 614 777" svg:d="M0 0v582c0 195 154 195 154 195h307c153 0 153-195 153-195v-582z">
          <text:p/>
        </draw:path>
        <draw:frame draw:style-name="gr6" draw:text-style-name="P6" draw:layer="layout" svg:width="0.391cm" svg:height="0.352cm" svg:x="8.29cm" svg:y="36.961cm">
          <draw:text-box>
            <text:p text:style-name="P5"><text:span text:style-name="T1">86</text:span></text:p>
          </draw:text-box>
        </draw:frame>
        <draw:polygon draw:style-name="gr2" draw:text-style-name="P3" draw:layer="layout" svg:width="0.391cm" svg:height="0.522cm" svg:x="8.306cm" svg:y="23.683cm" svg:viewBox="0 0 392 523" draw:points="196,0 392,523 0,523">
          <text:p/>
        </draw:polygon>
        <draw:polygon draw:style-name="gr3" draw:text-style-name="P4" draw:layer="layout" svg:width="0.391cm" svg:height="0.522cm" svg:x="8.306cm" svg:y="23.683cm" svg:viewBox="0 0 392 523" draw:points="196,0 392,523 0,523">
          <text:p/>
        </draw:polygon>
        <draw:polygon draw:style-name="gr4" draw:text-style-name="P4" draw:layer="layout" svg:width="0.391cm" svg:height="0.522cm" svg:x="8.306cm" svg:y="23.683cm" svg:viewBox="0 0 392 523" draw:points="196,0 0,523 392,523">
          <text:p/>
        </draw:polygon>
        <draw:frame draw:style-name="gr6" draw:text-style-name="P6" draw:layer="layout" svg:width="0.391cm" svg:height="0.352cm" svg:x="8.29cm" svg:y="22.426cm">
          <draw:text-box>
            <text:p text:style-name="P5"><text:span text:style-name="T1">79</text:span></text:p>
          </draw:text-box>
        </draw:frame>
        <draw:polygon draw:style-name="gr2" draw:text-style-name="P3" draw:layer="layout" svg:width="0.391cm" svg:height="0.522cm" svg:x="8.306cm" svg:y="38.147cm" svg:viewBox="0 0 392 523" draw:points="196,0 392,523 0,523">
          <text:p/>
        </draw:polygon>
        <draw:polygon draw:style-name="gr3" draw:text-style-name="P4" draw:layer="layout" svg:width="0.391cm" svg:height="0.522cm" svg:x="8.306cm" svg:y="38.147cm" svg:viewBox="0 0 392 523" draw:points="196,0 392,523 0,523">
          <text:p/>
        </draw:polygon>
        <draw:polygon draw:style-name="gr4" draw:text-style-name="P4" draw:layer="layout" svg:width="0.391cm" svg:height="0.522cm" svg:x="8.306cm" svg:y="38.147cm" svg:viewBox="0 0 392 523" draw:points="196,0 0,523 392,523">
          <text:p/>
        </draw:polygon>
        <draw:frame draw:style-name="gr6" draw:text-style-name="P6" draw:layer="layout" svg:width="0.391cm" svg:height="0.352cm" svg:x="8.29cm" svg:y="24.296cm">
          <draw:text-box>
            <text:p text:style-name="P5"><text:span text:style-name="T1">99</text:span></text:p>
          </draw:text-box>
        </draw:frame>
        <draw:polygon draw:style-name="gr2" draw:text-style-name="P3" draw:layer="layout" svg:width="0.391cm" svg:height="0.522cm" svg:x="4.002cm" svg:y="38.147cm" svg:viewBox="0 0 392 523" draw:points="197,0 392,523 0,523">
          <text:p/>
        </draw:polygon>
        <draw:polygon draw:style-name="gr3" draw:text-style-name="P4" draw:layer="layout" svg:width="0.391cm" svg:height="0.522cm" svg:x="4.002cm" svg:y="38.147cm" svg:viewBox="0 0 392 523" draw:points="197,0 392,523 0,523">
          <text:p/>
        </draw:polygon>
        <draw:polygon draw:style-name="gr4" draw:text-style-name="P4" draw:layer="layout" svg:width="0.391cm" svg:height="0.522cm" svg:x="4.002cm" svg:y="38.147cm" svg:viewBox="0 0 392 523" draw:points="197,0 0,523 392,523">
          <text:p/>
        </draw:polygon>
        <draw:frame draw:style-name="gr6" draw:text-style-name="P6" draw:layer="layout" svg:width="0.391cm" svg:height="0.352cm" svg:x="8.29cm" svg:y="38.76cm">
          <draw:text-box>
            <text:p text:style-name="P5"><text:span text:style-name="T1">96</text:span></text:p>
          </draw:text-box>
        </draw:frame>
        <draw:polygon draw:style-name="gr2" draw:text-style-name="P3" draw:layer="layout" svg:width="0.391cm" svg:height="0.522cm" svg:x="4.002cm" svg:y="23.683cm" svg:viewBox="0 0 392 523" draw:points="197,0 392,523 0,523">
          <text:p/>
        </draw:polygon>
        <draw:polygon draw:style-name="gr3" draw:text-style-name="P4" draw:layer="layout" svg:width="0.391cm" svg:height="0.522cm" svg:x="4.002cm" svg:y="23.683cm" svg:viewBox="0 0 392 523" draw:points="197,0 392,523 0,523">
          <text:p/>
        </draw:polygon>
        <draw:polygon draw:style-name="gr4" draw:text-style-name="P4" draw:layer="layout" svg:width="0.391cm" svg:height="0.522cm" svg:x="4.002cm" svg:y="23.683cm" svg:viewBox="0 0 392 523" draw:points="197,0 0,523 392,523">
          <text:p/>
        </draw:polygon>
        <draw:frame draw:style-name="gr6" draw:text-style-name="P6" draw:layer="layout" svg:width="0.391cm" svg:height="0.352cm" svg:x="3.986cm" svg:y="38.76cm">
          <draw:text-box>
            <text:p text:style-name="P5"><text:span text:style-name="T1">68</text:span></text:p>
          </draw:text-box>
        </draw:frame>
        <draw:path draw:style-name="gr2" draw:text-style-name="P3" draw:layer="layout" svg:width="0.613cm" svg:height="0.776cm" svg:x="3.891cm" svg:y="22.119cm" svg:viewBox="0 0 614 777" svg:d="M0 582c0 195 154 195 154 195h307c153 0 153-195 153-195v-582h-614z">
          <text:p/>
        </draw:path>
        <draw:path draw:style-name="gr3" draw:text-style-name="P4" draw:layer="layout" svg:width="0.613cm" svg:height="0.776cm" svg:x="3.891cm" svg:y="22.119cm" svg:viewBox="0 0 614 777" svg:d="M0 582c0 195 154 195 154 195h307c153 0 153-195 153-195v-582h-614z">
          <text:p/>
        </draw:path>
        <draw:path draw:style-name="gr4" draw:text-style-name="P4" draw:layer="layout" svg:width="0.613cm" svg:height="0.776cm" svg:x="3.891cm" svg:y="22.119cm" svg:viewBox="0 0 614 777" svg:d="M0 0v582c0 195 154 195 154 195h307c153 0 153-195 153-195v-582z">
          <text:p/>
        </draw:path>
        <draw:frame draw:style-name="gr6" draw:text-style-name="P6" draw:layer="layout" svg:width="0.391cm" svg:height="0.352cm" svg:x="3.986cm" svg:y="24.296cm">
          <draw:text-box>
            <text:p text:style-name="P5"><text:span text:style-name="T1">71</text:span></text:p>
          </draw:text-box>
        </draw:frame>
        <draw:path draw:style-name="gr2" draw:text-style-name="P3" draw:layer="layout" svg:width="0.471cm" svg:height="0.861cm" svg:x="3.962cm" svg:y="36.568cm" svg:viewBox="0 0 472 862" svg:d="M0 862v-287h472v287zM0 575v-287h472v287zM0 288v-288h472v288z">
          <text:p/>
        </draw:path>
        <draw:path draw:style-name="gr3" draw:text-style-name="P4" draw:layer="layout" svg:width="0.471cm" svg:height="0.861cm" svg:x="3.962cm" svg:y="36.568cm" svg:viewBox="0 0 472 862" svg:d="M0 862v-287h472v287zM0 575v-287h472v287zM0 288v-288h472v288z">
          <text:p/>
        </draw:path>
        <draw:polygon draw:style-name="gr4" draw:text-style-name="P4" draw:layer="layout" svg:width="0.471cm" svg:height="0.861cm" svg:x="3.962cm" svg:y="36.568cm" svg:viewBox="0 0 472 862" draw:points="0,0 0,288 0,575 0,862 472,862 472,575 472,288 472,0">
          <text:p/>
        </draw:polygon>
        <draw:frame draw:style-name="gr6" draw:text-style-name="P6" draw:layer="layout" svg:width="0.391cm" svg:height="0.352cm" svg:x="3.986cm" svg:y="22.426cm">
          <draw:text-box>
            <text:p text:style-name="P5"><text:span text:style-name="T1">65</text:span></text:p>
          </draw:text-box>
        </draw:frame>
        <draw:polygon draw:style-name="gr2" draw:text-style-name="P3" draw:layer="layout" svg:width="0.391cm" svg:height="0.522cm" svg:x="4.002cm" svg:y="34.972cm" svg:viewBox="0 0 392 523" draw:points="197,0 392,523 0,523">
          <text:p/>
        </draw:polygon>
        <draw:polygon draw:style-name="gr3" draw:text-style-name="P4" draw:layer="layout" svg:width="0.391cm" svg:height="0.522cm" svg:x="4.002cm" svg:y="34.972cm" svg:viewBox="0 0 392 523" draw:points="197,0 392,523 0,523">
          <text:p/>
        </draw:polygon>
        <draw:polygon draw:style-name="gr4" draw:text-style-name="P4" draw:layer="layout" svg:width="0.391cm" svg:height="0.522cm" svg:x="4.002cm" svg:y="34.972cm" svg:viewBox="0 0 392 523" draw:points="197,0 0,523 392,523">
          <text:p/>
        </draw:polygon>
        <draw:frame draw:style-name="gr6" draw:text-style-name="P6" draw:layer="layout" svg:width="0.391cm" svg:height="0.352cm" svg:x="3.986cm" svg:y="36.961cm">
          <draw:text-box>
            <text:p text:style-name="P5"><text:span text:style-name="T1">66</text:span></text:p>
          </draw:text-box>
        </draw:frame>
        <draw:path draw:style-name="gr7" draw:text-style-name="P7" draw:layer="layout" svg:width="0.471cm" svg:height="4.564cm" svg:x="3.962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4" draw:layer="layout" svg:width="0.471cm" svg:height="4.564cm" svg:x="3.962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4" draw:layer="layout" svg:width="0.471cm" svg:height="4.564cm" svg:x="3.962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6" draw:text-style-name="P6" draw:layer="layout" svg:width="0.391cm" svg:height="0.352cm" svg:x="3.986cm" svg:y="35.585cm">
          <draw:text-box>
            <text:p text:style-name="P5"><text:span text:style-name="T1">69</text:span></text:p>
          </draw:text-box>
        </draw:frame>
        <draw:polygon draw:style-name="gr2" draw:text-style-name="P3" draw:layer="layout" svg:width="0.391cm" svg:height="0.522cm" svg:x="4.002cm" svg:y="28.269cm" svg:viewBox="0 0 392 523" draw:points="197,0 392,523 0,523">
          <text:p/>
        </draw:polygon>
        <draw:polygon draw:style-name="gr3" draw:text-style-name="P4" draw:layer="layout" svg:width="0.391cm" svg:height="0.522cm" svg:x="4.002cm" svg:y="28.269cm" svg:viewBox="0 0 392 523" draw:points="197,0 392,523 0,523">
          <text:p/>
        </draw:polygon>
        <draw:polygon draw:style-name="gr4" draw:text-style-name="P4" draw:layer="layout" svg:width="0.391cm" svg:height="0.522cm" svg:x="4.002cm" svg:y="28.269cm" svg:viewBox="0 0 392 523" draw:points="197,0 0,523 392,523">
          <text:p/>
        </draw:polygon>
        <draw:frame draw:style-name="gr8" draw:text-style-name="P6" draw:layer="layout" svg:width="0.352cm" svg:height="0.352cm" svg:x="4.092cm" svg:y="32.128cm">
          <draw:text-box>
            <text:p text:style-name="P5"><text:span text:style-name="T1">4</text:span></text:p>
          </draw:text-box>
        </draw:frame>
        <draw:path draw:style-name="gr2" draw:text-style-name="P3" draw:layer="layout" svg:width="0.471cm" svg:height="1.42cm" svg:x="3.962cm" svg:y="24.932cm" svg:viewBox="0 0 472 1421" svg:d="M0 1421v-474h472v474zM0 947v-474h472v474zM0 473v-473h472v473z">
          <text:p/>
        </draw:path>
        <draw:path draw:style-name="gr3" draw:text-style-name="P4" draw:layer="layout" svg:width="0.471cm" svg:height="1.42cm" svg:x="3.962cm" svg:y="24.932cm" svg:viewBox="0 0 472 1421" svg:d="M0 1421v-474h472v474zM0 947v-474h472v474zM0 473v-473h472v473z">
          <text:p/>
        </draw:path>
        <draw:polygon draw:style-name="gr4" draw:text-style-name="P4" draw:layer="layout" svg:width="0.471cm" svg:height="1.42cm" svg:x="3.962cm" svg:y="24.932cm" svg:viewBox="0 0 472 1421" draw:points="0,0 0,473 0,947 0,1421 472,1421 472,947 472,473 472,0">
          <text:p/>
        </draw:polygon>
        <draw:frame draw:style-name="gr6" draw:text-style-name="P6" draw:layer="layout" svg:width="0.391cm" svg:height="0.352cm" svg:x="3.986cm" svg:y="28.882cm">
          <draw:text-box>
            <text:p text:style-name="P5"><text:span text:style-name="T1">70</text:span></text:p>
          </draw:text-box>
        </draw:frame>
        <draw:path draw:style-name="gr2" draw:text-style-name="P3" draw:layer="layout" svg:width="0.613cm" svg:height="0.776cm" svg:x="3.891cm" svg:y="40.11cm" svg:viewBox="0 0 614 777" svg:d="M0 582c0 195 154 195 154 195h307c153 0 153-195 153-195v-582h-614z">
          <text:p/>
        </draw:path>
        <draw:path draw:style-name="gr3" draw:text-style-name="P4" draw:layer="layout" svg:width="0.613cm" svg:height="0.776cm" svg:x="3.891cm" svg:y="40.11cm" svg:viewBox="0 0 614 777" svg:d="M0 582c0 195 154 195 154 195h307c153 0 153-195 153-195v-582h-614z">
          <text:p/>
        </draw:path>
        <draw:path draw:style-name="gr4" draw:text-style-name="P4" draw:layer="layout" svg:width="0.613cm" svg:height="0.776cm" svg:x="3.891cm" svg:y="40.11cm" svg:viewBox="0 0 614 777" svg:d="M0 0v582c0 195 154 195 154 195h307c153 0 153-195 153-195v-582z">
          <text:p/>
        </draw:path>
        <draw:frame draw:style-name="gr6" draw:text-style-name="P6" draw:layer="layout" svg:width="0.391cm" svg:height="0.352cm" svg:x="3.986cm" svg:y="25.601cm">
          <draw:text-box>
            <text:p text:style-name="P5"><text:span text:style-name="T1">67</text:span></text:p>
          </draw:text-box>
        </draw:frame>
        <draw:polygon draw:style-name="gr2" draw:text-style-name="P3" draw:layer="layout" svg:width="0.392cm" svg:height="0.522cm" svg:x="3.014cm" svg:y="38.147cm" svg:viewBox="0 0 393 523" draw:points="196,0 393,523 0,523">
          <text:p/>
        </draw:polygon>
        <draw:polygon draw:style-name="gr3" draw:text-style-name="P4" draw:layer="layout" svg:width="0.392cm" svg:height="0.522cm" svg:x="3.014cm" svg:y="38.147cm" svg:viewBox="0 0 393 523" draw:points="196,0 393,523 0,523">
          <text:p/>
        </draw:polygon>
        <draw:polygon draw:style-name="gr4" draw:text-style-name="P4" draw:layer="layout" svg:width="0.392cm" svg:height="0.522cm" svg:x="3.014cm" svg:y="38.147cm" svg:viewBox="0 0 393 523" draw:points="196,0 0,523 393,523">
          <text:p/>
        </draw:polygon>
        <draw:frame draw:style-name="gr6" draw:text-style-name="P6" draw:layer="layout" svg:width="0.391cm" svg:height="0.352cm" svg:x="3.986cm" svg:y="40.418cm">
          <draw:text-box>
            <text:p text:style-name="P5"><text:span text:style-name="T1">64</text:span></text:p>
          </draw:text-box>
        </draw:frame>
        <draw:polygon draw:style-name="gr2" draw:text-style-name="P3" draw:layer="layout" svg:width="0.392cm" svg:height="0.522cm" svg:x="3.014cm" svg:y="23.683cm" svg:viewBox="0 0 393 523" draw:points="196,0 393,523 0,523">
          <text:p/>
        </draw:polygon>
        <draw:polygon draw:style-name="gr3" draw:text-style-name="P4" draw:layer="layout" svg:width="0.392cm" svg:height="0.522cm" svg:x="3.014cm" svg:y="23.683cm" svg:viewBox="0 0 393 523" draw:points="196,0 393,523 0,523">
          <text:p/>
        </draw:polygon>
        <draw:polygon draw:style-name="gr4" draw:text-style-name="P4" draw:layer="layout" svg:width="0.392cm" svg:height="0.522cm" svg:x="3.014cm" svg:y="23.683cm" svg:viewBox="0 0 393 523" draw:points="196,0 0,523 393,523">
          <text:p/>
        </draw:polygon>
        <draw:frame draw:style-name="gr6" draw:text-style-name="P6" draw:layer="layout" svg:width="0.391cm" svg:height="0.352cm" svg:x="2.999cm" svg:y="38.76cm">
          <draw:text-box>
            <text:p text:style-name="P5"><text:span text:style-name="T1">60</text:span></text:p>
          </draw:text-box>
        </draw:frame>
        <draw:path draw:style-name="gr2" draw:text-style-name="P3" draw:layer="layout" svg:width="0.613cm" svg:height="0.776cm" svg:x="2.903cm" svg:y="22.119cm" svg:viewBox="0 0 614 777" svg:d="M0 582c0 195 154 195 154 195h306c154 0 154-195 154-195v-582h-614z">
          <text:p/>
        </draw:path>
        <draw:path draw:style-name="gr3" draw:text-style-name="P4" draw:layer="layout" svg:width="0.613cm" svg:height="0.776cm" svg:x="2.903cm" svg:y="22.119cm" svg:viewBox="0 0 614 777" svg:d="M0 582c0 195 154 195 154 195h306c154 0 154-195 154-195v-582h-614z">
          <text:p/>
        </draw:path>
        <draw:path draw:style-name="gr4" draw:text-style-name="P4" draw:layer="layout" svg:width="0.613cm" svg:height="0.776cm" svg:x="2.903cm" svg:y="22.119cm" svg:viewBox="0 0 614 777" svg:d="M0 0v582c0 195 154 195 154 195h306c154 0 154-195 154-195v-582z">
          <text:p/>
        </draw:path>
        <draw:frame draw:style-name="gr6" draw:text-style-name="P6" draw:layer="layout" svg:width="0.391cm" svg:height="0.352cm" svg:x="2.999cm" svg:y="24.296cm">
          <draw:text-box>
            <text:p text:style-name="P5"><text:span text:style-name="T1">63</text:span></text:p>
          </draw:text-box>
        </draw:frame>
        <draw:path draw:style-name="gr2" draw:text-style-name="P3" draw:layer="layout" svg:width="0.47cm" svg:height="0.861cm" svg:x="2.975cm" svg:y="36.568cm" svg:viewBox="0 0 471 862" svg:d="M0 862v-287h471v287zM0 575v-287h471v287zM0 288v-288h471v288z">
          <text:p/>
        </draw:path>
        <draw:path draw:style-name="gr3" draw:text-style-name="P4" draw:layer="layout" svg:width="0.47cm" svg:height="0.861cm" svg:x="2.975cm" svg:y="36.568cm" svg:viewBox="0 0 471 862" svg:d="M0 862v-287h471v287zM0 575v-287h471v287zM0 288v-288h471v288z">
          <text:p/>
        </draw:path>
        <draw:polygon draw:style-name="gr4" draw:text-style-name="P4" draw:layer="layout" svg:width="0.47cm" svg:height="0.861cm" svg:x="2.975cm" svg:y="36.568cm" svg:viewBox="0 0 471 862" draw:points="0,0 0,288 0,575 0,862 471,862 471,575 471,288 471,0">
          <text:p/>
        </draw:polygon>
        <draw:frame draw:style-name="gr6" draw:text-style-name="P6" draw:layer="layout" svg:width="0.391cm" svg:height="0.352cm" svg:x="2.999cm" svg:y="22.426cm">
          <draw:text-box>
            <text:p text:style-name="P5"><text:span text:style-name="T1">57</text:span></text:p>
          </draw:text-box>
        </draw:frame>
        <draw:polygon draw:style-name="gr2" draw:text-style-name="P3" draw:layer="layout" svg:width="0.392cm" svg:height="0.522cm" svg:x="3.014cm" svg:y="34.972cm" svg:viewBox="0 0 393 523" draw:points="196,0 393,523 0,523">
          <text:p/>
        </draw:polygon>
        <draw:polygon draw:style-name="gr3" draw:text-style-name="P4" draw:layer="layout" svg:width="0.392cm" svg:height="0.522cm" svg:x="3.014cm" svg:y="34.972cm" svg:viewBox="0 0 393 523" draw:points="196,0 393,523 0,523">
          <text:p/>
        </draw:polygon>
        <draw:polygon draw:style-name="gr4" draw:text-style-name="P4" draw:layer="layout" svg:width="0.392cm" svg:height="0.522cm" svg:x="3.014cm" svg:y="34.972cm" svg:viewBox="0 0 393 523" draw:points="196,0 0,523 393,523">
          <text:p/>
        </draw:polygon>
        <draw:frame draw:style-name="gr6" draw:text-style-name="P6" draw:layer="layout" svg:width="0.391cm" svg:height="0.352cm" svg:x="2.999cm" svg:y="36.961cm">
          <draw:text-box>
            <text:p text:style-name="P5"><text:span text:style-name="T1">58</text:span></text:p>
          </draw:text-box>
        </draw:frame>
        <draw:path draw:style-name="gr7" draw:text-style-name="P7" draw:layer="layout" svg:width="0.47cm" svg:height="4.564cm" svg:x="2.97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4" draw:layer="layout" svg:width="0.47cm" svg:height="4.564cm" svg:x="2.97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4" draw:layer="layout" svg:width="0.47cm" svg:height="4.564cm" svg:x="2.975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6" draw:layer="layout" svg:width="0.391cm" svg:height="0.352cm" svg:x="2.999cm" svg:y="35.585cm">
          <draw:text-box>
            <text:p text:style-name="P5"><text:span text:style-name="T1">61</text:span></text:p>
          </draw:text-box>
        </draw:frame>
        <draw:polygon draw:style-name="gr2" draw:text-style-name="P3" draw:layer="layout" svg:width="0.392cm" svg:height="0.522cm" svg:x="3.014cm" svg:y="28.269cm" svg:viewBox="0 0 393 523" draw:points="196,0 393,523 0,523">
          <text:p/>
        </draw:polygon>
        <draw:polygon draw:style-name="gr3" draw:text-style-name="P4" draw:layer="layout" svg:width="0.392cm" svg:height="0.522cm" svg:x="3.014cm" svg:y="28.269cm" svg:viewBox="0 0 393 523" draw:points="196,0 393,523 0,523">
          <text:p/>
        </draw:polygon>
        <draw:polygon draw:style-name="gr4" draw:text-style-name="P4" draw:layer="layout" svg:width="0.392cm" svg:height="0.522cm" svg:x="3.014cm" svg:y="28.269cm" svg:viewBox="0 0 393 523" draw:points="196,0 0,523 393,523">
          <text:p/>
        </draw:polygon>
        <draw:frame draw:style-name="gr8" draw:text-style-name="P6" draw:layer="layout" svg:width="0.352cm" svg:height="0.352cm" svg:x="3.104cm" svg:y="32.128cm">
          <draw:text-box>
            <text:p text:style-name="P5"><text:span text:style-name="T1">3</text:span></text:p>
          </draw:text-box>
        </draw:frame>
        <draw:path draw:style-name="gr2" draw:text-style-name="P3" draw:layer="layout" svg:width="0.47cm" svg:height="1.42cm" svg:x="2.975cm" svg:y="24.932cm" svg:viewBox="0 0 471 1421" svg:d="M0 1421v-474h471v474zM0 947v-474h471v474zM0 473v-473h471v473z">
          <text:p/>
        </draw:path>
        <draw:path draw:style-name="gr3" draw:text-style-name="P4" draw:layer="layout" svg:width="0.47cm" svg:height="1.42cm" svg:x="2.975cm" svg:y="24.932cm" svg:viewBox="0 0 471 1421" svg:d="M0 1421v-474h471v474zM0 947v-474h471v474zM0 473v-473h471v473z">
          <text:p/>
        </draw:path>
        <draw:polygon draw:style-name="gr4" draw:text-style-name="P4" draw:layer="layout" svg:width="0.47cm" svg:height="1.42cm" svg:x="2.975cm" svg:y="24.932cm" svg:viewBox="0 0 471 1421" draw:points="0,0 0,473 0,947 0,1421 471,1421 471,947 471,473 471,0">
          <text:p/>
        </draw:polygon>
        <draw:frame draw:style-name="gr6" draw:text-style-name="P6" draw:layer="layout" svg:width="0.391cm" svg:height="0.352cm" svg:x="2.999cm" svg:y="28.882cm">
          <draw:text-box>
            <text:p text:style-name="P5"><text:span text:style-name="T1">62</text:span></text:p>
          </draw:text-box>
        </draw:frame>
        <draw:path draw:style-name="gr2" draw:text-style-name="P3" draw:layer="layout" svg:width="0.613cm" svg:height="0.776cm" svg:x="2.903cm" svg:y="40.11cm" svg:viewBox="0 0 614 777" svg:d="M0 582c0 195 154 195 154 195h306c154 0 154-195 154-195v-582h-614z">
          <text:p/>
        </draw:path>
        <draw:path draw:style-name="gr3" draw:text-style-name="P4" draw:layer="layout" svg:width="0.613cm" svg:height="0.776cm" svg:x="2.903cm" svg:y="40.11cm" svg:viewBox="0 0 614 777" svg:d="M0 582c0 195 154 195 154 195h306c154 0 154-195 154-195v-582h-614z">
          <text:p/>
        </draw:path>
        <draw:path draw:style-name="gr4" draw:text-style-name="P4" draw:layer="layout" svg:width="0.613cm" svg:height="0.776cm" svg:x="2.903cm" svg:y="40.11cm" svg:viewBox="0 0 614 777" svg:d="M0 0v582c0 195 154 195 154 195h306c154 0 154-195 154-195v-582z">
          <text:p/>
        </draw:path>
        <draw:frame draw:style-name="gr6" draw:text-style-name="P6" draw:layer="layout" svg:width="0.391cm" svg:height="0.352cm" svg:x="2.999cm" svg:y="25.601cm">
          <draw:text-box>
            <text:p text:style-name="P5"><text:span text:style-name="T1">59</text:span></text:p>
          </draw:text-box>
        </draw:frame>
        <draw:polygon draw:style-name="gr2" draw:text-style-name="P3" draw:layer="layout" svg:width="0.392cm" svg:height="0.522cm" svg:x="1.991cm" svg:y="38.147cm" svg:viewBox="0 0 393 523" draw:points="197,0 393,523 0,523">
          <text:p/>
        </draw:polygon>
        <draw:polygon draw:style-name="gr3" draw:text-style-name="P4" draw:layer="layout" svg:width="0.392cm" svg:height="0.522cm" svg:x="1.991cm" svg:y="38.147cm" svg:viewBox="0 0 393 523" draw:points="197,0 393,523 0,523">
          <text:p/>
        </draw:polygon>
        <draw:polygon draw:style-name="gr4" draw:text-style-name="P4" draw:layer="layout" svg:width="0.392cm" svg:height="0.522cm" svg:x="1.991cm" svg:y="38.147cm" svg:viewBox="0 0 393 523" draw:points="197,0 0,523 393,523">
          <text:p/>
        </draw:polygon>
        <draw:frame draw:style-name="gr6" draw:text-style-name="P6" draw:layer="layout" svg:width="0.391cm" svg:height="0.352cm" svg:x="2.999cm" svg:y="40.418cm">
          <draw:text-box>
            <text:p text:style-name="P5"><text:span text:style-name="T1">56</text:span></text:p>
          </draw:text-box>
        </draw:frame>
        <draw:polygon draw:style-name="gr2" draw:text-style-name="P3" draw:layer="layout" svg:width="0.392cm" svg:height="0.522cm" svg:x="1.991cm" svg:y="23.683cm" svg:viewBox="0 0 393 523" draw:points="197,0 393,523 0,523">
          <text:p/>
        </draw:polygon>
        <draw:polygon draw:style-name="gr3" draw:text-style-name="P4" draw:layer="layout" svg:width="0.392cm" svg:height="0.522cm" svg:x="1.991cm" svg:y="23.683cm" svg:viewBox="0 0 393 523" draw:points="197,0 393,523 0,523">
          <text:p/>
        </draw:polygon>
        <draw:polygon draw:style-name="gr4" draw:text-style-name="P4" draw:layer="layout" svg:width="0.392cm" svg:height="0.522cm" svg:x="1.991cm" svg:y="23.683cm" svg:viewBox="0 0 393 523" draw:points="197,0 0,523 393,523">
          <text:p/>
        </draw:polygon>
        <draw:frame draw:style-name="gr6" draw:text-style-name="P6" draw:layer="layout" svg:width="0.391cm" svg:height="0.352cm" svg:x="1.976cm" svg:y="38.76cm">
          <draw:text-box>
            <text:p text:style-name="P5"><text:span text:style-name="T1">20</text:span></text:p>
          </draw:text-box>
        </draw:frame>
        <draw:path draw:style-name="gr2" draw:text-style-name="P3" draw:layer="layout" svg:width="0.613cm" svg:height="0.776cm" svg:x="1.986cm" svg:y="22.119cm" svg:viewBox="0 0 614 777" svg:d="M0 582c0 195 153 195 153 195h308c153 0 153-195 153-195v-582h-614z">
          <text:p/>
        </draw:path>
        <draw:path draw:style-name="gr3" draw:text-style-name="P4" draw:layer="layout" svg:width="0.613cm" svg:height="0.776cm" svg:x="1.986cm" svg:y="22.119cm" svg:viewBox="0 0 614 777" svg:d="M0 582c0 195 153 195 153 195h308c153 0 153-195 153-195v-582h-614z">
          <text:p/>
        </draw:path>
        <draw:path draw:style-name="gr4" draw:text-style-name="P4" draw:layer="layout" svg:width="0.613cm" svg:height="0.776cm" svg:x="1.986cm" svg:y="22.119cm" svg:viewBox="0 0 614 777" svg:d="M0 0v582c0 195 153 195 153 195h308c153 0 153-195 153-195v-582z">
          <text:p/>
        </draw:path>
        <draw:frame draw:style-name="gr6" draw:text-style-name="P6" draw:layer="layout" svg:width="0.391cm" svg:height="0.352cm" svg:x="1.976cm" svg:y="24.296cm">
          <draw:text-box>
            <text:p text:style-name="P5"><text:span text:style-name="T1">35</text:span></text:p>
          </draw:text-box>
        </draw:frame>
        <draw:path draw:style-name="gr2" draw:text-style-name="P3" draw:layer="layout" svg:width="0.47cm" svg:height="0.861cm" svg:x="1.952cm" svg:y="36.568cm" svg:viewBox="0 0 471 862" svg:d="M0 862v-287h471v287zM0 575v-287h471v287zM0 288v-288h471v288z">
          <text:p/>
        </draw:path>
        <draw:path draw:style-name="gr3" draw:text-style-name="P4" draw:layer="layout" svg:width="0.47cm" svg:height="0.861cm" svg:x="1.952cm" svg:y="36.568cm" svg:viewBox="0 0 471 862" svg:d="M0 862v-287h471v287zM0 575v-287h471v287zM0 288v-288h471v288z">
          <text:p/>
        </draw:path>
        <draw:polygon draw:style-name="gr4" draw:text-style-name="P4" draw:layer="layout" svg:width="0.47cm" svg:height="0.861cm" svg:x="1.952cm" svg:y="36.568cm" svg:viewBox="0 0 471 862" draw:points="0,0 0,288 0,575 0,862 471,862 471,575 471,288 471,0">
          <text:p/>
        </draw:polygon>
        <draw:frame draw:style-name="gr6" draw:text-style-name="P6" draw:layer="layout" svg:width="0.391cm" svg:height="0.352cm" svg:x="2.081cm" svg:y="22.426cm">
          <draw:text-box>
            <text:p text:style-name="P5"><text:span text:style-name="T1">55</text:span></text:p>
          </draw:text-box>
        </draw:frame>
        <draw:polygon draw:style-name="gr2" draw:text-style-name="P3" draw:layer="layout" svg:width="0.392cm" svg:height="0.522cm" svg:x="1.991cm" svg:y="34.972cm" svg:viewBox="0 0 393 523" draw:points="197,0 393,523 0,523">
          <text:p/>
        </draw:polygon>
        <draw:polygon draw:style-name="gr3" draw:text-style-name="P4" draw:layer="layout" svg:width="0.392cm" svg:height="0.522cm" svg:x="1.991cm" svg:y="34.972cm" svg:viewBox="0 0 393 523" draw:points="197,0 393,523 0,523">
          <text:p/>
        </draw:polygon>
        <draw:polygon draw:style-name="gr4" draw:text-style-name="P4" draw:layer="layout" svg:width="0.392cm" svg:height="0.522cm" svg:x="1.991cm" svg:y="34.972cm" svg:viewBox="0 0 393 523" draw:points="197,0 0,523 393,523">
          <text:p/>
        </draw:polygon>
        <draw:frame draw:style-name="gr6" draw:text-style-name="P6" draw:layer="layout" svg:width="0.391cm" svg:height="0.352cm" svg:x="1.976cm" svg:y="36.961cm">
          <draw:text-box>
            <text:p text:style-name="P5"><text:span text:style-name="T1">18</text:span></text:p>
          </draw:text-box>
        </draw:frame>
        <draw:path draw:style-name="gr7" draw:text-style-name="P7" draw:layer="layout" svg:width="0.47cm" svg:height="4.564cm" svg:x="1.95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4" draw:layer="layout" svg:width="0.47cm" svg:height="4.564cm" svg:x="1.95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4" draw:layer="layout" svg:width="0.47cm" svg:height="4.564cm" svg:x="1.952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6" draw:layer="layout" svg:width="0.391cm" svg:height="0.352cm" svg:x="1.976cm" svg:y="35.585cm">
          <draw:text-box>
            <text:p text:style-name="P5"><text:span text:style-name="T1">25</text:span></text:p>
          </draw:text-box>
        </draw:frame>
        <draw:polygon draw:style-name="gr2" draw:text-style-name="P3" draw:layer="layout" svg:width="0.392cm" svg:height="0.522cm" svg:x="1.991cm" svg:y="28.269cm" svg:viewBox="0 0 393 523" draw:points="197,0 393,523 0,523">
          <text:p/>
        </draw:polygon>
        <draw:polygon draw:style-name="gr3" draw:text-style-name="P4" draw:layer="layout" svg:width="0.392cm" svg:height="0.522cm" svg:x="1.991cm" svg:y="28.269cm" svg:viewBox="0 0 393 523" draw:points="197,0 393,523 0,523">
          <text:p/>
        </draw:polygon>
        <draw:polygon draw:style-name="gr4" draw:text-style-name="P4" draw:layer="layout" svg:width="0.392cm" svg:height="0.522cm" svg:x="1.991cm" svg:y="28.269cm" svg:viewBox="0 0 393 523" draw:points="197,0 0,523 393,523">
          <text:p/>
        </draw:polygon>
        <draw:frame draw:style-name="gr8" draw:text-style-name="P6" draw:layer="layout" svg:width="0.352cm" svg:height="0.352cm" svg:x="2.081cm" svg:y="32.128cm">
          <draw:text-box>
            <text:p text:style-name="P5"><text:span text:style-name="T1">2</text:span></text:p>
          </draw:text-box>
        </draw:frame>
        <draw:path draw:style-name="gr2" draw:text-style-name="P3" draw:layer="layout" svg:width="0.47cm" svg:height="1.42cm" svg:x="1.952cm" svg:y="24.932cm" svg:viewBox="0 0 471 1421" svg:d="M0 1421v-474h471v474zM0 947v-474h471v474zM0 473v-473h471v473z">
          <text:p/>
        </draw:path>
        <draw:path draw:style-name="gr3" draw:text-style-name="P4" draw:layer="layout" svg:width="0.47cm" svg:height="1.42cm" svg:x="1.952cm" svg:y="24.932cm" svg:viewBox="0 0 471 1421" svg:d="M0 1421v-474h471v474zM0 947v-474h471v474zM0 473v-473h471v473z">
          <text:p/>
        </draw:path>
        <draw:polygon draw:style-name="gr4" draw:text-style-name="P4" draw:layer="layout" svg:width="0.47cm" svg:height="1.42cm" svg:x="1.952cm" svg:y="24.932cm" svg:viewBox="0 0 471 1421" draw:points="0,0 0,473 0,947 0,1421 471,1421 471,947 471,473 471,0">
          <text:p/>
        </draw:polygon>
        <draw:frame draw:style-name="gr6" draw:text-style-name="P6" draw:layer="layout" svg:width="0.391cm" svg:height="0.352cm" svg:x="1.976cm" svg:y="28.882cm">
          <draw:text-box>
            <text:p text:style-name="P5"><text:span text:style-name="T1">31</text:span></text:p>
          </draw:text-box>
        </draw:frame>
        <draw:path draw:style-name="gr2" draw:text-style-name="P3" draw:layer="layout" svg:width="0.613cm" svg:height="0.776cm" svg:x="1.88cm" svg:y="40.11cm" svg:viewBox="0 0 614 777" svg:d="M0 582c0 195 154 195 154 195h307c153 0 153-195 153-195v-582h-614z">
          <text:p/>
        </draw:path>
        <draw:path draw:style-name="gr3" draw:text-style-name="P4" draw:layer="layout" svg:width="0.613cm" svg:height="0.776cm" svg:x="1.88cm" svg:y="40.11cm" svg:viewBox="0 0 614 777" svg:d="M0 582c0 195 154 195 154 195h307c153 0 153-195 153-195v-582h-614z">
          <text:p/>
        </draw:path>
        <draw:path draw:style-name="gr4" draw:text-style-name="P4" draw:layer="layout" svg:width="0.613cm" svg:height="0.776cm" svg:x="1.88cm" svg:y="40.11cm" svg:viewBox="0 0 614 777" svg:d="M0 0v582c0 195 154 195 154 195h307c153 0 153-195 153-195v-582z">
          <text:p/>
        </draw:path>
        <draw:frame draw:style-name="gr6" draw:text-style-name="P6" draw:layer="layout" svg:width="0.391cm" svg:height="0.352cm" svg:x="1.976cm" svg:y="25.601cm">
          <draw:text-box>
            <text:p text:style-name="P5"><text:span text:style-name="T1">29</text:span></text:p>
          </draw:text-box>
        </draw:frame>
        <draw:path draw:style-name="gr2" draw:text-style-name="P3" draw:layer="layout" svg:width="3.459cm" svg:height="0.777cm" svg:x="2.362cm" svg:y="19.296cm" svg:viewBox="0 0 3460 778" svg:d="M0 584c0 194 865 194 865 194h1730c865 0 865-194 865-194v-584h-3460z">
          <text:p/>
        </draw:path>
        <draw:path draw:style-name="gr3" draw:text-style-name="P4" draw:layer="layout" svg:width="3.459cm" svg:height="0.777cm" svg:x="2.362cm" svg:y="19.296cm" svg:viewBox="0 0 3460 778" svg:d="M0 584c0 194 865 194 865 194h1730c865 0 865-194 865-194v-584h-3460z">
          <text:p/>
        </draw:path>
        <draw:path draw:style-name="gr4" draw:text-style-name="P4" draw:layer="layout" svg:width="3.459cm" svg:height="0.777cm" svg:x="2.362cm" svg:y="19.296cm" svg:viewBox="0 0 3460 778" svg:d="M0 0v584c0 194 865 194 865 194h1730c865 0 865-194 865-194v-584z">
          <text:p/>
        </draw:path>
        <draw:frame draw:style-name="gr6" draw:text-style-name="P6" draw:layer="layout" svg:width="0.391cm" svg:height="0.352cm" svg:x="1.976cm" svg:y="40.418cm">
          <draw:text-box>
            <text:p text:style-name="P5"><text:span text:style-name="T1">54</text:span></text:p>
          </draw:text-box>
        </draw:frame>
        <draw:path draw:style-name="gr2" draw:text-style-name="P3" draw:layer="layout" svg:width="3.459cm" svg:height="0.776cm" svg:x="3.068cm" svg:y="42.933cm" svg:viewBox="0 0 3460 777" svg:d="M0 583c0 194 864 194 864 194h1731c865 0 865-194 865-194v-583h-3460z">
          <text:p/>
        </draw:path>
        <draw:path draw:style-name="gr3" draw:text-style-name="P4" draw:layer="layout" svg:width="3.459cm" svg:height="0.776cm" svg:x="3.068cm" svg:y="42.933cm" svg:viewBox="0 0 3460 777" svg:d="M0 583c0 194 864 194 864 194h1731c865 0 865-194 865-194v-583h-3460z">
          <text:p/>
        </draw:path>
        <draw:path draw:style-name="gr4" draw:text-style-name="P4" draw:layer="layout" svg:width="3.459cm" svg:height="0.776cm" svg:x="3.068cm" svg:y="42.933cm" svg:viewBox="0 0 3460 777" svg:d="M0 0v583c0 194 864 194 864 194h1731c865 0 865-194 865-194v-583z">
          <text:p/>
        </draw:path>
        <draw:frame draw:style-name="gr6" draw:text-style-name="P6" draw:layer="layout" svg:width="0.391cm" svg:height="0.352cm" svg:x="3.881cm" svg:y="19.604cm">
          <draw:text-box>
            <text:p text:style-name="P5"><text:span text:style-name="T1">53</text:span></text:p>
          </draw:text-box>
        </draw:frame>
        <draw:path draw:style-name="gr2" draw:text-style-name="P3" draw:layer="layout" svg:width="0.613cm" svg:height="0.776cm" svg:x="0.822cm" svg:y="40.11cm" svg:viewBox="0 0 614 777" svg:d="M0 582c0 195 154 195 154 195h307c153 0 153-195 153-195v-582h-614z">
          <text:p/>
        </draw:path>
        <draw:path draw:style-name="gr3" draw:text-style-name="P4" draw:layer="layout" svg:width="0.613cm" svg:height="0.776cm" svg:x="0.822cm" svg:y="40.11cm" svg:viewBox="0 0 614 777" svg:d="M0 582c0 195 154 195 154 195h307c153 0 153-195 153-195v-582h-614z">
          <text:p/>
        </draw:path>
        <draw:path draw:style-name="gr4" draw:text-style-name="P4" draw:layer="layout" svg:width="0.613cm" svg:height="0.776cm" svg:x="0.822cm" svg:y="40.11cm" svg:viewBox="0 0 614 777" svg:d="M0 0v582c0 195 154 195 154 195h307c153 0 153-195 153-195v-582z">
          <text:p/>
        </draw:path>
        <draw:frame draw:style-name="gr6" draw:text-style-name="P6" draw:layer="layout" svg:width="0.391cm" svg:height="0.352cm" svg:x="4.586cm" svg:y="43.24cm">
          <draw:text-box>
            <text:p text:style-name="P5"><text:span text:style-name="T1">52</text:span></text:p>
          </draw:text-box>
        </draw:frame>
        <draw:path draw:style-name="gr2" draw:text-style-name="P3" draw:layer="layout" svg:width="0.47cm" svg:height="1.42cm" svg:x="0.893cm" svg:y="24.932cm" svg:viewBox="0 0 471 1421" svg:d="M0 1421v-474h471v474zM0 947v-474h471v474zM0 473v-473h471v473z">
          <text:p/>
        </draw:path>
        <draw:path draw:style-name="gr3" draw:text-style-name="P4" draw:layer="layout" svg:width="0.47cm" svg:height="1.42cm" svg:x="0.893cm" svg:y="24.932cm" svg:viewBox="0 0 471 1421" svg:d="M0 1421v-474h471v474zM0 947v-474h471v474zM0 473v-473h471v473z">
          <text:p/>
        </draw:path>
        <draw:polygon draw:style-name="gr4" draw:text-style-name="P4" draw:layer="layout" svg:width="0.47cm" svg:height="1.42cm" svg:x="0.893cm" svg:y="24.932cm" svg:viewBox="0 0 471 1421" draw:points="0,0 0,473 0,947 0,1421 471,1421 471,947 471,473 471,0">
          <text:p/>
        </draw:polygon>
        <draw:frame draw:style-name="gr6" draw:text-style-name="P6" draw:layer="layout" svg:width="0.391cm" svg:height="0.352cm" svg:x="0.917cm" svg:y="40.418cm">
          <draw:text-box>
            <text:p text:style-name="P5"><text:span text:style-name="T1">23</text:span></text:p>
          </draw:text-box>
        </draw:frame>
        <draw:polygon draw:style-name="gr2" draw:text-style-name="P3" draw:layer="layout" svg:width="0.391cm" svg:height="0.522cm" svg:x="0.933cm" svg:y="28.269cm" svg:viewBox="0 0 392 523" draw:points="196,0 392,523 0,523">
          <text:p/>
        </draw:polygon>
        <draw:polygon draw:style-name="gr3" draw:text-style-name="P4" draw:layer="layout" svg:width="0.391cm" svg:height="0.522cm" svg:x="0.933cm" svg:y="28.269cm" svg:viewBox="0 0 392 523" draw:points="196,0 392,523 0,523">
          <text:p/>
        </draw:polygon>
        <draw:polygon draw:style-name="gr4" draw:text-style-name="P4" draw:layer="layout" svg:width="0.391cm" svg:height="0.522cm" svg:x="0.933cm" svg:y="28.269cm" svg:viewBox="0 0 392 523" draw:points="196,0 0,523 392,523">
          <text:p/>
        </draw:polygon>
        <draw:frame draw:style-name="gr6" draw:text-style-name="P6" draw:layer="layout" svg:width="0.391cm" svg:height="0.352cm" svg:x="0.917cm" svg:y="25.601cm">
          <draw:text-box>
            <text:p text:style-name="P5"><text:span text:style-name="T1">28</text:span></text:p>
          </draw:text-box>
        </draw:frame>
        <draw:path draw:style-name="gr7" draw:text-style-name="P7" draw:layer="layout" svg:width="0.47cm" svg:height="4.564cm" svg:x="0.89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4" draw:layer="layout" svg:width="0.47cm" svg:height="4.564cm" svg:x="0.89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4" draw:layer="layout" svg:width="0.47cm" svg:height="4.564cm" svg:x="0.893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6" draw:layer="layout" svg:width="0.391cm" svg:height="0.352cm" svg:x="0.917cm" svg:y="28.882cm">
          <draw:text-box>
            <text:p text:style-name="P5"><text:span text:style-name="T1">30</text:span></text:p>
          </draw:text-box>
        </draw:frame>
        <draw:polygon draw:style-name="gr2" draw:text-style-name="P3" draw:layer="layout" svg:width="0.391cm" svg:height="0.522cm" svg:x="0.933cm" svg:y="34.972cm" svg:viewBox="0 0 392 523" draw:points="196,0 392,523 0,523">
          <text:p/>
        </draw:polygon>
        <draw:polygon draw:style-name="gr3" draw:text-style-name="P4" draw:layer="layout" svg:width="0.391cm" svg:height="0.522cm" svg:x="0.933cm" svg:y="34.972cm" svg:viewBox="0 0 392 523" draw:points="196,0 392,523 0,523">
          <text:p/>
        </draw:polygon>
        <draw:polygon draw:style-name="gr4" draw:text-style-name="P4" draw:layer="layout" svg:width="0.391cm" svg:height="0.522cm" svg:x="0.933cm" svg:y="34.972cm" svg:viewBox="0 0 392 523" draw:points="196,0 0,523 392,523">
          <text:p/>
        </draw:polygon>
        <draw:frame draw:style-name="gr8" draw:text-style-name="P6" draw:layer="layout" svg:width="0.352cm" svg:height="0.352cm" svg:x="1.023cm" svg:y="32.128cm">
          <draw:text-box>
            <text:p text:style-name="P5"><text:span text:style-name="T1">1</text:span></text:p>
          </draw:text-box>
        </draw:frame>
        <draw:path draw:style-name="gr2" draw:text-style-name="P3" draw:layer="layout" svg:width="0.47cm" svg:height="0.861cm" svg:x="0.893cm" svg:y="36.568cm" svg:viewBox="0 0 471 862" svg:d="M0 862v-287h471v287zM0 575v-287h471v287zM0 288v-288h471v288z">
          <text:p/>
        </draw:path>
        <draw:path draw:style-name="gr3" draw:text-style-name="P4" draw:layer="layout" svg:width="0.47cm" svg:height="0.861cm" svg:x="0.893cm" svg:y="36.568cm" svg:viewBox="0 0 471 862" svg:d="M0 862v-287h471v287zM0 575v-287h471v287zM0 288v-288h471v288z">
          <text:p/>
        </draw:path>
        <draw:polygon draw:style-name="gr4" draw:text-style-name="P4" draw:layer="layout" svg:width="0.47cm" svg:height="0.861cm" svg:x="0.893cm" svg:y="36.568cm" svg:viewBox="0 0 471 862" draw:points="0,0 0,288 0,575 0,862 471,862 471,575 471,288 471,0">
          <text:p/>
        </draw:polygon>
        <draw:frame draw:style-name="gr6" draw:text-style-name="P6" draw:layer="layout" svg:width="0.391cm" svg:height="0.352cm" svg:x="0.917cm" svg:y="35.585cm">
          <draw:text-box>
            <text:p text:style-name="P5"><text:span text:style-name="T1">24</text:span></text:p>
          </draw:text-box>
        </draw:frame>
        <draw:path draw:style-name="gr2" draw:text-style-name="P3" draw:layer="layout" svg:width="0.613cm" svg:height="0.776cm" svg:x="0.822cm" svg:y="22.119cm" svg:viewBox="0 0 614 777" svg:d="M0 582c0 195 154 195 154 195h307c153 0 153-195 153-195v-582h-614z">
          <text:p/>
        </draw:path>
        <draw:path draw:style-name="gr3" draw:text-style-name="P4" draw:layer="layout" svg:width="0.613cm" svg:height="0.776cm" svg:x="0.822cm" svg:y="22.119cm" svg:viewBox="0 0 614 777" svg:d="M0 582c0 195 154 195 154 195h307c153 0 153-195 153-195v-582h-614z">
          <text:p/>
        </draw:path>
        <draw:path draw:style-name="gr4" draw:text-style-name="P4" draw:layer="layout" svg:width="0.613cm" svg:height="0.776cm" svg:x="0.822cm" svg:y="22.119cm" svg:viewBox="0 0 614 777" svg:d="M0 0v582c0 195 154 195 154 195h307c153 0 153-195 153-195v-582z">
          <text:p/>
        </draw:path>
        <draw:frame draw:style-name="gr6" draw:text-style-name="P6" draw:layer="layout" svg:width="0.391cm" svg:height="0.352cm" svg:x="0.917cm" svg:y="36.961cm">
          <draw:text-box>
            <text:p text:style-name="P5"><text:span text:style-name="T1">17</text:span></text:p>
          </draw:text-box>
        </draw:frame>
        <draw:polygon draw:style-name="gr2" draw:text-style-name="P3" draw:layer="layout" svg:width="0.391cm" svg:height="0.522cm" svg:x="0.933cm" svg:y="23.683cm" svg:viewBox="0 0 392 523" draw:points="196,0 392,523 0,523">
          <text:p/>
        </draw:polygon>
        <draw:polygon draw:style-name="gr3" draw:text-style-name="P4" draw:layer="layout" svg:width="0.391cm" svg:height="0.522cm" svg:x="0.933cm" svg:y="23.683cm" svg:viewBox="0 0 392 523" draw:points="196,0 392,523 0,523">
          <text:p/>
        </draw:polygon>
        <draw:polygon draw:style-name="gr4" draw:text-style-name="P4" draw:layer="layout" svg:width="0.391cm" svg:height="0.522cm" svg:x="0.933cm" svg:y="23.683cm" svg:viewBox="0 0 392 523" draw:points="196,0 0,523 392,523">
          <text:p/>
        </draw:polygon>
        <draw:frame draw:style-name="gr6" draw:text-style-name="P6" draw:layer="layout" svg:width="0.391cm" svg:height="0.352cm" svg:x="0.917cm" svg:y="22.426cm">
          <draw:text-box>
            <text:p text:style-name="P5"><text:span text:style-name="T1">38</text:span></text:p>
          </draw:text-box>
        </draw:frame>
        <draw:polygon draw:style-name="gr2" draw:text-style-name="P3" draw:layer="layout" svg:width="0.391cm" svg:height="0.522cm" svg:x="0.933cm" svg:y="38.147cm" svg:viewBox="0 0 392 523" draw:points="196,0 392,523 0,523">
          <text:p/>
        </draw:polygon>
        <draw:polygon draw:style-name="gr3" draw:text-style-name="P4" draw:layer="layout" svg:width="0.391cm" svg:height="0.522cm" svg:x="0.933cm" svg:y="38.147cm" svg:viewBox="0 0 392 523" draw:points="196,0 392,523 0,523">
          <text:p/>
        </draw:polygon>
        <draw:polygon draw:style-name="gr4" draw:text-style-name="P4" draw:layer="layout" svg:width="0.391cm" svg:height="0.522cm" svg:x="0.933cm" svg:y="38.147cm" svg:viewBox="0 0 392 523" draw:points="196,0 0,523 392,523">
          <text:p/>
        </draw:polygon>
        <draw:frame draw:style-name="gr6" draw:text-style-name="P6" draw:layer="layout" svg:width="0.391cm" svg:height="0.352cm" svg:x="0.917cm" svg:y="24.296cm">
          <draw:text-box>
            <text:p text:style-name="P5"><text:span text:style-name="T1">34</text:span></text:p>
          </draw:text-box>
        </draw:frame>
        <draw:path draw:style-name="gr2" draw:text-style-name="P3" draw:layer="layout" svg:width="6.043cm" svg:height="3.378cm" svg:x="6.221cm" svg:y="11.156cm" svg:viewBox="0 0 6044 3379" svg:d="M0 3379v-676h6044v676zM0 2703v-675h6044v675zM0 2028v-676h6044v676zM0 1352v-675h6044v675zM0 677v-677h6044v677z">
          <text:p/>
        </draw:path>
        <draw:path draw:style-name="gr3" draw:text-style-name="P4" draw:layer="layout" svg:width="6.043cm" svg:height="3.378cm" svg:x="6.221cm" svg:y="11.156cm" svg:viewBox="0 0 6044 3379" svg:d="M0 3379v-676h6044v676zM0 2703v-675h6044v675zM0 2028v-676h6044v676zM0 1352v-675h6044v675zM0 677v-677h6044v677z">
          <text:p/>
        </draw:path>
        <draw:polygon draw:style-name="gr4" draw:text-style-name="P4" draw:layer="layout" svg:width="6.043cm" svg:height="3.378cm" svg:x="6.221cm" svg:y="11.156cm" svg:viewBox="0 0 6044 3379" draw:points="0,0 0,677 0,1352 0,2028 0,2703 0,3379 6044,3379 6044,2703 6044,2028 6044,1352 6044,677 6044,0">
          <text:p/>
        </draw:polygon>
        <draw:frame draw:style-name="gr6" draw:text-style-name="P6" draw:layer="layout" svg:width="0.391cm" svg:height="0.352cm" svg:x="0.917cm" svg:y="38.76cm">
          <draw:text-box>
            <text:p text:style-name="P5"><text:span text:style-name="T1">19</text:span></text:p>
          </draw:text-box>
        </draw:frame>
        <draw:polygon draw:style-name="gr2" draw:text-style-name="P3" draw:layer="layout" svg:width="1.764cm" svg:height="1.764cm" svg:x="8.537cm" svg:y="7.302cm" svg:viewBox="0 0 1765 1765" draw:points="917,0 917,353 1765,1059 1765,1765 0,1765 0,1059 846,353 846,0">
          <text:p/>
        </draw:polygon>
        <draw:polygon draw:style-name="gr3" draw:text-style-name="P4" draw:layer="layout" svg:width="1.764cm" svg:height="1.764cm" svg:x="8.537cm" svg:y="7.302cm" svg:viewBox="0 0 1765 1765" draw:points="917,0 917,353 1765,1059 1765,1765 0,1765 0,1059 846,353 846,0">
          <text:p/>
        </draw:polygon>
        <draw:path draw:style-name="gr9" draw:text-style-name="P8" draw:layer="layout" svg:width="1.451cm" svg:height="0.6cm" svg:x="8.693cm" svg:y="8.36cm" svg:viewBox="0 0 1452 601" svg:d="M0 566h1452v35h-1452zM121 425h1210v35h-1210zM242 283h968v35h-968zM363 141h727v36h-727zM484 0h485v36h-485z">
          <text:p/>
        </draw:path>
        <draw:polygon draw:style-name="gr4" draw:text-style-name="P4" draw:layer="layout" svg:width="1.764cm" svg:height="1.764cm" svg:x="8.537cm" svg:y="7.302cm" svg:viewBox="0 0 1765 1765" draw:points="846,0 846,353 0,1059 0,1765 1765,1765 1765,1059 917,353 917,0">
          <text:p/>
        </draw:polygon>
        <draw:frame draw:style-name="gr6" draw:text-style-name="P6" draw:layer="layout" svg:width="0.391cm" svg:height="0.352cm" svg:x="9.031cm" svg:y="12.831cm">
          <draw:text-box>
            <text:p text:style-name="P5"><text:span text:style-name="T1">40</text:span></text:p>
          </draw:text-box>
        </draw:frame>
        <draw:polygon draw:style-name="gr2" draw:text-style-name="P3" draw:layer="layout" svg:width="0.392cm" svg:height="0.523cm" svg:x="9.258cm" svg:y="9.924cm" svg:viewBox="0 0 393 524" draw:points="196,0 393,524 0,524">
          <text:p/>
        </draw:polygon>
        <draw:polygon draw:style-name="gr3" draw:text-style-name="P4" draw:layer="layout" svg:width="0.392cm" svg:height="0.523cm" svg:x="9.258cm" svg:y="9.924cm" svg:viewBox="0 0 393 524" draw:points="196,0 393,524 0,524">
          <text:p/>
        </draw:polygon>
        <draw:polygon draw:style-name="gr4" draw:text-style-name="P4" draw:layer="layout" svg:width="0.392cm" svg:height="0.523cm" svg:x="9.258cm" svg:y="9.924cm" svg:viewBox="0 0 393 524" draw:points="196,0 0,524 393,524">
          <text:p/>
        </draw:polygon>
        <draw:frame draw:style-name="gr6" draw:text-style-name="P6" draw:layer="layout" svg:width="0.391cm" svg:height="0.352cm" svg:x="9.208cm" svg:y="8.104cm">
          <draw:text-box>
            <text:p text:style-name="P5"><text:span text:style-name="T1">50</text:span></text:p>
          </draw:text-box>
        </draw:frame>
        <draw:polygon draw:style-name="gr2" draw:text-style-name="P3" draw:layer="layout" svg:width="1.411cm" svg:height="1.058cm" svg:x="13.448cm" svg:y="9.948cm" svg:viewBox="0 0 1412 1059" draw:points="1412,530 0,1059 0,0">
          <text:p/>
        </draw:polygon>
        <draw:polygon draw:style-name="gr3" draw:text-style-name="P4" draw:layer="layout" svg:width="1.411cm" svg:height="1.058cm" svg:x="13.448cm" svg:y="9.948cm" svg:viewBox="0 0 1412 1059" draw:points="1412,530 0,1059 0,0">
          <text:p/>
        </draw:polygon>
        <draw:polygon draw:style-name="gr4" draw:text-style-name="P4" draw:layer="layout" svg:width="1.411cm" svg:height="1.058cm" svg:x="13.448cm" svg:y="9.948cm" svg:viewBox="0 0 1412 1059" draw:points="0,0 0,1059 1412,530">
          <text:p/>
        </draw:polygon>
        <draw:frame draw:style-name="gr6" draw:text-style-name="P6" draw:layer="layout" svg:width="0.391cm" svg:height="0.352cm" svg:x="9.243cm" svg:y="10.538cm">
          <draw:text-box>
            <text:p text:style-name="P5"><text:span text:style-name="T1">49</text:span></text:p>
          </draw:text-box>
        </draw:frame>
        <draw:polygon draw:style-name="gr2" draw:text-style-name="P3" draw:layer="layout" svg:width="0.382cm" svg:height="0.51cm" svg:x="9.016cm" svg:y="15.932cm" svg:viewBox="0 0 383 511" draw:points="191,0 383,511 0,511">
          <text:p/>
        </draw:polygon>
        <draw:polygon draw:style-name="gr3" draw:text-style-name="P4" draw:layer="layout" svg:width="0.382cm" svg:height="0.51cm" svg:x="9.016cm" svg:y="15.932cm" svg:viewBox="0 0 383 511" draw:points="191,0 383,511 0,511">
          <text:p/>
        </draw:polygon>
        <draw:polygon draw:style-name="gr4" draw:text-style-name="P4" draw:layer="layout" svg:width="0.382cm" svg:height="0.51cm" svg:x="9.016cm" svg:y="15.932cm" svg:viewBox="0 0 383 511" draw:points="191,0 0,511 383,511">
          <text:p/>
        </draw:polygon>
        <draw:frame draw:style-name="gr6" draw:text-style-name="P6" draw:layer="layout" svg:width="0.391cm" svg:height="0.352cm" svg:x="13.653cm" svg:y="10.397cm">
          <draw:text-box>
            <text:p text:style-name="P5"><text:span text:style-name="T1">41</text:span></text:p>
          </draw:text-box>
        </draw:frame>
        <draw:polygon draw:style-name="gr2" draw:text-style-name="P3" draw:layer="layout" svg:width="0.522cm" svg:height="0.391cm" svg:x="9.908cm" svg:y="43.09cm" svg:viewBox="0 0 523 392" draw:points="523,196 0,392 0,0">
          <text:p/>
        </draw:polygon>
        <draw:polygon draw:style-name="gr3" draw:text-style-name="P4" draw:layer="layout" svg:width="0.522cm" svg:height="0.391cm" svg:x="9.908cm" svg:y="43.09cm" svg:viewBox="0 0 523 392" draw:points="523,196 0,392 0,0">
          <text:p/>
        </draw:polygon>
        <draw:polygon draw:style-name="gr4" draw:text-style-name="P4" draw:layer="layout" svg:width="0.522cm" svg:height="0.391cm" svg:x="9.908cm" svg:y="43.09cm" svg:viewBox="0 0 523 392" draw:points="0,0 0,392 523,196">
          <text:p/>
        </draw:polygon>
        <draw:frame draw:style-name="gr5" draw:text-style-name="P6" draw:layer="layout" svg:width="0.586cm" svg:height="0.352cm" svg:x="8.89cm" svg:y="16.535cm">
          <draw:text-box>
            <text:p text:style-name="P5"><text:span text:style-name="T1">10</text:span><text:span text:style-name="T1">1</text:span></text:p>
          </draw:text-box>
        </draw:frame>
        <draw:polygon draw:style-name="gr2" draw:text-style-name="P3" draw:layer="layout" svg:width="0.523cm" svg:height="0.392cm" svg:x="9.237cm" svg:y="19.453cm" svg:viewBox="0 0 524 393" draw:points="524,196 0,393 0,0">
          <text:p/>
        </draw:polygon>
        <draw:polygon draw:style-name="gr3" draw:text-style-name="P4" draw:layer="layout" svg:width="0.523cm" svg:height="0.392cm" svg:x="9.237cm" svg:y="19.453cm" svg:viewBox="0 0 524 393" draw:points="524,196 0,393 0,0">
          <text:p/>
        </draw:polygon>
        <draw:polygon draw:style-name="gr4" draw:text-style-name="P4" draw:layer="layout" svg:width="0.523cm" svg:height="0.392cm" svg:x="9.237cm" svg:y="19.453cm" svg:viewBox="0 0 524 393" draw:points="0,0 0,393 524,196">
          <text:p/>
        </draw:polygon>
        <draw:frame draw:style-name="gr5" draw:text-style-name="P6" draw:layer="layout" svg:width="0.586cm" svg:height="0.352cm" svg:x="9.56cm" svg:y="43.205cm">
          <draw:text-box>
            <text:p text:style-name="P5"><text:span text:style-name="T1">16</text:span><text:span text:style-name="T1">4</text:span></text:p>
          </draw:text-box>
        </draw:frame>
        <draw:polygon draw:style-name="gr2" draw:text-style-name="P3" draw:layer="layout" svg:width="1.411cm" svg:height="1.059cm" svg:x="13.448cm" svg:y="14.181cm" svg:viewBox="0 0 1412 1060" draw:points="1412,530 0,1060 0,0">
          <text:p/>
        </draw:polygon>
        <draw:polygon draw:style-name="gr3" draw:text-style-name="P4" draw:layer="layout" svg:width="1.411cm" svg:height="1.059cm" svg:x="13.448cm" svg:y="14.181cm" svg:viewBox="0 0 1412 1060" draw:points="1412,530 0,1060 0,0">
          <text:p/>
        </draw:polygon>
        <draw:polygon draw:style-name="gr4" draw:text-style-name="P4" draw:layer="layout" svg:width="1.411cm" svg:height="1.059cm" svg:x="13.448cm" svg:y="14.181cm" svg:viewBox="0 0 1412 1060" draw:points="0,0 0,1060 1412,530">
          <text:p/>
        </draw:polygon>
        <draw:frame draw:style-name="gr5" draw:text-style-name="P6" draw:layer="layout" svg:width="0.586cm" svg:height="0.352cm" svg:x="8.89cm" svg:y="19.569cm">
          <draw:text-box>
            <text:p text:style-name="P5"><text:span text:style-name="T1">16</text:span><text:span text:style-name="T1">5</text:span></text:p>
          </draw:text-box>
        </draw:frame>
        <draw:polygon draw:style-name="gr2" draw:text-style-name="P3" draw:layer="layout" svg:width="1.411cm" svg:height="1.058cm" svg:x="13.448cm" svg:y="13.123cm" svg:viewBox="0 0 1412 1059" draw:points="1412,530 0,1059 0,0">
          <text:p/>
        </draw:polygon>
        <draw:polygon draw:style-name="gr3" draw:text-style-name="P4" draw:layer="layout" svg:width="1.411cm" svg:height="1.058cm" svg:x="13.448cm" svg:y="13.123cm" svg:viewBox="0 0 1412 1059" draw:points="1412,530 0,1059 0,0">
          <text:p/>
        </draw:polygon>
        <draw:polygon draw:style-name="gr4" draw:text-style-name="P4" draw:layer="layout" svg:width="1.411cm" svg:height="1.058cm" svg:x="13.448cm" svg:y="13.123cm" svg:viewBox="0 0 1412 1059" draw:points="0,0 0,1059 1412,530">
          <text:p/>
        </draw:polygon>
        <draw:frame draw:style-name="gr5" draw:text-style-name="P6" draw:layer="layout" svg:width="0.586cm" svg:height="0.352cm" svg:x="13.547cm" svg:y="14.63cm">
          <draw:text-box>
            <text:p text:style-name="P5"><text:span text:style-name="T1">166</text:span></text:p>
          </draw:text-box>
        </draw:frame>
        <draw:polygon draw:style-name="gr2" draw:text-style-name="P3" draw:layer="layout" svg:width="1.411cm" svg:height="1.059cm" svg:x="13.448cm" svg:y="11.006cm" svg:viewBox="0 0 1412 1060" draw:points="1412,530 0,1060 0,0">
          <text:p/>
        </draw:polygon>
        <draw:polygon draw:style-name="gr3" draw:text-style-name="P4" draw:layer="layout" svg:width="1.411cm" svg:height="1.059cm" svg:x="13.448cm" svg:y="11.006cm" svg:viewBox="0 0 1412 1060" draw:points="1412,530 0,1060 0,0">
          <text:p/>
        </draw:polygon>
        <draw:polygon draw:style-name="gr4" draw:text-style-name="P4" draw:layer="layout" svg:width="1.411cm" svg:height="1.059cm" svg:x="13.448cm" svg:y="11.006cm" svg:viewBox="0 0 1412 1060" draw:points="0,0 0,1060 1412,530">
          <text:p/>
        </draw:polygon>
        <draw:frame draw:style-name="gr5" draw:text-style-name="P6" draw:layer="layout" svg:width="0.586cm" svg:height="0.352cm" svg:x="13.547cm" svg:y="13.572cm">
          <draw:text-box>
            <text:p text:style-name="P5"><text:span text:style-name="T1">167</text:span></text:p>
          </draw:text-box>
        </draw:frame>
        <draw:polygon draw:style-name="gr2" draw:text-style-name="P3" draw:layer="layout" svg:width="1.411cm" svg:height="1.058cm" svg:x="13.448cm" svg:y="12.065cm" svg:viewBox="0 0 1412 1059" draw:points="1412,530 0,1059 0,0">
          <text:p/>
        </draw:polygon>
        <draw:polygon draw:style-name="gr3" draw:text-style-name="P4" draw:layer="layout" svg:width="1.411cm" svg:height="1.058cm" svg:x="13.448cm" svg:y="12.065cm" svg:viewBox="0 0 1412 1059" draw:points="1412,530 0,1059 0,0">
          <text:p/>
        </draw:polygon>
        <draw:polygon draw:style-name="gr4" draw:text-style-name="P4" draw:layer="layout" svg:width="1.411cm" svg:height="1.058cm" svg:x="13.448cm" svg:y="12.065cm" svg:viewBox="0 0 1412 1059" draw:points="0,0 0,1059 1412,530">
          <text:p/>
        </draw:polygon>
        <draw:frame draw:style-name="gr5" draw:text-style-name="P6" draw:layer="layout" svg:width="0.586cm" svg:height="0.352cm" svg:x="13.547cm" svg:y="11.455cm">
          <draw:text-box>
            <text:p text:style-name="P5"><text:span text:style-name="T1">168</text:span></text:p>
          </draw:text-box>
        </draw:frame>
        <draw:polygon draw:style-name="gr2" draw:text-style-name="P3" draw:layer="layout" svg:width="1.058cm" svg:height="1.411cm" svg:x="33.584cm" svg:y="16.976cm" svg:viewBox="0 0 1059 1412" draw:points="529,1412 0,0 1059,0">
          <text:p/>
        </draw:polygon>
        <draw:polygon draw:style-name="gr3" draw:text-style-name="P4" draw:layer="layout" svg:width="1.058cm" svg:height="1.411cm" svg:x="33.584cm" svg:y="16.976cm" svg:viewBox="0 0 1059 1412" draw:points="529,1412 0,0 1059,0">
          <text:p/>
        </draw:polygon>
        <draw:polygon draw:style-name="gr4" draw:text-style-name="P4" draw:layer="layout" svg:width="1.058cm" svg:height="1.411cm" svg:x="33.584cm" svg:y="16.976cm" svg:viewBox="0 0 1059 1412" draw:points="0,0 529,1412 1059,0">
          <text:p/>
        </draw:polygon>
        <draw:frame draw:style-name="gr5" draw:text-style-name="P6" draw:layer="layout" svg:width="0.586cm" svg:height="0.352cm" svg:x="13.547cm" svg:y="12.513cm">
          <draw:text-box>
            <text:p text:style-name="P5"><text:span text:style-name="T1">169</text:span></text:p>
          </draw:text-box>
        </draw:frame>
        <draw:polygon draw:style-name="gr2" draw:text-style-name="P3" draw:layer="layout" svg:width="0.522cm" svg:height="0.391cm" svg:x="17.704cm" svg:y="8.165cm" svg:viewBox="0 0 523 392" draw:points="523,195 0,392 0,0">
          <text:p/>
        </draw:polygon>
        <draw:polygon draw:style-name="gr3" draw:text-style-name="P4" draw:layer="layout" svg:width="0.522cm" svg:height="0.391cm" svg:x="17.704cm" svg:y="8.165cm" svg:viewBox="0 0 523 392" draw:points="523,195 0,392 0,0">
          <text:p/>
        </draw:polygon>
        <draw:polygon draw:style-name="gr4" draw:text-style-name="P4" draw:layer="layout" svg:width="0.522cm" svg:height="0.391cm" svg:x="17.704cm" svg:y="8.165cm" svg:viewBox="0 0 523 392" draw:points="0,0 0,392 523,195">
          <text:p/>
        </draw:polygon>
        <draw:frame draw:style-name="gr5" draw:text-style-name="P6" draw:layer="layout" svg:width="0.586cm" svg:height="0.352cm" svg:x="33.796cm" svg:y="17.064cm">
          <draw:text-box>
            <text:p text:style-name="P5"><text:span text:style-name="T1">181</text:span></text:p>
          </draw:text-box>
        </draw:frame>
        <draw:polygon draw:style-name="gr2" draw:text-style-name="P3" draw:layer="layout" svg:width="0.522cm" svg:height="0.391cm" svg:x="22.643cm" svg:y="8.165cm" svg:viewBox="0 0 523 392" draw:points="523,195 0,392 0,0">
          <text:p/>
        </draw:polygon>
        <draw:polygon draw:style-name="gr3" draw:text-style-name="P4" draw:layer="layout" svg:width="0.522cm" svg:height="0.391cm" svg:x="22.643cm" svg:y="8.165cm" svg:viewBox="0 0 523 392" draw:points="523,195 0,392 0,0">
          <text:p/>
        </draw:polygon>
        <draw:polygon draw:style-name="gr4" draw:text-style-name="P4" draw:layer="layout" svg:width="0.522cm" svg:height="0.391cm" svg:x="22.643cm" svg:y="8.165cm" svg:viewBox="0 0 523 392" draw:points="0,0 0,392 523,195">
          <text:p/>
        </draw:polygon>
        <draw:frame draw:style-name="gr5" draw:text-style-name="P6" draw:layer="layout" svg:width="0.586cm" svg:height="0.352cm" svg:x="17.357cm" svg:y="8.28cm">
          <draw:text-box>
            <text:p text:style-name="P5"><text:span text:style-name="T1">183</text:span></text:p>
          </draw:text-box>
        </draw:frame>
        <draw:polygon draw:style-name="gr2" draw:text-style-name="P3" draw:layer="layout" svg:width="0.522cm" svg:height="0.391cm" svg:x="20.174cm" svg:y="8.165cm" svg:viewBox="0 0 523 392" draw:points="523,195 0,392 0,0">
          <text:p/>
        </draw:polygon>
        <draw:polygon draw:style-name="gr3" draw:text-style-name="P4" draw:layer="layout" svg:width="0.522cm" svg:height="0.391cm" svg:x="20.174cm" svg:y="8.165cm" svg:viewBox="0 0 523 392" draw:points="523,195 0,392 0,0">
          <text:p/>
        </draw:polygon>
        <draw:polygon draw:style-name="gr4" draw:text-style-name="P4" draw:layer="layout" svg:width="0.522cm" svg:height="0.391cm" svg:x="20.174cm" svg:y="8.165cm" svg:viewBox="0 0 523 392" draw:points="0,0 0,392 523,195">
          <text:p/>
        </draw:polygon>
        <draw:frame draw:style-name="gr5" draw:text-style-name="P6" draw:layer="layout" svg:width="0.586cm" svg:height="0.352cm" svg:x="22.296cm" svg:y="8.28cm">
          <draw:text-box>
            <text:p text:style-name="P5"><text:span text:style-name="T1">185</text:span></text:p>
          </draw:text-box>
        </draw:frame>
        <draw:polygon draw:style-name="gr2" draw:text-style-name="P3" draw:layer="layout" svg:width="0.522cm" svg:height="0.391cm" svg:x="25.324cm" svg:y="8.165cm" svg:viewBox="0 0 523 392" draw:points="523,195 0,392 0,0">
          <text:p/>
        </draw:polygon>
        <draw:polygon draw:style-name="gr3" draw:text-style-name="P4" draw:layer="layout" svg:width="0.522cm" svg:height="0.391cm" svg:x="25.324cm" svg:y="8.165cm" svg:viewBox="0 0 523 392" draw:points="523,195 0,392 0,0">
          <text:p/>
        </draw:polygon>
        <draw:polygon draw:style-name="gr4" draw:text-style-name="P4" draw:layer="layout" svg:width="0.522cm" svg:height="0.391cm" svg:x="25.324cm" svg:y="8.165cm" svg:viewBox="0 0 523 392" draw:points="0,0 0,392 523,195">
          <text:p/>
        </draw:polygon>
        <draw:frame draw:style-name="gr5" draw:text-style-name="P6" draw:layer="layout" svg:width="0.586cm" svg:height="0.352cm" svg:x="19.826cm" svg:y="8.28cm">
          <draw:text-box>
            <text:p text:style-name="P5"><text:span text:style-name="T1">187</text:span></text:p>
          </draw:text-box>
        </draw:frame>
        <draw:line draw:style-name="gr10" draw:text-style-name="P4" draw:layer="layout" svg:x1="9.348cm" svg:y1="44.344cm" svg:x2="9.348cm" svg:y2="43.815cm">
          <text:p/>
        </draw:line>
        <draw:line draw:style-name="gr10" draw:text-style-name="P4" draw:layer="layout" svg:x1="9.348cm" svg:y1="43.815cm" svg:x2="4.797cm" svg:y2="43.815cm">
          <text:p/>
        </draw:line>
        <draw:line draw:style-name="gr10" draw:text-style-name="P4" draw:layer="layout" svg:x1="4.797cm" svg:y1="43.815cm" svg:x2="4.797cm" svg:y2="43.709cm">
          <text:p/>
        </draw:line>
        <draw:polygon draw:style-name="gr11" draw:text-style-name="P9" draw:layer="layout" svg:width="0.07cm" svg:height="0.071cm" svg:x="9.313cm" svg:y="44.308cm" svg:viewBox="0 0 71 72" draw:points="0,0 71,0 71,72 0,72">
          <text:p/>
        </draw:polygon>
        <draw:polygon draw:style-name="gr11" draw:text-style-name="P9" draw:layer="layout" svg:width="0.07cm" svg:height="0.071cm" svg:x="9.313cm" svg:y="43.779cm" svg:viewBox="0 0 71 72" draw:points="0,0 71,0 71,72 0,72">
          <text:p/>
        </draw:polygon>
        <draw:polygon draw:style-name="gr11" draw:text-style-name="P9" draw:layer="layout" svg:width="0.071cm" svg:height="0.071cm" svg:x="4.762cm" svg:y="43.779cm" svg:viewBox="0 0 72 72" draw:points="0,0 72,0 72,72 0,72">
          <text:p/>
        </draw:polygon>
        <draw:polygon draw:style-name="gr11" draw:text-style-name="P9" draw:layer="layout" svg:width="0.071cm" svg:height="0.071cm" svg:x="4.762cm" svg:y="43.673cm" svg:viewBox="0 0 72 72" draw:points="0,0 72,0 72,72 0,72">
          <text:p/>
        </draw:polygon>
        <draw:line draw:style-name="gr10" draw:text-style-name="P4" draw:layer="layout" svg:x1="34.113cm" svg:y1="18.556cm" svg:x2="34.113cm" svg:y2="19.085cm">
          <text:p/>
        </draw:line>
        <draw:line draw:style-name="gr10" draw:text-style-name="P4" draw:layer="layout" svg:x1="34.113cm" svg:y1="19.085cm" svg:x2="34.007cm" svg:y2="19.085cm">
          <text:p/>
        </draw:line>
        <draw:line draw:style-name="gr10" draw:text-style-name="P4" draw:layer="layout" svg:x1="34.007cm" svg:y1="19.085cm" svg:x2="34.007cm" svg:y2="20.708cm">
          <text:p/>
        </draw:line>
        <draw:polygon draw:style-name="gr11" draw:text-style-name="P9" draw:layer="layout" svg:width="0.07cm" svg:height="0.071cm" svg:x="34.078cm" svg:y="18.52cm" svg:viewBox="0 0 71 72" draw:points="0,0 71,0 71,72 0,72">
          <text:p/>
        </draw:polygon>
        <draw:polygon draw:style-name="gr11" draw:text-style-name="P9" draw:layer="layout" svg:width="0.07cm" svg:height="0.07cm" svg:x="34.078cm" svg:y="19.05cm" svg:viewBox="0 0 71 71" draw:points="0,0 71,0 71,71 0,71">
          <text:p/>
        </draw:polygon>
        <draw:polygon draw:style-name="gr11" draw:text-style-name="P9" draw:layer="layout" svg:width="0.071cm" svg:height="0.07cm" svg:x="33.972cm" svg:y="19.05cm" svg:viewBox="0 0 72 71" draw:points="0,0 72,0 72,71 0,71">
          <text:p/>
        </draw:polygon>
        <draw:polygon draw:style-name="gr11" draw:text-style-name="P9" draw:layer="layout" svg:width="0.071cm" svg:height="0.071cm" svg:x="33.972cm" svg:y="20.672cm" svg:viewBox="0 0 72 72" draw:points="0,0 72,0 72,72 0,72">
          <text:p/>
        </draw:polygon>
        <draw:line draw:style-name="gr10" draw:text-style-name="P4" draw:layer="layout" svg:x1="30.197cm" svg:y1="10.477cm" svg:x2="30.726cm" svg:y2="10.477cm">
          <text:p/>
        </draw:line>
        <draw:line draw:style-name="gr10" draw:text-style-name="P4" draw:layer="layout" svg:x1="30.726cm" svg:y1="10.477cm" svg:x2="30.726cm" svg:y2="11.5cm">
          <text:p/>
        </draw:line>
        <draw:line draw:style-name="gr10" draw:text-style-name="P4" draw:layer="layout" svg:x1="30.726cm" svg:y1="11.5cm" svg:x2="31.291cm" svg:y2="11.5cm">
          <text:p/>
        </draw:line>
        <draw:polygon draw:style-name="gr11" draw:text-style-name="P9" draw:layer="layout" svg:width="0.071cm" svg:height="0.07cm" svg:x="30.162cm" svg:y="10.442cm" svg:viewBox="0 0 72 71" draw:points="0,0 72,0 72,71 0,71">
          <text:p/>
        </draw:polygon>
        <draw:polygon draw:style-name="gr11" draw:text-style-name="P9" draw:layer="layout" svg:width="0.071cm" svg:height="0.07cm" svg:x="30.691cm" svg:y="10.442cm" svg:viewBox="0 0 72 71" draw:points="0,0 72,0 72,71 0,71">
          <text:p/>
        </draw:polygon>
        <draw:polygon draw:style-name="gr11" draw:text-style-name="P9" draw:layer="layout" svg:width="0.071cm" svg:height="0.07cm" svg:x="30.691cm" svg:y="11.465cm" svg:viewBox="0 0 72 71" draw:points="0,0 72,0 72,71 0,71">
          <text:p/>
        </draw:polygon>
        <draw:polygon draw:style-name="gr11" draw:text-style-name="P9" draw:layer="layout" svg:width="0.07cm" svg:height="0.07cm" svg:x="31.256cm" svg:y="11.465cm" svg:viewBox="0 0 71 71" draw:points="0,0 71,0 71,71 0,71">
          <text:p/>
        </draw:polygon>
        <draw:line draw:style-name="gr10" draw:text-style-name="P4" draw:layer="layout" svg:x1="30.197cm" svg:y1="11.535cm" svg:x2="30.726cm" svg:y2="11.535cm">
          <text:p/>
        </draw:line>
        <draw:line draw:style-name="gr10" draw:text-style-name="P4" draw:layer="layout" svg:x1="30.726cm" svg:y1="11.535cm" svg:x2="30.726cm" svg:y2="12.17cm">
          <text:p/>
        </draw:line>
        <draw:line draw:style-name="gr10" draw:text-style-name="P4" draw:layer="layout" svg:x1="30.726cm" svg:y1="12.17cm" svg:x2="31.291cm" svg:y2="12.17cm">
          <text:p/>
        </draw:line>
        <draw:polygon draw:style-name="gr11" draw:text-style-name="P9" draw:layer="layout" svg:width="0.071cm" svg:height="0.071cm" svg:x="30.162cm" svg:y="11.5cm" svg:viewBox="0 0 72 72" draw:points="0,0 72,0 72,72 0,72">
          <text:p/>
        </draw:polygon>
        <draw:polygon draw:style-name="gr11" draw:text-style-name="P9" draw:layer="layout" svg:width="0.071cm" svg:height="0.071cm" svg:x="30.691cm" svg:y="11.5cm" svg:viewBox="0 0 72 72" draw:points="0,0 72,0 72,72 0,72">
          <text:p/>
        </draw:polygon>
        <draw:polygon draw:style-name="gr11" draw:text-style-name="P9" draw:layer="layout" svg:width="0.071cm" svg:height="0.071cm" svg:x="30.691cm" svg:y="12.135cm" svg:viewBox="0 0 72 72" draw:points="0,0 72,0 72,72 0,72">
          <text:p/>
        </draw:polygon>
        <draw:polygon draw:style-name="gr11" draw:text-style-name="P9" draw:layer="layout" svg:width="0.07cm" svg:height="0.071cm" svg:x="31.256cm" svg:y="12.135cm" svg:viewBox="0 0 71 72" draw:points="0,0 71,0 71,72 0,72">
          <text:p/>
        </draw:polygon>
        <draw:line draw:style-name="gr10" draw:text-style-name="P4" draw:layer="layout" svg:x1="30.197cm" svg:y1="12.594cm" svg:x2="30.726cm" svg:y2="12.594cm">
          <text:p/>
        </draw:line>
        <draw:line draw:style-name="gr10" draw:text-style-name="P4" draw:layer="layout" svg:x1="30.726cm" svg:y1="12.594cm" svg:x2="30.726cm" svg:y2="12.876cm">
          <text:p/>
        </draw:line>
        <draw:line draw:style-name="gr10" draw:text-style-name="P4" draw:layer="layout" svg:x1="30.726cm" svg:y1="12.876cm" svg:x2="31.291cm" svg:y2="12.876cm">
          <text:p/>
        </draw:line>
        <draw:polygon draw:style-name="gr11" draw:text-style-name="P9" draw:layer="layout" svg:width="0.071cm" svg:height="0.071cm" svg:x="30.162cm" svg:y="12.558cm" svg:viewBox="0 0 72 72" draw:points="0,0 72,0 72,72 0,72">
          <text:p/>
        </draw:polygon>
        <draw:polygon draw:style-name="gr11" draw:text-style-name="P9" draw:layer="layout" svg:width="0.071cm" svg:height="0.071cm" svg:x="30.691cm" svg:y="12.558cm" svg:viewBox="0 0 72 72" draw:points="0,0 72,0 72,72 0,72">
          <text:p/>
        </draw:polygon>
        <draw:polygon draw:style-name="gr11" draw:text-style-name="P9" draw:layer="layout" svg:width="0.071cm" svg:height="0.07cm" svg:x="30.691cm" svg:y="12.841cm" svg:viewBox="0 0 72 71" draw:points="0,0 72,0 72,71 0,71">
          <text:p/>
        </draw:polygon>
        <draw:polygon draw:style-name="gr11" draw:text-style-name="P9" draw:layer="layout" svg:width="0.07cm" svg:height="0.07cm" svg:x="31.256cm" svg:y="12.841cm" svg:viewBox="0 0 71 71" draw:points="0,0 71,0 71,71 0,71">
          <text:p/>
        </draw:polygon>
        <draw:line draw:style-name="gr10" draw:text-style-name="P4" draw:layer="layout" svg:x1="30.197cm" svg:y1="13.652cm" svg:x2="30.726cm" svg:y2="13.652cm">
          <text:p/>
        </draw:line>
        <draw:line draw:style-name="gr10" draw:text-style-name="P4" draw:layer="layout" svg:x1="30.726cm" svg:y1="13.652cm" svg:x2="30.726cm" svg:y2="13.546cm">
          <text:p/>
        </draw:line>
        <draw:line draw:style-name="gr10" draw:text-style-name="P4" draw:layer="layout" svg:x1="30.726cm" svg:y1="13.546cm" svg:x2="31.291cm" svg:y2="13.546cm">
          <text:p/>
        </draw:line>
        <draw:polygon draw:style-name="gr11" draw:text-style-name="P9" draw:layer="layout" svg:width="0.071cm" svg:height="0.07cm" svg:x="30.162cm" svg:y="13.617cm" svg:viewBox="0 0 72 71" draw:points="0,0 72,0 72,71 0,71">
          <text:p/>
        </draw:polygon>
        <draw:polygon draw:style-name="gr11" draw:text-style-name="P9" draw:layer="layout" svg:width="0.071cm" svg:height="0.07cm" svg:x="30.691cm" svg:y="13.617cm" svg:viewBox="0 0 72 71" draw:points="0,0 72,0 72,71 0,71">
          <text:p/>
        </draw:polygon>
        <draw:polygon draw:style-name="gr11" draw:text-style-name="P9" draw:layer="layout" svg:width="0.071cm" svg:height="0.07cm" svg:x="30.691cm" svg:y="13.511cm" svg:viewBox="0 0 72 71" draw:points="0,0 72,0 72,71 0,71">
          <text:p/>
        </draw:polygon>
        <draw:polygon draw:style-name="gr11" draw:text-style-name="P9" draw:layer="layout" svg:width="0.07cm" svg:height="0.07cm" svg:x="31.256cm" svg:y="13.511cm" svg:viewBox="0 0 71 71" draw:points="0,0 71,0 71,71 0,71">
          <text:p/>
        </draw:polygon>
        <draw:line draw:style-name="gr10" draw:text-style-name="P4" draw:layer="layout" svg:x1="30.197cm" svg:y1="14.71cm" svg:x2="30.726cm" svg:y2="14.71cm">
          <text:p/>
        </draw:line>
        <draw:line draw:style-name="gr10" draw:text-style-name="P4" draw:layer="layout" svg:x1="30.726cm" svg:y1="14.71cm" svg:x2="30.726cm" svg:y2="14.216cm">
          <text:p/>
        </draw:line>
        <draw:line draw:style-name="gr10" draw:text-style-name="P4" draw:layer="layout" svg:x1="30.726cm" svg:y1="14.216cm" svg:x2="31.291cm" svg:y2="14.216cm">
          <text:p/>
        </draw:line>
        <draw:polygon draw:style-name="gr11" draw:text-style-name="P9" draw:layer="layout" svg:width="0.071cm" svg:height="0.071cm" svg:x="30.162cm" svg:y="14.675cm" svg:viewBox="0 0 72 72" draw:points="0,0 72,0 72,72 0,72">
          <text:p/>
        </draw:polygon>
        <draw:polygon draw:style-name="gr11" draw:text-style-name="P9" draw:layer="layout" svg:width="0.071cm" svg:height="0.071cm" svg:x="30.691cm" svg:y="14.675cm" svg:viewBox="0 0 72 72" draw:points="0,0 72,0 72,72 0,72">
          <text:p/>
        </draw:polygon>
        <draw:polygon draw:style-name="gr11" draw:text-style-name="P9" draw:layer="layout" svg:width="0.071cm" svg:height="0.071cm" svg:x="30.691cm" svg:y="14.181cm" svg:viewBox="0 0 72 72" draw:points="0,0 72,0 72,72 0,72">
          <text:p/>
        </draw:polygon>
        <draw:polygon draw:style-name="gr11" draw:text-style-name="P9" draw:layer="layout" svg:width="0.07cm" svg:height="0.071cm" svg:x="31.256cm" svg:y="14.181cm" svg:viewBox="0 0 71 72" draw:points="0,0 71,0 71,72 0,72">
          <text:p/>
        </draw:polygon>
        <draw:line draw:style-name="gr10" draw:text-style-name="P4" draw:layer="layout" svg:x1="13.299cm" svg:y1="13.652cm" svg:x2="12.77cm" svg:y2="13.652cm">
          <text:p/>
        </draw:line>
        <draw:line draw:style-name="gr10" draw:text-style-name="P4" draw:layer="layout" svg:x1="12.77cm" svg:y1="13.652cm" svg:x2="12.77cm" svg:y2="13.546cm">
          <text:p/>
        </draw:line>
        <draw:line draw:style-name="gr10" draw:text-style-name="P4" draw:layer="layout" svg:x1="12.77cm" svg:y1="13.546cm" svg:x2="12.241cm" svg:y2="13.546cm">
          <text:p/>
        </draw:line>
        <draw:polygon draw:style-name="gr11" draw:text-style-name="P9" draw:layer="layout" svg:width="0.072cm" svg:height="0.07cm" svg:x="13.264cm" svg:y="13.617cm" svg:viewBox="0 0 73 71" draw:points="0,0 73,0 73,71 0,71">
          <text:p/>
        </draw:polygon>
        <draw:polygon draw:style-name="gr11" draw:text-style-name="P9" draw:layer="layout" svg:width="0.07cm" svg:height="0.07cm" svg:x="12.735cm" svg:y="13.617cm" svg:viewBox="0 0 71 71" draw:points="0,0 71,0 71,71 0,71">
          <text:p/>
        </draw:polygon>
        <draw:polygon draw:style-name="gr11" draw:text-style-name="P9" draw:layer="layout" svg:width="0.07cm" svg:height="0.07cm" svg:x="12.735cm" svg:y="13.511cm" svg:viewBox="0 0 71 71" draw:points="0,0 71,0 71,71 0,71">
          <text:p/>
        </draw:polygon>
        <draw:polygon draw:style-name="gr11" draw:text-style-name="P9" draw:layer="layout" svg:width="0.07cm" svg:height="0.07cm" svg:x="12.206cm" svg:y="13.511cm" svg:viewBox="0 0 71 71" draw:points="0,0 71,0 71,71 0,71">
          <text:p/>
        </draw:polygon>
        <draw:line draw:style-name="gr10" draw:text-style-name="P4" draw:layer="layout" svg:x1="13.299cm" svg:y1="14.71cm" svg:x2="12.77cm" svg:y2="14.71cm">
          <text:p/>
        </draw:line>
        <draw:line draw:style-name="gr10" draw:text-style-name="P4" draw:layer="layout" svg:x1="12.77cm" svg:y1="14.71cm" svg:x2="12.77cm" svg:y2="14.216cm">
          <text:p/>
        </draw:line>
        <draw:line draw:style-name="gr10" draw:text-style-name="P4" draw:layer="layout" svg:x1="12.77cm" svg:y1="14.216cm" svg:x2="12.241cm" svg:y2="14.216cm">
          <text:p/>
        </draw:line>
        <draw:polygon draw:style-name="gr11" draw:text-style-name="P9" draw:layer="layout" svg:width="0.072cm" svg:height="0.071cm" svg:x="13.264cm" svg:y="14.675cm" svg:viewBox="0 0 73 72" draw:points="0,0 73,0 73,72 0,72">
          <text:p/>
        </draw:polygon>
        <draw:polygon draw:style-name="gr11" draw:text-style-name="P9" draw:layer="layout" svg:width="0.07cm" svg:height="0.071cm" svg:x="12.735cm" svg:y="14.675cm" svg:viewBox="0 0 71 72" draw:points="0,0 71,0 71,72 0,72">
          <text:p/>
        </draw:polygon>
        <draw:polygon draw:style-name="gr11" draw:text-style-name="P9" draw:layer="layout" svg:width="0.07cm" svg:height="0.071cm" svg:x="12.735cm" svg:y="14.181cm" svg:viewBox="0 0 71 72" draw:points="0,0 71,0 71,72 0,72">
          <text:p/>
        </draw:polygon>
        <draw:polygon draw:style-name="gr11" draw:text-style-name="P9" draw:layer="layout" svg:width="0.07cm" svg:height="0.071cm" svg:x="12.206cm" svg:y="14.181cm" svg:viewBox="0 0 71 72" draw:points="0,0 71,0 71,72 0,72">
          <text:p/>
        </draw:polygon>
        <draw:line draw:style-name="gr10" draw:text-style-name="P4" draw:layer="layout" svg:x1="1.128cm" svg:y1="34.819cm" svg:x2="1.128cm" svg:y2="34.501cm">
          <text:p/>
        </draw:line>
        <draw:line draw:style-name="gr10" draw:text-style-name="P4" draw:layer="layout" svg:x1="18.415cm" svg:y1="28.116cm" svg:x2="18.415cm" svg:y2="27.587cm">
          <text:p/>
        </draw:line>
        <draw:polyline draw:style-name="gr10" draw:text-style-name="P4" draw:layer="layout" svg:width="0cm" svg:height="0cm" svg:x="18.415cm" svg:y="27.587cm" svg:viewBox="0 0 0 0" draw:points="0,0">
          <text:p/>
        </draw:polyline>
        <draw:line draw:style-name="gr10" draw:text-style-name="P4" draw:layer="layout" svg:x1="18.415cm" svg:y1="27.587cm" svg:x2="18.415cm" svg:y2="26.423cm">
          <text:p/>
        </draw:line>
        <draw:polygon draw:style-name="gr11" draw:text-style-name="P9" draw:layer="layout" svg:width="0.071cm" svg:height="0.07cm" svg:x="18.379cm" svg:y="28.081cm" svg:viewBox="0 0 72 71" draw:points="0,0 72,0 72,71 0,71">
          <text:p/>
        </draw:polygon>
        <draw:polygon draw:style-name="gr11" draw:text-style-name="P9" draw:layer="layout" svg:width="0.071cm" svg:height="0.071cm" svg:x="18.379cm" svg:y="27.551cm" svg:viewBox="0 0 72 72" draw:points="0,0 72,0 72,72 0,72">
          <text:p/>
        </draw:polygon>
        <draw:polygon draw:style-name="gr11" draw:text-style-name="P9" draw:layer="layout" svg:width="0.071cm" svg:height="0.071cm" svg:x="18.379cm" svg:y="27.551cm" svg:viewBox="0 0 72 72" draw:points="0,0 72,0 72,72 0,72">
          <text:p/>
        </draw:polygon>
        <draw:polygon draw:style-name="gr11" draw:text-style-name="P9" draw:layer="layout" svg:width="0.071cm" svg:height="0.071cm" svg:x="18.379cm" svg:y="26.387cm" svg:viewBox="0 0 72 72" draw:points="0,0 72,0 72,72 0,72">
          <text:p/>
        </draw:polygon>
        <draw:line draw:style-name="gr10" draw:text-style-name="P4" draw:layer="layout" svg:x1="9.207cm" svg:y1="16.615cm" svg:x2="9.207cm" svg:y2="17.145cm">
          <text:p/>
        </draw:line>
        <draw:line draw:style-name="gr10" draw:text-style-name="P4" draw:layer="layout" svg:x1="9.207cm" svg:y1="17.145cm" svg:x2="9.383cm" svg:y2="17.145cm">
          <text:p/>
        </draw:line>
        <draw:line draw:style-name="gr10" draw:text-style-name="P4" draw:layer="layout" svg:x1="9.383cm" svg:y1="17.145cm" svg:x2="9.383cm" svg:y2="17.18cm">
          <text:p/>
        </draw:line>
        <draw:polygon draw:style-name="gr11" draw:text-style-name="P9" draw:layer="layout" svg:width="0.07cm" svg:height="0.071cm" svg:x="9.172cm" svg:y="16.58cm" svg:viewBox="0 0 71 72" draw:points="0,0 71,0 71,72 0,72">
          <text:p/>
        </draw:polygon>
        <draw:polygon draw:style-name="gr11" draw:text-style-name="P9" draw:layer="layout" svg:width="0.07cm" svg:height="0.071cm" svg:x="9.172cm" svg:y="17.109cm" svg:viewBox="0 0 71 72" draw:points="0,0 71,0 71,72 0,72">
          <text:p/>
        </draw:polygon>
        <draw:polygon draw:style-name="gr11" draw:text-style-name="P9" draw:layer="layout" svg:width="0.071cm" svg:height="0.071cm" svg:x="9.348cm" svg:y="17.109cm" svg:viewBox="0 0 72 72" draw:points="0,0 72,0 72,72 0,72">
          <text:p/>
        </draw:polygon>
        <draw:polygon draw:style-name="gr11" draw:text-style-name="P9" draw:layer="layout" svg:width="0.071cm" svg:height="0.07cm" svg:x="9.348cm" svg:y="17.145cm" svg:viewBox="0 0 72 71" draw:points="0,0 72,0 72,71 0,71">
          <text:p/>
        </draw:polygon>
        <draw:line draw:style-name="gr10" draw:text-style-name="P4" draw:layer="layout" svg:x1="9.207cm" svg:y1="15.769cm" svg:x2="9.207cm" svg:y2="15.24cm">
          <text:p/>
        </draw:line>
        <draw:line draw:style-name="gr10" draw:text-style-name="P4" draw:layer="layout" svg:x1="9.207cm" svg:y1="15.24cm" svg:x2="9.242cm" svg:y2="15.24cm">
          <text:p/>
        </draw:line>
        <draw:line draw:style-name="gr10" draw:text-style-name="P4" draw:layer="layout" svg:x1="9.242cm" svg:y1="15.24cm" svg:x2="9.242cm" svg:y2="14.605cm">
          <text:p/>
        </draw:line>
        <draw:polygon draw:style-name="gr11" draw:text-style-name="P9" draw:layer="layout" svg:width="0.07cm" svg:height="0.071cm" svg:x="9.172cm" svg:y="15.733cm" svg:viewBox="0 0 71 72" draw:points="0,0 71,0 71,72 0,72">
          <text:p/>
        </draw:polygon>
        <draw:polygon draw:style-name="gr11" draw:text-style-name="P9" draw:layer="layout" svg:width="0.07cm" svg:height="0.071cm" svg:x="9.172cm" svg:y="15.204cm" svg:viewBox="0 0 71 72" draw:points="0,0 71,0 71,72 0,72">
          <text:p/>
        </draw:polygon>
        <draw:polygon draw:style-name="gr11" draw:text-style-name="P9" draw:layer="layout" svg:width="0.071cm" svg:height="0.071cm" svg:x="9.207cm" svg:y="15.204cm" svg:viewBox="0 0 72 72" draw:points="0,0 72,0 72,72 0,72">
          <text:p/>
        </draw:polygon>
        <draw:polygon draw:style-name="gr11" draw:text-style-name="P9" draw:layer="layout" svg:width="0.071cm" svg:height="0.071cm" svg:x="9.207cm" svg:y="14.569cm" svg:viewBox="0 0 72 72" draw:points="0,0 72,0 72,72 0,72">
          <text:p/>
        </draw:polygon>
        <draw:line draw:style-name="gr10" draw:text-style-name="P4" draw:layer="layout" svg:x1="1.128cm" svg:y1="28.963cm" svg:x2="1.128cm" svg:y2="29.492cm">
          <text:p/>
        </draw:line>
        <draw:polyline draw:style-name="gr10" draw:text-style-name="P4" draw:layer="layout" svg:width="0cm" svg:height="0cm" svg:x="1.128cm" svg:y="29.492cm" svg:viewBox="0 0 0 0" draw:points="0,0">
          <text:p/>
        </draw:polyline>
        <draw:line draw:style-name="gr10" draw:text-style-name="P4" draw:layer="layout" svg:x1="1.128cm" svg:y1="29.492cm" svg:x2="1.128cm" svg:y2="29.88cm">
          <text:p/>
        </draw:line>
        <draw:polygon draw:style-name="gr11" draw:text-style-name="P9" draw:layer="layout" svg:width="0.071cm" svg:height="0.071cm" svg:x="1.093cm" svg:y="28.927cm" svg:viewBox="0 0 72 72" draw:points="0,0 72,0 72,72 0,72">
          <text:p/>
        </draw:polygon>
        <draw:polygon draw:style-name="gr11" draw:text-style-name="P9" draw:layer="layout" svg:width="0.071cm" svg:height="0.071cm" svg:x="1.093cm" svg:y="29.456cm" svg:viewBox="0 0 72 72" draw:points="0,0 72,0 72,72 0,72">
          <text:p/>
        </draw:polygon>
        <draw:polygon draw:style-name="gr11" draw:text-style-name="P9" draw:layer="layout" svg:width="0.071cm" svg:height="0.071cm" svg:x="1.093cm" svg:y="29.456cm" svg:viewBox="0 0 72 72" draw:points="0,0 72,0 72,72 0,72">
          <text:p/>
        </draw:polygon>
        <draw:polygon draw:style-name="gr11" draw:text-style-name="P9" draw:layer="layout" svg:width="0.071cm" svg:height="0.07cm" svg:x="1.093cm" svg:y="29.845cm" svg:viewBox="0 0 72 71" draw:points="0,0 72,0 72,71 0,71">
          <text:p/>
        </draw:polygon>
        <draw:line draw:style-name="gr10" draw:text-style-name="P4" draw:layer="layout" svg:x1="5.75cm" svg:y1="42.933cm" svg:x2="5.75cm" svg:y2="42.403cm">
          <text:p/>
        </draw:line>
        <draw:line draw:style-name="gr10" draw:text-style-name="P4" draw:layer="layout" svg:x1="5.75cm" svg:y1="42.403cm" svg:x2="7.443cm" svg:y2="42.403cm">
          <text:p/>
        </draw:line>
        <draw:line draw:style-name="gr10" draw:text-style-name="P4" draw:layer="layout" svg:x1="7.443cm" svg:y1="42.403cm" svg:x2="7.443cm" svg:y2="40.886cm">
          <text:p/>
        </draw:line>
        <draw:polygon draw:style-name="gr11" draw:text-style-name="P9" draw:layer="layout" svg:width="0.07cm" svg:height="0.071cm" svg:x="5.715cm" svg:y="42.897cm" svg:viewBox="0 0 71 72" draw:points="0,0 71,0 71,72 0,72">
          <text:p/>
        </draw:polygon>
        <draw:polygon draw:style-name="gr11" draw:text-style-name="P9" draw:layer="layout" svg:width="0.07cm" svg:height="0.071cm" svg:x="5.715cm" svg:y="42.368cm" svg:viewBox="0 0 71 72" draw:points="0,0 71,0 71,72 0,72">
          <text:p/>
        </draw:polygon>
        <draw:polygon draw:style-name="gr11" draw:text-style-name="P9" draw:layer="layout" svg:width="0.07cm" svg:height="0.071cm" svg:x="7.408cm" svg:y="42.368cm" svg:viewBox="0 0 71 72" draw:points="0,0 71,0 71,72 0,72">
          <text:p/>
        </draw:polygon>
        <draw:polygon draw:style-name="gr11" draw:text-style-name="P9" draw:layer="layout" svg:width="0.07cm" svg:height="0.071cm" svg:x="7.408cm" svg:y="40.851cm" svg:viewBox="0 0 71 72" draw:points="0,0 71,0 71,72 0,72">
          <text:p/>
        </draw:polygon>
        <draw:line draw:style-name="gr10" draw:text-style-name="P4" draw:layer="layout" svg:x1="5.362cm" svg:y1="42.933cm" svg:x2="5.362cm" svg:y2="42.403cm">
          <text:p/>
        </draw:line>
        <draw:line draw:style-name="gr10" draw:text-style-name="P4" draw:layer="layout" svg:x1="5.362cm" svg:y1="42.403cm" svg:x2="6.42cm" svg:y2="42.403cm">
          <text:p/>
        </draw:line>
        <draw:line draw:style-name="gr10" draw:text-style-name="P4" draw:layer="layout" svg:x1="6.42cm" svg:y1="42.403cm" svg:x2="6.42cm" svg:y2="40.886cm">
          <text:p/>
        </draw:line>
        <draw:polygon draw:style-name="gr11" draw:text-style-name="P9" draw:layer="layout" svg:width="0.071cm" svg:height="0.071cm" svg:x="5.326cm" svg:y="42.897cm" svg:viewBox="0 0 72 72" draw:points="0,0 72,0 72,72 0,72">
          <text:p/>
        </draw:polygon>
        <draw:polygon draw:style-name="gr11" draw:text-style-name="P9" draw:layer="layout" svg:width="0.071cm" svg:height="0.071cm" svg:x="5.326cm" svg:y="42.368cm" svg:viewBox="0 0 72 72" draw:points="0,0 72,0 72,72 0,72">
          <text:p/>
        </draw:polygon>
        <draw:polygon draw:style-name="gr11" draw:text-style-name="P9" draw:layer="layout" svg:width="0.07cm" svg:height="0.071cm" svg:x="6.385cm" svg:y="42.368cm" svg:viewBox="0 0 71 72" draw:points="0,0 71,0 71,72 0,72">
          <text:p/>
        </draw:polygon>
        <draw:polygon draw:style-name="gr11" draw:text-style-name="P9" draw:layer="layout" svg:width="0.07cm" svg:height="0.071cm" svg:x="6.385cm" svg:y="40.851cm" svg:viewBox="0 0 71 72" draw:points="0,0 71,0 71,72 0,72">
          <text:p/>
        </draw:polygon>
        <draw:line draw:style-name="gr10" draw:text-style-name="P4" draw:layer="layout" svg:x1="4.974cm" svg:y1="42.933cm" svg:x2="4.974cm" svg:y2="42.403cm">
          <text:p/>
        </draw:line>
        <draw:line draw:style-name="gr10" draw:text-style-name="P4" draw:layer="layout" svg:x1="4.974cm" svg:y1="42.403cm" svg:x2="5.256cm" svg:y2="42.403cm">
          <text:p/>
        </draw:line>
        <draw:line draw:style-name="gr10" draw:text-style-name="P4" draw:layer="layout" svg:x1="5.256cm" svg:y1="42.403cm" svg:x2="5.256cm" svg:y2="40.886cm">
          <text:p/>
        </draw:line>
        <draw:polygon draw:style-name="gr11" draw:text-style-name="P9" draw:layer="layout" svg:width="0.071cm" svg:height="0.071cm" svg:x="4.938cm" svg:y="42.897cm" svg:viewBox="0 0 72 72" draw:points="0,0 72,0 72,72 0,72">
          <text:p/>
        </draw:polygon>
        <draw:polygon draw:style-name="gr11" draw:text-style-name="P9" draw:layer="layout" svg:width="0.071cm" svg:height="0.071cm" svg:x="4.938cm" svg:y="42.368cm" svg:viewBox="0 0 72 72" draw:points="0,0 72,0 72,72 0,72">
          <text:p/>
        </draw:polygon>
        <draw:polygon draw:style-name="gr11" draw:text-style-name="P9" draw:layer="layout" svg:width="0.07cm" svg:height="0.071cm" svg:x="5.221cm" svg:y="42.368cm" svg:viewBox="0 0 71 72" draw:points="0,0 71,0 71,72 0,72">
          <text:p/>
        </draw:polygon>
        <draw:polygon draw:style-name="gr11" draw:text-style-name="P9" draw:layer="layout" svg:width="0.07cm" svg:height="0.071cm" svg:x="5.221cm" svg:y="40.851cm" svg:viewBox="0 0 71 72" draw:points="0,0 71,0 71,72 0,72">
          <text:p/>
        </draw:polygon>
        <draw:line draw:style-name="gr10" draw:text-style-name="P4" draw:layer="layout" svg:x1="4.621cm" svg:y1="42.933cm" svg:x2="4.621cm" svg:y2="42.403cm">
          <text:p/>
        </draw:line>
        <draw:line draw:style-name="gr10" draw:text-style-name="P4" draw:layer="layout" svg:x1="4.621cm" svg:y1="42.403cm" svg:x2="4.198cm" svg:y2="42.403cm">
          <text:p/>
        </draw:line>
        <draw:line draw:style-name="gr10" draw:text-style-name="P4" draw:layer="layout" svg:x1="4.198cm" svg:y1="42.403cm" svg:x2="4.198cm" svg:y2="40.886cm">
          <text:p/>
        </draw:line>
        <draw:polygon draw:style-name="gr11" draw:text-style-name="P9" draw:layer="layout" svg:width="0.07cm" svg:height="0.071cm" svg:x="4.586cm" svg:y="42.897cm" svg:viewBox="0 0 71 72" draw:points="0,0 71,0 71,72 0,72">
          <text:p/>
        </draw:polygon>
        <draw:polygon draw:style-name="gr11" draw:text-style-name="P9" draw:layer="layout" svg:width="0.07cm" svg:height="0.071cm" svg:x="4.586cm" svg:y="42.368cm" svg:viewBox="0 0 71 72" draw:points="0,0 71,0 71,72 0,72">
          <text:p/>
        </draw:polygon>
        <draw:polygon draw:style-name="gr11" draw:text-style-name="P9" draw:layer="layout" svg:width="0.071cm" svg:height="0.071cm" svg:x="4.162cm" svg:y="42.368cm" svg:viewBox="0 0 72 72" draw:points="0,0 72,0 72,72 0,72">
          <text:p/>
        </draw:polygon>
        <draw:polygon draw:style-name="gr11" draw:text-style-name="P9" draw:layer="layout" svg:width="0.071cm" svg:height="0.071cm" svg:x="4.162cm" svg:y="40.851cm" svg:viewBox="0 0 72 72" draw:points="0,0 72,0 72,72 0,72">
          <text:p/>
        </draw:polygon>
        <draw:line draw:style-name="gr10" draw:text-style-name="P4" draw:layer="layout" svg:x1="4.233cm" svg:y1="42.933cm" svg:x2="4.233cm" svg:y2="42.403cm">
          <text:p/>
        </draw:line>
        <draw:line draw:style-name="gr10" draw:text-style-name="P4" draw:layer="layout" svg:x1="4.233cm" svg:y1="42.403cm" svg:x2="3.21cm" svg:y2="42.403cm">
          <text:p/>
        </draw:line>
        <draw:line draw:style-name="gr10" draw:text-style-name="P4" draw:layer="layout" svg:x1="3.21cm" svg:y1="42.403cm" svg:x2="3.21cm" svg:y2="40.886cm">
          <text:p/>
        </draw:line>
        <draw:polygon draw:style-name="gr11" draw:text-style-name="P9" draw:layer="layout" svg:width="0.07cm" svg:height="0.071cm" svg:x="4.198cm" svg:y="42.897cm" svg:viewBox="0 0 71 72" draw:points="0,0 71,0 71,72 0,72">
          <text:p/>
        </draw:polygon>
        <draw:polygon draw:style-name="gr11" draw:text-style-name="P9" draw:layer="layout" svg:width="0.07cm" svg:height="0.071cm" svg:x="4.198cm" svg:y="42.368cm" svg:viewBox="0 0 71 72" draw:points="0,0 71,0 71,72 0,72">
          <text:p/>
        </draw:polygon>
        <draw:polygon draw:style-name="gr11" draw:text-style-name="P9" draw:layer="layout" svg:width="0.07cm" svg:height="0.071cm" svg:x="3.175cm" svg:y="42.368cm" svg:viewBox="0 0 71 72" draw:points="0,0 71,0 71,72 0,72">
          <text:p/>
        </draw:polygon>
        <draw:polygon draw:style-name="gr11" draw:text-style-name="P9" draw:layer="layout" svg:width="0.07cm" svg:height="0.071cm" svg:x="3.175cm" svg:y="40.851cm" svg:viewBox="0 0 71 72" draw:points="0,0 71,0 71,72 0,72">
          <text:p/>
        </draw:polygon>
        <draw:line draw:style-name="gr10" draw:text-style-name="P4" draw:layer="layout" svg:x1="3.845cm" svg:y1="42.933cm" svg:x2="3.845cm" svg:y2="42.403cm">
          <text:p/>
        </draw:line>
        <draw:line draw:style-name="gr10" draw:text-style-name="P4" draw:layer="layout" svg:x1="3.845cm" svg:y1="42.403cm" svg:x2="2.187cm" svg:y2="42.403cm">
          <text:p/>
        </draw:line>
        <draw:line draw:style-name="gr10" draw:text-style-name="P4" draw:layer="layout" svg:x1="2.187cm" svg:y1="42.403cm" svg:x2="2.187cm" svg:y2="40.886cm">
          <text:p/>
        </draw:line>
        <draw:polygon draw:style-name="gr11" draw:text-style-name="P9" draw:layer="layout" svg:width="0.07cm" svg:height="0.071cm" svg:x="3.81cm" svg:y="42.897cm" svg:viewBox="0 0 71 72" draw:points="0,0 71,0 71,72 0,72">
          <text:p/>
        </draw:polygon>
        <draw:polygon draw:style-name="gr11" draw:text-style-name="P9" draw:layer="layout" svg:width="0.07cm" svg:height="0.071cm" svg:x="3.81cm" svg:y="42.368cm" svg:viewBox="0 0 71 72" draw:points="0,0 71,0 71,72 0,72">
          <text:p/>
        </draw:polygon>
        <draw:polygon draw:style-name="gr11" draw:text-style-name="P9" draw:layer="layout" svg:width="0.071cm" svg:height="0.071cm" svg:x="2.151cm" svg:y="42.368cm" svg:viewBox="0 0 72 72" draw:points="0,0 72,0 72,72 0,72">
          <text:p/>
        </draw:polygon>
        <draw:polygon draw:style-name="gr11" draw:text-style-name="P9" draw:layer="layout" svg:width="0.071cm" svg:height="0.071cm" svg:x="2.151cm" svg:y="40.851cm" svg:viewBox="0 0 72 72" draw:points="0,0 72,0 72,72 0,72">
          <text:p/>
        </draw:polygon>
        <draw:line draw:style-name="gr10" draw:text-style-name="P4" draw:layer="layout" svg:x1="5.256cm" svg:y1="23.53cm" svg:x2="5.256cm" svg:y2="23.001cm">
          <text:p/>
        </draw:line>
        <draw:polyline draw:style-name="gr10" draw:text-style-name="P4" draw:layer="layout" svg:width="0cm" svg:height="0cm" svg:x="5.256cm" svg:y="23.001cm" svg:viewBox="0 0 0 0" draw:points="0,0">
          <text:p/>
        </draw:polyline>
        <draw:line draw:style-name="gr10" draw:text-style-name="P4" draw:layer="layout" svg:x1="5.256cm" svg:y1="23.001cm" svg:x2="5.256cm" svg:y2="22.895cm">
          <text:p/>
        </draw:line>
        <draw:polygon draw:style-name="gr11" draw:text-style-name="P9" draw:layer="layout" svg:width="0.07cm" svg:height="0.07cm" svg:x="5.221cm" svg:y="23.495cm" svg:viewBox="0 0 71 71" draw:points="0,0 71,0 71,71 0,71">
          <text:p/>
        </draw:polygon>
        <draw:polygon draw:style-name="gr11" draw:text-style-name="P9" draw:layer="layout" svg:width="0.07cm" svg:height="0.071cm" svg:x="5.221cm" svg:y="22.965cm" svg:viewBox="0 0 71 72" draw:points="0,0 71,0 71,72 0,72">
          <text:p/>
        </draw:polygon>
        <draw:polygon draw:style-name="gr11" draw:text-style-name="P9" draw:layer="layout" svg:width="0.07cm" svg:height="0.071cm" svg:x="5.221cm" svg:y="22.965cm" svg:viewBox="0 0 71 72" draw:points="0,0 71,0 71,72 0,72">
          <text:p/>
        </draw:polygon>
        <draw:polygon draw:style-name="gr11" draw:text-style-name="P9" draw:layer="layout" svg:width="0.07cm" svg:height="0.07cm" svg:x="5.221cm" svg:y="22.86cm" svg:viewBox="0 0 71 71" draw:points="0,0 71,0 71,71 0,71">
          <text:p/>
        </draw:polygon>
        <draw:line draw:style-name="gr10" draw:text-style-name="P4" draw:layer="layout" svg:x1="3.457cm" svg:y1="42.933cm" svg:x2="3.457cm" svg:y2="42.403cm">
          <text:p/>
        </draw:line>
        <draw:line draw:style-name="gr10" draw:text-style-name="P4" draw:layer="layout" svg:x1="3.457cm" svg:y1="42.403cm" svg:x2="1.128cm" svg:y2="42.403cm">
          <text:p/>
        </draw:line>
        <draw:line draw:style-name="gr10" draw:text-style-name="P4" draw:layer="layout" svg:x1="1.128cm" svg:y1="42.403cm" svg:x2="1.128cm" svg:y2="40.886cm">
          <text:p/>
        </draw:line>
        <draw:polygon draw:style-name="gr11" draw:text-style-name="P9" draw:layer="layout" svg:width="0.071cm" svg:height="0.071cm" svg:x="3.421cm" svg:y="42.897cm" svg:viewBox="0 0 72 72" draw:points="0,0 72,0 72,72 0,72">
          <text:p/>
        </draw:polygon>
        <draw:polygon draw:style-name="gr11" draw:text-style-name="P9" draw:layer="layout" svg:width="0.071cm" svg:height="0.071cm" svg:x="3.421cm" svg:y="42.368cm" svg:viewBox="0 0 72 72" draw:points="0,0 72,0 72,72 0,72">
          <text:p/>
        </draw:polygon>
        <draw:polygon draw:style-name="gr11" draw:text-style-name="P9" draw:layer="layout" svg:width="0.071cm" svg:height="0.071cm" svg:x="1.093cm" svg:y="42.368cm" svg:viewBox="0 0 72 72" draw:points="0,0 72,0 72,72 0,72">
          <text:p/>
        </draw:polygon>
        <draw:polygon draw:style-name="gr11" draw:text-style-name="P9" draw:layer="layout" svg:width="0.071cm" svg:height="0.071cm" svg:x="1.093cm" svg:y="40.851cm" svg:viewBox="0 0 72 72" draw:points="0,0 72,0 72,72 0,72">
          <text:p/>
        </draw:polygon>
        <draw:line draw:style-name="gr10" draw:text-style-name="P4" draw:layer="layout" svg:x1="1.128cm" svg:y1="28.116cm" svg:x2="1.128cm" svg:y2="27.587cm">
          <text:p/>
        </draw:line>
        <draw:polyline draw:style-name="gr10" draw:text-style-name="P4" draw:layer="layout" svg:width="0cm" svg:height="0cm" svg:x="1.128cm" svg:y="27.587cm" svg:viewBox="0 0 0 0" draw:points="0,0">
          <text:p/>
        </draw:polyline>
        <draw:line draw:style-name="gr10" draw:text-style-name="P4" draw:layer="layout" svg:x1="1.128cm" svg:y1="27.587cm" svg:x2="1.128cm" svg:y2="26.423cm">
          <text:p/>
        </draw:line>
        <draw:polygon draw:style-name="gr11" draw:text-style-name="P9" draw:layer="layout" svg:width="0.071cm" svg:height="0.07cm" svg:x="1.093cm" svg:y="28.081cm" svg:viewBox="0 0 72 71" draw:points="0,0 72,0 72,71 0,71">
          <text:p/>
        </draw:polygon>
        <draw:polygon draw:style-name="gr11" draw:text-style-name="P9" draw:layer="layout" svg:width="0.071cm" svg:height="0.071cm" svg:x="1.093cm" svg:y="27.551cm" svg:viewBox="0 0 72 72" draw:points="0,0 72,0 72,72 0,72">
          <text:p/>
        </draw:polygon>
        <draw:polygon draw:style-name="gr11" draw:text-style-name="P9" draw:layer="layout" svg:width="0.071cm" svg:height="0.071cm" svg:x="1.093cm" svg:y="27.551cm" svg:viewBox="0 0 72 72" draw:points="0,0 72,0 72,72 0,72">
          <text:p/>
        </draw:polygon>
        <draw:polygon draw:style-name="gr11" draw:text-style-name="P9" draw:layer="layout" svg:width="0.071cm" svg:height="0.071cm" svg:x="1.093cm" svg:y="26.387cm" svg:viewBox="0 0 72 72" draw:points="0,0 72,0 72,72 0,72">
          <text:p/>
        </draw:polygon>
        <draw:line draw:style-name="gr10" draw:text-style-name="P4" draw:layer="layout" svg:x1="5.256cm" svg:y1="24.376cm" svg:x2="5.256cm" svg:y2="24.906cm">
          <text:p/>
        </draw:line>
        <draw:polyline draw:style-name="gr10" draw:text-style-name="P4" draw:layer="layout" svg:width="0cm" svg:height="0cm" svg:x="5.256cm" svg:y="24.906cm" svg:viewBox="0 0 0 0" draw:points="0,0">
          <text:p/>
        </draw:polyline>
        <draw:line draw:style-name="gr10" draw:text-style-name="P4" draw:layer="layout" svg:x1="5.256cm" svg:y1="24.906cm" svg:x2="5.256cm" svg:y2="24.941cm">
          <text:p/>
        </draw:line>
        <draw:polygon draw:style-name="gr11" draw:text-style-name="P9" draw:layer="layout" svg:width="0.07cm" svg:height="0.071cm" svg:x="5.221cm" svg:y="24.341cm" svg:viewBox="0 0 71 72" draw:points="0,0 71,0 71,72 0,72">
          <text:p/>
        </draw:polygon>
        <draw:polygon draw:style-name="gr11" draw:text-style-name="P9" draw:layer="layout" svg:width="0.07cm" svg:height="0.071cm" svg:x="5.221cm" svg:y="24.87cm" svg:viewBox="0 0 71 72" draw:points="0,0 71,0 71,72 0,72">
          <text:p/>
        </draw:polygon>
        <draw:polygon draw:style-name="gr11" draw:text-style-name="P9" draw:layer="layout" svg:width="0.07cm" svg:height="0.071cm" svg:x="5.221cm" svg:y="24.87cm" svg:viewBox="0 0 71 72" draw:points="0,0 71,0 71,72 0,72">
          <text:p/>
        </draw:polygon>
        <draw:polygon draw:style-name="gr11" draw:text-style-name="P9" draw:layer="layout" svg:width="0.07cm" svg:height="0.07cm" svg:x="5.221cm" svg:y="24.906cm" svg:viewBox="0 0 71 71" draw:points="0,0 71,0 71,71 0,71">
          <text:p/>
        </draw:polygon>
        <draw:line draw:style-name="gr10" draw:text-style-name="P4" draw:layer="layout" svg:x1="5.256cm" svg:y1="35.665cm" svg:x2="5.256cm" svg:y2="36.195cm">
          <text:p/>
        </draw:line>
        <draw:polyline draw:style-name="gr10" draw:text-style-name="P4" draw:layer="layout" svg:width="0cm" svg:height="0cm" svg:x="5.256cm" svg:y="36.195cm" svg:viewBox="0 0 0 0" draw:points="0,0">
          <text:p/>
        </draw:polyline>
        <draw:line draw:style-name="gr10" draw:text-style-name="P4" draw:layer="layout" svg:x1="5.256cm" svg:y1="36.195cm" svg:x2="5.256cm" svg:y2="36.583cm">
          <text:p/>
        </draw:line>
        <draw:polygon draw:style-name="gr11" draw:text-style-name="P9" draw:layer="layout" svg:width="0.07cm" svg:height="0.071cm" svg:x="5.221cm" svg:y="35.63cm" svg:viewBox="0 0 71 72" draw:points="0,0 71,0 71,72 0,72">
          <text:p/>
        </draw:polygon>
        <draw:polygon draw:style-name="gr11" draw:text-style-name="P9" draw:layer="layout" svg:width="0.07cm" svg:height="0.071cm" svg:x="5.221cm" svg:y="36.159cm" svg:viewBox="0 0 71 72" draw:points="0,0 71,0 71,72 0,72">
          <text:p/>
        </draw:polygon>
        <draw:polygon draw:style-name="gr11" draw:text-style-name="P9" draw:layer="layout" svg:width="0.07cm" svg:height="0.071cm" svg:x="5.221cm" svg:y="36.159cm" svg:viewBox="0 0 71 72" draw:points="0,0 71,0 71,72 0,72">
          <text:p/>
        </draw:polygon>
        <draw:polygon draw:style-name="gr11" draw:text-style-name="P9" draw:layer="layout" svg:width="0.07cm" svg:height="0.071cm" svg:x="5.221cm" svg:y="36.547cm" svg:viewBox="0 0 71 72" draw:points="0,0 71,0 71,72 0,72">
          <text:p/>
        </draw:polygon>
        <draw:line draw:style-name="gr10" draw:text-style-name="P4" draw:layer="layout" svg:x1="5.256cm" svg:y1="34.819cm" svg:x2="5.256cm" svg:y2="34.501cm">
          <text:p/>
        </draw:line>
        <draw:line draw:style-name="gr10" draw:text-style-name="P4" draw:layer="layout" svg:x1="5.256cm" svg:y1="28.963cm" svg:x2="5.256cm" svg:y2="29.492cm">
          <text:p/>
        </draw:line>
        <draw:polyline draw:style-name="gr10" draw:text-style-name="P4" draw:layer="layout" svg:width="0cm" svg:height="0cm" svg:x="5.256cm" svg:y="29.492cm" svg:viewBox="0 0 0 0" draw:points="0,0">
          <text:p/>
        </draw:polyline>
        <draw:line draw:style-name="gr10" draw:text-style-name="P4" draw:layer="layout" svg:x1="5.256cm" svg:y1="29.492cm" svg:x2="5.256cm" svg:y2="29.88cm">
          <text:p/>
        </draw:line>
        <draw:polygon draw:style-name="gr11" draw:text-style-name="P9" draw:layer="layout" svg:width="0.07cm" svg:height="0.071cm" svg:x="5.221cm" svg:y="28.927cm" svg:viewBox="0 0 71 72" draw:points="0,0 71,0 71,72 0,72">
          <text:p/>
        </draw:polygon>
        <draw:polygon draw:style-name="gr11" draw:text-style-name="P9" draw:layer="layout" svg:width="0.07cm" svg:height="0.071cm" svg:x="5.221cm" svg:y="29.456cm" svg:viewBox="0 0 71 72" draw:points="0,0 71,0 71,72 0,72">
          <text:p/>
        </draw:polygon>
        <draw:polygon draw:style-name="gr11" draw:text-style-name="P9" draw:layer="layout" svg:width="0.07cm" svg:height="0.071cm" svg:x="5.221cm" svg:y="29.456cm" svg:viewBox="0 0 71 72" draw:points="0,0 71,0 71,72 0,72">
          <text:p/>
        </draw:polygon>
        <draw:polygon draw:style-name="gr11" draw:text-style-name="P9" draw:layer="layout" svg:width="0.07cm" svg:height="0.07cm" svg:x="5.221cm" svg:y="29.845cm" svg:viewBox="0 0 71 71" draw:points="0,0 71,0 71,71 0,71">
          <text:p/>
        </draw:polygon>
        <draw:line draw:style-name="gr10" draw:text-style-name="P4" draw:layer="layout" svg:x1="5.256cm" svg:y1="28.116cm" svg:x2="5.256cm" svg:y2="27.587cm">
          <text:p/>
        </draw:line>
        <draw:polyline draw:style-name="gr10" draw:text-style-name="P4" draw:layer="layout" svg:width="0cm" svg:height="0cm" svg:x="5.256cm" svg:y="27.587cm" svg:viewBox="0 0 0 0" draw:points="0,0">
          <text:p/>
        </draw:polyline>
        <draw:line draw:style-name="gr10" draw:text-style-name="P4" draw:layer="layout" svg:x1="5.256cm" svg:y1="27.587cm" svg:x2="5.256cm" svg:y2="26.423cm">
          <text:p/>
        </draw:line>
        <draw:polygon draw:style-name="gr11" draw:text-style-name="P9" draw:layer="layout" svg:width="0.07cm" svg:height="0.07cm" svg:x="5.221cm" svg:y="28.081cm" svg:viewBox="0 0 71 71" draw:points="0,0 71,0 71,71 0,71">
          <text:p/>
        </draw:polygon>
        <draw:polygon draw:style-name="gr11" draw:text-style-name="P9" draw:layer="layout" svg:width="0.07cm" svg:height="0.071cm" svg:x="5.221cm" svg:y="27.551cm" svg:viewBox="0 0 71 72" draw:points="0,0 71,0 71,72 0,72">
          <text:p/>
        </draw:polygon>
        <draw:polygon draw:style-name="gr11" draw:text-style-name="P9" draw:layer="layout" svg:width="0.07cm" svg:height="0.071cm" svg:x="5.221cm" svg:y="27.551cm" svg:viewBox="0 0 71 72" draw:points="0,0 71,0 71,72 0,72">
          <text:p/>
        </draw:polygon>
        <draw:polygon draw:style-name="gr11" draw:text-style-name="P9" draw:layer="layout" svg:width="0.07cm" svg:height="0.071cm" svg:x="5.221cm" svg:y="26.387cm" svg:viewBox="0 0 71 72" draw:points="0,0 71,0 71,72 0,72">
          <text:p/>
        </draw:polygon>
        <draw:line draw:style-name="gr10" draw:text-style-name="P4" draw:layer="layout" svg:x1="5.256cm" svg:y1="38.84cm" svg:x2="5.256cm" svg:y2="39.37cm">
          <text:p/>
        </draw:line>
        <draw:polyline draw:style-name="gr10" draw:text-style-name="P4" draw:layer="layout" svg:width="0cm" svg:height="0cm" svg:x="5.256cm" svg:y="39.37cm" svg:viewBox="0 0 0 0" draw:points="0,0">
          <text:p/>
        </draw:polyline>
        <draw:line draw:style-name="gr10" draw:text-style-name="P4" draw:layer="layout" svg:x1="5.256cm" svg:y1="39.37cm" svg:x2="5.256cm" svg:y2="40.11cm">
          <text:p/>
        </draw:line>
        <draw:polygon draw:style-name="gr11" draw:text-style-name="P9" draw:layer="layout" svg:width="0.07cm" svg:height="0.071cm" svg:x="5.221cm" svg:y="38.805cm" svg:viewBox="0 0 71 72" draw:points="0,0 71,0 71,72 0,72">
          <text:p/>
        </draw:polygon>
        <draw:polygon draw:style-name="gr11" draw:text-style-name="P9" draw:layer="layout" svg:width="0.07cm" svg:height="0.071cm" svg:x="5.221cm" svg:y="39.334cm" svg:viewBox="0 0 71 72" draw:points="0,0 71,0 71,72 0,72">
          <text:p/>
        </draw:polygon>
        <draw:polygon draw:style-name="gr11" draw:text-style-name="P9" draw:layer="layout" svg:width="0.07cm" svg:height="0.071cm" svg:x="5.221cm" svg:y="39.334cm" svg:viewBox="0 0 71 72" draw:points="0,0 71,0 71,72 0,72">
          <text:p/>
        </draw:polygon>
        <draw:polygon draw:style-name="gr11" draw:text-style-name="P9" draw:layer="layout" svg:width="0.07cm" svg:height="0.071cm" svg:x="5.221cm" svg:y="40.075cm" svg:viewBox="0 0 71 72" draw:points="0,0 71,0 71,72 0,72">
          <text:p/>
        </draw:polygon>
        <draw:line draw:style-name="gr10" draw:text-style-name="P4" draw:layer="layout" svg:x1="4.198cm" svg:y1="23.53cm" svg:x2="4.198cm" svg:y2="23.001cm">
          <text:p/>
        </draw:line>
        <draw:polyline draw:style-name="gr10" draw:text-style-name="P4" draw:layer="layout" svg:width="0cm" svg:height="0cm" svg:x="4.198cm" svg:y="23.001cm" svg:viewBox="0 0 0 0" draw:points="0,0">
          <text:p/>
        </draw:polyline>
        <draw:line draw:style-name="gr10" draw:text-style-name="P4" draw:layer="layout" svg:x1="4.198cm" svg:y1="23.001cm" svg:x2="4.198cm" svg:y2="22.895cm">
          <text:p/>
        </draw:line>
        <draw:polygon draw:style-name="gr11" draw:text-style-name="P9" draw:layer="layout" svg:width="0.071cm" svg:height="0.07cm" svg:x="4.162cm" svg:y="23.495cm" svg:viewBox="0 0 72 71" draw:points="0,0 72,0 72,71 0,71">
          <text:p/>
        </draw:polygon>
        <draw:polygon draw:style-name="gr11" draw:text-style-name="P9" draw:layer="layout" svg:width="0.071cm" svg:height="0.071cm" svg:x="4.162cm" svg:y="22.965cm" svg:viewBox="0 0 72 72" draw:points="0,0 72,0 72,72 0,72">
          <text:p/>
        </draw:polygon>
        <draw:polygon draw:style-name="gr11" draw:text-style-name="P9" draw:layer="layout" svg:width="0.071cm" svg:height="0.071cm" svg:x="4.162cm" svg:y="22.965cm" svg:viewBox="0 0 72 72" draw:points="0,0 72,0 72,72 0,72">
          <text:p/>
        </draw:polygon>
        <draw:polygon draw:style-name="gr11" draw:text-style-name="P9" draw:layer="layout" svg:width="0.071cm" svg:height="0.07cm" svg:x="4.162cm" svg:y="22.86cm" svg:viewBox="0 0 72 71" draw:points="0,0 72,0 72,71 0,71">
          <text:p/>
        </draw:polygon>
        <draw:line draw:style-name="gr10" draw:text-style-name="P4" draw:layer="layout" svg:x1="6.42cm" svg:y1="28.116cm" svg:x2="6.42cm" svg:y2="27.587cm">
          <text:p/>
        </draw:line>
        <draw:polyline draw:style-name="gr10" draw:text-style-name="P4" draw:layer="layout" svg:width="0cm" svg:height="0cm" svg:x="6.42cm" svg:y="27.587cm" svg:viewBox="0 0 0 0" draw:points="0,0">
          <text:p/>
        </draw:polyline>
        <draw:line draw:style-name="gr10" draw:text-style-name="P4" draw:layer="layout" svg:x1="6.42cm" svg:y1="27.587cm" svg:x2="6.42cm" svg:y2="26.423cm">
          <text:p/>
        </draw:line>
        <draw:polygon draw:style-name="gr11" draw:text-style-name="P9" draw:layer="layout" svg:width="0.07cm" svg:height="0.07cm" svg:x="6.385cm" svg:y="28.081cm" svg:viewBox="0 0 71 71" draw:points="0,0 71,0 71,71 0,71">
          <text:p/>
        </draw:polygon>
        <draw:polygon draw:style-name="gr11" draw:text-style-name="P9" draw:layer="layout" svg:width="0.07cm" svg:height="0.071cm" svg:x="6.385cm" svg:y="27.551cm" svg:viewBox="0 0 71 72" draw:points="0,0 71,0 71,72 0,72">
          <text:p/>
        </draw:polygon>
        <draw:polygon draw:style-name="gr11" draw:text-style-name="P9" draw:layer="layout" svg:width="0.07cm" svg:height="0.071cm" svg:x="6.385cm" svg:y="27.551cm" svg:viewBox="0 0 71 72" draw:points="0,0 71,0 71,72 0,72">
          <text:p/>
        </draw:polygon>
        <draw:polygon draw:style-name="gr11" draw:text-style-name="P9" draw:layer="layout" svg:width="0.07cm" svg:height="0.071cm" svg:x="6.385cm" svg:y="26.387cm" svg:viewBox="0 0 71 72" draw:points="0,0 71,0 71,72 0,72">
          <text:p/>
        </draw:polygon>
        <draw:line draw:style-name="gr10" draw:text-style-name="P4" draw:layer="layout" svg:x1="6.42cm" svg:y1="28.963cm" svg:x2="6.42cm" svg:y2="29.492cm">
          <text:p/>
        </draw:line>
        <draw:polyline draw:style-name="gr10" draw:text-style-name="P4" draw:layer="layout" svg:width="0cm" svg:height="0cm" svg:x="6.42cm" svg:y="29.492cm" svg:viewBox="0 0 0 0" draw:points="0,0">
          <text:p/>
        </draw:polyline>
        <draw:line draw:style-name="gr10" draw:text-style-name="P4" draw:layer="layout" svg:x1="6.42cm" svg:y1="29.492cm" svg:x2="6.42cm" svg:y2="29.88cm">
          <text:p/>
        </draw:line>
        <draw:polygon draw:style-name="gr11" draw:text-style-name="P9" draw:layer="layout" svg:width="0.07cm" svg:height="0.071cm" svg:x="6.385cm" svg:y="28.927cm" svg:viewBox="0 0 71 72" draw:points="0,0 71,0 71,72 0,72">
          <text:p/>
        </draw:polygon>
        <draw:polygon draw:style-name="gr11" draw:text-style-name="P9" draw:layer="layout" svg:width="0.07cm" svg:height="0.071cm" svg:x="6.385cm" svg:y="29.456cm" svg:viewBox="0 0 71 72" draw:points="0,0 71,0 71,72 0,72">
          <text:p/>
        </draw:polygon>
        <draw:polygon draw:style-name="gr11" draw:text-style-name="P9" draw:layer="layout" svg:width="0.07cm" svg:height="0.071cm" svg:x="6.385cm" svg:y="29.456cm" svg:viewBox="0 0 71 72" draw:points="0,0 71,0 71,72 0,72">
          <text:p/>
        </draw:polygon>
        <draw:polygon draw:style-name="gr11" draw:text-style-name="P9" draw:layer="layout" svg:width="0.07cm" svg:height="0.07cm" svg:x="6.385cm" svg:y="29.845cm" svg:viewBox="0 0 71 71" draw:points="0,0 71,0 71,71 0,71">
          <text:p/>
        </draw:polygon>
        <draw:line draw:style-name="gr10" draw:text-style-name="P4" draw:layer="layout" svg:x1="6.42cm" svg:y1="34.819cm" svg:x2="6.42cm" svg:y2="34.501cm">
          <text:p/>
        </draw:line>
        <draw:line draw:style-name="gr10" draw:text-style-name="P4" draw:layer="layout" svg:x1="6.42cm" svg:y1="35.665cm" svg:x2="6.42cm" svg:y2="36.195cm">
          <text:p/>
        </draw:line>
        <draw:polyline draw:style-name="gr10" draw:text-style-name="P4" draw:layer="layout" svg:width="0cm" svg:height="0cm" svg:x="6.42cm" svg:y="36.195cm" svg:viewBox="0 0 0 0" draw:points="0,0">
          <text:p/>
        </draw:polyline>
        <draw:line draw:style-name="gr10" draw:text-style-name="P4" draw:layer="layout" svg:x1="6.42cm" svg:y1="36.195cm" svg:x2="6.42cm" svg:y2="36.583cm">
          <text:p/>
        </draw:line>
        <draw:polygon draw:style-name="gr11" draw:text-style-name="P9" draw:layer="layout" svg:width="0.07cm" svg:height="0.071cm" svg:x="6.385cm" svg:y="35.63cm" svg:viewBox="0 0 71 72" draw:points="0,0 71,0 71,72 0,72">
          <text:p/>
        </draw:polygon>
        <draw:polygon draw:style-name="gr11" draw:text-style-name="P9" draw:layer="layout" svg:width="0.07cm" svg:height="0.071cm" svg:x="6.385cm" svg:y="36.159cm" svg:viewBox="0 0 71 72" draw:points="0,0 71,0 71,72 0,72">
          <text:p/>
        </draw:polygon>
        <draw:polygon draw:style-name="gr11" draw:text-style-name="P9" draw:layer="layout" svg:width="0.07cm" svg:height="0.071cm" svg:x="6.385cm" svg:y="36.159cm" svg:viewBox="0 0 71 72" draw:points="0,0 71,0 71,72 0,72">
          <text:p/>
        </draw:polygon>
        <draw:polygon draw:style-name="gr11" draw:text-style-name="P9" draw:layer="layout" svg:width="0.07cm" svg:height="0.071cm" svg:x="6.385cm" svg:y="36.547cm" svg:viewBox="0 0 71 72" draw:points="0,0 71,0 71,72 0,72">
          <text:p/>
        </draw:polygon>
        <draw:line draw:style-name="gr10" draw:text-style-name="P4" draw:layer="layout" svg:x1="6.42cm" svg:y1="37.994cm" svg:x2="6.42cm" svg:y2="37.5cm">
          <text:p/>
        </draw:line>
        <draw:line draw:style-name="gr10" draw:text-style-name="P4" draw:layer="layout" svg:x1="6.42cm" svg:y1="23.53cm" svg:x2="6.42cm" svg:y2="23.001cm">
          <text:p/>
        </draw:line>
        <draw:polyline draw:style-name="gr10" draw:text-style-name="P4" draw:layer="layout" svg:width="0cm" svg:height="0cm" svg:x="6.42cm" svg:y="23.001cm" svg:viewBox="0 0 0 0" draw:points="0,0">
          <text:p/>
        </draw:polyline>
        <draw:line draw:style-name="gr10" draw:text-style-name="P4" draw:layer="layout" svg:x1="6.42cm" svg:y1="23.001cm" svg:x2="6.42cm" svg:y2="22.895cm">
          <text:p/>
        </draw:line>
        <draw:polygon draw:style-name="gr11" draw:text-style-name="P9" draw:layer="layout" svg:width="0.07cm" svg:height="0.07cm" svg:x="6.385cm" svg:y="23.495cm" svg:viewBox="0 0 71 71" draw:points="0,0 71,0 71,71 0,71">
          <text:p/>
        </draw:polygon>
        <draw:polygon draw:style-name="gr11" draw:text-style-name="P9" draw:layer="layout" svg:width="0.07cm" svg:height="0.071cm" svg:x="6.385cm" svg:y="22.965cm" svg:viewBox="0 0 71 72" draw:points="0,0 71,0 71,72 0,72">
          <text:p/>
        </draw:polygon>
        <draw:polygon draw:style-name="gr11" draw:text-style-name="P9" draw:layer="layout" svg:width="0.07cm" svg:height="0.071cm" svg:x="6.385cm" svg:y="22.965cm" svg:viewBox="0 0 71 72" draw:points="0,0 71,0 71,72 0,72">
          <text:p/>
        </draw:polygon>
        <draw:polygon draw:style-name="gr11" draw:text-style-name="P9" draw:layer="layout" svg:width="0.07cm" svg:height="0.07cm" svg:x="6.385cm" svg:y="22.86cm" svg:viewBox="0 0 71 71" draw:points="0,0 71,0 71,71 0,71">
          <text:p/>
        </draw:polygon>
        <draw:line draw:style-name="gr10" draw:text-style-name="P4" draw:layer="layout" svg:x1="6.42cm" svg:y1="38.84cm" svg:x2="6.42cm" svg:y2="39.37cm">
          <text:p/>
        </draw:line>
        <draw:polyline draw:style-name="gr10" draw:text-style-name="P4" draw:layer="layout" svg:width="0cm" svg:height="0cm" svg:x="6.42cm" svg:y="39.37cm" svg:viewBox="0 0 0 0" draw:points="0,0">
          <text:p/>
        </draw:polyline>
        <draw:line draw:style-name="gr10" draw:text-style-name="P4" draw:layer="layout" svg:x1="6.42cm" svg:y1="39.37cm" svg:x2="6.42cm" svg:y2="40.11cm">
          <text:p/>
        </draw:line>
        <draw:polygon draw:style-name="gr11" draw:text-style-name="P9" draw:layer="layout" svg:width="0.07cm" svg:height="0.071cm" svg:x="6.385cm" svg:y="38.805cm" svg:viewBox="0 0 71 72" draw:points="0,0 71,0 71,72 0,72">
          <text:p/>
        </draw:polygon>
        <draw:polygon draw:style-name="gr11" draw:text-style-name="P9" draw:layer="layout" svg:width="0.07cm" svg:height="0.071cm" svg:x="6.385cm" svg:y="39.334cm" svg:viewBox="0 0 71 72" draw:points="0,0 71,0 71,72 0,72">
          <text:p/>
        </draw:polygon>
        <draw:polygon draw:style-name="gr11" draw:text-style-name="P9" draw:layer="layout" svg:width="0.07cm" svg:height="0.071cm" svg:x="6.385cm" svg:y="39.334cm" svg:viewBox="0 0 71 72" draw:points="0,0 71,0 71,72 0,72">
          <text:p/>
        </draw:polygon>
        <draw:polygon draw:style-name="gr11" draw:text-style-name="P9" draw:layer="layout" svg:width="0.07cm" svg:height="0.071cm" svg:x="6.385cm" svg:y="40.075cm" svg:viewBox="0 0 71 72" draw:points="0,0 71,0 71,72 0,72">
          <text:p/>
        </draw:polygon>
        <draw:line draw:style-name="gr10" draw:text-style-name="P4" draw:layer="layout" svg:x1="4.198cm" svg:y1="37.994cm" svg:x2="4.198cm" svg:y2="37.5cm">
          <text:p/>
        </draw:line>
        <draw:line draw:style-name="gr10" draw:text-style-name="P4" draw:layer="layout" svg:x1="7.443cm" svg:y1="28.116cm" svg:x2="7.443cm" svg:y2="27.587cm">
          <text:p/>
        </draw:line>
        <draw:polyline draw:style-name="gr10" draw:text-style-name="P4" draw:layer="layout" svg:width="0cm" svg:height="0cm" svg:x="7.443cm" svg:y="27.587cm" svg:viewBox="0 0 0 0" draw:points="0,0">
          <text:p/>
        </draw:polyline>
        <draw:line draw:style-name="gr10" draw:text-style-name="P4" draw:layer="layout" svg:x1="7.443cm" svg:y1="27.587cm" svg:x2="7.443cm" svg:y2="26.423cm">
          <text:p/>
        </draw:line>
        <draw:polygon draw:style-name="gr11" draw:text-style-name="P9" draw:layer="layout" svg:width="0.07cm" svg:height="0.07cm" svg:x="7.408cm" svg:y="28.081cm" svg:viewBox="0 0 71 71" draw:points="0,0 71,0 71,71 0,71">
          <text:p/>
        </draw:polygon>
        <draw:polygon draw:style-name="gr11" draw:text-style-name="P9" draw:layer="layout" svg:width="0.07cm" svg:height="0.071cm" svg:x="7.408cm" svg:y="27.551cm" svg:viewBox="0 0 71 72" draw:points="0,0 71,0 71,72 0,72">
          <text:p/>
        </draw:polygon>
        <draw:polygon draw:style-name="gr11" draw:text-style-name="P9" draw:layer="layout" svg:width="0.07cm" svg:height="0.071cm" svg:x="7.408cm" svg:y="27.551cm" svg:viewBox="0 0 71 72" draw:points="0,0 71,0 71,72 0,72">
          <text:p/>
        </draw:polygon>
        <draw:polygon draw:style-name="gr11" draw:text-style-name="P9" draw:layer="layout" svg:width="0.07cm" svg:height="0.071cm" svg:x="7.408cm" svg:y="26.387cm" svg:viewBox="0 0 71 72" draw:points="0,0 71,0 71,72 0,72">
          <text:p/>
        </draw:polygon>
        <draw:line draw:style-name="gr10" draw:text-style-name="P4" draw:layer="layout" svg:x1="7.443cm" svg:y1="28.963cm" svg:x2="7.443cm" svg:y2="29.492cm">
          <text:p/>
        </draw:line>
        <draw:polyline draw:style-name="gr10" draw:text-style-name="P4" draw:layer="layout" svg:width="0cm" svg:height="0cm" svg:x="7.443cm" svg:y="29.492cm" svg:viewBox="0 0 0 0" draw:points="0,0">
          <text:p/>
        </draw:polyline>
        <draw:line draw:style-name="gr10" draw:text-style-name="P4" draw:layer="layout" svg:x1="7.443cm" svg:y1="29.492cm" svg:x2="7.443cm" svg:y2="29.88cm">
          <text:p/>
        </draw:line>
        <draw:polygon draw:style-name="gr11" draw:text-style-name="P9" draw:layer="layout" svg:width="0.07cm" svg:height="0.071cm" svg:x="7.408cm" svg:y="28.927cm" svg:viewBox="0 0 71 72" draw:points="0,0 71,0 71,72 0,72">
          <text:p/>
        </draw:polygon>
        <draw:polygon draw:style-name="gr11" draw:text-style-name="P9" draw:layer="layout" svg:width="0.07cm" svg:height="0.071cm" svg:x="7.408cm" svg:y="29.456cm" svg:viewBox="0 0 71 72" draw:points="0,0 71,0 71,72 0,72">
          <text:p/>
        </draw:polygon>
        <draw:polygon draw:style-name="gr11" draw:text-style-name="P9" draw:layer="layout" svg:width="0.07cm" svg:height="0.071cm" svg:x="7.408cm" svg:y="29.456cm" svg:viewBox="0 0 71 72" draw:points="0,0 71,0 71,72 0,72">
          <text:p/>
        </draw:polygon>
        <draw:polygon draw:style-name="gr11" draw:text-style-name="P9" draw:layer="layout" svg:width="0.07cm" svg:height="0.07cm" svg:x="7.408cm" svg:y="29.845cm" svg:viewBox="0 0 71 71" draw:points="0,0 71,0 71,71 0,71">
          <text:p/>
        </draw:polygon>
        <draw:line draw:style-name="gr10" draw:text-style-name="P4" draw:layer="layout" svg:x1="7.443cm" svg:y1="34.819cm" svg:x2="7.443cm" svg:y2="34.501cm">
          <text:p/>
        </draw:line>
        <draw:line draw:style-name="gr10" draw:text-style-name="P4" draw:layer="layout" svg:x1="7.443cm" svg:y1="35.665cm" svg:x2="7.443cm" svg:y2="36.195cm">
          <text:p/>
        </draw:line>
        <draw:polyline draw:style-name="gr10" draw:text-style-name="P4" draw:layer="layout" svg:width="0cm" svg:height="0cm" svg:x="7.443cm" svg:y="36.195cm" svg:viewBox="0 0 0 0" draw:points="0,0">
          <text:p/>
        </draw:polyline>
        <draw:line draw:style-name="gr10" draw:text-style-name="P4" draw:layer="layout" svg:x1="7.443cm" svg:y1="36.195cm" svg:x2="7.443cm" svg:y2="36.583cm">
          <text:p/>
        </draw:line>
        <draw:polygon draw:style-name="gr11" draw:text-style-name="P9" draw:layer="layout" svg:width="0.07cm" svg:height="0.071cm" svg:x="7.408cm" svg:y="35.63cm" svg:viewBox="0 0 71 72" draw:points="0,0 71,0 71,72 0,72">
          <text:p/>
        </draw:polygon>
        <draw:polygon draw:style-name="gr11" draw:text-style-name="P9" draw:layer="layout" svg:width="0.07cm" svg:height="0.071cm" svg:x="7.408cm" svg:y="36.159cm" svg:viewBox="0 0 71 72" draw:points="0,0 71,0 71,72 0,72">
          <text:p/>
        </draw:polygon>
        <draw:polygon draw:style-name="gr11" draw:text-style-name="P9" draw:layer="layout" svg:width="0.07cm" svg:height="0.071cm" svg:x="7.408cm" svg:y="36.159cm" svg:viewBox="0 0 71 72" draw:points="0,0 71,0 71,72 0,72">
          <text:p/>
        </draw:polygon>
        <draw:polygon draw:style-name="gr11" draw:text-style-name="P9" draw:layer="layout" svg:width="0.07cm" svg:height="0.071cm" svg:x="7.408cm" svg:y="36.547cm" svg:viewBox="0 0 71 72" draw:points="0,0 71,0 71,72 0,72">
          <text:p/>
        </draw:polygon>
        <draw:line draw:style-name="gr10" draw:text-style-name="P4" draw:layer="layout" svg:x1="7.443cm" svg:y1="37.994cm" svg:x2="7.443cm" svg:y2="37.5cm">
          <text:p/>
        </draw:line>
        <draw:line draw:style-name="gr10" draw:text-style-name="P4" draw:layer="layout" svg:x1="7.443cm" svg:y1="23.53cm" svg:x2="7.443cm" svg:y2="23.001cm">
          <text:p/>
        </draw:line>
        <draw:polyline draw:style-name="gr10" draw:text-style-name="P4" draw:layer="layout" svg:width="0cm" svg:height="0cm" svg:x="7.443cm" svg:y="23.001cm" svg:viewBox="0 0 0 0" draw:points="0,0">
          <text:p/>
        </draw:polyline>
        <draw:line draw:style-name="gr10" draw:text-style-name="P4" draw:layer="layout" svg:x1="7.443cm" svg:y1="23.001cm" svg:x2="7.443cm" svg:y2="22.895cm">
          <text:p/>
        </draw:line>
        <draw:polygon draw:style-name="gr11" draw:text-style-name="P9" draw:layer="layout" svg:width="0.07cm" svg:height="0.07cm" svg:x="7.408cm" svg:y="23.495cm" svg:viewBox="0 0 71 71" draw:points="0,0 71,0 71,71 0,71">
          <text:p/>
        </draw:polygon>
        <draw:polygon draw:style-name="gr11" draw:text-style-name="P9" draw:layer="layout" svg:width="0.07cm" svg:height="0.071cm" svg:x="7.408cm" svg:y="22.965cm" svg:viewBox="0 0 71 72" draw:points="0,0 71,0 71,72 0,72">
          <text:p/>
        </draw:polygon>
        <draw:polygon draw:style-name="gr11" draw:text-style-name="P9" draw:layer="layout" svg:width="0.07cm" svg:height="0.071cm" svg:x="7.408cm" svg:y="22.965cm" svg:viewBox="0 0 71 72" draw:points="0,0 71,0 71,72 0,72">
          <text:p/>
        </draw:polygon>
        <draw:polygon draw:style-name="gr11" draw:text-style-name="P9" draw:layer="layout" svg:width="0.07cm" svg:height="0.07cm" svg:x="7.408cm" svg:y="22.86cm" svg:viewBox="0 0 71 71" draw:points="0,0 71,0 71,71 0,71">
          <text:p/>
        </draw:polygon>
        <draw:line draw:style-name="gr10" draw:text-style-name="P4" draw:layer="layout" svg:x1="7.443cm" svg:y1="38.84cm" svg:x2="7.443cm" svg:y2="39.37cm">
          <text:p/>
        </draw:line>
        <draw:polyline draw:style-name="gr10" draw:text-style-name="P4" draw:layer="layout" svg:width="0cm" svg:height="0cm" svg:x="7.443cm" svg:y="39.37cm" svg:viewBox="0 0 0 0" draw:points="0,0">
          <text:p/>
        </draw:polyline>
        <draw:line draw:style-name="gr10" draw:text-style-name="P4" draw:layer="layout" svg:x1="7.443cm" svg:y1="39.37cm" svg:x2="7.443cm" svg:y2="40.11cm">
          <text:p/>
        </draw:line>
        <draw:polygon draw:style-name="gr11" draw:text-style-name="P9" draw:layer="layout" svg:width="0.07cm" svg:height="0.071cm" svg:x="7.408cm" svg:y="38.805cm" svg:viewBox="0 0 71 72" draw:points="0,0 71,0 71,72 0,72">
          <text:p/>
        </draw:polygon>
        <draw:polygon draw:style-name="gr11" draw:text-style-name="P9" draw:layer="layout" svg:width="0.07cm" svg:height="0.071cm" svg:x="7.408cm" svg:y="39.334cm" svg:viewBox="0 0 71 72" draw:points="0,0 71,0 71,72 0,72">
          <text:p/>
        </draw:polygon>
        <draw:polygon draw:style-name="gr11" draw:text-style-name="P9" draw:layer="layout" svg:width="0.07cm" svg:height="0.071cm" svg:x="7.408cm" svg:y="39.334cm" svg:viewBox="0 0 71 72" draw:points="0,0 71,0 71,72 0,72">
          <text:p/>
        </draw:polygon>
        <draw:polygon draw:style-name="gr11" draw:text-style-name="P9" draw:layer="layout" svg:width="0.07cm" svg:height="0.071cm" svg:x="7.408cm" svg:y="40.075cm" svg:viewBox="0 0 71 72" draw:points="0,0 71,0 71,72 0,72">
          <text:p/>
        </draw:polygon>
        <draw:line draw:style-name="gr10" draw:text-style-name="P4" draw:layer="layout" svg:x1="5.256cm" svg:y1="37.994cm" svg:x2="5.256cm" svg:y2="37.5cm">
          <text:p/>
        </draw:line>
        <draw:line draw:style-name="gr10" draw:text-style-name="P4" draw:layer="layout" svg:x1="8.501cm" svg:y1="28.116cm" svg:x2="8.501cm" svg:y2="27.587cm">
          <text:p/>
        </draw:line>
        <draw:polyline draw:style-name="gr10" draw:text-style-name="P4" draw:layer="layout" svg:width="0cm" svg:height="0cm" svg:x="8.501cm" svg:y="27.587cm" svg:viewBox="0 0 0 0" draw:points="0,0">
          <text:p/>
        </draw:polyline>
        <draw:line draw:style-name="gr10" draw:text-style-name="P4" draw:layer="layout" svg:x1="8.501cm" svg:y1="27.587cm" svg:x2="8.501cm" svg:y2="26.423cm">
          <text:p/>
        </draw:line>
        <draw:polygon draw:style-name="gr11" draw:text-style-name="P9" draw:layer="layout" svg:width="0.071cm" svg:height="0.07cm" svg:x="8.466cm" svg:y="28.081cm" svg:viewBox="0 0 72 71" draw:points="0,0 72,0 72,71 0,71">
          <text:p/>
        </draw:polygon>
        <draw:polygon draw:style-name="gr11" draw:text-style-name="P9" draw:layer="layout" svg:width="0.071cm" svg:height="0.071cm" svg:x="8.466cm" svg:y="27.551cm" svg:viewBox="0 0 72 72" draw:points="0,0 72,0 72,72 0,72">
          <text:p/>
        </draw:polygon>
        <draw:polygon draw:style-name="gr11" draw:text-style-name="P9" draw:layer="layout" svg:width="0.071cm" svg:height="0.071cm" svg:x="8.466cm" svg:y="27.551cm" svg:viewBox="0 0 72 72" draw:points="0,0 72,0 72,72 0,72">
          <text:p/>
        </draw:polygon>
        <draw:polygon draw:style-name="gr11" draw:text-style-name="P9" draw:layer="layout" svg:width="0.071cm" svg:height="0.071cm" svg:x="8.466cm" svg:y="26.387cm" svg:viewBox="0 0 72 72" draw:points="0,0 72,0 72,72 0,72">
          <text:p/>
        </draw:polygon>
        <draw:line draw:style-name="gr10" draw:text-style-name="P4" draw:layer="layout" svg:x1="8.501cm" svg:y1="28.963cm" svg:x2="8.501cm" svg:y2="29.492cm">
          <text:p/>
        </draw:line>
        <draw:polyline draw:style-name="gr10" draw:text-style-name="P4" draw:layer="layout" svg:width="0cm" svg:height="0cm" svg:x="8.501cm" svg:y="29.492cm" svg:viewBox="0 0 0 0" draw:points="0,0">
          <text:p/>
        </draw:polyline>
        <draw:line draw:style-name="gr10" draw:text-style-name="P4" draw:layer="layout" svg:x1="8.501cm" svg:y1="29.492cm" svg:x2="8.501cm" svg:y2="29.88cm">
          <text:p/>
        </draw:line>
        <draw:polygon draw:style-name="gr11" draw:text-style-name="P9" draw:layer="layout" svg:width="0.071cm" svg:height="0.071cm" svg:x="8.466cm" svg:y="28.927cm" svg:viewBox="0 0 72 72" draw:points="0,0 72,0 72,72 0,72">
          <text:p/>
        </draw:polygon>
        <draw:polygon draw:style-name="gr11" draw:text-style-name="P9" draw:layer="layout" svg:width="0.071cm" svg:height="0.071cm" svg:x="8.466cm" svg:y="29.456cm" svg:viewBox="0 0 72 72" draw:points="0,0 72,0 72,72 0,72">
          <text:p/>
        </draw:polygon>
        <draw:polygon draw:style-name="gr11" draw:text-style-name="P9" draw:layer="layout" svg:width="0.071cm" svg:height="0.071cm" svg:x="8.466cm" svg:y="29.456cm" svg:viewBox="0 0 72 72" draw:points="0,0 72,0 72,72 0,72">
          <text:p/>
        </draw:polygon>
        <draw:polygon draw:style-name="gr11" draw:text-style-name="P9" draw:layer="layout" svg:width="0.071cm" svg:height="0.07cm" svg:x="8.466cm" svg:y="29.845cm" svg:viewBox="0 0 72 71" draw:points="0,0 72,0 72,71 0,71">
          <text:p/>
        </draw:polygon>
        <draw:line draw:style-name="gr10" draw:text-style-name="P4" draw:layer="layout" svg:x1="8.501cm" svg:y1="34.819cm" svg:x2="8.501cm" svg:y2="34.501cm">
          <text:p/>
        </draw:line>
        <draw:line draw:style-name="gr10" draw:text-style-name="P4" draw:layer="layout" svg:x1="8.501cm" svg:y1="35.665cm" svg:x2="8.501cm" svg:y2="36.195cm">
          <text:p/>
        </draw:line>
        <draw:polyline draw:style-name="gr10" draw:text-style-name="P4" draw:layer="layout" svg:width="0cm" svg:height="0cm" svg:x="8.501cm" svg:y="36.195cm" svg:viewBox="0 0 0 0" draw:points="0,0">
          <text:p/>
        </draw:polyline>
        <draw:line draw:style-name="gr10" draw:text-style-name="P4" draw:layer="layout" svg:x1="8.501cm" svg:y1="36.195cm" svg:x2="8.501cm" svg:y2="36.583cm">
          <text:p/>
        </draw:line>
        <draw:polygon draw:style-name="gr11" draw:text-style-name="P9" draw:layer="layout" svg:width="0.071cm" svg:height="0.071cm" svg:x="8.466cm" svg:y="35.63cm" svg:viewBox="0 0 72 72" draw:points="0,0 72,0 72,72 0,72">
          <text:p/>
        </draw:polygon>
        <draw:polygon draw:style-name="gr11" draw:text-style-name="P9" draw:layer="layout" svg:width="0.071cm" svg:height="0.071cm" svg:x="8.466cm" svg:y="36.159cm" svg:viewBox="0 0 72 72" draw:points="0,0 72,0 72,72 0,72">
          <text:p/>
        </draw:polygon>
        <draw:polygon draw:style-name="gr11" draw:text-style-name="P9" draw:layer="layout" svg:width="0.071cm" svg:height="0.071cm" svg:x="8.466cm" svg:y="36.159cm" svg:viewBox="0 0 72 72" draw:points="0,0 72,0 72,72 0,72">
          <text:p/>
        </draw:polygon>
        <draw:polygon draw:style-name="gr11" draw:text-style-name="P9" draw:layer="layout" svg:width="0.071cm" svg:height="0.071cm" svg:x="8.466cm" svg:y="36.547cm" svg:viewBox="0 0 72 72" draw:points="0,0 72,0 72,72 0,72">
          <text:p/>
        </draw:polygon>
        <draw:line draw:style-name="gr10" draw:text-style-name="P4" draw:layer="layout" svg:x1="8.501cm" svg:y1="37.994cm" svg:x2="8.501cm" svg:y2="37.5cm">
          <text:p/>
        </draw:line>
        <draw:line draw:style-name="gr10" draw:text-style-name="P4" draw:layer="layout" svg:x1="8.501cm" svg:y1="23.53cm" svg:x2="8.501cm" svg:y2="23.001cm">
          <text:p/>
        </draw:line>
        <draw:polyline draw:style-name="gr10" draw:text-style-name="P4" draw:layer="layout" svg:width="0cm" svg:height="0cm" svg:x="8.501cm" svg:y="23.001cm" svg:viewBox="0 0 0 0" draw:points="0,0">
          <text:p/>
        </draw:polyline>
        <draw:line draw:style-name="gr10" draw:text-style-name="P4" draw:layer="layout" svg:x1="8.501cm" svg:y1="23.001cm" svg:x2="8.501cm" svg:y2="22.895cm">
          <text:p/>
        </draw:line>
        <draw:polygon draw:style-name="gr11" draw:text-style-name="P9" draw:layer="layout" svg:width="0.071cm" svg:height="0.07cm" svg:x="8.466cm" svg:y="23.495cm" svg:viewBox="0 0 72 71" draw:points="0,0 72,0 72,71 0,71">
          <text:p/>
        </draw:polygon>
        <draw:polygon draw:style-name="gr11" draw:text-style-name="P9" draw:layer="layout" svg:width="0.071cm" svg:height="0.071cm" svg:x="8.466cm" svg:y="22.965cm" svg:viewBox="0 0 72 72" draw:points="0,0 72,0 72,72 0,72">
          <text:p/>
        </draw:polygon>
        <draw:polygon draw:style-name="gr11" draw:text-style-name="P9" draw:layer="layout" svg:width="0.071cm" svg:height="0.071cm" svg:x="8.466cm" svg:y="22.965cm" svg:viewBox="0 0 72 72" draw:points="0,0 72,0 72,72 0,72">
          <text:p/>
        </draw:polygon>
        <draw:polygon draw:style-name="gr11" draw:text-style-name="P9" draw:layer="layout" svg:width="0.071cm" svg:height="0.07cm" svg:x="8.466cm" svg:y="22.86cm" svg:viewBox="0 0 72 71" draw:points="0,0 72,0 72,71 0,71">
          <text:p/>
        </draw:polygon>
        <draw:line draw:style-name="gr10" draw:text-style-name="P4" draw:layer="layout" svg:x1="8.501cm" svg:y1="38.84cm" svg:x2="8.501cm" svg:y2="39.37cm">
          <text:p/>
        </draw:line>
        <draw:polyline draw:style-name="gr10" draw:text-style-name="P4" draw:layer="layout" svg:width="0cm" svg:height="0cm" svg:x="8.501cm" svg:y="39.37cm" svg:viewBox="0 0 0 0" draw:points="0,0">
          <text:p/>
        </draw:polyline>
        <draw:line draw:style-name="gr10" draw:text-style-name="P4" draw:layer="layout" svg:x1="8.501cm" svg:y1="39.37cm" svg:x2="8.501cm" svg:y2="40.11cm">
          <text:p/>
        </draw:line>
        <draw:polygon draw:style-name="gr11" draw:text-style-name="P9" draw:layer="layout" svg:width="0.071cm" svg:height="0.071cm" svg:x="8.466cm" svg:y="38.805cm" svg:viewBox="0 0 72 72" draw:points="0,0 72,0 72,72 0,72">
          <text:p/>
        </draw:polygon>
        <draw:polygon draw:style-name="gr11" draw:text-style-name="P9" draw:layer="layout" svg:width="0.071cm" svg:height="0.071cm" svg:x="8.466cm" svg:y="39.334cm" svg:viewBox="0 0 72 72" draw:points="0,0 72,0 72,72 0,72">
          <text:p/>
        </draw:polygon>
        <draw:polygon draw:style-name="gr11" draw:text-style-name="P9" draw:layer="layout" svg:width="0.071cm" svg:height="0.071cm" svg:x="8.466cm" svg:y="39.334cm" svg:viewBox="0 0 72 72" draw:points="0,0 72,0 72,72 0,72">
          <text:p/>
        </draw:polygon>
        <draw:polygon draw:style-name="gr11" draw:text-style-name="P9" draw:layer="layout" svg:width="0.071cm" svg:height="0.071cm" svg:x="8.466cm" svg:y="40.075cm" svg:viewBox="0 0 72 72" draw:points="0,0 72,0 72,72 0,72">
          <text:p/>
        </draw:polygon>
        <draw:line draw:style-name="gr10" draw:text-style-name="P4" draw:layer="layout" svg:x1="6.42cm" svg:y1="24.376cm" svg:x2="6.42cm" svg:y2="24.906cm">
          <text:p/>
        </draw:line>
        <draw:polyline draw:style-name="gr10" draw:text-style-name="P4" draw:layer="layout" svg:width="0cm" svg:height="0cm" svg:x="6.42cm" svg:y="24.906cm" svg:viewBox="0 0 0 0" draw:points="0,0">
          <text:p/>
        </draw:polyline>
        <draw:line draw:style-name="gr10" draw:text-style-name="P4" draw:layer="layout" svg:x1="6.42cm" svg:y1="24.906cm" svg:x2="6.42cm" svg:y2="24.941cm">
          <text:p/>
        </draw:line>
        <draw:polygon draw:style-name="gr11" draw:text-style-name="P9" draw:layer="layout" svg:width="0.07cm" svg:height="0.071cm" svg:x="6.385cm" svg:y="24.341cm" svg:viewBox="0 0 71 72" draw:points="0,0 71,0 71,72 0,72">
          <text:p/>
        </draw:polygon>
        <draw:polygon draw:style-name="gr11" draw:text-style-name="P9" draw:layer="layout" svg:width="0.07cm" svg:height="0.071cm" svg:x="6.385cm" svg:y="24.87cm" svg:viewBox="0 0 71 72" draw:points="0,0 71,0 71,72 0,72">
          <text:p/>
        </draw:polygon>
        <draw:polygon draw:style-name="gr11" draw:text-style-name="P9" draw:layer="layout" svg:width="0.07cm" svg:height="0.071cm" svg:x="6.385cm" svg:y="24.87cm" svg:viewBox="0 0 71 72" draw:points="0,0 71,0 71,72 0,72">
          <text:p/>
        </draw:polygon>
        <draw:polygon draw:style-name="gr11" draw:text-style-name="P9" draw:layer="layout" svg:width="0.07cm" svg:height="0.07cm" svg:x="6.385cm" svg:y="24.906cm" svg:viewBox="0 0 71 71" draw:points="0,0 71,0 71,71 0,71">
          <text:p/>
        </draw:polygon>
        <draw:line draw:style-name="gr10" draw:text-style-name="P4" draw:layer="layout" svg:x1="4.198cm" svg:y1="24.376cm" svg:x2="4.198cm" svg:y2="24.906cm">
          <text:p/>
        </draw:line>
        <draw:polyline draw:style-name="gr10" draw:text-style-name="P4" draw:layer="layout" svg:width="0cm" svg:height="0cm" svg:x="4.198cm" svg:y="24.906cm" svg:viewBox="0 0 0 0" draw:points="0,0">
          <text:p/>
        </draw:polyline>
        <draw:line draw:style-name="gr10" draw:text-style-name="P4" draw:layer="layout" svg:x1="4.198cm" svg:y1="24.906cm" svg:x2="4.198cm" svg:y2="24.941cm">
          <text:p/>
        </draw:line>
        <draw:polygon draw:style-name="gr11" draw:text-style-name="P9" draw:layer="layout" svg:width="0.071cm" svg:height="0.071cm" svg:x="4.162cm" svg:y="24.341cm" svg:viewBox="0 0 72 72" draw:points="0,0 72,0 72,72 0,72">
          <text:p/>
        </draw:polygon>
        <draw:polygon draw:style-name="gr11" draw:text-style-name="P9" draw:layer="layout" svg:width="0.071cm" svg:height="0.071cm" svg:x="4.162cm" svg:y="24.87cm" svg:viewBox="0 0 72 72" draw:points="0,0 72,0 72,72 0,72">
          <text:p/>
        </draw:polygon>
        <draw:polygon draw:style-name="gr11" draw:text-style-name="P9" draw:layer="layout" svg:width="0.071cm" svg:height="0.071cm" svg:x="4.162cm" svg:y="24.87cm" svg:viewBox="0 0 72 72" draw:points="0,0 72,0 72,72 0,72">
          <text:p/>
        </draw:polygon>
        <draw:polygon draw:style-name="gr11" draw:text-style-name="P9" draw:layer="layout" svg:width="0.071cm" svg:height="0.07cm" svg:x="4.162cm" svg:y="24.906cm" svg:viewBox="0 0 72 71" draw:points="0,0 72,0 72,71 0,71">
          <text:p/>
        </draw:polygon>
        <draw:line draw:style-name="gr10" draw:text-style-name="P4" draw:layer="layout" svg:x1="1.128cm" svg:y1="23.53cm" svg:x2="1.128cm" svg:y2="23.001cm">
          <text:p/>
        </draw:line>
        <draw:polyline draw:style-name="gr10" draw:text-style-name="P4" draw:layer="layout" svg:width="0cm" svg:height="0cm" svg:x="1.128cm" svg:y="23.001cm" svg:viewBox="0 0 0 0" draw:points="0,0">
          <text:p/>
        </draw:polyline>
        <draw:line draw:style-name="gr10" draw:text-style-name="P4" draw:layer="layout" svg:x1="1.128cm" svg:y1="23.001cm" svg:x2="1.128cm" svg:y2="22.895cm">
          <text:p/>
        </draw:line>
        <draw:polygon draw:style-name="gr11" draw:text-style-name="P9" draw:layer="layout" svg:width="0.071cm" svg:height="0.07cm" svg:x="1.093cm" svg:y="23.495cm" svg:viewBox="0 0 72 71" draw:points="0,0 72,0 72,71 0,71">
          <text:p/>
        </draw:polygon>
        <draw:polygon draw:style-name="gr11" draw:text-style-name="P9" draw:layer="layout" svg:width="0.071cm" svg:height="0.071cm" svg:x="1.093cm" svg:y="22.965cm" svg:viewBox="0 0 72 72" draw:points="0,0 72,0 72,72 0,72">
          <text:p/>
        </draw:polygon>
        <draw:polygon draw:style-name="gr11" draw:text-style-name="P9" draw:layer="layout" svg:width="0.071cm" svg:height="0.071cm" svg:x="1.093cm" svg:y="22.965cm" svg:viewBox="0 0 72 72" draw:points="0,0 72,0 72,72 0,72">
          <text:p/>
        </draw:polygon>
        <draw:polygon draw:style-name="gr11" draw:text-style-name="P9" draw:layer="layout" svg:width="0.071cm" svg:height="0.07cm" svg:x="1.093cm" svg:y="22.86cm" svg:viewBox="0 0 72 71" draw:points="0,0 72,0 72,71 0,71">
          <text:p/>
        </draw:polygon>
        <draw:line draw:style-name="gr10" draw:text-style-name="P4" draw:layer="layout" svg:x1="4.198cm" svg:y1="35.665cm" svg:x2="4.198cm" svg:y2="36.195cm">
          <text:p/>
        </draw:line>
        <draw:polyline draw:style-name="gr10" draw:text-style-name="P4" draw:layer="layout" svg:width="0cm" svg:height="0cm" svg:x="4.198cm" svg:y="36.195cm" svg:viewBox="0 0 0 0" draw:points="0,0">
          <text:p/>
        </draw:polyline>
        <draw:line draw:style-name="gr10" draw:text-style-name="P4" draw:layer="layout" svg:x1="4.198cm" svg:y1="36.195cm" svg:x2="4.198cm" svg:y2="36.583cm">
          <text:p/>
        </draw:line>
        <draw:polygon draw:style-name="gr11" draw:text-style-name="P9" draw:layer="layout" svg:width="0.071cm" svg:height="0.071cm" svg:x="4.162cm" svg:y="35.63cm" svg:viewBox="0 0 72 72" draw:points="0,0 72,0 72,72 0,72">
          <text:p/>
        </draw:polygon>
        <draw:polygon draw:style-name="gr11" draw:text-style-name="P9" draw:layer="layout" svg:width="0.071cm" svg:height="0.071cm" svg:x="4.162cm" svg:y="36.159cm" svg:viewBox="0 0 72 72" draw:points="0,0 72,0 72,72 0,72">
          <text:p/>
        </draw:polygon>
        <draw:polygon draw:style-name="gr11" draw:text-style-name="P9" draw:layer="layout" svg:width="0.071cm" svg:height="0.071cm" svg:x="4.162cm" svg:y="36.159cm" svg:viewBox="0 0 72 72" draw:points="0,0 72,0 72,72 0,72">
          <text:p/>
        </draw:polygon>
        <draw:polygon draw:style-name="gr11" draw:text-style-name="P9" draw:layer="layout" svg:width="0.071cm" svg:height="0.071cm" svg:x="4.162cm" svg:y="36.547cm" svg:viewBox="0 0 72 72" draw:points="0,0 72,0 72,72 0,72">
          <text:p/>
        </draw:polygon>
        <draw:line draw:style-name="gr10" draw:text-style-name="P4" draw:layer="layout" svg:x1="4.198cm" svg:y1="34.819cm" svg:x2="4.198cm" svg:y2="34.501cm">
          <text:p/>
        </draw:line>
        <draw:line draw:style-name="gr10" draw:text-style-name="P4" draw:layer="layout" svg:x1="4.198cm" svg:y1="28.963cm" svg:x2="4.198cm" svg:y2="29.492cm">
          <text:p/>
        </draw:line>
        <draw:polyline draw:style-name="gr10" draw:text-style-name="P4" draw:layer="layout" svg:width="0cm" svg:height="0cm" svg:x="4.198cm" svg:y="29.492cm" svg:viewBox="0 0 0 0" draw:points="0,0">
          <text:p/>
        </draw:polyline>
        <draw:line draw:style-name="gr10" draw:text-style-name="P4" draw:layer="layout" svg:x1="4.198cm" svg:y1="29.492cm" svg:x2="4.198cm" svg:y2="29.88cm">
          <text:p/>
        </draw:line>
        <draw:polygon draw:style-name="gr11" draw:text-style-name="P9" draw:layer="layout" svg:width="0.071cm" svg:height="0.071cm" svg:x="4.162cm" svg:y="28.927cm" svg:viewBox="0 0 72 72" draw:points="0,0 72,0 72,72 0,72">
          <text:p/>
        </draw:polygon>
        <draw:polygon draw:style-name="gr11" draw:text-style-name="P9" draw:layer="layout" svg:width="0.071cm" svg:height="0.071cm" svg:x="4.162cm" svg:y="29.456cm" svg:viewBox="0 0 72 72" draw:points="0,0 72,0 72,72 0,72">
          <text:p/>
        </draw:polygon>
        <draw:polygon draw:style-name="gr11" draw:text-style-name="P9" draw:layer="layout" svg:width="0.071cm" svg:height="0.071cm" svg:x="4.162cm" svg:y="29.456cm" svg:viewBox="0 0 72 72" draw:points="0,0 72,0 72,72 0,72">
          <text:p/>
        </draw:polygon>
        <draw:polygon draw:style-name="gr11" draw:text-style-name="P9" draw:layer="layout" svg:width="0.071cm" svg:height="0.07cm" svg:x="4.162cm" svg:y="29.845cm" svg:viewBox="0 0 72 71" draw:points="0,0 72,0 72,71 0,71">
          <text:p/>
        </draw:polygon>
        <draw:line draw:style-name="gr10" draw:text-style-name="P4" draw:layer="layout" svg:x1="4.198cm" svg:y1="28.116cm" svg:x2="4.198cm" svg:y2="27.587cm">
          <text:p/>
        </draw:line>
        <draw:polyline draw:style-name="gr10" draw:text-style-name="P4" draw:layer="layout" svg:width="0cm" svg:height="0cm" svg:x="4.198cm" svg:y="27.587cm" svg:viewBox="0 0 0 0" draw:points="0,0">
          <text:p/>
        </draw:polyline>
        <draw:line draw:style-name="gr10" draw:text-style-name="P4" draw:layer="layout" svg:x1="4.198cm" svg:y1="27.587cm" svg:x2="4.198cm" svg:y2="26.423cm">
          <text:p/>
        </draw:line>
        <draw:polygon draw:style-name="gr11" draw:text-style-name="P9" draw:layer="layout" svg:width="0.071cm" svg:height="0.07cm" svg:x="4.162cm" svg:y="28.081cm" svg:viewBox="0 0 72 71" draw:points="0,0 72,0 72,71 0,71">
          <text:p/>
        </draw:polygon>
        <draw:polygon draw:style-name="gr11" draw:text-style-name="P9" draw:layer="layout" svg:width="0.071cm" svg:height="0.071cm" svg:x="4.162cm" svg:y="27.551cm" svg:viewBox="0 0 72 72" draw:points="0,0 72,0 72,72 0,72">
          <text:p/>
        </draw:polygon>
        <draw:polygon draw:style-name="gr11" draw:text-style-name="P9" draw:layer="layout" svg:width="0.071cm" svg:height="0.071cm" svg:x="4.162cm" svg:y="27.551cm" svg:viewBox="0 0 72 72" draw:points="0,0 72,0 72,72 0,72">
          <text:p/>
        </draw:polygon>
        <draw:polygon draw:style-name="gr11" draw:text-style-name="P9" draw:layer="layout" svg:width="0.071cm" svg:height="0.071cm" svg:x="4.162cm" svg:y="26.387cm" svg:viewBox="0 0 72 72" draw:points="0,0 72,0 72,72 0,72">
          <text:p/>
        </draw:polygon>
        <draw:line draw:style-name="gr10" draw:text-style-name="P4" draw:layer="layout" svg:x1="4.198cm" svg:y1="38.84cm" svg:x2="4.198cm" svg:y2="39.37cm">
          <text:p/>
        </draw:line>
        <draw:polyline draw:style-name="gr10" draw:text-style-name="P4" draw:layer="layout" svg:width="0cm" svg:height="0cm" svg:x="4.198cm" svg:y="39.37cm" svg:viewBox="0 0 0 0" draw:points="0,0">
          <text:p/>
        </draw:polyline>
        <draw:line draw:style-name="gr10" draw:text-style-name="P4" draw:layer="layout" svg:x1="4.198cm" svg:y1="39.37cm" svg:x2="4.198cm" svg:y2="40.11cm">
          <text:p/>
        </draw:line>
        <draw:polygon draw:style-name="gr11" draw:text-style-name="P9" draw:layer="layout" svg:width="0.071cm" svg:height="0.071cm" svg:x="4.162cm" svg:y="38.805cm" svg:viewBox="0 0 72 72" draw:points="0,0 72,0 72,72 0,72">
          <text:p/>
        </draw:polygon>
        <draw:polygon draw:style-name="gr11" draw:text-style-name="P9" draw:layer="layout" svg:width="0.071cm" svg:height="0.071cm" svg:x="4.162cm" svg:y="39.334cm" svg:viewBox="0 0 72 72" draw:points="0,0 72,0 72,72 0,72">
          <text:p/>
        </draw:polygon>
        <draw:polygon draw:style-name="gr11" draw:text-style-name="P9" draw:layer="layout" svg:width="0.071cm" svg:height="0.071cm" svg:x="4.162cm" svg:y="39.334cm" svg:viewBox="0 0 72 72" draw:points="0,0 72,0 72,72 0,72">
          <text:p/>
        </draw:polygon>
        <draw:polygon draw:style-name="gr11" draw:text-style-name="P9" draw:layer="layout" svg:width="0.071cm" svg:height="0.071cm" svg:x="4.162cm" svg:y="40.075cm" svg:viewBox="0 0 72 72" draw:points="0,0 72,0 72,72 0,72">
          <text:p/>
        </draw:polygon>
        <draw:line draw:style-name="gr10" draw:text-style-name="P4" draw:layer="layout" svg:x1="3.21cm" svg:y1="35.665cm" svg:x2="3.21cm" svg:y2="36.195cm">
          <text:p/>
        </draw:line>
        <draw:polyline draw:style-name="gr10" draw:text-style-name="P4" draw:layer="layout" svg:width="0cm" svg:height="0cm" svg:x="3.21cm" svg:y="36.195cm" svg:viewBox="0 0 0 0" draw:points="0,0">
          <text:p/>
        </draw:polyline>
        <draw:line draw:style-name="gr10" draw:text-style-name="P4" draw:layer="layout" svg:x1="3.21cm" svg:y1="36.195cm" svg:x2="3.21cm" svg:y2="36.583cm">
          <text:p/>
        </draw:line>
        <draw:polygon draw:style-name="gr11" draw:text-style-name="P9" draw:layer="layout" svg:width="0.07cm" svg:height="0.071cm" svg:x="3.175cm" svg:y="35.63cm" svg:viewBox="0 0 71 72" draw:points="0,0 71,0 71,72 0,72">
          <text:p/>
        </draw:polygon>
        <draw:polygon draw:style-name="gr11" draw:text-style-name="P9" draw:layer="layout" svg:width="0.07cm" svg:height="0.071cm" svg:x="3.175cm" svg:y="36.159cm" svg:viewBox="0 0 71 72" draw:points="0,0 71,0 71,72 0,72">
          <text:p/>
        </draw:polygon>
        <draw:polygon draw:style-name="gr11" draw:text-style-name="P9" draw:layer="layout" svg:width="0.07cm" svg:height="0.071cm" svg:x="3.175cm" svg:y="36.159cm" svg:viewBox="0 0 71 72" draw:points="0,0 71,0 71,72 0,72">
          <text:p/>
        </draw:polygon>
        <draw:polygon draw:style-name="gr11" draw:text-style-name="P9" draw:layer="layout" svg:width="0.07cm" svg:height="0.071cm" svg:x="3.175cm" svg:y="36.547cm" svg:viewBox="0 0 71 72" draw:points="0,0 71,0 71,72 0,72">
          <text:p/>
        </draw:polygon>
        <draw:line draw:style-name="gr10" draw:text-style-name="P4" draw:layer="layout" svg:x1="3.21cm" svg:y1="23.53cm" svg:x2="3.21cm" svg:y2="23.001cm">
          <text:p/>
        </draw:line>
        <draw:polyline draw:style-name="gr10" draw:text-style-name="P4" draw:layer="layout" svg:width="0cm" svg:height="0cm" svg:x="3.21cm" svg:y="23.001cm" svg:viewBox="0 0 0 0" draw:points="0,0">
          <text:p/>
        </draw:polyline>
        <draw:line draw:style-name="gr10" draw:text-style-name="P4" draw:layer="layout" svg:x1="3.21cm" svg:y1="23.001cm" svg:x2="3.21cm" svg:y2="22.895cm">
          <text:p/>
        </draw:line>
        <draw:polygon draw:style-name="gr11" draw:text-style-name="P9" draw:layer="layout" svg:width="0.07cm" svg:height="0.07cm" svg:x="3.175cm" svg:y="23.495cm" svg:viewBox="0 0 71 71" draw:points="0,0 71,0 71,71 0,71">
          <text:p/>
        </draw:polygon>
        <draw:polygon draw:style-name="gr11" draw:text-style-name="P9" draw:layer="layout" svg:width="0.07cm" svg:height="0.071cm" svg:x="3.175cm" svg:y="22.965cm" svg:viewBox="0 0 71 72" draw:points="0,0 71,0 71,72 0,72">
          <text:p/>
        </draw:polygon>
        <draw:polygon draw:style-name="gr11" draw:text-style-name="P9" draw:layer="layout" svg:width="0.07cm" svg:height="0.071cm" svg:x="3.175cm" svg:y="22.965cm" svg:viewBox="0 0 71 72" draw:points="0,0 71,0 71,72 0,72">
          <text:p/>
        </draw:polygon>
        <draw:polygon draw:style-name="gr11" draw:text-style-name="P9" draw:layer="layout" svg:width="0.07cm" svg:height="0.07cm" svg:x="3.175cm" svg:y="22.86cm" svg:viewBox="0 0 71 71" draw:points="0,0 71,0 71,71 0,71">
          <text:p/>
        </draw:polygon>
        <draw:line draw:style-name="gr10" draw:text-style-name="P4" draw:layer="layout" svg:x1="3.21cm" svg:y1="24.376cm" svg:x2="3.21cm" svg:y2="24.906cm">
          <text:p/>
        </draw:line>
        <draw:polyline draw:style-name="gr10" draw:text-style-name="P4" draw:layer="layout" svg:width="0cm" svg:height="0cm" svg:x="3.21cm" svg:y="24.906cm" svg:viewBox="0 0 0 0" draw:points="0,0">
          <text:p/>
        </draw:polyline>
        <draw:line draw:style-name="gr10" draw:text-style-name="P4" draw:layer="layout" svg:x1="3.21cm" svg:y1="24.906cm" svg:x2="3.21cm" svg:y2="24.941cm">
          <text:p/>
        </draw:line>
        <draw:polygon draw:style-name="gr11" draw:text-style-name="P9" draw:layer="layout" svg:width="0.07cm" svg:height="0.071cm" svg:x="3.175cm" svg:y="24.341cm" svg:viewBox="0 0 71 72" draw:points="0,0 71,0 71,72 0,72">
          <text:p/>
        </draw:polygon>
        <draw:polygon draw:style-name="gr11" draw:text-style-name="P9" draw:layer="layout" svg:width="0.07cm" svg:height="0.071cm" svg:x="3.175cm" svg:y="24.87cm" svg:viewBox="0 0 71 72" draw:points="0,0 71,0 71,72 0,72">
          <text:p/>
        </draw:polygon>
        <draw:polygon draw:style-name="gr11" draw:text-style-name="P9" draw:layer="layout" svg:width="0.07cm" svg:height="0.071cm" svg:x="3.175cm" svg:y="24.87cm" svg:viewBox="0 0 71 72" draw:points="0,0 71,0 71,72 0,72">
          <text:p/>
        </draw:polygon>
        <draw:polygon draw:style-name="gr11" draw:text-style-name="P9" draw:layer="layout" svg:width="0.07cm" svg:height="0.07cm" svg:x="3.175cm" svg:y="24.906cm" svg:viewBox="0 0 71 71" draw:points="0,0 71,0 71,71 0,71">
          <text:p/>
        </draw:polygon>
        <draw:line draw:style-name="gr10" draw:text-style-name="P4" draw:layer="layout" svg:x1="3.21cm" svg:y1="34.819cm" svg:x2="3.21cm" svg:y2="34.501cm">
          <text:p/>
        </draw:line>
        <draw:line draw:style-name="gr10" draw:text-style-name="P4" draw:layer="layout" svg:x1="3.21cm" svg:y1="28.963cm" svg:x2="3.21cm" svg:y2="29.492cm">
          <text:p/>
        </draw:line>
        <draw:polyline draw:style-name="gr10" draw:text-style-name="P4" draw:layer="layout" svg:width="0cm" svg:height="0cm" svg:x="3.21cm" svg:y="29.492cm" svg:viewBox="0 0 0 0" draw:points="0,0">
          <text:p/>
        </draw:polyline>
        <draw:line draw:style-name="gr10" draw:text-style-name="P4" draw:layer="layout" svg:x1="3.21cm" svg:y1="29.492cm" svg:x2="3.21cm" svg:y2="29.88cm">
          <text:p/>
        </draw:line>
        <draw:polygon draw:style-name="gr11" draw:text-style-name="P9" draw:layer="layout" svg:width="0.07cm" svg:height="0.071cm" svg:x="3.175cm" svg:y="28.927cm" svg:viewBox="0 0 71 72" draw:points="0,0 71,0 71,72 0,72">
          <text:p/>
        </draw:polygon>
        <draw:polygon draw:style-name="gr11" draw:text-style-name="P9" draw:layer="layout" svg:width="0.07cm" svg:height="0.071cm" svg:x="3.175cm" svg:y="29.456cm" svg:viewBox="0 0 71 72" draw:points="0,0 71,0 71,72 0,72">
          <text:p/>
        </draw:polygon>
        <draw:polygon draw:style-name="gr11" draw:text-style-name="P9" draw:layer="layout" svg:width="0.07cm" svg:height="0.071cm" svg:x="3.175cm" svg:y="29.456cm" svg:viewBox="0 0 71 72" draw:points="0,0 71,0 71,72 0,72">
          <text:p/>
        </draw:polygon>
        <draw:polygon draw:style-name="gr11" draw:text-style-name="P9" draw:layer="layout" svg:width="0.07cm" svg:height="0.07cm" svg:x="3.175cm" svg:y="29.845cm" svg:viewBox="0 0 71 71" draw:points="0,0 71,0 71,71 0,71">
          <text:p/>
        </draw:polygon>
        <draw:line draw:style-name="gr10" draw:text-style-name="P4" draw:layer="layout" svg:x1="2.187cm" svg:y1="38.84cm" svg:x2="2.187cm" svg:y2="39.37cm">
          <text:p/>
        </draw:line>
        <draw:polyline draw:style-name="gr10" draw:text-style-name="P4" draw:layer="layout" svg:width="0cm" svg:height="0cm" svg:x="2.187cm" svg:y="39.37cm" svg:viewBox="0 0 0 0" draw:points="0,0">
          <text:p/>
        </draw:polyline>
        <draw:line draw:style-name="gr10" draw:text-style-name="P4" draw:layer="layout" svg:x1="2.187cm" svg:y1="39.37cm" svg:x2="2.187cm" svg:y2="40.11cm">
          <text:p/>
        </draw:line>
        <draw:polygon draw:style-name="gr11" draw:text-style-name="P9" draw:layer="layout" svg:width="0.071cm" svg:height="0.071cm" svg:x="2.151cm" svg:y="38.805cm" svg:viewBox="0 0 72 72" draw:points="0,0 72,0 72,72 0,72">
          <text:p/>
        </draw:polygon>
        <draw:polygon draw:style-name="gr11" draw:text-style-name="P9" draw:layer="layout" svg:width="0.071cm" svg:height="0.071cm" svg:x="2.151cm" svg:y="39.334cm" svg:viewBox="0 0 72 72" draw:points="0,0 72,0 72,72 0,72">
          <text:p/>
        </draw:polygon>
        <draw:polygon draw:style-name="gr11" draw:text-style-name="P9" draw:layer="layout" svg:width="0.071cm" svg:height="0.071cm" svg:x="2.151cm" svg:y="39.334cm" svg:viewBox="0 0 72 72" draw:points="0,0 72,0 72,72 0,72">
          <text:p/>
        </draw:polygon>
        <draw:polygon draw:style-name="gr11" draw:text-style-name="P9" draw:layer="layout" svg:width="0.071cm" svg:height="0.071cm" svg:x="2.151cm" svg:y="40.075cm" svg:viewBox="0 0 72 72" draw:points="0,0 72,0 72,72 0,72">
          <text:p/>
        </draw:polygon>
        <draw:line draw:style-name="gr10" draw:text-style-name="P4" draw:layer="layout" svg:x1="3.21cm" svg:y1="28.116cm" svg:x2="3.21cm" svg:y2="27.587cm">
          <text:p/>
        </draw:line>
        <draw:polyline draw:style-name="gr10" draw:text-style-name="P4" draw:layer="layout" svg:width="0cm" svg:height="0cm" svg:x="3.21cm" svg:y="27.587cm" svg:viewBox="0 0 0 0" draw:points="0,0">
          <text:p/>
        </draw:polyline>
        <draw:line draw:style-name="gr10" draw:text-style-name="P4" draw:layer="layout" svg:x1="3.21cm" svg:y1="27.587cm" svg:x2="3.21cm" svg:y2="26.423cm">
          <text:p/>
        </draw:line>
        <draw:polygon draw:style-name="gr11" draw:text-style-name="P9" draw:layer="layout" svg:width="0.07cm" svg:height="0.07cm" svg:x="3.175cm" svg:y="28.081cm" svg:viewBox="0 0 71 71" draw:points="0,0 71,0 71,71 0,71">
          <text:p/>
        </draw:polygon>
        <draw:polygon draw:style-name="gr11" draw:text-style-name="P9" draw:layer="layout" svg:width="0.07cm" svg:height="0.071cm" svg:x="3.175cm" svg:y="27.551cm" svg:viewBox="0 0 71 72" draw:points="0,0 71,0 71,72 0,72">
          <text:p/>
        </draw:polygon>
        <draw:polygon draw:style-name="gr11" draw:text-style-name="P9" draw:layer="layout" svg:width="0.07cm" svg:height="0.071cm" svg:x="3.175cm" svg:y="27.551cm" svg:viewBox="0 0 71 72" draw:points="0,0 71,0 71,72 0,72">
          <text:p/>
        </draw:polygon>
        <draw:polygon draw:style-name="gr11" draw:text-style-name="P9" draw:layer="layout" svg:width="0.07cm" svg:height="0.071cm" svg:x="3.175cm" svg:y="26.387cm" svg:viewBox="0 0 71 72" draw:points="0,0 71,0 71,72 0,72">
          <text:p/>
        </draw:polygon>
        <draw:line draw:style-name="gr10" draw:text-style-name="P4" draw:layer="layout" svg:x1="3.21cm" svg:y1="38.84cm" svg:x2="3.21cm" svg:y2="39.37cm">
          <text:p/>
        </draw:line>
        <draw:polyline draw:style-name="gr10" draw:text-style-name="P4" draw:layer="layout" svg:width="0cm" svg:height="0cm" svg:x="3.21cm" svg:y="39.37cm" svg:viewBox="0 0 0 0" draw:points="0,0">
          <text:p/>
        </draw:polyline>
        <draw:line draw:style-name="gr10" draw:text-style-name="P4" draw:layer="layout" svg:x1="3.21cm" svg:y1="39.37cm" svg:x2="3.21cm" svg:y2="40.11cm">
          <text:p/>
        </draw:line>
        <draw:polygon draw:style-name="gr11" draw:text-style-name="P9" draw:layer="layout" svg:width="0.07cm" svg:height="0.071cm" svg:x="3.175cm" svg:y="38.805cm" svg:viewBox="0 0 71 72" draw:points="0,0 71,0 71,72 0,72">
          <text:p/>
        </draw:polygon>
        <draw:polygon draw:style-name="gr11" draw:text-style-name="P9" draw:layer="layout" svg:width="0.07cm" svg:height="0.071cm" svg:x="3.175cm" svg:y="39.334cm" svg:viewBox="0 0 71 72" draw:points="0,0 71,0 71,72 0,72">
          <text:p/>
        </draw:polygon>
        <draw:polygon draw:style-name="gr11" draw:text-style-name="P9" draw:layer="layout" svg:width="0.07cm" svg:height="0.071cm" svg:x="3.175cm" svg:y="39.334cm" svg:viewBox="0 0 71 72" draw:points="0,0 71,0 71,72 0,72">
          <text:p/>
        </draw:polygon>
        <draw:polygon draw:style-name="gr11" draw:text-style-name="P9" draw:layer="layout" svg:width="0.07cm" svg:height="0.071cm" svg:x="3.175cm" svg:y="40.075cm" svg:viewBox="0 0 71 72" draw:points="0,0 71,0 71,72 0,72">
          <text:p/>
        </draw:polygon>
        <draw:line draw:style-name="gr10" draw:text-style-name="P4" draw:layer="layout" svg:x1="3.21cm" svg:y1="37.994cm" svg:x2="3.21cm" svg:y2="37.5cm">
          <text:p/>
        </draw:line>
        <draw:line draw:style-name="gr10" draw:text-style-name="P4" draw:layer="layout" svg:x1="2.187cm" svg:y1="37.994cm" svg:x2="2.187cm" svg:y2="37.5cm">
          <text:p/>
        </draw:line>
        <draw:line draw:style-name="gr10" draw:text-style-name="P4" draw:layer="layout" svg:x1="2.187cm" svg:y1="23.53cm" svg:x2="2.187cm" svg:y2="23.001cm">
          <text:p/>
        </draw:line>
        <draw:line draw:style-name="gr10" draw:text-style-name="P4" draw:layer="layout" svg:x1="2.187cm" svg:y1="23.001cm" svg:x2="2.293cm" svg:y2="23.001cm">
          <text:p/>
        </draw:line>
        <draw:line draw:style-name="gr10" draw:text-style-name="P4" draw:layer="layout" svg:x1="2.293cm" svg:y1="23.001cm" svg:x2="2.293cm" svg:y2="22.895cm">
          <text:p/>
        </draw:line>
        <draw:polygon draw:style-name="gr11" draw:text-style-name="P9" draw:layer="layout" svg:width="0.071cm" svg:height="0.07cm" svg:x="2.151cm" svg:y="23.495cm" svg:viewBox="0 0 72 71" draw:points="0,0 72,0 72,71 0,71">
          <text:p/>
        </draw:polygon>
        <draw:polygon draw:style-name="gr11" draw:text-style-name="P9" draw:layer="layout" svg:width="0.071cm" svg:height="0.071cm" svg:x="2.151cm" svg:y="22.965cm" svg:viewBox="0 0 72 72" draw:points="0,0 72,0 72,72 0,72">
          <text:p/>
        </draw:polygon>
        <draw:polygon draw:style-name="gr11" draw:text-style-name="P9" draw:layer="layout" svg:width="0.071cm" svg:height="0.071cm" svg:x="2.257cm" svg:y="22.965cm" svg:viewBox="0 0 72 72" draw:points="0,0 72,0 72,72 0,72">
          <text:p/>
        </draw:polygon>
        <draw:polygon draw:style-name="gr11" draw:text-style-name="P9" draw:layer="layout" svg:width="0.071cm" svg:height="0.07cm" svg:x="2.257cm" svg:y="22.86cm" svg:viewBox="0 0 72 71" draw:points="0,0 72,0 72,71 0,71">
          <text:p/>
        </draw:polygon>
        <draw:line draw:style-name="gr10" draw:text-style-name="P4" draw:layer="layout" svg:x1="2.187cm" svg:y1="24.376cm" svg:x2="2.187cm" svg:y2="24.906cm">
          <text:p/>
        </draw:line>
        <draw:polyline draw:style-name="gr10" draw:text-style-name="P4" draw:layer="layout" svg:width="0cm" svg:height="0cm" svg:x="2.187cm" svg:y="24.906cm" svg:viewBox="0 0 0 0" draw:points="0,0">
          <text:p/>
        </draw:polyline>
        <draw:line draw:style-name="gr10" draw:text-style-name="P4" draw:layer="layout" svg:x1="2.187cm" svg:y1="24.906cm" svg:x2="2.187cm" svg:y2="24.941cm">
          <text:p/>
        </draw:line>
        <draw:polygon draw:style-name="gr11" draw:text-style-name="P9" draw:layer="layout" svg:width="0.071cm" svg:height="0.071cm" svg:x="2.151cm" svg:y="24.341cm" svg:viewBox="0 0 72 72" draw:points="0,0 72,0 72,72 0,72">
          <text:p/>
        </draw:polygon>
        <draw:polygon draw:style-name="gr11" draw:text-style-name="P9" draw:layer="layout" svg:width="0.071cm" svg:height="0.071cm" svg:x="2.151cm" svg:y="24.87cm" svg:viewBox="0 0 72 72" draw:points="0,0 72,0 72,72 0,72">
          <text:p/>
        </draw:polygon>
        <draw:polygon draw:style-name="gr11" draw:text-style-name="P9" draw:layer="layout" svg:width="0.071cm" svg:height="0.071cm" svg:x="2.151cm" svg:y="24.87cm" svg:viewBox="0 0 72 72" draw:points="0,0 72,0 72,72 0,72">
          <text:p/>
        </draw:polygon>
        <draw:polygon draw:style-name="gr11" draw:text-style-name="P9" draw:layer="layout" svg:width="0.071cm" svg:height="0.07cm" svg:x="2.151cm" svg:y="24.906cm" svg:viewBox="0 0 72 71" draw:points="0,0 72,0 72,71 0,71">
          <text:p/>
        </draw:polygon>
        <draw:line draw:style-name="gr10" draw:text-style-name="P4" draw:layer="layout" svg:x1="2.187cm" svg:y1="35.665cm" svg:x2="2.187cm" svg:y2="36.195cm">
          <text:p/>
        </draw:line>
        <draw:polyline draw:style-name="gr10" draw:text-style-name="P4" draw:layer="layout" svg:width="0cm" svg:height="0cm" svg:x="2.187cm" svg:y="36.195cm" svg:viewBox="0 0 0 0" draw:points="0,0">
          <text:p/>
        </draw:polyline>
        <draw:line draw:style-name="gr10" draw:text-style-name="P4" draw:layer="layout" svg:x1="2.187cm" svg:y1="36.195cm" svg:x2="2.187cm" svg:y2="36.583cm">
          <text:p/>
        </draw:line>
        <draw:polygon draw:style-name="gr11" draw:text-style-name="P9" draw:layer="layout" svg:width="0.071cm" svg:height="0.071cm" svg:x="2.151cm" svg:y="35.63cm" svg:viewBox="0 0 72 72" draw:points="0,0 72,0 72,72 0,72">
          <text:p/>
        </draw:polygon>
        <draw:polygon draw:style-name="gr11" draw:text-style-name="P9" draw:layer="layout" svg:width="0.071cm" svg:height="0.071cm" svg:x="2.151cm" svg:y="36.159cm" svg:viewBox="0 0 72 72" draw:points="0,0 72,0 72,72 0,72">
          <text:p/>
        </draw:polygon>
        <draw:polygon draw:style-name="gr11" draw:text-style-name="P9" draw:layer="layout" svg:width="0.071cm" svg:height="0.071cm" svg:x="2.151cm" svg:y="36.159cm" svg:viewBox="0 0 72 72" draw:points="0,0 72,0 72,72 0,72">
          <text:p/>
        </draw:polygon>
        <draw:polygon draw:style-name="gr11" draw:text-style-name="P9" draw:layer="layout" svg:width="0.071cm" svg:height="0.071cm" svg:x="2.151cm" svg:y="36.547cm" svg:viewBox="0 0 72 72" draw:points="0,0 72,0 72,72 0,72">
          <text:p/>
        </draw:polygon>
        <draw:line draw:style-name="gr10" draw:text-style-name="P4" draw:layer="layout" svg:x1="2.187cm" svg:y1="34.819cm" svg:x2="2.187cm" svg:y2="34.501cm">
          <text:p/>
        </draw:line>
        <draw:line draw:style-name="gr10" draw:text-style-name="P4" draw:layer="layout" svg:x1="2.187cm" svg:y1="28.963cm" svg:x2="2.187cm" svg:y2="29.492cm">
          <text:p/>
        </draw:line>
        <draw:polyline draw:style-name="gr10" draw:text-style-name="P4" draw:layer="layout" svg:width="0cm" svg:height="0cm" svg:x="2.187cm" svg:y="29.492cm" svg:viewBox="0 0 0 0" draw:points="0,0">
          <text:p/>
        </draw:polyline>
        <draw:line draw:style-name="gr10" draw:text-style-name="P4" draw:layer="layout" svg:x1="2.187cm" svg:y1="29.492cm" svg:x2="2.187cm" svg:y2="29.88cm">
          <text:p/>
        </draw:line>
        <draw:polygon draw:style-name="gr11" draw:text-style-name="P9" draw:layer="layout" svg:width="0.071cm" svg:height="0.071cm" svg:x="2.151cm" svg:y="28.927cm" svg:viewBox="0 0 72 72" draw:points="0,0 72,0 72,72 0,72">
          <text:p/>
        </draw:polygon>
        <draw:polygon draw:style-name="gr11" draw:text-style-name="P9" draw:layer="layout" svg:width="0.071cm" svg:height="0.071cm" svg:x="2.151cm" svg:y="29.456cm" svg:viewBox="0 0 72 72" draw:points="0,0 72,0 72,72 0,72">
          <text:p/>
        </draw:polygon>
        <draw:polygon draw:style-name="gr11" draw:text-style-name="P9" draw:layer="layout" svg:width="0.071cm" svg:height="0.071cm" svg:x="2.151cm" svg:y="29.456cm" svg:viewBox="0 0 72 72" draw:points="0,0 72,0 72,72 0,72">
          <text:p/>
        </draw:polygon>
        <draw:polygon draw:style-name="gr11" draw:text-style-name="P9" draw:layer="layout" svg:width="0.071cm" svg:height="0.07cm" svg:x="2.151cm" svg:y="29.845cm" svg:viewBox="0 0 72 71" draw:points="0,0 72,0 72,71 0,71">
          <text:p/>
        </draw:polygon>
        <draw:line draw:style-name="gr10" draw:text-style-name="P4" draw:layer="layout" svg:x1="2.187cm" svg:y1="28.116cm" svg:x2="2.187cm" svg:y2="27.587cm">
          <text:p/>
        </draw:line>
        <draw:polyline draw:style-name="gr10" draw:text-style-name="P4" draw:layer="layout" svg:width="0cm" svg:height="0cm" svg:x="2.187cm" svg:y="27.587cm" svg:viewBox="0 0 0 0" draw:points="0,0">
          <text:p/>
        </draw:polyline>
        <draw:line draw:style-name="gr10" draw:text-style-name="P4" draw:layer="layout" svg:x1="2.187cm" svg:y1="27.587cm" svg:x2="2.187cm" svg:y2="26.423cm">
          <text:p/>
        </draw:line>
        <draw:polygon draw:style-name="gr11" draw:text-style-name="P9" draw:layer="layout" svg:width="0.071cm" svg:height="0.07cm" svg:x="2.151cm" svg:y="28.081cm" svg:viewBox="0 0 72 71" draw:points="0,0 72,0 72,71 0,71">
          <text:p/>
        </draw:polygon>
        <draw:polygon draw:style-name="gr11" draw:text-style-name="P9" draw:layer="layout" svg:width="0.071cm" svg:height="0.071cm" svg:x="2.151cm" svg:y="27.551cm" svg:viewBox="0 0 72 72" draw:points="0,0 72,0 72,72 0,72">
          <text:p/>
        </draw:polygon>
        <draw:polygon draw:style-name="gr11" draw:text-style-name="P9" draw:layer="layout" svg:width="0.071cm" svg:height="0.071cm" svg:x="2.151cm" svg:y="27.551cm" svg:viewBox="0 0 72 72" draw:points="0,0 72,0 72,72 0,72">
          <text:p/>
        </draw:polygon>
        <draw:polygon draw:style-name="gr11" draw:text-style-name="P9" draw:layer="layout" svg:width="0.071cm" svg:height="0.071cm" svg:x="2.151cm" svg:y="26.387cm" svg:viewBox="0 0 72 72" draw:points="0,0 72,0 72,72 0,72">
          <text:p/>
        </draw:polygon>
        <draw:line draw:style-name="gr10" draw:text-style-name="P4" draw:layer="layout" svg:x1="9.348cm" svg:y1="44.344cm" svg:x2="9.348cm" svg:y2="43.815cm">
          <text:p/>
        </draw:line>
        <draw:line draw:style-name="gr10" draw:text-style-name="P4" draw:layer="layout" svg:x1="9.348cm" svg:y1="43.815cm" svg:x2="4.797cm" svg:y2="43.815cm">
          <text:p/>
        </draw:line>
        <draw:line draw:style-name="gr10" draw:text-style-name="P4" draw:layer="layout" svg:x1="4.797cm" svg:y1="43.815cm" svg:x2="4.797cm" svg:y2="43.709cm">
          <text:p/>
        </draw:line>
        <draw:polygon draw:style-name="gr11" draw:text-style-name="P9" draw:layer="layout" svg:width="0.07cm" svg:height="0.071cm" svg:x="9.313cm" svg:y="44.308cm" svg:viewBox="0 0 71 72" draw:points="0,0 71,0 71,72 0,72">
          <text:p/>
        </draw:polygon>
        <draw:polygon draw:style-name="gr11" draw:text-style-name="P9" draw:layer="layout" svg:width="0.07cm" svg:height="0.071cm" svg:x="9.313cm" svg:y="43.779cm" svg:viewBox="0 0 71 72" draw:points="0,0 71,0 71,72 0,72">
          <text:p/>
        </draw:polygon>
        <draw:polygon draw:style-name="gr11" draw:text-style-name="P9" draw:layer="layout" svg:width="0.071cm" svg:height="0.071cm" svg:x="4.762cm" svg:y="43.779cm" svg:viewBox="0 0 72 72" draw:points="0,0 72,0 72,72 0,72">
          <text:p/>
        </draw:polygon>
        <draw:polygon draw:style-name="gr11" draw:text-style-name="P9" draw:layer="layout" svg:width="0.071cm" svg:height="0.071cm" svg:x="4.762cm" svg:y="43.673cm" svg:viewBox="0 0 72 72" draw:points="0,0 72,0 72,72 0,72">
          <text:p/>
        </draw:polygon>
        <draw:line draw:style-name="gr10" draw:text-style-name="P4" draw:layer="layout" svg:x1="1.128cm" svg:y1="35.665cm" svg:x2="1.128cm" svg:y2="36.195cm">
          <text:p/>
        </draw:line>
        <draw:polyline draw:style-name="gr10" draw:text-style-name="P4" draw:layer="layout" svg:width="0cm" svg:height="0cm" svg:x="1.128cm" svg:y="36.195cm" svg:viewBox="0 0 0 0" draw:points="0,0">
          <text:p/>
        </draw:polyline>
        <draw:line draw:style-name="gr10" draw:text-style-name="P4" draw:layer="layout" svg:x1="1.128cm" svg:y1="36.195cm" svg:x2="1.128cm" svg:y2="36.583cm">
          <text:p/>
        </draw:line>
        <draw:polygon draw:style-name="gr11" draw:text-style-name="P9" draw:layer="layout" svg:width="0.071cm" svg:height="0.071cm" svg:x="1.093cm" svg:y="35.63cm" svg:viewBox="0 0 72 72" draw:points="0,0 72,0 72,72 0,72">
          <text:p/>
        </draw:polygon>
        <draw:polygon draw:style-name="gr11" draw:text-style-name="P9" draw:layer="layout" svg:width="0.071cm" svg:height="0.071cm" svg:x="1.093cm" svg:y="36.159cm" svg:viewBox="0 0 72 72" draw:points="0,0 72,0 72,72 0,72">
          <text:p/>
        </draw:polygon>
        <draw:polygon draw:style-name="gr11" draw:text-style-name="P9" draw:layer="layout" svg:width="0.071cm" svg:height="0.071cm" svg:x="1.093cm" svg:y="36.159cm" svg:viewBox="0 0 72 72" draw:points="0,0 72,0 72,72 0,72">
          <text:p/>
        </draw:polygon>
        <draw:polygon draw:style-name="gr11" draw:text-style-name="P9" draw:layer="layout" svg:width="0.071cm" svg:height="0.071cm" svg:x="1.093cm" svg:y="36.547cm" svg:viewBox="0 0 72 72" draw:points="0,0 72,0 72,72 0,72">
          <text:p/>
        </draw:polygon>
        <draw:line draw:style-name="gr10" draw:text-style-name="P4" draw:layer="layout" svg:x1="13.299cm" svg:y1="11.535cm" svg:x2="12.77cm" svg:y2="11.535cm">
          <text:p/>
        </draw:line>
        <draw:line draw:style-name="gr10" draw:text-style-name="P4" draw:layer="layout" svg:x1="12.77cm" svg:y1="11.535cm" svg:x2="12.77cm" svg:y2="12.17cm">
          <text:p/>
        </draw:line>
        <draw:line draw:style-name="gr10" draw:text-style-name="P4" draw:layer="layout" svg:x1="12.77cm" svg:y1="12.17cm" svg:x2="12.241cm" svg:y2="12.17cm">
          <text:p/>
        </draw:line>
        <draw:polygon draw:style-name="gr11" draw:text-style-name="P9" draw:layer="layout" svg:width="0.072cm" svg:height="0.071cm" svg:x="13.264cm" svg:y="11.5cm" svg:viewBox="0 0 73 72" draw:points="0,0 73,0 73,72 0,72">
          <text:p/>
        </draw:polygon>
        <draw:polygon draw:style-name="gr11" draw:text-style-name="P9" draw:layer="layout" svg:width="0.07cm" svg:height="0.071cm" svg:x="12.735cm" svg:y="11.5cm" svg:viewBox="0 0 71 72" draw:points="0,0 71,0 71,72 0,72">
          <text:p/>
        </draw:polygon>
        <draw:polygon draw:style-name="gr11" draw:text-style-name="P9" draw:layer="layout" svg:width="0.07cm" svg:height="0.071cm" svg:x="12.735cm" svg:y="12.135cm" svg:viewBox="0 0 71 72" draw:points="0,0 71,0 71,72 0,72">
          <text:p/>
        </draw:polygon>
        <draw:polygon draw:style-name="gr11" draw:text-style-name="P9" draw:layer="layout" svg:width="0.07cm" svg:height="0.071cm" svg:x="12.206cm" svg:y="12.135cm" svg:viewBox="0 0 71 72" draw:points="0,0 71,0 71,72 0,72">
          <text:p/>
        </draw:polygon>
        <draw:line draw:style-name="gr10" draw:text-style-name="P4" draw:layer="layout" svg:x1="13.299cm" svg:y1="12.594cm" svg:x2="12.77cm" svg:y2="12.594cm">
          <text:p/>
        </draw:line>
        <draw:line draw:style-name="gr10" draw:text-style-name="P4" draw:layer="layout" svg:x1="12.77cm" svg:y1="12.594cm" svg:x2="12.77cm" svg:y2="12.876cm">
          <text:p/>
        </draw:line>
        <draw:line draw:style-name="gr10" draw:text-style-name="P4" draw:layer="layout" svg:x1="12.77cm" svg:y1="12.876cm" svg:x2="12.241cm" svg:y2="12.876cm">
          <text:p/>
        </draw:line>
        <draw:polygon draw:style-name="gr11" draw:text-style-name="P9" draw:layer="layout" svg:width="0.072cm" svg:height="0.071cm" svg:x="13.264cm" svg:y="12.558cm" svg:viewBox="0 0 73 72" draw:points="0,0 73,0 73,72 0,72">
          <text:p/>
        </draw:polygon>
        <draw:polygon draw:style-name="gr11" draw:text-style-name="P9" draw:layer="layout" svg:width="0.07cm" svg:height="0.071cm" svg:x="12.735cm" svg:y="12.558cm" svg:viewBox="0 0 71 72" draw:points="0,0 71,0 71,72 0,72">
          <text:p/>
        </draw:polygon>
        <draw:polygon draw:style-name="gr11" draw:text-style-name="P9" draw:layer="layout" svg:width="0.07cm" svg:height="0.07cm" svg:x="12.735cm" svg:y="12.841cm" svg:viewBox="0 0 71 71" draw:points="0,0 71,0 71,71 0,71">
          <text:p/>
        </draw:polygon>
        <draw:polygon draw:style-name="gr11" draw:text-style-name="P9" draw:layer="layout" svg:width="0.07cm" svg:height="0.07cm" svg:x="12.206cm" svg:y="12.841cm" svg:viewBox="0 0 71 71" draw:points="0,0 71,0 71,71 0,71">
          <text:p/>
        </draw:polygon>
        <draw:line draw:style-name="gr10" draw:text-style-name="P4" draw:layer="layout" svg:x1="13.299cm" svg:y1="10.477cm" svg:x2="12.77cm" svg:y2="10.477cm">
          <text:p/>
        </draw:line>
        <draw:line draw:style-name="gr10" draw:text-style-name="P4" draw:layer="layout" svg:x1="12.77cm" svg:y1="10.477cm" svg:x2="12.77cm" svg:y2="11.5cm">
          <text:p/>
        </draw:line>
        <draw:line draw:style-name="gr10" draw:text-style-name="P4" draw:layer="layout" svg:x1="12.77cm" svg:y1="11.5cm" svg:x2="12.241cm" svg:y2="11.5cm">
          <text:p/>
        </draw:line>
        <draw:polygon draw:style-name="gr11" draw:text-style-name="P9" draw:layer="layout" svg:width="0.072cm" svg:height="0.07cm" svg:x="13.264cm" svg:y="10.442cm" svg:viewBox="0 0 73 71" draw:points="0,0 73,0 73,71 0,71">
          <text:p/>
        </draw:polygon>
        <draw:polygon draw:style-name="gr11" draw:text-style-name="P9" draw:layer="layout" svg:width="0.07cm" svg:height="0.07cm" svg:x="12.735cm" svg:y="10.442cm" svg:viewBox="0 0 71 71" draw:points="0,0 71,0 71,71 0,71">
          <text:p/>
        </draw:polygon>
        <draw:polygon draw:style-name="gr11" draw:text-style-name="P9" draw:layer="layout" svg:width="0.07cm" svg:height="0.07cm" svg:x="12.735cm" svg:y="11.465cm" svg:viewBox="0 0 71 71" draw:points="0,0 71,0 71,71 0,71">
          <text:p/>
        </draw:polygon>
        <draw:polygon draw:style-name="gr11" draw:text-style-name="P9" draw:layer="layout" svg:width="0.07cm" svg:height="0.07cm" svg:x="12.206cm" svg:y="11.465cm" svg:viewBox="0 0 71 71" draw:points="0,0 71,0 71,71 0,71">
          <text:p/>
        </draw:polygon>
        <draw:line draw:style-name="gr10" draw:text-style-name="P4" draw:layer="layout" svg:x1="22.119cm" svg:y1="49.988cm" svg:x2="21.59cm" svg:y2="49.988cm">
          <text:p/>
        </draw:line>
        <draw:line draw:style-name="gr10" draw:text-style-name="P4" draw:layer="layout" svg:x1="21.59cm" svg:y1="49.988cm" svg:x2="21.59cm" svg:y2="48.789cm">
          <text:p/>
        </draw:line>
        <draw:line draw:style-name="gr10" draw:text-style-name="P4" draw:layer="layout" svg:x1="21.59cm" svg:y1="48.789cm" svg:x2="21.272cm" svg:y2="48.789cm">
          <text:p/>
        </draw:line>
        <draw:polygon draw:style-name="gr11" draw:text-style-name="P9" draw:layer="layout" svg:width="0.071cm" svg:height="0.07cm" svg:x="22.083cm" svg:y="49.953cm" svg:viewBox="0 0 72 71" draw:points="0,0 72,0 72,71 0,71">
          <text:p/>
        </draw:polygon>
        <draw:polygon draw:style-name="gr11" draw:text-style-name="P9" draw:layer="layout" svg:width="0.071cm" svg:height="0.07cm" svg:x="21.554cm" svg:y="49.953cm" svg:viewBox="0 0 72 71" draw:points="0,0 72,0 72,71 0,71">
          <text:p/>
        </draw:polygon>
        <draw:polygon draw:style-name="gr11" draw:text-style-name="P9" draw:layer="layout" svg:width="0.071cm" svg:height="0.071cm" svg:x="21.554cm" svg:y="48.753cm" svg:viewBox="0 0 72 72" draw:points="0,0 72,0 72,72 0,72">
          <text:p/>
        </draw:polygon>
        <draw:polygon draw:style-name="gr11" draw:text-style-name="P9" draw:layer="layout" svg:width="0.07cm" svg:height="0.071cm" svg:x="21.237cm" svg:y="48.753cm" svg:viewBox="0 0 71 72" draw:points="0,0 71,0 71,72 0,72">
          <text:p/>
        </draw:polygon>
        <draw:line draw:style-name="gr10" draw:text-style-name="P4" draw:layer="layout" svg:x1="9.454cm" svg:y1="10.618cm" svg:x2="9.454cm" svg:y2="11.147cm">
          <text:p/>
        </draw:line>
        <draw:line draw:style-name="gr10" draw:text-style-name="P4" draw:layer="layout" svg:x1="9.454cm" svg:y1="11.147cm" svg:x2="9.242cm" svg:y2="11.147cm">
          <text:p/>
        </draw:line>
        <draw:line draw:style-name="gr10" draw:text-style-name="P4" draw:layer="layout" svg:x1="9.242cm" svg:y1="11.147cm" svg:x2="9.242cm" svg:y2="11.183cm">
          <text:p/>
        </draw:line>
        <draw:polygon draw:style-name="gr11" draw:text-style-name="P9" draw:layer="layout" svg:width="0.07cm" svg:height="0.07cm" svg:x="9.419cm" svg:y="10.583cm" svg:viewBox="0 0 71 71" draw:points="0,0 71,0 71,71 0,71">
          <text:p/>
        </draw:polygon>
        <draw:polygon draw:style-name="gr11" draw:text-style-name="P9" draw:layer="layout" svg:width="0.07cm" svg:height="0.071cm" svg:x="9.419cm" svg:y="11.112cm" svg:viewBox="0 0 71 72" draw:points="0,0 71,0 71,72 0,72">
          <text:p/>
        </draw:polygon>
        <draw:polygon draw:style-name="gr11" draw:text-style-name="P9" draw:layer="layout" svg:width="0.071cm" svg:height="0.071cm" svg:x="9.207cm" svg:y="11.112cm" svg:viewBox="0 0 72 72" draw:points="0,0 72,0 72,72 0,72">
          <text:p/>
        </draw:polygon>
        <draw:polygon draw:style-name="gr11" draw:text-style-name="P9" draw:layer="layout" svg:width="0.071cm" svg:height="0.071cm" svg:x="9.207cm" svg:y="11.147cm" svg:viewBox="0 0 72 72" draw:points="0,0 72,0 72,72 0,72">
          <text:p/>
        </draw:polygon>
        <draw:line draw:style-name="gr10" draw:text-style-name="P4" draw:layer="layout" svg:x1="7.443cm" svg:y1="24.376cm" svg:x2="7.443cm" svg:y2="24.906cm">
          <text:p/>
        </draw:line>
        <draw:polyline draw:style-name="gr10" draw:text-style-name="P4" draw:layer="layout" svg:width="0cm" svg:height="0cm" svg:x="7.443cm" svg:y="24.906cm" svg:viewBox="0 0 0 0" draw:points="0,0">
          <text:p/>
        </draw:polyline>
        <draw:line draw:style-name="gr10" draw:text-style-name="P4" draw:layer="layout" svg:x1="7.443cm" svg:y1="24.906cm" svg:x2="7.443cm" svg:y2="24.941cm">
          <text:p/>
        </draw:line>
        <draw:polygon draw:style-name="gr11" draw:text-style-name="P9" draw:layer="layout" svg:width="0.07cm" svg:height="0.071cm" svg:x="7.408cm" svg:y="24.341cm" svg:viewBox="0 0 71 72" draw:points="0,0 71,0 71,72 0,72">
          <text:p/>
        </draw:polygon>
        <draw:polygon draw:style-name="gr11" draw:text-style-name="P9" draw:layer="layout" svg:width="0.07cm" svg:height="0.071cm" svg:x="7.408cm" svg:y="24.87cm" svg:viewBox="0 0 71 72" draw:points="0,0 71,0 71,72 0,72">
          <text:p/>
        </draw:polygon>
        <draw:polygon draw:style-name="gr11" draw:text-style-name="P9" draw:layer="layout" svg:width="0.07cm" svg:height="0.071cm" svg:x="7.408cm" svg:y="24.87cm" svg:viewBox="0 0 71 72" draw:points="0,0 71,0 71,72 0,72">
          <text:p/>
        </draw:polygon>
        <draw:polygon draw:style-name="gr11" draw:text-style-name="P9" draw:layer="layout" svg:width="0.07cm" svg:height="0.07cm" svg:x="7.408cm" svg:y="24.906cm" svg:viewBox="0 0 71 71" draw:points="0,0 71,0 71,71 0,71">
          <text:p/>
        </draw:polygon>
        <draw:line draw:style-name="gr10" draw:text-style-name="P4" draw:layer="layout" svg:x1="1.128cm" svg:y1="24.376cm" svg:x2="1.128cm" svg:y2="24.906cm">
          <text:p/>
        </draw:line>
        <draw:polyline draw:style-name="gr10" draw:text-style-name="P4" draw:layer="layout" svg:width="0cm" svg:height="0cm" svg:x="1.128cm" svg:y="24.906cm" svg:viewBox="0 0 0 0" draw:points="0,0">
          <text:p/>
        </draw:polyline>
        <draw:line draw:style-name="gr10" draw:text-style-name="P4" draw:layer="layout" svg:x1="1.128cm" svg:y1="24.906cm" svg:x2="1.128cm" svg:y2="24.941cm">
          <text:p/>
        </draw:line>
        <draw:polygon draw:style-name="gr11" draw:text-style-name="P9" draw:layer="layout" svg:width="0.071cm" svg:height="0.071cm" svg:x="1.093cm" svg:y="24.341cm" svg:viewBox="0 0 72 72" draw:points="0,0 72,0 72,72 0,72">
          <text:p/>
        </draw:polygon>
        <draw:polygon draw:style-name="gr11" draw:text-style-name="P9" draw:layer="layout" svg:width="0.071cm" svg:height="0.071cm" svg:x="1.093cm" svg:y="24.87cm" svg:viewBox="0 0 72 72" draw:points="0,0 72,0 72,72 0,72">
          <text:p/>
        </draw:polygon>
        <draw:polygon draw:style-name="gr11" draw:text-style-name="P9" draw:layer="layout" svg:width="0.071cm" svg:height="0.071cm" svg:x="1.093cm" svg:y="24.87cm" svg:viewBox="0 0 72 72" draw:points="0,0 72,0 72,72 0,72">
          <text:p/>
        </draw:polygon>
        <draw:polygon draw:style-name="gr11" draw:text-style-name="P9" draw:layer="layout" svg:width="0.071cm" svg:height="0.07cm" svg:x="1.093cm" svg:y="24.906cm" svg:viewBox="0 0 72 71" draw:points="0,0 72,0 72,71 0,71">
          <text:p/>
        </draw:polygon>
        <draw:line draw:style-name="gr10" draw:text-style-name="P4" draw:layer="layout" svg:x1="1.128cm" svg:y1="37.994cm" svg:x2="1.128cm" svg:y2="37.5cm">
          <text:p/>
        </draw:line>
        <draw:line draw:style-name="gr10" draw:text-style-name="P4" draw:layer="layout" svg:x1="1.128cm" svg:y1="38.84cm" svg:x2="1.128cm" svg:y2="39.37cm">
          <text:p/>
        </draw:line>
        <draw:polyline draw:style-name="gr10" draw:text-style-name="P4" draw:layer="layout" svg:width="0cm" svg:height="0cm" svg:x="1.128cm" svg:y="39.37cm" svg:viewBox="0 0 0 0" draw:points="0,0">
          <text:p/>
        </draw:polyline>
        <draw:line draw:style-name="gr10" draw:text-style-name="P4" draw:layer="layout" svg:x1="1.128cm" svg:y1="39.37cm" svg:x2="1.128cm" svg:y2="40.11cm">
          <text:p/>
        </draw:line>
        <draw:polygon draw:style-name="gr11" draw:text-style-name="P9" draw:layer="layout" svg:width="0.071cm" svg:height="0.071cm" svg:x="1.093cm" svg:y="38.805cm" svg:viewBox="0 0 72 72" draw:points="0,0 72,0 72,72 0,72">
          <text:p/>
        </draw:polygon>
        <draw:polygon draw:style-name="gr11" draw:text-style-name="P9" draw:layer="layout" svg:width="0.071cm" svg:height="0.071cm" svg:x="1.093cm" svg:y="39.334cm" svg:viewBox="0 0 72 72" draw:points="0,0 72,0 72,72 0,72">
          <text:p/>
        </draw:polygon>
        <draw:polygon draw:style-name="gr11" draw:text-style-name="P9" draw:layer="layout" svg:width="0.071cm" svg:height="0.071cm" svg:x="1.093cm" svg:y="39.334cm" svg:viewBox="0 0 72 72" draw:points="0,0 72,0 72,72 0,72">
          <text:p/>
        </draw:polygon>
        <draw:polygon draw:style-name="gr11" draw:text-style-name="P9" draw:layer="layout" svg:width="0.071cm" svg:height="0.071cm" svg:x="1.093cm" svg:y="40.075cm" svg:viewBox="0 0 72 72" draw:points="0,0 72,0 72,72 0,72">
          <text:p/>
        </draw:polygon>
        <draw:line draw:style-name="gr10" draw:text-style-name="P4" draw:layer="layout" svg:x1="18.415cm" svg:y1="28.963cm" svg:x2="18.415cm" svg:y2="29.492cm">
          <text:p/>
        </draw:line>
        <draw:polyline draw:style-name="gr10" draw:text-style-name="P4" draw:layer="layout" svg:width="0cm" svg:height="0cm" svg:x="18.415cm" svg:y="29.492cm" svg:viewBox="0 0 0 0" draw:points="0,0">
          <text:p/>
        </draw:polyline>
        <draw:line draw:style-name="gr10" draw:text-style-name="P4" draw:layer="layout" svg:x1="18.415cm" svg:y1="29.492cm" svg:x2="18.415cm" svg:y2="29.88cm">
          <text:p/>
        </draw:line>
        <draw:polygon draw:style-name="gr11" draw:text-style-name="P9" draw:layer="layout" svg:width="0.071cm" svg:height="0.071cm" svg:x="18.379cm" svg:y="28.927cm" svg:viewBox="0 0 72 72" draw:points="0,0 72,0 72,72 0,72">
          <text:p/>
        </draw:polygon>
        <draw:polygon draw:style-name="gr11" draw:text-style-name="P9" draw:layer="layout" svg:width="0.071cm" svg:height="0.071cm" svg:x="18.379cm" svg:y="29.456cm" svg:viewBox="0 0 72 72" draw:points="0,0 72,0 72,72 0,72">
          <text:p/>
        </draw:polygon>
        <draw:polygon draw:style-name="gr11" draw:text-style-name="P9" draw:layer="layout" svg:width="0.071cm" svg:height="0.071cm" svg:x="18.379cm" svg:y="29.456cm" svg:viewBox="0 0 72 72" draw:points="0,0 72,0 72,72 0,72">
          <text:p/>
        </draw:polygon>
        <draw:polygon draw:style-name="gr11" draw:text-style-name="P9" draw:layer="layout" svg:width="0.071cm" svg:height="0.07cm" svg:x="18.379cm" svg:y="29.845cm" svg:viewBox="0 0 72 71" draw:points="0,0 72,0 72,71 0,71">
          <text:p/>
        </draw:polygon>
        <draw:line draw:style-name="gr10" draw:text-style-name="P4" draw:layer="layout" svg:x1="18.379cm" svg:y1="10.124cm" svg:x2="18.908cm" svg:y2="10.124cm">
          <text:p/>
        </draw:line>
        <draw:line draw:style-name="gr10" draw:text-style-name="P4" draw:layer="layout" svg:x1="18.908cm" svg:y1="10.124cm" svg:x2="18.908cm" svg:y2="10.195cm">
          <text:p/>
        </draw:line>
        <draw:line draw:style-name="gr10" draw:text-style-name="P4" draw:layer="layout" svg:x1="18.908cm" svg:y1="10.195cm" svg:x2="18.944cm" svg:y2="10.195cm">
          <text:p/>
        </draw:line>
        <draw:polygon draw:style-name="gr11" draw:text-style-name="P9" draw:layer="layout" svg:width="0.071cm" svg:height="0.071cm" svg:x="18.344cm" svg:y="10.089cm" svg:viewBox="0 0 72 72" draw:points="0,0 72,0 72,72 0,72">
          <text:p/>
        </draw:polygon>
        <draw:polygon draw:style-name="gr11" draw:text-style-name="P9" draw:layer="layout" svg:width="0.071cm" svg:height="0.071cm" svg:x="18.873cm" svg:y="10.089cm" svg:viewBox="0 0 72 72" draw:points="0,0 72,0 72,72 0,72">
          <text:p/>
        </draw:polygon>
        <draw:polygon draw:style-name="gr11" draw:text-style-name="P9" draw:layer="layout" svg:width="0.071cm" svg:height="0.07cm" svg:x="18.873cm" svg:y="10.16cm" svg:viewBox="0 0 72 71" draw:points="0,0 72,0 72,71 0,71">
          <text:p/>
        </draw:polygon>
        <draw:polygon draw:style-name="gr11" draw:text-style-name="P9" draw:layer="layout" svg:width="0.071cm" svg:height="0.07cm" svg:x="18.908cm" svg:y="10.16cm" svg:viewBox="0 0 72 71" draw:points="0,0 72,0 72,71 0,71">
          <text:p/>
        </draw:polygon>
        <draw:line draw:style-name="gr10" draw:text-style-name="P4" draw:layer="layout" svg:x1="10.971cm" svg:y1="44.344cm" svg:x2="10.971cm" svg:y2="43.815cm">
          <text:p/>
        </draw:line>
        <draw:line draw:style-name="gr10" draw:text-style-name="P4" draw:layer="layout" svg:x1="10.971cm" svg:y1="43.815cm" svg:x2="14.675cm" svg:y2="43.815cm">
          <text:p/>
        </draw:line>
        <draw:line draw:style-name="gr10" draw:text-style-name="P4" draw:layer="layout" svg:x1="14.675cm" svg:y1="43.815cm" svg:x2="14.675cm" svg:y2="43.709cm">
          <text:p/>
        </draw:line>
        <draw:polygon draw:style-name="gr11" draw:text-style-name="P9" draw:layer="layout" svg:width="0.07cm" svg:height="0.071cm" svg:x="10.936cm" svg:y="44.308cm" svg:viewBox="0 0 71 72" draw:points="0,0 71,0 71,72 0,72">
          <text:p/>
        </draw:polygon>
        <draw:polygon draw:style-name="gr11" draw:text-style-name="P9" draw:layer="layout" svg:width="0.07cm" svg:height="0.071cm" svg:x="10.936cm" svg:y="43.779cm" svg:viewBox="0 0 71 72" draw:points="0,0 71,0 71,72 0,72">
          <text:p/>
        </draw:polygon>
        <draw:polygon draw:style-name="gr11" draw:text-style-name="P9" draw:layer="layout" svg:width="0.07cm" svg:height="0.071cm" svg:x="14.64cm" svg:y="43.779cm" svg:viewBox="0 0 71 72" draw:points="0,0 71,0 71,72 0,72">
          <text:p/>
        </draw:polygon>
        <draw:polygon draw:style-name="gr11" draw:text-style-name="P9" draw:layer="layout" svg:width="0.07cm" svg:height="0.071cm" svg:x="14.64cm" svg:y="43.673cm" svg:viewBox="0 0 71 72" draw:points="0,0 71,0 71,72 0,72">
          <text:p/>
        </draw:polygon>
        <draw:line draw:style-name="gr10" draw:text-style-name="P4" draw:layer="layout" svg:x1="2.751cm" svg:y1="20.073cm" svg:x2="2.751cm" svg:y2="20.602cm">
          <text:p/>
        </draw:line>
        <draw:line draw:style-name="gr10" draw:text-style-name="P4" draw:layer="layout" svg:x1="2.751cm" svg:y1="20.602cm" svg:x2="1.128cm" svg:y2="20.602cm">
          <text:p/>
        </draw:line>
        <draw:line draw:style-name="gr10" draw:text-style-name="P4" draw:layer="layout" svg:x1="1.128cm" svg:y1="20.602cm" svg:x2="1.128cm" svg:y2="22.119cm">
          <text:p/>
        </draw:line>
        <draw:polygon draw:style-name="gr11" draw:text-style-name="P9" draw:layer="layout" svg:width="0.07cm" svg:height="0.071cm" svg:x="2.716cm" svg:y="20.037cm" svg:viewBox="0 0 71 72" draw:points="0,0 71,0 71,72 0,72">
          <text:p/>
        </draw:polygon>
        <draw:polygon draw:style-name="gr11" draw:text-style-name="P9" draw:layer="layout" svg:width="0.07cm" svg:height="0.071cm" svg:x="2.716cm" svg:y="20.566cm" svg:viewBox="0 0 71 72" draw:points="0,0 71,0 71,72 0,72">
          <text:p/>
        </draw:polygon>
        <draw:polygon draw:style-name="gr11" draw:text-style-name="P9" draw:layer="layout" svg:width="0.071cm" svg:height="0.071cm" svg:x="1.093cm" svg:y="20.566cm" svg:viewBox="0 0 72 72" draw:points="0,0 72,0 72,72 0,72">
          <text:p/>
        </draw:polygon>
        <draw:polygon draw:style-name="gr11" draw:text-style-name="P9" draw:layer="layout" svg:width="0.071cm" svg:height="0.071cm" svg:x="1.093cm" svg:y="22.083cm" svg:viewBox="0 0 72 72" draw:points="0,0 72,0 72,72 0,72">
          <text:p/>
        </draw:polygon>
        <draw:line draw:style-name="gr10" draw:text-style-name="P4" draw:layer="layout" svg:x1="15.169cm" svg:y1="35.665cm" svg:x2="15.169cm" svg:y2="36.195cm">
          <text:p/>
        </draw:line>
        <draw:polyline draw:style-name="gr10" draw:text-style-name="P4" draw:layer="layout" svg:width="0cm" svg:height="0cm" svg:x="15.169cm" svg:y="36.195cm" svg:viewBox="0 0 0 0" draw:points="0,0">
          <text:p/>
        </draw:polyline>
        <draw:line draw:style-name="gr10" draw:text-style-name="P4" draw:layer="layout" svg:x1="15.169cm" svg:y1="36.195cm" svg:x2="15.169cm" svg:y2="36.583cm">
          <text:p/>
        </draw:line>
        <draw:polygon draw:style-name="gr11" draw:text-style-name="P9" draw:layer="layout" svg:width="0.07cm" svg:height="0.071cm" svg:x="15.134cm" svg:y="35.63cm" svg:viewBox="0 0 71 72" draw:points="0,0 71,0 71,72 0,72">
          <text:p/>
        </draw:polygon>
        <draw:polygon draw:style-name="gr11" draw:text-style-name="P9" draw:layer="layout" svg:width="0.07cm" svg:height="0.071cm" svg:x="15.134cm" svg:y="36.159cm" svg:viewBox="0 0 71 72" draw:points="0,0 71,0 71,72 0,72">
          <text:p/>
        </draw:polygon>
        <draw:polygon draw:style-name="gr11" draw:text-style-name="P9" draw:layer="layout" svg:width="0.07cm" svg:height="0.071cm" svg:x="15.134cm" svg:y="36.159cm" svg:viewBox="0 0 71 72" draw:points="0,0 71,0 71,72 0,72">
          <text:p/>
        </draw:polygon>
        <draw:polygon draw:style-name="gr11" draw:text-style-name="P9" draw:layer="layout" svg:width="0.07cm" svg:height="0.071cm" svg:x="15.134cm" svg:y="36.547cm" svg:viewBox="0 0 71 72" draw:points="0,0 71,0 71,72 0,72">
          <text:p/>
        </draw:polygon>
        <draw:line draw:style-name="gr10" draw:text-style-name="P4" draw:layer="layout" svg:x1="15.169cm" svg:y1="34.819cm" svg:x2="15.169cm" svg:y2="34.501cm">
          <text:p/>
        </draw:line>
        <draw:line draw:style-name="gr10" draw:text-style-name="P4" draw:layer="layout" svg:x1="15.169cm" svg:y1="28.963cm" svg:x2="15.169cm" svg:y2="29.492cm">
          <text:p/>
        </draw:line>
        <draw:polyline draw:style-name="gr10" draw:text-style-name="P4" draw:layer="layout" svg:width="0cm" svg:height="0cm" svg:x="15.169cm" svg:y="29.492cm" svg:viewBox="0 0 0 0" draw:points="0,0">
          <text:p/>
        </draw:polyline>
        <draw:line draw:style-name="gr10" draw:text-style-name="P4" draw:layer="layout" svg:x1="15.169cm" svg:y1="29.492cm" svg:x2="15.169cm" svg:y2="29.88cm">
          <text:p/>
        </draw:line>
        <draw:polygon draw:style-name="gr11" draw:text-style-name="P9" draw:layer="layout" svg:width="0.07cm" svg:height="0.071cm" svg:x="15.134cm" svg:y="28.927cm" svg:viewBox="0 0 71 72" draw:points="0,0 71,0 71,72 0,72">
          <text:p/>
        </draw:polygon>
        <draw:polygon draw:style-name="gr11" draw:text-style-name="P9" draw:layer="layout" svg:width="0.07cm" svg:height="0.071cm" svg:x="15.134cm" svg:y="29.456cm" svg:viewBox="0 0 71 72" draw:points="0,0 71,0 71,72 0,72">
          <text:p/>
        </draw:polygon>
        <draw:polygon draw:style-name="gr11" draw:text-style-name="P9" draw:layer="layout" svg:width="0.07cm" svg:height="0.071cm" svg:x="15.134cm" svg:y="29.456cm" svg:viewBox="0 0 71 72" draw:points="0,0 71,0 71,72 0,72">
          <text:p/>
        </draw:polygon>
        <draw:polygon draw:style-name="gr11" draw:text-style-name="P9" draw:layer="layout" svg:width="0.07cm" svg:height="0.07cm" svg:x="15.134cm" svg:y="29.845cm" svg:viewBox="0 0 71 71" draw:points="0,0 71,0 71,71 0,71">
          <text:p/>
        </draw:polygon>
        <draw:line draw:style-name="gr10" draw:text-style-name="P4" draw:layer="layout" svg:x1="15.169cm" svg:y1="28.116cm" svg:x2="15.169cm" svg:y2="27.587cm">
          <text:p/>
        </draw:line>
        <draw:polyline draw:style-name="gr10" draw:text-style-name="P4" draw:layer="layout" svg:width="0cm" svg:height="0cm" svg:x="15.169cm" svg:y="27.587cm" svg:viewBox="0 0 0 0" draw:points="0,0">
          <text:p/>
        </draw:polyline>
        <draw:line draw:style-name="gr10" draw:text-style-name="P4" draw:layer="layout" svg:x1="15.169cm" svg:y1="27.587cm" svg:x2="15.169cm" svg:y2="26.423cm">
          <text:p/>
        </draw:line>
        <draw:polygon draw:style-name="gr11" draw:text-style-name="P9" draw:layer="layout" svg:width="0.07cm" svg:height="0.07cm" svg:x="15.134cm" svg:y="28.081cm" svg:viewBox="0 0 71 71" draw:points="0,0 71,0 71,71 0,71">
          <text:p/>
        </draw:polygon>
        <draw:polygon draw:style-name="gr11" draw:text-style-name="P9" draw:layer="layout" svg:width="0.07cm" svg:height="0.071cm" svg:x="15.134cm" svg:y="27.551cm" svg:viewBox="0 0 71 72" draw:points="0,0 71,0 71,72 0,72">
          <text:p/>
        </draw:polygon>
        <draw:polygon draw:style-name="gr11" draw:text-style-name="P9" draw:layer="layout" svg:width="0.07cm" svg:height="0.071cm" svg:x="15.134cm" svg:y="27.551cm" svg:viewBox="0 0 71 72" draw:points="0,0 71,0 71,72 0,72">
          <text:p/>
        </draw:polygon>
        <draw:polygon draw:style-name="gr11" draw:text-style-name="P9" draw:layer="layout" svg:width="0.07cm" svg:height="0.071cm" svg:x="15.134cm" svg:y="26.387cm" svg:viewBox="0 0 71 72" draw:points="0,0 71,0 71,72 0,72">
          <text:p/>
        </draw:polygon>
        <draw:line draw:style-name="gr10" draw:text-style-name="P4" draw:layer="layout" svg:x1="15.169cm" svg:y1="24.376cm" svg:x2="15.169cm" svg:y2="24.906cm">
          <text:p/>
        </draw:line>
        <draw:polyline draw:style-name="gr10" draw:text-style-name="P4" draw:layer="layout" svg:width="0cm" svg:height="0cm" svg:x="15.169cm" svg:y="24.906cm" svg:viewBox="0 0 0 0" draw:points="0,0">
          <text:p/>
        </draw:polyline>
        <draw:line draw:style-name="gr10" draw:text-style-name="P4" draw:layer="layout" svg:x1="15.169cm" svg:y1="24.906cm" svg:x2="15.169cm" svg:y2="24.941cm">
          <text:p/>
        </draw:line>
        <draw:polygon draw:style-name="gr11" draw:text-style-name="P9" draw:layer="layout" svg:width="0.07cm" svg:height="0.071cm" svg:x="15.134cm" svg:y="24.341cm" svg:viewBox="0 0 71 72" draw:points="0,0 71,0 71,72 0,72">
          <text:p/>
        </draw:polygon>
        <draw:polygon draw:style-name="gr11" draw:text-style-name="P9" draw:layer="layout" svg:width="0.07cm" svg:height="0.071cm" svg:x="15.134cm" svg:y="24.87cm" svg:viewBox="0 0 71 72" draw:points="0,0 71,0 71,72 0,72">
          <text:p/>
        </draw:polygon>
        <draw:polygon draw:style-name="gr11" draw:text-style-name="P9" draw:layer="layout" svg:width="0.07cm" svg:height="0.071cm" svg:x="15.134cm" svg:y="24.87cm" svg:viewBox="0 0 71 72" draw:points="0,0 71,0 71,72 0,72">
          <text:p/>
        </draw:polygon>
        <draw:polygon draw:style-name="gr11" draw:text-style-name="P9" draw:layer="layout" svg:width="0.07cm" svg:height="0.07cm" svg:x="15.134cm" svg:y="24.906cm" svg:viewBox="0 0 71 71" draw:points="0,0 71,0 71,71 0,71">
          <text:p/>
        </draw:polygon>
        <draw:line draw:style-name="gr10" draw:text-style-name="P4" draw:layer="layout" svg:x1="15.169cm" svg:y1="38.84cm" svg:x2="15.169cm" svg:y2="39.37cm">
          <text:p/>
        </draw:line>
        <draw:polyline draw:style-name="gr10" draw:text-style-name="P4" draw:layer="layout" svg:width="0cm" svg:height="0cm" svg:x="15.169cm" svg:y="39.37cm" svg:viewBox="0 0 0 0" draw:points="0,0">
          <text:p/>
        </draw:polyline>
        <draw:line draw:style-name="gr10" draw:text-style-name="P4" draw:layer="layout" svg:x1="15.169cm" svg:y1="39.37cm" svg:x2="15.169cm" svg:y2="40.11cm">
          <text:p/>
        </draw:line>
        <draw:polygon draw:style-name="gr11" draw:text-style-name="P9" draw:layer="layout" svg:width="0.07cm" svg:height="0.071cm" svg:x="15.134cm" svg:y="38.805cm" svg:viewBox="0 0 71 72" draw:points="0,0 71,0 71,72 0,72">
          <text:p/>
        </draw:polygon>
        <draw:polygon draw:style-name="gr11" draw:text-style-name="P9" draw:layer="layout" svg:width="0.07cm" svg:height="0.071cm" svg:x="15.134cm" svg:y="39.334cm" svg:viewBox="0 0 71 72" draw:points="0,0 71,0 71,72 0,72">
          <text:p/>
        </draw:polygon>
        <draw:polygon draw:style-name="gr11" draw:text-style-name="P9" draw:layer="layout" svg:width="0.07cm" svg:height="0.071cm" svg:x="15.134cm" svg:y="39.334cm" svg:viewBox="0 0 71 72" draw:points="0,0 71,0 71,72 0,72">
          <text:p/>
        </draw:polygon>
        <draw:polygon draw:style-name="gr11" draw:text-style-name="P9" draw:layer="layout" svg:width="0.07cm" svg:height="0.071cm" svg:x="15.134cm" svg:y="40.075cm" svg:viewBox="0 0 71 72" draw:points="0,0 71,0 71,72 0,72">
          <text:p/>
        </draw:polygon>
        <draw:line draw:style-name="gr10" draw:text-style-name="P4" draw:layer="layout" svg:x1="15.169cm" svg:y1="23.53cm" svg:x2="15.169cm" svg:y2="23.001cm">
          <text:p/>
        </draw:line>
        <draw:polyline draw:style-name="gr10" draw:text-style-name="P4" draw:layer="layout" svg:width="0cm" svg:height="0cm" svg:x="15.169cm" svg:y="23.001cm" svg:viewBox="0 0 0 0" draw:points="0,0">
          <text:p/>
        </draw:polyline>
        <draw:line draw:style-name="gr10" draw:text-style-name="P4" draw:layer="layout" svg:x1="15.169cm" svg:y1="23.001cm" svg:x2="15.169cm" svg:y2="22.895cm">
          <text:p/>
        </draw:line>
        <draw:polygon draw:style-name="gr11" draw:text-style-name="P9" draw:layer="layout" svg:width="0.07cm" svg:height="0.07cm" svg:x="15.134cm" svg:y="23.495cm" svg:viewBox="0 0 71 71" draw:points="0,0 71,0 71,71 0,71">
          <text:p/>
        </draw:polygon>
        <draw:polygon draw:style-name="gr11" draw:text-style-name="P9" draw:layer="layout" svg:width="0.07cm" svg:height="0.071cm" svg:x="15.134cm" svg:y="22.965cm" svg:viewBox="0 0 71 72" draw:points="0,0 71,0 71,72 0,72">
          <text:p/>
        </draw:polygon>
        <draw:polygon draw:style-name="gr11" draw:text-style-name="P9" draw:layer="layout" svg:width="0.07cm" svg:height="0.071cm" svg:x="15.134cm" svg:y="22.965cm" svg:viewBox="0 0 71 72" draw:points="0,0 71,0 71,72 0,72">
          <text:p/>
        </draw:polygon>
        <draw:polygon draw:style-name="gr11" draw:text-style-name="P9" draw:layer="layout" svg:width="0.07cm" svg:height="0.07cm" svg:x="15.134cm" svg:y="22.86cm" svg:viewBox="0 0 71 71" draw:points="0,0 71,0 71,71 0,71">
          <text:p/>
        </draw:polygon>
        <draw:line draw:style-name="gr10" draw:text-style-name="P4" draw:layer="layout" svg:x1="14.181cm" svg:y1="37.994cm" svg:x2="14.181cm" svg:y2="37.5cm">
          <text:p/>
        </draw:line>
        <draw:line draw:style-name="gr10" draw:text-style-name="P4" draw:layer="layout" svg:x1="16.298cm" svg:y1="34.819cm" svg:x2="16.298cm" svg:y2="34.501cm">
          <text:p/>
        </draw:line>
        <draw:line draw:style-name="gr10" draw:text-style-name="P4" draw:layer="layout" svg:x1="16.298cm" svg:y1="35.665cm" svg:x2="16.298cm" svg:y2="36.195cm">
          <text:p/>
        </draw:line>
        <draw:polyline draw:style-name="gr10" draw:text-style-name="P4" draw:layer="layout" svg:width="0cm" svg:height="0cm" svg:x="16.298cm" svg:y="36.195cm" svg:viewBox="0 0 0 0" draw:points="0,0">
          <text:p/>
        </draw:polyline>
        <draw:line draw:style-name="gr10" draw:text-style-name="P4" draw:layer="layout" svg:x1="16.298cm" svg:y1="36.195cm" svg:x2="16.298cm" svg:y2="36.583cm">
          <text:p/>
        </draw:line>
        <draw:polygon draw:style-name="gr11" draw:text-style-name="P9" draw:layer="layout" svg:width="0.07cm" svg:height="0.071cm" svg:x="16.263cm" svg:y="35.63cm" svg:viewBox="0 0 71 72" draw:points="0,0 71,0 71,72 0,72">
          <text:p/>
        </draw:polygon>
        <draw:polygon draw:style-name="gr11" draw:text-style-name="P9" draw:layer="layout" svg:width="0.07cm" svg:height="0.071cm" svg:x="16.263cm" svg:y="36.159cm" svg:viewBox="0 0 71 72" draw:points="0,0 71,0 71,72 0,72">
          <text:p/>
        </draw:polygon>
        <draw:polygon draw:style-name="gr11" draw:text-style-name="P9" draw:layer="layout" svg:width="0.07cm" svg:height="0.071cm" svg:x="16.263cm" svg:y="36.159cm" svg:viewBox="0 0 71 72" draw:points="0,0 71,0 71,72 0,72">
          <text:p/>
        </draw:polygon>
        <draw:polygon draw:style-name="gr11" draw:text-style-name="P9" draw:layer="layout" svg:width="0.07cm" svg:height="0.071cm" svg:x="16.263cm" svg:y="36.547cm" svg:viewBox="0 0 71 72" draw:points="0,0 71,0 71,72 0,72">
          <text:p/>
        </draw:polygon>
        <draw:line draw:style-name="gr10" draw:text-style-name="P4" draw:layer="layout" svg:x1="16.298cm" svg:y1="24.376cm" svg:x2="16.298cm" svg:y2="24.906cm">
          <text:p/>
        </draw:line>
        <draw:polyline draw:style-name="gr10" draw:text-style-name="P4" draw:layer="layout" svg:width="0cm" svg:height="0cm" svg:x="16.298cm" svg:y="24.906cm" svg:viewBox="0 0 0 0" draw:points="0,0">
          <text:p/>
        </draw:polyline>
        <draw:line draw:style-name="gr10" draw:text-style-name="P4" draw:layer="layout" svg:x1="16.298cm" svg:y1="24.906cm" svg:x2="16.298cm" svg:y2="24.941cm">
          <text:p/>
        </draw:line>
        <draw:polygon draw:style-name="gr11" draw:text-style-name="P9" draw:layer="layout" svg:width="0.07cm" svg:height="0.071cm" svg:x="16.263cm" svg:y="24.341cm" svg:viewBox="0 0 71 72" draw:points="0,0 71,0 71,72 0,72">
          <text:p/>
        </draw:polygon>
        <draw:polygon draw:style-name="gr11" draw:text-style-name="P9" draw:layer="layout" svg:width="0.07cm" svg:height="0.071cm" svg:x="16.263cm" svg:y="24.87cm" svg:viewBox="0 0 71 72" draw:points="0,0 71,0 71,72 0,72">
          <text:p/>
        </draw:polygon>
        <draw:polygon draw:style-name="gr11" draw:text-style-name="P9" draw:layer="layout" svg:width="0.07cm" svg:height="0.071cm" svg:x="16.263cm" svg:y="24.87cm" svg:viewBox="0 0 71 72" draw:points="0,0 71,0 71,72 0,72">
          <text:p/>
        </draw:polygon>
        <draw:polygon draw:style-name="gr11" draw:text-style-name="P9" draw:layer="layout" svg:width="0.07cm" svg:height="0.07cm" svg:x="16.263cm" svg:y="24.906cm" svg:viewBox="0 0 71 71" draw:points="0,0 71,0 71,71 0,71">
          <text:p/>
        </draw:polygon>
        <draw:line draw:style-name="gr10" draw:text-style-name="P4" draw:layer="layout" svg:x1="16.298cm" svg:y1="23.53cm" svg:x2="16.298cm" svg:y2="23.001cm">
          <text:p/>
        </draw:line>
        <draw:polyline draw:style-name="gr10" draw:text-style-name="P4" draw:layer="layout" svg:width="0cm" svg:height="0cm" svg:x="16.298cm" svg:y="23.001cm" svg:viewBox="0 0 0 0" draw:points="0,0">
          <text:p/>
        </draw:polyline>
        <draw:line draw:style-name="gr10" draw:text-style-name="P4" draw:layer="layout" svg:x1="16.298cm" svg:y1="23.001cm" svg:x2="16.298cm" svg:y2="22.895cm">
          <text:p/>
        </draw:line>
        <draw:polygon draw:style-name="gr11" draw:text-style-name="P9" draw:layer="layout" svg:width="0.07cm" svg:height="0.07cm" svg:x="16.263cm" svg:y="23.495cm" svg:viewBox="0 0 71 71" draw:points="0,0 71,0 71,71 0,71">
          <text:p/>
        </draw:polygon>
        <draw:polygon draw:style-name="gr11" draw:text-style-name="P9" draw:layer="layout" svg:width="0.07cm" svg:height="0.071cm" svg:x="16.263cm" svg:y="22.965cm" svg:viewBox="0 0 71 72" draw:points="0,0 71,0 71,72 0,72">
          <text:p/>
        </draw:polygon>
        <draw:polygon draw:style-name="gr11" draw:text-style-name="P9" draw:layer="layout" svg:width="0.07cm" svg:height="0.071cm" svg:x="16.263cm" svg:y="22.965cm" svg:viewBox="0 0 71 72" draw:points="0,0 71,0 71,72 0,72">
          <text:p/>
        </draw:polygon>
        <draw:polygon draw:style-name="gr11" draw:text-style-name="P9" draw:layer="layout" svg:width="0.07cm" svg:height="0.07cm" svg:x="16.263cm" svg:y="22.86cm" svg:viewBox="0 0 71 71" draw:points="0,0 71,0 71,71 0,71">
          <text:p/>
        </draw:polygon>
        <draw:line draw:style-name="gr10" draw:text-style-name="P4" draw:layer="layout" svg:x1="16.298cm" svg:y1="37.994cm" svg:x2="16.298cm" svg:y2="37.5cm">
          <text:p/>
        </draw:line>
        <draw:line draw:style-name="gr10" draw:text-style-name="P4" draw:layer="layout" svg:x1="16.298cm" svg:y1="38.84cm" svg:x2="16.298cm" svg:y2="39.37cm">
          <text:p/>
        </draw:line>
        <draw:polyline draw:style-name="gr10" draw:text-style-name="P4" draw:layer="layout" svg:width="0cm" svg:height="0cm" svg:x="16.298cm" svg:y="39.37cm" svg:viewBox="0 0 0 0" draw:points="0,0">
          <text:p/>
        </draw:polyline>
        <draw:line draw:style-name="gr10" draw:text-style-name="P4" draw:layer="layout" svg:x1="16.298cm" svg:y1="39.37cm" svg:x2="16.298cm" svg:y2="40.11cm">
          <text:p/>
        </draw:line>
        <draw:polygon draw:style-name="gr11" draw:text-style-name="P9" draw:layer="layout" svg:width="0.07cm" svg:height="0.071cm" svg:x="16.263cm" svg:y="38.805cm" svg:viewBox="0 0 71 72" draw:points="0,0 71,0 71,72 0,72">
          <text:p/>
        </draw:polygon>
        <draw:polygon draw:style-name="gr11" draw:text-style-name="P9" draw:layer="layout" svg:width="0.07cm" svg:height="0.071cm" svg:x="16.263cm" svg:y="39.334cm" svg:viewBox="0 0 71 72" draw:points="0,0 71,0 71,72 0,72">
          <text:p/>
        </draw:polygon>
        <draw:polygon draw:style-name="gr11" draw:text-style-name="P9" draw:layer="layout" svg:width="0.07cm" svg:height="0.071cm" svg:x="16.263cm" svg:y="39.334cm" svg:viewBox="0 0 71 72" draw:points="0,0 71,0 71,72 0,72">
          <text:p/>
        </draw:polygon>
        <draw:polygon draw:style-name="gr11" draw:text-style-name="P9" draw:layer="layout" svg:width="0.07cm" svg:height="0.071cm" svg:x="16.263cm" svg:y="40.075cm" svg:viewBox="0 0 71 72" draw:points="0,0 71,0 71,72 0,72">
          <text:p/>
        </draw:polygon>
        <draw:line draw:style-name="gr10" draw:text-style-name="P4" draw:layer="layout" svg:x1="16.298cm" svg:y1="28.116cm" svg:x2="16.298cm" svg:y2="27.587cm">
          <text:p/>
        </draw:line>
        <draw:polyline draw:style-name="gr10" draw:text-style-name="P4" draw:layer="layout" svg:width="0cm" svg:height="0cm" svg:x="16.298cm" svg:y="27.587cm" svg:viewBox="0 0 0 0" draw:points="0,0">
          <text:p/>
        </draw:polyline>
        <draw:line draw:style-name="gr10" draw:text-style-name="P4" draw:layer="layout" svg:x1="16.298cm" svg:y1="27.587cm" svg:x2="16.298cm" svg:y2="26.423cm">
          <text:p/>
        </draw:line>
        <draw:polygon draw:style-name="gr11" draw:text-style-name="P9" draw:layer="layout" svg:width="0.07cm" svg:height="0.07cm" svg:x="16.263cm" svg:y="28.081cm" svg:viewBox="0 0 71 71" draw:points="0,0 71,0 71,71 0,71">
          <text:p/>
        </draw:polygon>
        <draw:polygon draw:style-name="gr11" draw:text-style-name="P9" draw:layer="layout" svg:width="0.07cm" svg:height="0.071cm" svg:x="16.263cm" svg:y="27.551cm" svg:viewBox="0 0 71 72" draw:points="0,0 71,0 71,72 0,72">
          <text:p/>
        </draw:polygon>
        <draw:polygon draw:style-name="gr11" draw:text-style-name="P9" draw:layer="layout" svg:width="0.07cm" svg:height="0.071cm" svg:x="16.263cm" svg:y="27.551cm" svg:viewBox="0 0 71 72" draw:points="0,0 71,0 71,72 0,72">
          <text:p/>
        </draw:polygon>
        <draw:polygon draw:style-name="gr11" draw:text-style-name="P9" draw:layer="layout" svg:width="0.07cm" svg:height="0.071cm" svg:x="16.263cm" svg:y="26.387cm" svg:viewBox="0 0 71 72" draw:points="0,0 71,0 71,72 0,72">
          <text:p/>
        </draw:polygon>
        <draw:line draw:style-name="gr10" draw:text-style-name="P4" draw:layer="layout" svg:x1="14.181cm" svg:y1="23.53cm" svg:x2="14.181cm" svg:y2="23.001cm">
          <text:p/>
        </draw:line>
        <draw:polyline draw:style-name="gr10" draw:text-style-name="P4" draw:layer="layout" svg:width="0cm" svg:height="0cm" svg:x="14.181cm" svg:y="23.001cm" svg:viewBox="0 0 0 0" draw:points="0,0">
          <text:p/>
        </draw:polyline>
        <draw:line draw:style-name="gr10" draw:text-style-name="P4" draw:layer="layout" svg:x1="14.181cm" svg:y1="23.001cm" svg:x2="14.181cm" svg:y2="22.895cm">
          <text:p/>
        </draw:line>
        <draw:polygon draw:style-name="gr11" draw:text-style-name="P9" draw:layer="layout" svg:width="0.07cm" svg:height="0.07cm" svg:x="14.146cm" svg:y="23.495cm" svg:viewBox="0 0 71 71" draw:points="0,0 71,0 71,71 0,71">
          <text:p/>
        </draw:polygon>
        <draw:polygon draw:style-name="gr11" draw:text-style-name="P9" draw:layer="layout" svg:width="0.07cm" svg:height="0.071cm" svg:x="14.146cm" svg:y="22.965cm" svg:viewBox="0 0 71 72" draw:points="0,0 71,0 71,72 0,72">
          <text:p/>
        </draw:polygon>
        <draw:polygon draw:style-name="gr11" draw:text-style-name="P9" draw:layer="layout" svg:width="0.07cm" svg:height="0.071cm" svg:x="14.146cm" svg:y="22.965cm" svg:viewBox="0 0 71 72" draw:points="0,0 71,0 71,72 0,72">
          <text:p/>
        </draw:polygon>
        <draw:polygon draw:style-name="gr11" draw:text-style-name="P9" draw:layer="layout" svg:width="0.07cm" svg:height="0.07cm" svg:x="14.146cm" svg:y="22.86cm" svg:viewBox="0 0 71 71" draw:points="0,0 71,0 71,71 0,71">
          <text:p/>
        </draw:polygon>
        <draw:line draw:style-name="gr10" draw:text-style-name="P4" draw:layer="layout" svg:x1="17.356cm" svg:y1="34.819cm" svg:x2="17.356cm" svg:y2="34.501cm">
          <text:p/>
        </draw:line>
        <draw:line draw:style-name="gr10" draw:text-style-name="P4" draw:layer="layout" svg:x1="17.356cm" svg:y1="35.665cm" svg:x2="17.356cm" svg:y2="36.195cm">
          <text:p/>
        </draw:line>
        <draw:polyline draw:style-name="gr10" draw:text-style-name="P4" draw:layer="layout" svg:width="0cm" svg:height="0cm" svg:x="17.356cm" svg:y="36.195cm" svg:viewBox="0 0 0 0" draw:points="0,0">
          <text:p/>
        </draw:polyline>
        <draw:line draw:style-name="gr10" draw:text-style-name="P4" draw:layer="layout" svg:x1="17.356cm" svg:y1="36.195cm" svg:x2="17.356cm" svg:y2="36.583cm">
          <text:p/>
        </draw:line>
        <draw:polygon draw:style-name="gr11" draw:text-style-name="P9" draw:layer="layout" svg:width="0.07cm" svg:height="0.071cm" svg:x="17.321cm" svg:y="35.63cm" svg:viewBox="0 0 71 72" draw:points="0,0 71,0 71,72 0,72">
          <text:p/>
        </draw:polygon>
        <draw:polygon draw:style-name="gr11" draw:text-style-name="P9" draw:layer="layout" svg:width="0.07cm" svg:height="0.071cm" svg:x="17.321cm" svg:y="36.159cm" svg:viewBox="0 0 71 72" draw:points="0,0 71,0 71,72 0,72">
          <text:p/>
        </draw:polygon>
        <draw:polygon draw:style-name="gr11" draw:text-style-name="P9" draw:layer="layout" svg:width="0.07cm" svg:height="0.071cm" svg:x="17.321cm" svg:y="36.159cm" svg:viewBox="0 0 71 72" draw:points="0,0 71,0 71,72 0,72">
          <text:p/>
        </draw:polygon>
        <draw:polygon draw:style-name="gr11" draw:text-style-name="P9" draw:layer="layout" svg:width="0.07cm" svg:height="0.071cm" svg:x="17.321cm" svg:y="36.547cm" svg:viewBox="0 0 71 72" draw:points="0,0 71,0 71,72 0,72">
          <text:p/>
        </draw:polygon>
        <draw:line draw:style-name="gr10" draw:text-style-name="P4" draw:layer="layout" svg:x1="17.356cm" svg:y1="24.376cm" svg:x2="17.356cm" svg:y2="24.906cm">
          <text:p/>
        </draw:line>
        <draw:polyline draw:style-name="gr10" draw:text-style-name="P4" draw:layer="layout" svg:width="0cm" svg:height="0cm" svg:x="17.356cm" svg:y="24.906cm" svg:viewBox="0 0 0 0" draw:points="0,0">
          <text:p/>
        </draw:polyline>
        <draw:line draw:style-name="gr10" draw:text-style-name="P4" draw:layer="layout" svg:x1="17.356cm" svg:y1="24.906cm" svg:x2="17.356cm" svg:y2="24.941cm">
          <text:p/>
        </draw:line>
        <draw:polygon draw:style-name="gr11" draw:text-style-name="P9" draw:layer="layout" svg:width="0.07cm" svg:height="0.071cm" svg:x="17.321cm" svg:y="24.341cm" svg:viewBox="0 0 71 72" draw:points="0,0 71,0 71,72 0,72">
          <text:p/>
        </draw:polygon>
        <draw:polygon draw:style-name="gr11" draw:text-style-name="P9" draw:layer="layout" svg:width="0.07cm" svg:height="0.071cm" svg:x="17.321cm" svg:y="24.87cm" svg:viewBox="0 0 71 72" draw:points="0,0 71,0 71,72 0,72">
          <text:p/>
        </draw:polygon>
        <draw:polygon draw:style-name="gr11" draw:text-style-name="P9" draw:layer="layout" svg:width="0.07cm" svg:height="0.071cm" svg:x="17.321cm" svg:y="24.87cm" svg:viewBox="0 0 71 72" draw:points="0,0 71,0 71,72 0,72">
          <text:p/>
        </draw:polygon>
        <draw:polygon draw:style-name="gr11" draw:text-style-name="P9" draw:layer="layout" svg:width="0.07cm" svg:height="0.07cm" svg:x="17.321cm" svg:y="24.906cm" svg:viewBox="0 0 71 71" draw:points="0,0 71,0 71,71 0,71">
          <text:p/>
        </draw:polygon>
        <draw:line draw:style-name="gr10" draw:text-style-name="P4" draw:layer="layout" svg:x1="17.356cm" svg:y1="23.53cm" svg:x2="17.356cm" svg:y2="23.001cm">
          <text:p/>
        </draw:line>
        <draw:polyline draw:style-name="gr10" draw:text-style-name="P4" draw:layer="layout" svg:width="0cm" svg:height="0cm" svg:x="17.356cm" svg:y="23.001cm" svg:viewBox="0 0 0 0" draw:points="0,0">
          <text:p/>
        </draw:polyline>
        <draw:line draw:style-name="gr10" draw:text-style-name="P4" draw:layer="layout" svg:x1="17.356cm" svg:y1="23.001cm" svg:x2="17.356cm" svg:y2="22.895cm">
          <text:p/>
        </draw:line>
        <draw:polygon draw:style-name="gr11" draw:text-style-name="P9" draw:layer="layout" svg:width="0.07cm" svg:height="0.07cm" svg:x="17.321cm" svg:y="23.495cm" svg:viewBox="0 0 71 71" draw:points="0,0 71,0 71,71 0,71">
          <text:p/>
        </draw:polygon>
        <draw:polygon draw:style-name="gr11" draw:text-style-name="P9" draw:layer="layout" svg:width="0.07cm" svg:height="0.071cm" svg:x="17.321cm" svg:y="22.965cm" svg:viewBox="0 0 71 72" draw:points="0,0 71,0 71,72 0,72">
          <text:p/>
        </draw:polygon>
        <draw:polygon draw:style-name="gr11" draw:text-style-name="P9" draw:layer="layout" svg:width="0.07cm" svg:height="0.071cm" svg:x="17.321cm" svg:y="22.965cm" svg:viewBox="0 0 71 72" draw:points="0,0 71,0 71,72 0,72">
          <text:p/>
        </draw:polygon>
        <draw:polygon draw:style-name="gr11" draw:text-style-name="P9" draw:layer="layout" svg:width="0.07cm" svg:height="0.07cm" svg:x="17.321cm" svg:y="22.86cm" svg:viewBox="0 0 71 71" draw:points="0,0 71,0 71,71 0,71">
          <text:p/>
        </draw:polygon>
        <draw:line draw:style-name="gr10" draw:text-style-name="P4" draw:layer="layout" svg:x1="17.356cm" svg:y1="37.994cm" svg:x2="17.356cm" svg:y2="37.5cm">
          <text:p/>
        </draw:line>
        <draw:line draw:style-name="gr10" draw:text-style-name="P4" draw:layer="layout" svg:x1="17.356cm" svg:y1="38.84cm" svg:x2="17.356cm" svg:y2="39.37cm">
          <text:p/>
        </draw:line>
        <draw:polyline draw:style-name="gr10" draw:text-style-name="P4" draw:layer="layout" svg:width="0cm" svg:height="0cm" svg:x="17.356cm" svg:y="39.37cm" svg:viewBox="0 0 0 0" draw:points="0,0">
          <text:p/>
        </draw:polyline>
        <draw:line draw:style-name="gr10" draw:text-style-name="P4" draw:layer="layout" svg:x1="17.356cm" svg:y1="39.37cm" svg:x2="17.356cm" svg:y2="40.11cm">
          <text:p/>
        </draw:line>
        <draw:polygon draw:style-name="gr11" draw:text-style-name="P9" draw:layer="layout" svg:width="0.07cm" svg:height="0.071cm" svg:x="17.321cm" svg:y="38.805cm" svg:viewBox="0 0 71 72" draw:points="0,0 71,0 71,72 0,72">
          <text:p/>
        </draw:polygon>
        <draw:polygon draw:style-name="gr11" draw:text-style-name="P9" draw:layer="layout" svg:width="0.07cm" svg:height="0.071cm" svg:x="17.321cm" svg:y="39.334cm" svg:viewBox="0 0 71 72" draw:points="0,0 71,0 71,72 0,72">
          <text:p/>
        </draw:polygon>
        <draw:polygon draw:style-name="gr11" draw:text-style-name="P9" draw:layer="layout" svg:width="0.07cm" svg:height="0.071cm" svg:x="17.321cm" svg:y="39.334cm" svg:viewBox="0 0 71 72" draw:points="0,0 71,0 71,72 0,72">
          <text:p/>
        </draw:polygon>
        <draw:polygon draw:style-name="gr11" draw:text-style-name="P9" draw:layer="layout" svg:width="0.07cm" svg:height="0.071cm" svg:x="17.321cm" svg:y="40.075cm" svg:viewBox="0 0 71 72" draw:points="0,0 71,0 71,72 0,72">
          <text:p/>
        </draw:polygon>
        <draw:line draw:style-name="gr10" draw:text-style-name="P4" draw:layer="layout" svg:x1="17.356cm" svg:y1="28.116cm" svg:x2="17.356cm" svg:y2="27.587cm">
          <text:p/>
        </draw:line>
        <draw:polyline draw:style-name="gr10" draw:text-style-name="P4" draw:layer="layout" svg:width="0cm" svg:height="0cm" svg:x="17.356cm" svg:y="27.587cm" svg:viewBox="0 0 0 0" draw:points="0,0">
          <text:p/>
        </draw:polyline>
        <draw:line draw:style-name="gr10" draw:text-style-name="P4" draw:layer="layout" svg:x1="17.356cm" svg:y1="27.587cm" svg:x2="17.356cm" svg:y2="26.423cm">
          <text:p/>
        </draw:line>
        <draw:polygon draw:style-name="gr11" draw:text-style-name="P9" draw:layer="layout" svg:width="0.07cm" svg:height="0.07cm" svg:x="17.321cm" svg:y="28.081cm" svg:viewBox="0 0 71 71" draw:points="0,0 71,0 71,71 0,71">
          <text:p/>
        </draw:polygon>
        <draw:polygon draw:style-name="gr11" draw:text-style-name="P9" draw:layer="layout" svg:width="0.07cm" svg:height="0.071cm" svg:x="17.321cm" svg:y="27.551cm" svg:viewBox="0 0 71 72" draw:points="0,0 71,0 71,72 0,72">
          <text:p/>
        </draw:polygon>
        <draw:polygon draw:style-name="gr11" draw:text-style-name="P9" draw:layer="layout" svg:width="0.07cm" svg:height="0.071cm" svg:x="17.321cm" svg:y="27.551cm" svg:viewBox="0 0 71 72" draw:points="0,0 71,0 71,72 0,72">
          <text:p/>
        </draw:polygon>
        <draw:polygon draw:style-name="gr11" draw:text-style-name="P9" draw:layer="layout" svg:width="0.07cm" svg:height="0.071cm" svg:x="17.321cm" svg:y="26.387cm" svg:viewBox="0 0 71 72" draw:points="0,0 71,0 71,72 0,72">
          <text:p/>
        </draw:polygon>
        <draw:line draw:style-name="gr10" draw:text-style-name="P4" draw:layer="layout" svg:x1="15.169cm" svg:y1="37.994cm" svg:x2="15.169cm" svg:y2="37.5cm">
          <text:p/>
        </draw:line>
        <draw:line draw:style-name="gr10" draw:text-style-name="P4" draw:layer="layout" svg:x1="18.415cm" svg:y1="34.819cm" svg:x2="18.415cm" svg:y2="34.501cm">
          <text:p/>
        </draw:line>
        <draw:line draw:style-name="gr10" draw:text-style-name="P4" draw:layer="layout" svg:x1="18.415cm" svg:y1="35.665cm" svg:x2="18.415cm" svg:y2="36.195cm">
          <text:p/>
        </draw:line>
        <draw:polyline draw:style-name="gr10" draw:text-style-name="P4" draw:layer="layout" svg:width="0cm" svg:height="0cm" svg:x="18.415cm" svg:y="36.195cm" svg:viewBox="0 0 0 0" draw:points="0,0">
          <text:p/>
        </draw:polyline>
        <draw:line draw:style-name="gr10" draw:text-style-name="P4" draw:layer="layout" svg:x1="18.415cm" svg:y1="36.195cm" svg:x2="18.415cm" svg:y2="36.583cm">
          <text:p/>
        </draw:line>
        <draw:polygon draw:style-name="gr11" draw:text-style-name="P9" draw:layer="layout" svg:width="0.071cm" svg:height="0.071cm" svg:x="18.379cm" svg:y="35.63cm" svg:viewBox="0 0 72 72" draw:points="0,0 72,0 72,72 0,72">
          <text:p/>
        </draw:polygon>
        <draw:polygon draw:style-name="gr11" draw:text-style-name="P9" draw:layer="layout" svg:width="0.071cm" svg:height="0.071cm" svg:x="18.379cm" svg:y="36.159cm" svg:viewBox="0 0 72 72" draw:points="0,0 72,0 72,72 0,72">
          <text:p/>
        </draw:polygon>
        <draw:polygon draw:style-name="gr11" draw:text-style-name="P9" draw:layer="layout" svg:width="0.071cm" svg:height="0.071cm" svg:x="18.379cm" svg:y="36.159cm" svg:viewBox="0 0 72 72" draw:points="0,0 72,0 72,72 0,72">
          <text:p/>
        </draw:polygon>
        <draw:polygon draw:style-name="gr11" draw:text-style-name="P9" draw:layer="layout" svg:width="0.071cm" svg:height="0.071cm" svg:x="18.379cm" svg:y="36.547cm" svg:viewBox="0 0 72 72" draw:points="0,0 72,0 72,72 0,72">
          <text:p/>
        </draw:polygon>
        <draw:line draw:style-name="gr10" draw:text-style-name="P4" draw:layer="layout" svg:x1="18.415cm" svg:y1="24.376cm" svg:x2="18.415cm" svg:y2="24.906cm">
          <text:p/>
        </draw:line>
        <draw:polyline draw:style-name="gr10" draw:text-style-name="P4" draw:layer="layout" svg:width="0cm" svg:height="0cm" svg:x="18.415cm" svg:y="24.906cm" svg:viewBox="0 0 0 0" draw:points="0,0">
          <text:p/>
        </draw:polyline>
        <draw:line draw:style-name="gr10" draw:text-style-name="P4" draw:layer="layout" svg:x1="18.415cm" svg:y1="24.906cm" svg:x2="18.415cm" svg:y2="24.941cm">
          <text:p/>
        </draw:line>
        <draw:polygon draw:style-name="gr11" draw:text-style-name="P9" draw:layer="layout" svg:width="0.071cm" svg:height="0.071cm" svg:x="18.379cm" svg:y="24.341cm" svg:viewBox="0 0 72 72" draw:points="0,0 72,0 72,72 0,72">
          <text:p/>
        </draw:polygon>
        <draw:polygon draw:style-name="gr11" draw:text-style-name="P9" draw:layer="layout" svg:width="0.071cm" svg:height="0.071cm" svg:x="18.379cm" svg:y="24.87cm" svg:viewBox="0 0 72 72" draw:points="0,0 72,0 72,72 0,72">
          <text:p/>
        </draw:polygon>
        <draw:polygon draw:style-name="gr11" draw:text-style-name="P9" draw:layer="layout" svg:width="0.071cm" svg:height="0.071cm" svg:x="18.379cm" svg:y="24.87cm" svg:viewBox="0 0 72 72" draw:points="0,0 72,0 72,72 0,72">
          <text:p/>
        </draw:polygon>
        <draw:polygon draw:style-name="gr11" draw:text-style-name="P9" draw:layer="layout" svg:width="0.071cm" svg:height="0.07cm" svg:x="18.379cm" svg:y="24.906cm" svg:viewBox="0 0 72 71" draw:points="0,0 72,0 72,71 0,71">
          <text:p/>
        </draw:polygon>
        <draw:line draw:style-name="gr10" draw:text-style-name="P4" draw:layer="layout" svg:x1="18.415cm" svg:y1="37.994cm" svg:x2="18.415cm" svg:y2="37.5cm">
          <text:p/>
        </draw:line>
        <draw:line draw:style-name="gr10" draw:text-style-name="P4" draw:layer="layout" svg:x1="18.415cm" svg:y1="38.84cm" svg:x2="18.415cm" svg:y2="39.37cm">
          <text:p/>
        </draw:line>
        <draw:polyline draw:style-name="gr10" draw:text-style-name="P4" draw:layer="layout" svg:width="0cm" svg:height="0cm" svg:x="18.415cm" svg:y="39.37cm" svg:viewBox="0 0 0 0" draw:points="0,0">
          <text:p/>
        </draw:polyline>
        <draw:line draw:style-name="gr10" draw:text-style-name="P4" draw:layer="layout" svg:x1="18.415cm" svg:y1="39.37cm" svg:x2="18.415cm" svg:y2="40.11cm">
          <text:p/>
        </draw:line>
        <draw:polygon draw:style-name="gr11" draw:text-style-name="P9" draw:layer="layout" svg:width="0.071cm" svg:height="0.071cm" svg:x="18.379cm" svg:y="38.805cm" svg:viewBox="0 0 72 72" draw:points="0,0 72,0 72,72 0,72">
          <text:p/>
        </draw:polygon>
        <draw:polygon draw:style-name="gr11" draw:text-style-name="P9" draw:layer="layout" svg:width="0.071cm" svg:height="0.071cm" svg:x="18.379cm" svg:y="39.334cm" svg:viewBox="0 0 72 72" draw:points="0,0 72,0 72,72 0,72">
          <text:p/>
        </draw:polygon>
        <draw:polygon draw:style-name="gr11" draw:text-style-name="P9" draw:layer="layout" svg:width="0.071cm" svg:height="0.071cm" svg:x="18.379cm" svg:y="39.334cm" svg:viewBox="0 0 72 72" draw:points="0,0 72,0 72,72 0,72">
          <text:p/>
        </draw:polygon>
        <draw:polygon draw:style-name="gr11" draw:text-style-name="P9" draw:layer="layout" svg:width="0.071cm" svg:height="0.071cm" svg:x="18.379cm" svg:y="40.075cm" svg:viewBox="0 0 72 72" draw:points="0,0 72,0 72,72 0,72">
          <text:p/>
        </draw:polygon>
        <draw:line draw:style-name="gr10" draw:text-style-name="P4" draw:layer="layout" svg:x1="17.356cm" svg:y1="28.963cm" svg:x2="17.356cm" svg:y2="29.492cm">
          <text:p/>
        </draw:line>
        <draw:polyline draw:style-name="gr10" draw:text-style-name="P4" draw:layer="layout" svg:width="0cm" svg:height="0cm" svg:x="17.356cm" svg:y="29.492cm" svg:viewBox="0 0 0 0" draw:points="0,0">
          <text:p/>
        </draw:polyline>
        <draw:line draw:style-name="gr10" draw:text-style-name="P4" draw:layer="layout" svg:x1="17.356cm" svg:y1="29.492cm" svg:x2="17.356cm" svg:y2="29.88cm">
          <text:p/>
        </draw:line>
        <draw:polygon draw:style-name="gr11" draw:text-style-name="P9" draw:layer="layout" svg:width="0.07cm" svg:height="0.071cm" svg:x="17.321cm" svg:y="28.927cm" svg:viewBox="0 0 71 72" draw:points="0,0 71,0 71,72 0,72">
          <text:p/>
        </draw:polygon>
        <draw:polygon draw:style-name="gr11" draw:text-style-name="P9" draw:layer="layout" svg:width="0.07cm" svg:height="0.071cm" svg:x="17.321cm" svg:y="29.456cm" svg:viewBox="0 0 71 72" draw:points="0,0 71,0 71,72 0,72">
          <text:p/>
        </draw:polygon>
        <draw:polygon draw:style-name="gr11" draw:text-style-name="P9" draw:layer="layout" svg:width="0.07cm" svg:height="0.071cm" svg:x="17.321cm" svg:y="29.456cm" svg:viewBox="0 0 71 72" draw:points="0,0 71,0 71,72 0,72">
          <text:p/>
        </draw:polygon>
        <draw:polygon draw:style-name="gr11" draw:text-style-name="P9" draw:layer="layout" svg:width="0.07cm" svg:height="0.07cm" svg:x="17.321cm" svg:y="29.845cm" svg:viewBox="0 0 71 71" draw:points="0,0 71,0 71,71 0,71">
          <text:p/>
        </draw:polygon>
        <draw:line draw:style-name="gr10" draw:text-style-name="P4" draw:layer="layout" svg:x1="16.298cm" svg:y1="28.963cm" svg:x2="16.298cm" svg:y2="29.492cm">
          <text:p/>
        </draw:line>
        <draw:polyline draw:style-name="gr10" draw:text-style-name="P4" draw:layer="layout" svg:width="0cm" svg:height="0cm" svg:x="16.298cm" svg:y="29.492cm" svg:viewBox="0 0 0 0" draw:points="0,0">
          <text:p/>
        </draw:polyline>
        <draw:line draw:style-name="gr10" draw:text-style-name="P4" draw:layer="layout" svg:x1="16.298cm" svg:y1="29.492cm" svg:x2="16.298cm" svg:y2="29.88cm">
          <text:p/>
        </draw:line>
        <draw:polygon draw:style-name="gr11" draw:text-style-name="P9" draw:layer="layout" svg:width="0.07cm" svg:height="0.071cm" svg:x="16.263cm" svg:y="28.927cm" svg:viewBox="0 0 71 72" draw:points="0,0 71,0 71,72 0,72">
          <text:p/>
        </draw:polygon>
        <draw:polygon draw:style-name="gr11" draw:text-style-name="P9" draw:layer="layout" svg:width="0.07cm" svg:height="0.071cm" svg:x="16.263cm" svg:y="29.456cm" svg:viewBox="0 0 71 72" draw:points="0,0 71,0 71,72 0,72">
          <text:p/>
        </draw:polygon>
        <draw:polygon draw:style-name="gr11" draw:text-style-name="P9" draw:layer="layout" svg:width="0.07cm" svg:height="0.071cm" svg:x="16.263cm" svg:y="29.456cm" svg:viewBox="0 0 71 72" draw:points="0,0 71,0 71,72 0,72">
          <text:p/>
        </draw:polygon>
        <draw:polygon draw:style-name="gr11" draw:text-style-name="P9" draw:layer="layout" svg:width="0.07cm" svg:height="0.07cm" svg:x="16.263cm" svg:y="29.845cm" svg:viewBox="0 0 71 71" draw:points="0,0 71,0 71,71 0,71">
          <text:p/>
        </draw:polygon>
        <draw:line draw:style-name="gr10" draw:text-style-name="P4" draw:layer="layout" svg:x1="14.181cm" svg:y1="35.665cm" svg:x2="14.181cm" svg:y2="36.195cm">
          <text:p/>
        </draw:line>
        <draw:polyline draw:style-name="gr10" draw:text-style-name="P4" draw:layer="layout" svg:width="0cm" svg:height="0cm" svg:x="14.181cm" svg:y="36.195cm" svg:viewBox="0 0 0 0" draw:points="0,0">
          <text:p/>
        </draw:polyline>
        <draw:line draw:style-name="gr10" draw:text-style-name="P4" draw:layer="layout" svg:x1="14.181cm" svg:y1="36.195cm" svg:x2="14.181cm" svg:y2="36.583cm">
          <text:p/>
        </draw:line>
        <draw:polygon draw:style-name="gr11" draw:text-style-name="P9" draw:layer="layout" svg:width="0.07cm" svg:height="0.071cm" svg:x="14.146cm" svg:y="35.63cm" svg:viewBox="0 0 71 72" draw:points="0,0 71,0 71,72 0,72">
          <text:p/>
        </draw:polygon>
        <draw:polygon draw:style-name="gr11" draw:text-style-name="P9" draw:layer="layout" svg:width="0.07cm" svg:height="0.071cm" svg:x="14.146cm" svg:y="36.159cm" svg:viewBox="0 0 71 72" draw:points="0,0 71,0 71,72 0,72">
          <text:p/>
        </draw:polygon>
        <draw:polygon draw:style-name="gr11" draw:text-style-name="P9" draw:layer="layout" svg:width="0.07cm" svg:height="0.071cm" svg:x="14.146cm" svg:y="36.159cm" svg:viewBox="0 0 71 72" draw:points="0,0 71,0 71,72 0,72">
          <text:p/>
        </draw:polygon>
        <draw:polygon draw:style-name="gr11" draw:text-style-name="P9" draw:layer="layout" svg:width="0.07cm" svg:height="0.071cm" svg:x="14.146cm" svg:y="36.547cm" svg:viewBox="0 0 71 72" draw:points="0,0 71,0 71,72 0,72">
          <text:p/>
        </draw:polygon>
        <draw:line draw:style-name="gr10" draw:text-style-name="P4" draw:layer="layout" svg:x1="14.181cm" svg:y1="34.819cm" svg:x2="14.181cm" svg:y2="34.501cm">
          <text:p/>
        </draw:line>
        <draw:line draw:style-name="gr10" draw:text-style-name="P4" draw:layer="layout" svg:x1="14.181cm" svg:y1="28.963cm" svg:x2="14.181cm" svg:y2="29.492cm">
          <text:p/>
        </draw:line>
        <draw:polyline draw:style-name="gr10" draw:text-style-name="P4" draw:layer="layout" svg:width="0cm" svg:height="0cm" svg:x="14.181cm" svg:y="29.492cm" svg:viewBox="0 0 0 0" draw:points="0,0">
          <text:p/>
        </draw:polyline>
        <draw:line draw:style-name="gr10" draw:text-style-name="P4" draw:layer="layout" svg:x1="14.181cm" svg:y1="29.492cm" svg:x2="14.181cm" svg:y2="29.88cm">
          <text:p/>
        </draw:line>
        <draw:polygon draw:style-name="gr11" draw:text-style-name="P9" draw:layer="layout" svg:width="0.07cm" svg:height="0.071cm" svg:x="14.146cm" svg:y="28.927cm" svg:viewBox="0 0 71 72" draw:points="0,0 71,0 71,72 0,72">
          <text:p/>
        </draw:polygon>
        <draw:polygon draw:style-name="gr11" draw:text-style-name="P9" draw:layer="layout" svg:width="0.07cm" svg:height="0.071cm" svg:x="14.146cm" svg:y="29.456cm" svg:viewBox="0 0 71 72" draw:points="0,0 71,0 71,72 0,72">
          <text:p/>
        </draw:polygon>
        <draw:polygon draw:style-name="gr11" draw:text-style-name="P9" draw:layer="layout" svg:width="0.07cm" svg:height="0.071cm" svg:x="14.146cm" svg:y="29.456cm" svg:viewBox="0 0 71 72" draw:points="0,0 71,0 71,72 0,72">
          <text:p/>
        </draw:polygon>
        <draw:polygon draw:style-name="gr11" draw:text-style-name="P9" draw:layer="layout" svg:width="0.07cm" svg:height="0.07cm" svg:x="14.146cm" svg:y="29.845cm" svg:viewBox="0 0 71 71" draw:points="0,0 71,0 71,71 0,71">
          <text:p/>
        </draw:polygon>
        <draw:line draw:style-name="gr10" draw:text-style-name="P4" draw:layer="layout" svg:x1="14.181cm" svg:y1="28.116cm" svg:x2="14.181cm" svg:y2="27.587cm">
          <text:p/>
        </draw:line>
        <draw:polyline draw:style-name="gr10" draw:text-style-name="P4" draw:layer="layout" svg:width="0cm" svg:height="0cm" svg:x="14.181cm" svg:y="27.587cm" svg:viewBox="0 0 0 0" draw:points="0,0">
          <text:p/>
        </draw:polyline>
        <draw:line draw:style-name="gr10" draw:text-style-name="P4" draw:layer="layout" svg:x1="14.181cm" svg:y1="27.587cm" svg:x2="14.181cm" svg:y2="26.423cm">
          <text:p/>
        </draw:line>
        <draw:polygon draw:style-name="gr11" draw:text-style-name="P9" draw:layer="layout" svg:width="0.07cm" svg:height="0.07cm" svg:x="14.146cm" svg:y="28.081cm" svg:viewBox="0 0 71 71" draw:points="0,0 71,0 71,71 0,71">
          <text:p/>
        </draw:polygon>
        <draw:polygon draw:style-name="gr11" draw:text-style-name="P9" draw:layer="layout" svg:width="0.07cm" svg:height="0.071cm" svg:x="14.146cm" svg:y="27.551cm" svg:viewBox="0 0 71 72" draw:points="0,0 71,0 71,72 0,72">
          <text:p/>
        </draw:polygon>
        <draw:polygon draw:style-name="gr11" draw:text-style-name="P9" draw:layer="layout" svg:width="0.07cm" svg:height="0.071cm" svg:x="14.146cm" svg:y="27.551cm" svg:viewBox="0 0 71 72" draw:points="0,0 71,0 71,72 0,72">
          <text:p/>
        </draw:polygon>
        <draw:polygon draw:style-name="gr11" draw:text-style-name="P9" draw:layer="layout" svg:width="0.07cm" svg:height="0.071cm" svg:x="14.146cm" svg:y="26.387cm" svg:viewBox="0 0 71 72" draw:points="0,0 71,0 71,72 0,72">
          <text:p/>
        </draw:polygon>
        <draw:line draw:style-name="gr10" draw:text-style-name="P4" draw:layer="layout" svg:x1="14.181cm" svg:y1="24.376cm" svg:x2="14.181cm" svg:y2="24.906cm">
          <text:p/>
        </draw:line>
        <draw:polyline draw:style-name="gr10" draw:text-style-name="P4" draw:layer="layout" svg:width="0cm" svg:height="0cm" svg:x="14.181cm" svg:y="24.906cm" svg:viewBox="0 0 0 0" draw:points="0,0">
          <text:p/>
        </draw:polyline>
        <draw:line draw:style-name="gr10" draw:text-style-name="P4" draw:layer="layout" svg:x1="14.181cm" svg:y1="24.906cm" svg:x2="14.181cm" svg:y2="24.941cm">
          <text:p/>
        </draw:line>
        <draw:polygon draw:style-name="gr11" draw:text-style-name="P9" draw:layer="layout" svg:width="0.07cm" svg:height="0.071cm" svg:x="14.146cm" svg:y="24.341cm" svg:viewBox="0 0 71 72" draw:points="0,0 71,0 71,72 0,72">
          <text:p/>
        </draw:polygon>
        <draw:polygon draw:style-name="gr11" draw:text-style-name="P9" draw:layer="layout" svg:width="0.07cm" svg:height="0.071cm" svg:x="14.146cm" svg:y="24.87cm" svg:viewBox="0 0 71 72" draw:points="0,0 71,0 71,72 0,72">
          <text:p/>
        </draw:polygon>
        <draw:polygon draw:style-name="gr11" draw:text-style-name="P9" draw:layer="layout" svg:width="0.07cm" svg:height="0.071cm" svg:x="14.146cm" svg:y="24.87cm" svg:viewBox="0 0 71 72" draw:points="0,0 71,0 71,72 0,72">
          <text:p/>
        </draw:polygon>
        <draw:polygon draw:style-name="gr11" draw:text-style-name="P9" draw:layer="layout" svg:width="0.07cm" svg:height="0.07cm" svg:x="14.146cm" svg:y="24.906cm" svg:viewBox="0 0 71 71" draw:points="0,0 71,0 71,71 0,71">
          <text:p/>
        </draw:polygon>
        <draw:line draw:style-name="gr10" draw:text-style-name="P4" draw:layer="layout" svg:x1="14.181cm" svg:y1="38.84cm" svg:x2="14.181cm" svg:y2="39.37cm">
          <text:p/>
        </draw:line>
        <draw:polyline draw:style-name="gr10" draw:text-style-name="P4" draw:layer="layout" svg:width="0cm" svg:height="0cm" svg:x="14.181cm" svg:y="39.37cm" svg:viewBox="0 0 0 0" draw:points="0,0">
          <text:p/>
        </draw:polyline>
        <draw:line draw:style-name="gr10" draw:text-style-name="P4" draw:layer="layout" svg:x1="14.181cm" svg:y1="39.37cm" svg:x2="14.181cm" svg:y2="40.11cm">
          <text:p/>
        </draw:line>
        <draw:polygon draw:style-name="gr11" draw:text-style-name="P9" draw:layer="layout" svg:width="0.07cm" svg:height="0.071cm" svg:x="14.146cm" svg:y="38.805cm" svg:viewBox="0 0 71 72" draw:points="0,0 71,0 71,72 0,72">
          <text:p/>
        </draw:polygon>
        <draw:polygon draw:style-name="gr11" draw:text-style-name="P9" draw:layer="layout" svg:width="0.07cm" svg:height="0.071cm" svg:x="14.146cm" svg:y="39.334cm" svg:viewBox="0 0 71 72" draw:points="0,0 71,0 71,72 0,72">
          <text:p/>
        </draw:polygon>
        <draw:polygon draw:style-name="gr11" draw:text-style-name="P9" draw:layer="layout" svg:width="0.07cm" svg:height="0.071cm" svg:x="14.146cm" svg:y="39.334cm" svg:viewBox="0 0 71 72" draw:points="0,0 71,0 71,72 0,72">
          <text:p/>
        </draw:polygon>
        <draw:polygon draw:style-name="gr11" draw:text-style-name="P9" draw:layer="layout" svg:width="0.07cm" svg:height="0.071cm" svg:x="14.146cm" svg:y="40.075cm" svg:viewBox="0 0 71 72" draw:points="0,0 71,0 71,72 0,72">
          <text:p/>
        </draw:polygon>
        <draw:line draw:style-name="gr10" draw:text-style-name="P4" draw:layer="layout" svg:x1="13.123cm" svg:y1="23.53cm" svg:x2="13.123cm" svg:y2="23.001cm">
          <text:p/>
        </draw:line>
        <draw:polyline draw:style-name="gr10" draw:text-style-name="P4" draw:layer="layout" svg:width="0cm" svg:height="0cm" svg:x="13.123cm" svg:y="23.001cm" svg:viewBox="0 0 0 0" draw:points="0,0">
          <text:p/>
        </draw:polyline>
        <draw:line draw:style-name="gr10" draw:text-style-name="P4" draw:layer="layout" svg:x1="13.123cm" svg:y1="23.001cm" svg:x2="13.123cm" svg:y2="22.895cm">
          <text:p/>
        </draw:line>
        <draw:polygon draw:style-name="gr11" draw:text-style-name="P9" draw:layer="layout" svg:width="0.07cm" svg:height="0.07cm" svg:x="13.088cm" svg:y="23.495cm" svg:viewBox="0 0 71 71" draw:points="0,0 71,0 71,71 0,71">
          <text:p/>
        </draw:polygon>
        <draw:polygon draw:style-name="gr11" draw:text-style-name="P9" draw:layer="layout" svg:width="0.07cm" svg:height="0.071cm" svg:x="13.088cm" svg:y="22.965cm" svg:viewBox="0 0 71 72" draw:points="0,0 71,0 71,72 0,72">
          <text:p/>
        </draw:polygon>
        <draw:polygon draw:style-name="gr11" draw:text-style-name="P9" draw:layer="layout" svg:width="0.07cm" svg:height="0.071cm" svg:x="13.088cm" svg:y="22.965cm" svg:viewBox="0 0 71 72" draw:points="0,0 71,0 71,72 0,72">
          <text:p/>
        </draw:polygon>
        <draw:polygon draw:style-name="gr11" draw:text-style-name="P9" draw:layer="layout" svg:width="0.07cm" svg:height="0.07cm" svg:x="13.088cm" svg:y="22.86cm" svg:viewBox="0 0 71 71" draw:points="0,0 71,0 71,71 0,71">
          <text:p/>
        </draw:polygon>
        <draw:line draw:style-name="gr10" draw:text-style-name="P4" draw:layer="layout" svg:x1="13.123cm" svg:y1="37.994cm" svg:x2="13.123cm" svg:y2="37.5cm">
          <text:p/>
        </draw:line>
        <draw:line draw:style-name="gr10" draw:text-style-name="P4" draw:layer="layout" svg:x1="13.123cm" svg:y1="35.665cm" svg:x2="13.123cm" svg:y2="36.195cm">
          <text:p/>
        </draw:line>
        <draw:polyline draw:style-name="gr10" draw:text-style-name="P4" draw:layer="layout" svg:width="0cm" svg:height="0cm" svg:x="13.123cm" svg:y="36.195cm" svg:viewBox="0 0 0 0" draw:points="0,0">
          <text:p/>
        </draw:polyline>
        <draw:line draw:style-name="gr10" draw:text-style-name="P4" draw:layer="layout" svg:x1="13.123cm" svg:y1="36.195cm" svg:x2="13.123cm" svg:y2="36.583cm">
          <text:p/>
        </draw:line>
        <draw:polygon draw:style-name="gr11" draw:text-style-name="P9" draw:layer="layout" svg:width="0.07cm" svg:height="0.071cm" svg:x="13.088cm" svg:y="35.63cm" svg:viewBox="0 0 71 72" draw:points="0,0 71,0 71,72 0,72">
          <text:p/>
        </draw:polygon>
        <draw:polygon draw:style-name="gr11" draw:text-style-name="P9" draw:layer="layout" svg:width="0.07cm" svg:height="0.071cm" svg:x="13.088cm" svg:y="36.159cm" svg:viewBox="0 0 71 72" draw:points="0,0 71,0 71,72 0,72">
          <text:p/>
        </draw:polygon>
        <draw:polygon draw:style-name="gr11" draw:text-style-name="P9" draw:layer="layout" svg:width="0.07cm" svg:height="0.071cm" svg:x="13.088cm" svg:y="36.159cm" svg:viewBox="0 0 71 72" draw:points="0,0 71,0 71,72 0,72">
          <text:p/>
        </draw:polygon>
        <draw:polygon draw:style-name="gr11" draw:text-style-name="P9" draw:layer="layout" svg:width="0.07cm" svg:height="0.071cm" svg:x="13.088cm" svg:y="36.547cm" svg:viewBox="0 0 71 72" draw:points="0,0 71,0 71,72 0,72">
          <text:p/>
        </draw:polygon>
        <draw:line draw:style-name="gr10" draw:text-style-name="P4" draw:layer="layout" svg:x1="13.123cm" svg:y1="34.819cm" svg:x2="13.123cm" svg:y2="34.501cm">
          <text:p/>
        </draw:line>
        <draw:line draw:style-name="gr10" draw:text-style-name="P4" draw:layer="layout" svg:x1="13.123cm" svg:y1="28.963cm" svg:x2="13.123cm" svg:y2="29.492cm">
          <text:p/>
        </draw:line>
        <draw:polyline draw:style-name="gr10" draw:text-style-name="P4" draw:layer="layout" svg:width="0cm" svg:height="0cm" svg:x="13.123cm" svg:y="29.492cm" svg:viewBox="0 0 0 0" draw:points="0,0">
          <text:p/>
        </draw:polyline>
        <draw:line draw:style-name="gr10" draw:text-style-name="P4" draw:layer="layout" svg:x1="13.123cm" svg:y1="29.492cm" svg:x2="13.123cm" svg:y2="29.88cm">
          <text:p/>
        </draw:line>
        <draw:polygon draw:style-name="gr11" draw:text-style-name="P9" draw:layer="layout" svg:width="0.07cm" svg:height="0.071cm" svg:x="13.088cm" svg:y="28.927cm" svg:viewBox="0 0 71 72" draw:points="0,0 71,0 71,72 0,72">
          <text:p/>
        </draw:polygon>
        <draw:polygon draw:style-name="gr11" draw:text-style-name="P9" draw:layer="layout" svg:width="0.07cm" svg:height="0.071cm" svg:x="13.088cm" svg:y="29.456cm" svg:viewBox="0 0 71 72" draw:points="0,0 71,0 71,72 0,72">
          <text:p/>
        </draw:polygon>
        <draw:polygon draw:style-name="gr11" draw:text-style-name="P9" draw:layer="layout" svg:width="0.07cm" svg:height="0.071cm" svg:x="13.088cm" svg:y="29.456cm" svg:viewBox="0 0 71 72" draw:points="0,0 71,0 71,72 0,72">
          <text:p/>
        </draw:polygon>
        <draw:polygon draw:style-name="gr11" draw:text-style-name="P9" draw:layer="layout" svg:width="0.07cm" svg:height="0.07cm" svg:x="13.088cm" svg:y="29.845cm" svg:viewBox="0 0 71 71" draw:points="0,0 71,0 71,71 0,71">
          <text:p/>
        </draw:polygon>
        <draw:line draw:style-name="gr10" draw:text-style-name="P4" draw:layer="layout" svg:x1="13.123cm" svg:y1="28.116cm" svg:x2="13.123cm" svg:y2="27.587cm">
          <text:p/>
        </draw:line>
        <draw:polyline draw:style-name="gr10" draw:text-style-name="P4" draw:layer="layout" svg:width="0cm" svg:height="0cm" svg:x="13.123cm" svg:y="27.587cm" svg:viewBox="0 0 0 0" draw:points="0,0">
          <text:p/>
        </draw:polyline>
        <draw:line draw:style-name="gr10" draw:text-style-name="P4" draw:layer="layout" svg:x1="13.123cm" svg:y1="27.587cm" svg:x2="13.123cm" svg:y2="26.423cm">
          <text:p/>
        </draw:line>
        <draw:polygon draw:style-name="gr11" draw:text-style-name="P9" draw:layer="layout" svg:width="0.07cm" svg:height="0.07cm" svg:x="13.088cm" svg:y="28.081cm" svg:viewBox="0 0 71 71" draw:points="0,0 71,0 71,71 0,71">
          <text:p/>
        </draw:polygon>
        <draw:polygon draw:style-name="gr11" draw:text-style-name="P9" draw:layer="layout" svg:width="0.07cm" svg:height="0.071cm" svg:x="13.088cm" svg:y="27.551cm" svg:viewBox="0 0 71 72" draw:points="0,0 71,0 71,72 0,72">
          <text:p/>
        </draw:polygon>
        <draw:polygon draw:style-name="gr11" draw:text-style-name="P9" draw:layer="layout" svg:width="0.07cm" svg:height="0.071cm" svg:x="13.088cm" svg:y="27.551cm" svg:viewBox="0 0 71 72" draw:points="0,0 71,0 71,72 0,72">
          <text:p/>
        </draw:polygon>
        <draw:polygon draw:style-name="gr11" draw:text-style-name="P9" draw:layer="layout" svg:width="0.07cm" svg:height="0.071cm" svg:x="13.088cm" svg:y="26.387cm" svg:viewBox="0 0 71 72" draw:points="0,0 71,0 71,72 0,72">
          <text:p/>
        </draw:polygon>
        <draw:line draw:style-name="gr10" draw:text-style-name="P4" draw:layer="layout" svg:x1="13.123cm" svg:y1="24.376cm" svg:x2="13.123cm" svg:y2="24.906cm">
          <text:p/>
        </draw:line>
        <draw:polyline draw:style-name="gr10" draw:text-style-name="P4" draw:layer="layout" svg:width="0cm" svg:height="0cm" svg:x="13.123cm" svg:y="24.906cm" svg:viewBox="0 0 0 0" draw:points="0,0">
          <text:p/>
        </draw:polyline>
        <draw:line draw:style-name="gr10" draw:text-style-name="P4" draw:layer="layout" svg:x1="13.123cm" svg:y1="24.906cm" svg:x2="13.123cm" svg:y2="24.941cm">
          <text:p/>
        </draw:line>
        <draw:polygon draw:style-name="gr11" draw:text-style-name="P9" draw:layer="layout" svg:width="0.07cm" svg:height="0.071cm" svg:x="13.088cm" svg:y="24.341cm" svg:viewBox="0 0 71 72" draw:points="0,0 71,0 71,72 0,72">
          <text:p/>
        </draw:polygon>
        <draw:polygon draw:style-name="gr11" draw:text-style-name="P9" draw:layer="layout" svg:width="0.07cm" svg:height="0.071cm" svg:x="13.088cm" svg:y="24.87cm" svg:viewBox="0 0 71 72" draw:points="0,0 71,0 71,72 0,72">
          <text:p/>
        </draw:polygon>
        <draw:polygon draw:style-name="gr11" draw:text-style-name="P9" draw:layer="layout" svg:width="0.07cm" svg:height="0.071cm" svg:x="13.088cm" svg:y="24.87cm" svg:viewBox="0 0 71 72" draw:points="0,0 71,0 71,72 0,72">
          <text:p/>
        </draw:polygon>
        <draw:polygon draw:style-name="gr11" draw:text-style-name="P9" draw:layer="layout" svg:width="0.07cm" svg:height="0.07cm" svg:x="13.088cm" svg:y="24.906cm" svg:viewBox="0 0 71 71" draw:points="0,0 71,0 71,71 0,71">
          <text:p/>
        </draw:polygon>
        <draw:line draw:style-name="gr10" draw:text-style-name="P4" draw:layer="layout" svg:x1="13.123cm" svg:y1="38.84cm" svg:x2="13.123cm" svg:y2="39.37cm">
          <text:p/>
        </draw:line>
        <draw:polyline draw:style-name="gr10" draw:text-style-name="P4" draw:layer="layout" svg:width="0cm" svg:height="0cm" svg:x="13.123cm" svg:y="39.37cm" svg:viewBox="0 0 0 0" draw:points="0,0">
          <text:p/>
        </draw:polyline>
        <draw:line draw:style-name="gr10" draw:text-style-name="P4" draw:layer="layout" svg:x1="13.123cm" svg:y1="39.37cm" svg:x2="13.123cm" svg:y2="40.11cm">
          <text:p/>
        </draw:line>
        <draw:polygon draw:style-name="gr11" draw:text-style-name="P9" draw:layer="layout" svg:width="0.07cm" svg:height="0.071cm" svg:x="13.088cm" svg:y="38.805cm" svg:viewBox="0 0 71 72" draw:points="0,0 71,0 71,72 0,72">
          <text:p/>
        </draw:polygon>
        <draw:polygon draw:style-name="gr11" draw:text-style-name="P9" draw:layer="layout" svg:width="0.07cm" svg:height="0.071cm" svg:x="13.088cm" svg:y="39.334cm" svg:viewBox="0 0 71 72" draw:points="0,0 71,0 71,72 0,72">
          <text:p/>
        </draw:polygon>
        <draw:polygon draw:style-name="gr11" draw:text-style-name="P9" draw:layer="layout" svg:width="0.07cm" svg:height="0.071cm" svg:x="13.088cm" svg:y="39.334cm" svg:viewBox="0 0 71 72" draw:points="0,0 71,0 71,72 0,72">
          <text:p/>
        </draw:polygon>
        <draw:polygon draw:style-name="gr11" draw:text-style-name="P9" draw:layer="layout" svg:width="0.07cm" svg:height="0.071cm" svg:x="13.088cm" svg:y="40.075cm" svg:viewBox="0 0 71 72" draw:points="0,0 71,0 71,72 0,72">
          <text:p/>
        </draw:polygon>
        <draw:line draw:style-name="gr10" draw:text-style-name="P4" draw:layer="layout" svg:x1="12.065cm" svg:y1="23.53cm" svg:x2="12.065cm" svg:y2="23.001cm">
          <text:p/>
        </draw:line>
        <draw:polyline draw:style-name="gr10" draw:text-style-name="P4" draw:layer="layout" svg:width="0cm" svg:height="0cm" svg:x="12.065cm" svg:y="23.001cm" svg:viewBox="0 0 0 0" draw:points="0,0">
          <text:p/>
        </draw:polyline>
        <draw:line draw:style-name="gr10" draw:text-style-name="P4" draw:layer="layout" svg:x1="12.065cm" svg:y1="23.001cm" svg:x2="12.065cm" svg:y2="22.895cm">
          <text:p/>
        </draw:line>
        <draw:polygon draw:style-name="gr11" draw:text-style-name="P9" draw:layer="layout" svg:width="0.071cm" svg:height="0.07cm" svg:x="12.029cm" svg:y="23.495cm" svg:viewBox="0 0 72 71" draw:points="0,0 72,0 72,71 0,71">
          <text:p/>
        </draw:polygon>
        <draw:polygon draw:style-name="gr11" draw:text-style-name="P9" draw:layer="layout" svg:width="0.071cm" svg:height="0.071cm" svg:x="12.029cm" svg:y="22.965cm" svg:viewBox="0 0 72 72" draw:points="0,0 72,0 72,72 0,72">
          <text:p/>
        </draw:polygon>
        <draw:polygon draw:style-name="gr11" draw:text-style-name="P9" draw:layer="layout" svg:width="0.071cm" svg:height="0.071cm" svg:x="12.029cm" svg:y="22.965cm" svg:viewBox="0 0 72 72" draw:points="0,0 72,0 72,72 0,72">
          <text:p/>
        </draw:polygon>
        <draw:polygon draw:style-name="gr11" draw:text-style-name="P9" draw:layer="layout" svg:width="0.071cm" svg:height="0.07cm" svg:x="12.029cm" svg:y="22.86cm" svg:viewBox="0 0 72 71" draw:points="0,0 72,0 72,71 0,71">
          <text:p/>
        </draw:polygon>
        <draw:line draw:style-name="gr10" draw:text-style-name="P4" draw:layer="layout" svg:x1="12.065cm" svg:y1="37.994cm" svg:x2="12.065cm" svg:y2="37.5cm">
          <text:p/>
        </draw:line>
        <draw:line draw:style-name="gr10" draw:text-style-name="P4" draw:layer="layout" svg:x1="12.065cm" svg:y1="35.665cm" svg:x2="12.065cm" svg:y2="36.195cm">
          <text:p/>
        </draw:line>
        <draw:polyline draw:style-name="gr10" draw:text-style-name="P4" draw:layer="layout" svg:width="0cm" svg:height="0cm" svg:x="12.065cm" svg:y="36.195cm" svg:viewBox="0 0 0 0" draw:points="0,0">
          <text:p/>
        </draw:polyline>
        <draw:line draw:style-name="gr10" draw:text-style-name="P4" draw:layer="layout" svg:x1="12.065cm" svg:y1="36.195cm" svg:x2="12.065cm" svg:y2="36.583cm">
          <text:p/>
        </draw:line>
        <draw:polygon draw:style-name="gr11" draw:text-style-name="P9" draw:layer="layout" svg:width="0.071cm" svg:height="0.071cm" svg:x="12.029cm" svg:y="35.63cm" svg:viewBox="0 0 72 72" draw:points="0,0 72,0 72,72 0,72">
          <text:p/>
        </draw:polygon>
        <draw:polygon draw:style-name="gr11" draw:text-style-name="P9" draw:layer="layout" svg:width="0.071cm" svg:height="0.071cm" svg:x="12.029cm" svg:y="36.159cm" svg:viewBox="0 0 72 72" draw:points="0,0 72,0 72,72 0,72">
          <text:p/>
        </draw:polygon>
        <draw:polygon draw:style-name="gr11" draw:text-style-name="P9" draw:layer="layout" svg:width="0.071cm" svg:height="0.071cm" svg:x="12.029cm" svg:y="36.159cm" svg:viewBox="0 0 72 72" draw:points="0,0 72,0 72,72 0,72">
          <text:p/>
        </draw:polygon>
        <draw:polygon draw:style-name="gr11" draw:text-style-name="P9" draw:layer="layout" svg:width="0.071cm" svg:height="0.071cm" svg:x="12.029cm" svg:y="36.547cm" svg:viewBox="0 0 72 72" draw:points="0,0 72,0 72,72 0,72">
          <text:p/>
        </draw:polygon>
        <draw:line draw:style-name="gr10" draw:text-style-name="P4" draw:layer="layout" svg:x1="12.065cm" svg:y1="34.819cm" svg:x2="12.065cm" svg:y2="34.501cm">
          <text:p/>
        </draw:line>
        <draw:line draw:style-name="gr10" draw:text-style-name="P4" draw:layer="layout" svg:x1="12.065cm" svg:y1="28.963cm" svg:x2="12.065cm" svg:y2="29.492cm">
          <text:p/>
        </draw:line>
        <draw:polyline draw:style-name="gr10" draw:text-style-name="P4" draw:layer="layout" svg:width="0cm" svg:height="0cm" svg:x="12.065cm" svg:y="29.492cm" svg:viewBox="0 0 0 0" draw:points="0,0">
          <text:p/>
        </draw:polyline>
        <draw:line draw:style-name="gr10" draw:text-style-name="P4" draw:layer="layout" svg:x1="12.065cm" svg:y1="29.492cm" svg:x2="12.065cm" svg:y2="29.88cm">
          <text:p/>
        </draw:line>
        <draw:polygon draw:style-name="gr11" draw:text-style-name="P9" draw:layer="layout" svg:width="0.071cm" svg:height="0.071cm" svg:x="12.029cm" svg:y="28.927cm" svg:viewBox="0 0 72 72" draw:points="0,0 72,0 72,72 0,72">
          <text:p/>
        </draw:polygon>
        <draw:polygon draw:style-name="gr11" draw:text-style-name="P9" draw:layer="layout" svg:width="0.071cm" svg:height="0.071cm" svg:x="12.029cm" svg:y="29.456cm" svg:viewBox="0 0 72 72" draw:points="0,0 72,0 72,72 0,72">
          <text:p/>
        </draw:polygon>
        <draw:polygon draw:style-name="gr11" draw:text-style-name="P9" draw:layer="layout" svg:width="0.071cm" svg:height="0.071cm" svg:x="12.029cm" svg:y="29.456cm" svg:viewBox="0 0 72 72" draw:points="0,0 72,0 72,72 0,72">
          <text:p/>
        </draw:polygon>
        <draw:polygon draw:style-name="gr11" draw:text-style-name="P9" draw:layer="layout" svg:width="0.071cm" svg:height="0.07cm" svg:x="12.029cm" svg:y="29.845cm" svg:viewBox="0 0 72 71" draw:points="0,0 72,0 72,71 0,71">
          <text:p/>
        </draw:polygon>
        <draw:line draw:style-name="gr10" draw:text-style-name="P4" draw:layer="layout" svg:x1="12.065cm" svg:y1="28.116cm" svg:x2="12.065cm" svg:y2="27.587cm">
          <text:p/>
        </draw:line>
        <draw:polyline draw:style-name="gr10" draw:text-style-name="P4" draw:layer="layout" svg:width="0cm" svg:height="0cm" svg:x="12.065cm" svg:y="27.587cm" svg:viewBox="0 0 0 0" draw:points="0,0">
          <text:p/>
        </draw:polyline>
        <draw:line draw:style-name="gr10" draw:text-style-name="P4" draw:layer="layout" svg:x1="12.065cm" svg:y1="27.587cm" svg:x2="12.065cm" svg:y2="26.423cm">
          <text:p/>
        </draw:line>
        <draw:polygon draw:style-name="gr11" draw:text-style-name="P9" draw:layer="layout" svg:width="0.071cm" svg:height="0.07cm" svg:x="12.029cm" svg:y="28.081cm" svg:viewBox="0 0 72 71" draw:points="0,0 72,0 72,71 0,71">
          <text:p/>
        </draw:polygon>
        <draw:polygon draw:style-name="gr11" draw:text-style-name="P9" draw:layer="layout" svg:width="0.071cm" svg:height="0.071cm" svg:x="12.029cm" svg:y="27.551cm" svg:viewBox="0 0 72 72" draw:points="0,0 72,0 72,72 0,72">
          <text:p/>
        </draw:polygon>
        <draw:polygon draw:style-name="gr11" draw:text-style-name="P9" draw:layer="layout" svg:width="0.071cm" svg:height="0.071cm" svg:x="12.029cm" svg:y="27.551cm" svg:viewBox="0 0 72 72" draw:points="0,0 72,0 72,72 0,72">
          <text:p/>
        </draw:polygon>
        <draw:polygon draw:style-name="gr11" draw:text-style-name="P9" draw:layer="layout" svg:width="0.071cm" svg:height="0.071cm" svg:x="12.029cm" svg:y="26.387cm" svg:viewBox="0 0 72 72" draw:points="0,0 72,0 72,72 0,72">
          <text:p/>
        </draw:polygon>
        <draw:line draw:style-name="gr10" draw:text-style-name="P4" draw:layer="layout" svg:x1="12.065cm" svg:y1="24.376cm" svg:x2="12.065cm" svg:y2="24.906cm">
          <text:p/>
        </draw:line>
        <draw:polyline draw:style-name="gr10" draw:text-style-name="P4" draw:layer="layout" svg:width="0cm" svg:height="0cm" svg:x="12.065cm" svg:y="24.906cm" svg:viewBox="0 0 0 0" draw:points="0,0">
          <text:p/>
        </draw:polyline>
        <draw:line draw:style-name="gr10" draw:text-style-name="P4" draw:layer="layout" svg:x1="12.065cm" svg:y1="24.906cm" svg:x2="12.065cm" svg:y2="24.941cm">
          <text:p/>
        </draw:line>
        <draw:polygon draw:style-name="gr11" draw:text-style-name="P9" draw:layer="layout" svg:width="0.071cm" svg:height="0.071cm" svg:x="12.029cm" svg:y="24.341cm" svg:viewBox="0 0 72 72" draw:points="0,0 72,0 72,72 0,72">
          <text:p/>
        </draw:polygon>
        <draw:polygon draw:style-name="gr11" draw:text-style-name="P9" draw:layer="layout" svg:width="0.071cm" svg:height="0.071cm" svg:x="12.029cm" svg:y="24.87cm" svg:viewBox="0 0 72 72" draw:points="0,0 72,0 72,72 0,72">
          <text:p/>
        </draw:polygon>
        <draw:polygon draw:style-name="gr11" draw:text-style-name="P9" draw:layer="layout" svg:width="0.071cm" svg:height="0.071cm" svg:x="12.029cm" svg:y="24.87cm" svg:viewBox="0 0 72 72" draw:points="0,0 72,0 72,72 0,72">
          <text:p/>
        </draw:polygon>
        <draw:polygon draw:style-name="gr11" draw:text-style-name="P9" draw:layer="layout" svg:width="0.071cm" svg:height="0.07cm" svg:x="12.029cm" svg:y="24.906cm" svg:viewBox="0 0 72 71" draw:points="0,0 72,0 72,71 0,71">
          <text:p/>
        </draw:polygon>
        <draw:line draw:style-name="gr10" draw:text-style-name="P4" draw:layer="layout" svg:x1="12.065cm" svg:y1="38.84cm" svg:x2="12.065cm" svg:y2="39.37cm">
          <text:p/>
        </draw:line>
        <draw:polyline draw:style-name="gr10" draw:text-style-name="P4" draw:layer="layout" svg:width="0cm" svg:height="0cm" svg:x="12.065cm" svg:y="39.37cm" svg:viewBox="0 0 0 0" draw:points="0,0">
          <text:p/>
        </draw:polyline>
        <draw:line draw:style-name="gr10" draw:text-style-name="P4" draw:layer="layout" svg:x1="12.065cm" svg:y1="39.37cm" svg:x2="12.065cm" svg:y2="40.11cm">
          <text:p/>
        </draw:line>
        <draw:polygon draw:style-name="gr11" draw:text-style-name="P9" draw:layer="layout" svg:width="0.071cm" svg:height="0.071cm" svg:x="12.029cm" svg:y="38.805cm" svg:viewBox="0 0 72 72" draw:points="0,0 72,0 72,72 0,72">
          <text:p/>
        </draw:polygon>
        <draw:polygon draw:style-name="gr11" draw:text-style-name="P9" draw:layer="layout" svg:width="0.071cm" svg:height="0.071cm" svg:x="12.029cm" svg:y="39.334cm" svg:viewBox="0 0 72 72" draw:points="0,0 72,0 72,72 0,72">
          <text:p/>
        </draw:polygon>
        <draw:polygon draw:style-name="gr11" draw:text-style-name="P9" draw:layer="layout" svg:width="0.071cm" svg:height="0.071cm" svg:x="12.029cm" svg:y="39.334cm" svg:viewBox="0 0 72 72" draw:points="0,0 72,0 72,72 0,72">
          <text:p/>
        </draw:polygon>
        <draw:polygon draw:style-name="gr11" draw:text-style-name="P9" draw:layer="layout" svg:width="0.071cm" svg:height="0.071cm" svg:x="12.029cm" svg:y="40.075cm" svg:viewBox="0 0 72 72" draw:points="0,0 72,0 72,72 0,72">
          <text:p/>
        </draw:polygon>
        <draw:line draw:style-name="gr10" draw:text-style-name="P4" draw:layer="layout" svg:x1="11.006cm" svg:y1="28.116cm" svg:x2="11.006cm" svg:y2="27.587cm">
          <text:p/>
        </draw:line>
        <draw:polyline draw:style-name="gr10" draw:text-style-name="P4" draw:layer="layout" svg:width="0cm" svg:height="0cm" svg:x="11.006cm" svg:y="27.587cm" svg:viewBox="0 0 0 0" draw:points="0,0">
          <text:p/>
        </draw:polyline>
        <draw:line draw:style-name="gr10" draw:text-style-name="P4" draw:layer="layout" svg:x1="11.006cm" svg:y1="27.587cm" svg:x2="11.006cm" svg:y2="26.423cm">
          <text:p/>
        </draw:line>
        <draw:polygon draw:style-name="gr11" draw:text-style-name="P9" draw:layer="layout" svg:width="0.07cm" svg:height="0.07cm" svg:x="10.971cm" svg:y="28.081cm" svg:viewBox="0 0 71 71" draw:points="0,0 71,0 71,71 0,71">
          <text:p/>
        </draw:polygon>
        <draw:polygon draw:style-name="gr11" draw:text-style-name="P9" draw:layer="layout" svg:width="0.07cm" svg:height="0.071cm" svg:x="10.971cm" svg:y="27.551cm" svg:viewBox="0 0 71 72" draw:points="0,0 71,0 71,72 0,72">
          <text:p/>
        </draw:polygon>
        <draw:polygon draw:style-name="gr11" draw:text-style-name="P9" draw:layer="layout" svg:width="0.07cm" svg:height="0.071cm" svg:x="10.971cm" svg:y="27.551cm" svg:viewBox="0 0 71 72" draw:points="0,0 71,0 71,72 0,72">
          <text:p/>
        </draw:polygon>
        <draw:polygon draw:style-name="gr11" draw:text-style-name="P9" draw:layer="layout" svg:width="0.07cm" svg:height="0.071cm" svg:x="10.971cm" svg:y="26.387cm" svg:viewBox="0 0 71 72" draw:points="0,0 71,0 71,72 0,72">
          <text:p/>
        </draw:polygon>
        <draw:line draw:style-name="gr10" draw:text-style-name="P4" draw:layer="layout" svg:x1="11.006cm" svg:y1="28.963cm" svg:x2="11.006cm" svg:y2="29.492cm">
          <text:p/>
        </draw:line>
        <draw:polyline draw:style-name="gr10" draw:text-style-name="P4" draw:layer="layout" svg:width="0cm" svg:height="0cm" svg:x="11.006cm" svg:y="29.492cm" svg:viewBox="0 0 0 0" draw:points="0,0">
          <text:p/>
        </draw:polyline>
        <draw:line draw:style-name="gr10" draw:text-style-name="P4" draw:layer="layout" svg:x1="11.006cm" svg:y1="29.492cm" svg:x2="11.006cm" svg:y2="29.88cm">
          <text:p/>
        </draw:line>
        <draw:polygon draw:style-name="gr11" draw:text-style-name="P9" draw:layer="layout" svg:width="0.07cm" svg:height="0.071cm" svg:x="10.971cm" svg:y="28.927cm" svg:viewBox="0 0 71 72" draw:points="0,0 71,0 71,72 0,72">
          <text:p/>
        </draw:polygon>
        <draw:polygon draw:style-name="gr11" draw:text-style-name="P9" draw:layer="layout" svg:width="0.07cm" svg:height="0.071cm" svg:x="10.971cm" svg:y="29.456cm" svg:viewBox="0 0 71 72" draw:points="0,0 71,0 71,72 0,72">
          <text:p/>
        </draw:polygon>
        <draw:polygon draw:style-name="gr11" draw:text-style-name="P9" draw:layer="layout" svg:width="0.07cm" svg:height="0.071cm" svg:x="10.971cm" svg:y="29.456cm" svg:viewBox="0 0 71 72" draw:points="0,0 71,0 71,72 0,72">
          <text:p/>
        </draw:polygon>
        <draw:polygon draw:style-name="gr11" draw:text-style-name="P9" draw:layer="layout" svg:width="0.07cm" svg:height="0.07cm" svg:x="10.971cm" svg:y="29.845cm" svg:viewBox="0 0 71 71" draw:points="0,0 71,0 71,71 0,71">
          <text:p/>
        </draw:polygon>
        <draw:line draw:style-name="gr10" draw:text-style-name="P4" draw:layer="layout" svg:x1="13.723cm" svg:y1="42.933cm" svg:x2="13.723cm" svg:y2="42.403cm">
          <text:p/>
        </draw:line>
        <draw:line draw:style-name="gr10" draw:text-style-name="P4" draw:layer="layout" svg:x1="13.723cm" svg:y1="42.403cm" svg:x2="12.065cm" svg:y2="42.403cm">
          <text:p/>
        </draw:line>
        <draw:line draw:style-name="gr10" draw:text-style-name="P4" draw:layer="layout" svg:x1="12.065cm" svg:y1="42.403cm" svg:x2="12.065cm" svg:y2="40.886cm">
          <text:p/>
        </draw:line>
        <draw:polygon draw:style-name="gr11" draw:text-style-name="P9" draw:layer="layout" svg:width="0.071cm" svg:height="0.071cm" svg:x="13.687cm" svg:y="42.897cm" svg:viewBox="0 0 72 72" draw:points="0,0 72,0 72,72 0,72">
          <text:p/>
        </draw:polygon>
        <draw:polygon draw:style-name="gr11" draw:text-style-name="P9" draw:layer="layout" svg:width="0.071cm" svg:height="0.071cm" svg:x="13.687cm" svg:y="42.368cm" svg:viewBox="0 0 72 72" draw:points="0,0 72,0 72,72 0,72">
          <text:p/>
        </draw:polygon>
        <draw:polygon draw:style-name="gr11" draw:text-style-name="P9" draw:layer="layout" svg:width="0.071cm" svg:height="0.071cm" svg:x="12.029cm" svg:y="42.368cm" svg:viewBox="0 0 72 72" draw:points="0,0 72,0 72,72 0,72">
          <text:p/>
        </draw:polygon>
        <draw:polygon draw:style-name="gr11" draw:text-style-name="P9" draw:layer="layout" svg:width="0.071cm" svg:height="0.071cm" svg:x="12.029cm" svg:y="40.851cm" svg:viewBox="0 0 72 72" draw:points="0,0 72,0 72,72 0,72">
          <text:p/>
        </draw:polygon>
        <draw:line draw:style-name="gr10" draw:text-style-name="P4" draw:layer="layout" svg:x1="14.111cm" svg:y1="42.933cm" svg:x2="14.111cm" svg:y2="42.403cm">
          <text:p/>
        </draw:line>
        <draw:line draw:style-name="gr10" draw:text-style-name="P4" draw:layer="layout" svg:x1="14.111cm" svg:y1="42.403cm" svg:x2="13.123cm" svg:y2="42.403cm">
          <text:p/>
        </draw:line>
        <draw:line draw:style-name="gr10" draw:text-style-name="P4" draw:layer="layout" svg:x1="13.123cm" svg:y1="42.403cm" svg:x2="13.123cm" svg:y2="40.886cm">
          <text:p/>
        </draw:line>
        <draw:polygon draw:style-name="gr11" draw:text-style-name="P9" draw:layer="layout" svg:width="0.071cm" svg:height="0.071cm" svg:x="14.075cm" svg:y="42.897cm" svg:viewBox="0 0 72 72" draw:points="0,0 72,0 72,72 0,72">
          <text:p/>
        </draw:polygon>
        <draw:polygon draw:style-name="gr11" draw:text-style-name="P9" draw:layer="layout" svg:width="0.071cm" svg:height="0.071cm" svg:x="14.075cm" svg:y="42.368cm" svg:viewBox="0 0 72 72" draw:points="0,0 72,0 72,72 0,72">
          <text:p/>
        </draw:polygon>
        <draw:polygon draw:style-name="gr11" draw:text-style-name="P9" draw:layer="layout" svg:width="0.07cm" svg:height="0.071cm" svg:x="13.088cm" svg:y="42.368cm" svg:viewBox="0 0 71 72" draw:points="0,0 71,0 71,72 0,72">
          <text:p/>
        </draw:polygon>
        <draw:polygon draw:style-name="gr11" draw:text-style-name="P9" draw:layer="layout" svg:width="0.07cm" svg:height="0.071cm" svg:x="13.088cm" svg:y="40.851cm" svg:viewBox="0 0 71 72" draw:points="0,0 71,0 71,72 0,72">
          <text:p/>
        </draw:polygon>
        <draw:line draw:style-name="gr10" draw:text-style-name="P4" draw:layer="layout" svg:x1="14.499cm" svg:y1="42.933cm" svg:x2="14.499cm" svg:y2="42.403cm">
          <text:p/>
        </draw:line>
        <draw:line draw:style-name="gr10" draw:text-style-name="P4" draw:layer="layout" svg:x1="14.499cm" svg:y1="42.403cm" svg:x2="14.181cm" svg:y2="42.403cm">
          <text:p/>
        </draw:line>
        <draw:line draw:style-name="gr10" draw:text-style-name="P4" draw:layer="layout" svg:x1="14.181cm" svg:y1="42.403cm" svg:x2="14.181cm" svg:y2="40.886cm">
          <text:p/>
        </draw:line>
        <draw:polygon draw:style-name="gr11" draw:text-style-name="P9" draw:layer="layout" svg:width="0.071cm" svg:height="0.071cm" svg:x="14.463cm" svg:y="42.897cm" svg:viewBox="0 0 72 72" draw:points="0,0 72,0 72,72 0,72">
          <text:p/>
        </draw:polygon>
        <draw:polygon draw:style-name="gr11" draw:text-style-name="P9" draw:layer="layout" svg:width="0.071cm" svg:height="0.071cm" svg:x="14.463cm" svg:y="42.368cm" svg:viewBox="0 0 72 72" draw:points="0,0 72,0 72,72 0,72">
          <text:p/>
        </draw:polygon>
        <draw:polygon draw:style-name="gr11" draw:text-style-name="P9" draw:layer="layout" svg:width="0.07cm" svg:height="0.071cm" svg:x="14.146cm" svg:y="42.368cm" svg:viewBox="0 0 71 72" draw:points="0,0 71,0 71,72 0,72">
          <text:p/>
        </draw:polygon>
        <draw:polygon draw:style-name="gr11" draw:text-style-name="P9" draw:layer="layout" svg:width="0.07cm" svg:height="0.071cm" svg:x="14.146cm" svg:y="40.851cm" svg:viewBox="0 0 71 72" draw:points="0,0 71,0 71,72 0,72">
          <text:p/>
        </draw:polygon>
        <draw:line draw:style-name="gr10" draw:text-style-name="P4" draw:layer="layout" svg:x1="14.851cm" svg:y1="42.933cm" svg:x2="14.851cm" svg:y2="42.403cm">
          <text:p/>
        </draw:line>
        <draw:line draw:style-name="gr10" draw:text-style-name="P4" draw:layer="layout" svg:x1="14.851cm" svg:y1="42.403cm" svg:x2="15.169cm" svg:y2="42.403cm">
          <text:p/>
        </draw:line>
        <draw:line draw:style-name="gr10" draw:text-style-name="P4" draw:layer="layout" svg:x1="15.169cm" svg:y1="42.403cm" svg:x2="15.169cm" svg:y2="40.886cm">
          <text:p/>
        </draw:line>
        <draw:polygon draw:style-name="gr11" draw:text-style-name="P9" draw:layer="layout" svg:width="0.071cm" svg:height="0.071cm" svg:x="14.816cm" svg:y="42.897cm" svg:viewBox="0 0 72 72" draw:points="0,0 72,0 72,72 0,72">
          <text:p/>
        </draw:polygon>
        <draw:polygon draw:style-name="gr11" draw:text-style-name="P9" draw:layer="layout" svg:width="0.071cm" svg:height="0.071cm" svg:x="14.816cm" svg:y="42.368cm" svg:viewBox="0 0 72 72" draw:points="0,0 72,0 72,72 0,72">
          <text:p/>
        </draw:polygon>
        <draw:polygon draw:style-name="gr11" draw:text-style-name="P9" draw:layer="layout" svg:width="0.07cm" svg:height="0.071cm" svg:x="15.134cm" svg:y="42.368cm" svg:viewBox="0 0 71 72" draw:points="0,0 71,0 71,72 0,72">
          <text:p/>
        </draw:polygon>
        <draw:polygon draw:style-name="gr11" draw:text-style-name="P9" draw:layer="layout" svg:width="0.07cm" svg:height="0.071cm" svg:x="15.134cm" svg:y="40.851cm" svg:viewBox="0 0 71 72" draw:points="0,0 71,0 71,72 0,72">
          <text:p/>
        </draw:polygon>
        <draw:line draw:style-name="gr10" draw:text-style-name="P4" draw:layer="layout" svg:x1="15.24cm" svg:y1="42.933cm" svg:x2="15.24cm" svg:y2="42.403cm">
          <text:p/>
        </draw:line>
        <draw:line draw:style-name="gr10" draw:text-style-name="P4" draw:layer="layout" svg:x1="15.24cm" svg:y1="42.403cm" svg:x2="16.298cm" svg:y2="42.403cm">
          <text:p/>
        </draw:line>
        <draw:line draw:style-name="gr10" draw:text-style-name="P4" draw:layer="layout" svg:x1="16.298cm" svg:y1="42.403cm" svg:x2="16.298cm" svg:y2="40.886cm">
          <text:p/>
        </draw:line>
        <draw:polygon draw:style-name="gr11" draw:text-style-name="P9" draw:layer="layout" svg:width="0.071cm" svg:height="0.071cm" svg:x="15.204cm" svg:y="42.897cm" svg:viewBox="0 0 72 72" draw:points="0,0 72,0 72,72 0,72">
          <text:p/>
        </draw:polygon>
        <draw:polygon draw:style-name="gr11" draw:text-style-name="P9" draw:layer="layout" svg:width="0.071cm" svg:height="0.071cm" svg:x="15.204cm" svg:y="42.368cm" svg:viewBox="0 0 72 72" draw:points="0,0 72,0 72,72 0,72">
          <text:p/>
        </draw:polygon>
        <draw:polygon draw:style-name="gr11" draw:text-style-name="P9" draw:layer="layout" svg:width="0.07cm" svg:height="0.071cm" svg:x="16.263cm" svg:y="42.368cm" svg:viewBox="0 0 71 72" draw:points="0,0 71,0 71,72 0,72">
          <text:p/>
        </draw:polygon>
        <draw:polygon draw:style-name="gr11" draw:text-style-name="P9" draw:layer="layout" svg:width="0.07cm" svg:height="0.071cm" svg:x="16.263cm" svg:y="40.851cm" svg:viewBox="0 0 71 72" draw:points="0,0 71,0 71,72 0,72">
          <text:p/>
        </draw:polygon>
        <draw:line draw:style-name="gr10" draw:text-style-name="P4" draw:layer="layout" svg:x1="15.628cm" svg:y1="42.933cm" svg:x2="15.628cm" svg:y2="42.403cm">
          <text:p/>
        </draw:line>
        <draw:line draw:style-name="gr10" draw:text-style-name="P4" draw:layer="layout" svg:x1="15.628cm" svg:y1="42.403cm" svg:x2="17.356cm" svg:y2="42.403cm">
          <text:p/>
        </draw:line>
        <draw:line draw:style-name="gr10" draw:text-style-name="P4" draw:layer="layout" svg:x1="17.356cm" svg:y1="42.403cm" svg:x2="17.356cm" svg:y2="40.886cm">
          <text:p/>
        </draw:line>
        <draw:polygon draw:style-name="gr11" draw:text-style-name="P9" draw:layer="layout" svg:width="0.071cm" svg:height="0.071cm" svg:x="15.592cm" svg:y="42.897cm" svg:viewBox="0 0 72 72" draw:points="0,0 72,0 72,72 0,72">
          <text:p/>
        </draw:polygon>
        <draw:polygon draw:style-name="gr11" draw:text-style-name="P9" draw:layer="layout" svg:width="0.071cm" svg:height="0.071cm" svg:x="15.592cm" svg:y="42.368cm" svg:viewBox="0 0 72 72" draw:points="0,0 72,0 72,72 0,72">
          <text:p/>
        </draw:polygon>
        <draw:polygon draw:style-name="gr11" draw:text-style-name="P9" draw:layer="layout" svg:width="0.07cm" svg:height="0.071cm" svg:x="17.321cm" svg:y="42.368cm" svg:viewBox="0 0 71 72" draw:points="0,0 71,0 71,72 0,72">
          <text:p/>
        </draw:polygon>
        <draw:polygon draw:style-name="gr11" draw:text-style-name="P9" draw:layer="layout" svg:width="0.07cm" svg:height="0.071cm" svg:x="17.321cm" svg:y="40.851cm" svg:viewBox="0 0 71 72" draw:points="0,0 71,0 71,72 0,72">
          <text:p/>
        </draw:polygon>
        <draw:line draw:style-name="gr10" draw:text-style-name="P4" draw:layer="layout" svg:x1="16.016cm" svg:y1="42.933cm" svg:x2="16.016cm" svg:y2="42.403cm">
          <text:p/>
        </draw:line>
        <draw:line draw:style-name="gr10" draw:text-style-name="P4" draw:layer="layout" svg:x1="16.016cm" svg:y1="42.403cm" svg:x2="18.415cm" svg:y2="42.403cm">
          <text:p/>
        </draw:line>
        <draw:line draw:style-name="gr10" draw:text-style-name="P4" draw:layer="layout" svg:x1="18.415cm" svg:y1="42.403cm" svg:x2="18.415cm" svg:y2="40.886cm">
          <text:p/>
        </draw:line>
        <draw:polygon draw:style-name="gr11" draw:text-style-name="P9" draw:layer="layout" svg:width="0.071cm" svg:height="0.071cm" svg:x="15.98cm" svg:y="42.897cm" svg:viewBox="0 0 72 72" draw:points="0,0 72,0 72,72 0,72">
          <text:p/>
        </draw:polygon>
        <draw:polygon draw:style-name="gr11" draw:text-style-name="P9" draw:layer="layout" svg:width="0.071cm" svg:height="0.071cm" svg:x="15.98cm" svg:y="42.368cm" svg:viewBox="0 0 72 72" draw:points="0,0 72,0 72,72 0,72">
          <text:p/>
        </draw:polygon>
        <draw:polygon draw:style-name="gr11" draw:text-style-name="P9" draw:layer="layout" svg:width="0.071cm" svg:height="0.071cm" svg:x="18.379cm" svg:y="42.368cm" svg:viewBox="0 0 72 72" draw:points="0,0 72,0 72,72 0,72">
          <text:p/>
        </draw:polygon>
        <draw:polygon draw:style-name="gr11" draw:text-style-name="P9" draw:layer="layout" svg:width="0.071cm" svg:height="0.071cm" svg:x="18.379cm" svg:y="40.851cm" svg:viewBox="0 0 72 72" draw:points="0,0 72,0 72,72 0,72">
          <text:p/>
        </draw:polygon>
        <draw:line draw:style-name="gr10" draw:text-style-name="P4" draw:layer="layout" svg:x1="13.335cm" svg:y1="42.933cm" svg:x2="13.335cm" svg:y2="42.403cm">
          <text:p/>
        </draw:line>
        <draw:line draw:style-name="gr10" draw:text-style-name="P4" draw:layer="layout" svg:x1="13.335cm" svg:y1="42.403cm" svg:x2="11.006cm" svg:y2="42.403cm">
          <text:p/>
        </draw:line>
        <draw:line draw:style-name="gr10" draw:text-style-name="P4" draw:layer="layout" svg:x1="11.006cm" svg:y1="42.403cm" svg:x2="11.006cm" svg:y2="40.886cm">
          <text:p/>
        </draw:line>
        <draw:polygon draw:style-name="gr11" draw:text-style-name="P9" draw:layer="layout" svg:width="0.071cm" svg:height="0.071cm" svg:x="13.299cm" svg:y="42.897cm" svg:viewBox="0 0 72 72" draw:points="0,0 72,0 72,72 0,72">
          <text:p/>
        </draw:polygon>
        <draw:polygon draw:style-name="gr11" draw:text-style-name="P9" draw:layer="layout" svg:width="0.071cm" svg:height="0.071cm" svg:x="13.299cm" svg:y="42.368cm" svg:viewBox="0 0 72 72" draw:points="0,0 72,0 72,72 0,72">
          <text:p/>
        </draw:polygon>
        <draw:polygon draw:style-name="gr11" draw:text-style-name="P9" draw:layer="layout" svg:width="0.07cm" svg:height="0.071cm" svg:x="10.971cm" svg:y="42.368cm" svg:viewBox="0 0 71 72" draw:points="0,0 71,0 71,72 0,72">
          <text:p/>
        </draw:polygon>
        <draw:polygon draw:style-name="gr11" draw:text-style-name="P9" draw:layer="layout" svg:width="0.07cm" svg:height="0.071cm" svg:x="10.971cm" svg:y="40.851cm" svg:viewBox="0 0 71 72" draw:points="0,0 71,0 71,72 0,72">
          <text:p/>
        </draw:polygon>
        <draw:line draw:style-name="gr10" draw:text-style-name="P4" draw:layer="layout" svg:x1="11.006cm" svg:y1="34.819cm" svg:x2="11.006cm" svg:y2="34.501cm">
          <text:p/>
        </draw:line>
        <draw:line draw:style-name="gr10" draw:text-style-name="P4" draw:layer="layout" svg:x1="11.006cm" svg:y1="35.665cm" svg:x2="11.006cm" svg:y2="36.195cm">
          <text:p/>
        </draw:line>
        <draw:polyline draw:style-name="gr10" draw:text-style-name="P4" draw:layer="layout" svg:width="0cm" svg:height="0cm" svg:x="11.006cm" svg:y="36.195cm" svg:viewBox="0 0 0 0" draw:points="0,0">
          <text:p/>
        </draw:polyline>
        <draw:line draw:style-name="gr10" draw:text-style-name="P4" draw:layer="layout" svg:x1="11.006cm" svg:y1="36.195cm" svg:x2="11.006cm" svg:y2="36.583cm">
          <text:p/>
        </draw:line>
        <draw:polygon draw:style-name="gr11" draw:text-style-name="P9" draw:layer="layout" svg:width="0.07cm" svg:height="0.071cm" svg:x="10.971cm" svg:y="35.63cm" svg:viewBox="0 0 71 72" draw:points="0,0 71,0 71,72 0,72">
          <text:p/>
        </draw:polygon>
        <draw:polygon draw:style-name="gr11" draw:text-style-name="P9" draw:layer="layout" svg:width="0.07cm" svg:height="0.071cm" svg:x="10.971cm" svg:y="36.159cm" svg:viewBox="0 0 71 72" draw:points="0,0 71,0 71,72 0,72">
          <text:p/>
        </draw:polygon>
        <draw:polygon draw:style-name="gr11" draw:text-style-name="P9" draw:layer="layout" svg:width="0.07cm" svg:height="0.071cm" svg:x="10.971cm" svg:y="36.159cm" svg:viewBox="0 0 71 72" draw:points="0,0 71,0 71,72 0,72">
          <text:p/>
        </draw:polygon>
        <draw:polygon draw:style-name="gr11" draw:text-style-name="P9" draw:layer="layout" svg:width="0.07cm" svg:height="0.071cm" svg:x="10.971cm" svg:y="36.547cm" svg:viewBox="0 0 71 72" draw:points="0,0 71,0 71,72 0,72">
          <text:p/>
        </draw:polygon>
        <draw:line draw:style-name="gr10" draw:text-style-name="P4" draw:layer="layout" svg:x1="11.006cm" svg:y1="24.376cm" svg:x2="11.006cm" svg:y2="24.906cm">
          <text:p/>
        </draw:line>
        <draw:polyline draw:style-name="gr10" draw:text-style-name="P4" draw:layer="layout" svg:width="0cm" svg:height="0cm" svg:x="11.006cm" svg:y="24.906cm" svg:viewBox="0 0 0 0" draw:points="0,0">
          <text:p/>
        </draw:polyline>
        <draw:line draw:style-name="gr10" draw:text-style-name="P4" draw:layer="layout" svg:x1="11.006cm" svg:y1="24.906cm" svg:x2="11.006cm" svg:y2="24.941cm">
          <text:p/>
        </draw:line>
        <draw:polygon draw:style-name="gr11" draw:text-style-name="P9" draw:layer="layout" svg:width="0.07cm" svg:height="0.071cm" svg:x="10.971cm" svg:y="24.341cm" svg:viewBox="0 0 71 72" draw:points="0,0 71,0 71,72 0,72">
          <text:p/>
        </draw:polygon>
        <draw:polygon draw:style-name="gr11" draw:text-style-name="P9" draw:layer="layout" svg:width="0.07cm" svg:height="0.071cm" svg:x="10.971cm" svg:y="24.87cm" svg:viewBox="0 0 71 72" draw:points="0,0 71,0 71,72 0,72">
          <text:p/>
        </draw:polygon>
        <draw:polygon draw:style-name="gr11" draw:text-style-name="P9" draw:layer="layout" svg:width="0.07cm" svg:height="0.071cm" svg:x="10.971cm" svg:y="24.87cm" svg:viewBox="0 0 71 72" draw:points="0,0 71,0 71,72 0,72">
          <text:p/>
        </draw:polygon>
        <draw:polygon draw:style-name="gr11" draw:text-style-name="P9" draw:layer="layout" svg:width="0.07cm" svg:height="0.07cm" svg:x="10.971cm" svg:y="24.906cm" svg:viewBox="0 0 71 71" draw:points="0,0 71,0 71,71 0,71">
          <text:p/>
        </draw:polygon>
        <draw:line draw:style-name="gr10" draw:text-style-name="P4" draw:layer="layout" svg:x1="11.006cm" svg:y1="23.53cm" svg:x2="11.006cm" svg:y2="23.001cm">
          <text:p/>
        </draw:line>
        <draw:polyline draw:style-name="gr10" draw:text-style-name="P4" draw:layer="layout" svg:width="0cm" svg:height="0cm" svg:x="11.006cm" svg:y="23.001cm" svg:viewBox="0 0 0 0" draw:points="0,0">
          <text:p/>
        </draw:polyline>
        <draw:line draw:style-name="gr10" draw:text-style-name="P4" draw:layer="layout" svg:x1="11.006cm" svg:y1="23.001cm" svg:x2="11.006cm" svg:y2="22.895cm">
          <text:p/>
        </draw:line>
        <draw:polygon draw:style-name="gr11" draw:text-style-name="P9" draw:layer="layout" svg:width="0.07cm" svg:height="0.07cm" svg:x="10.971cm" svg:y="23.495cm" svg:viewBox="0 0 71 71" draw:points="0,0 71,0 71,71 0,71">
          <text:p/>
        </draw:polygon>
        <draw:polygon draw:style-name="gr11" draw:text-style-name="P9" draw:layer="layout" svg:width="0.07cm" svg:height="0.071cm" svg:x="10.971cm" svg:y="22.965cm" svg:viewBox="0 0 71 72" draw:points="0,0 71,0 71,72 0,72">
          <text:p/>
        </draw:polygon>
        <draw:polygon draw:style-name="gr11" draw:text-style-name="P9" draw:layer="layout" svg:width="0.07cm" svg:height="0.071cm" svg:x="10.971cm" svg:y="22.965cm" svg:viewBox="0 0 71 72" draw:points="0,0 71,0 71,72 0,72">
          <text:p/>
        </draw:polygon>
        <draw:polygon draw:style-name="gr11" draw:text-style-name="P9" draw:layer="layout" svg:width="0.07cm" svg:height="0.07cm" svg:x="10.971cm" svg:y="22.86cm" svg:viewBox="0 0 71 71" draw:points="0,0 71,0 71,71 0,71">
          <text:p/>
        </draw:polygon>
        <draw:line draw:style-name="gr10" draw:text-style-name="P4" draw:layer="layout" svg:x1="11.006cm" svg:y1="37.994cm" svg:x2="11.006cm" svg:y2="37.5cm">
          <text:p/>
        </draw:line>
        <draw:line draw:style-name="gr10" draw:text-style-name="P4" draw:layer="layout" svg:x1="11.006cm" svg:y1="38.84cm" svg:x2="11.006cm" svg:y2="39.37cm">
          <text:p/>
        </draw:line>
        <draw:polyline draw:style-name="gr10" draw:text-style-name="P4" draw:layer="layout" svg:width="0cm" svg:height="0cm" svg:x="11.006cm" svg:y="39.37cm" svg:viewBox="0 0 0 0" draw:points="0,0">
          <text:p/>
        </draw:polyline>
        <draw:line draw:style-name="gr10" draw:text-style-name="P4" draw:layer="layout" svg:x1="11.006cm" svg:y1="39.37cm" svg:x2="11.006cm" svg:y2="40.11cm">
          <text:p/>
        </draw:line>
        <draw:polygon draw:style-name="gr11" draw:text-style-name="P9" draw:layer="layout" svg:width="0.07cm" svg:height="0.071cm" svg:x="10.971cm" svg:y="38.805cm" svg:viewBox="0 0 71 72" draw:points="0,0 71,0 71,72 0,72">
          <text:p/>
        </draw:polygon>
        <draw:polygon draw:style-name="gr11" draw:text-style-name="P9" draw:layer="layout" svg:width="0.07cm" svg:height="0.071cm" svg:x="10.971cm" svg:y="39.334cm" svg:viewBox="0 0 71 72" draw:points="0,0 71,0 71,72 0,72">
          <text:p/>
        </draw:polygon>
        <draw:polygon draw:style-name="gr11" draw:text-style-name="P9" draw:layer="layout" svg:width="0.07cm" svg:height="0.071cm" svg:x="10.971cm" svg:y="39.334cm" svg:viewBox="0 0 71 72" draw:points="0,0 71,0 71,72 0,72">
          <text:p/>
        </draw:polygon>
        <draw:polygon draw:style-name="gr11" draw:text-style-name="P9" draw:layer="layout" svg:width="0.07cm" svg:height="0.071cm" svg:x="10.971cm" svg:y="40.075cm" svg:viewBox="0 0 71 72" draw:points="0,0 71,0 71,72 0,72">
          <text:p/>
        </draw:polygon>
        <draw:line draw:style-name="gr10" draw:text-style-name="P4" draw:layer="layout" svg:x1="8.501cm" svg:y1="24.376cm" svg:x2="8.501cm" svg:y2="24.906cm">
          <text:p/>
        </draw:line>
        <draw:polyline draw:style-name="gr10" draw:text-style-name="P4" draw:layer="layout" svg:width="0cm" svg:height="0cm" svg:x="8.501cm" svg:y="24.906cm" svg:viewBox="0 0 0 0" draw:points="0,0">
          <text:p/>
        </draw:polyline>
        <draw:line draw:style-name="gr10" draw:text-style-name="P4" draw:layer="layout" svg:x1="8.501cm" svg:y1="24.906cm" svg:x2="8.501cm" svg:y2="24.941cm">
          <text:p/>
        </draw:line>
        <draw:polygon draw:style-name="gr11" draw:text-style-name="P9" draw:layer="layout" svg:width="0.071cm" svg:height="0.071cm" svg:x="8.466cm" svg:y="24.341cm" svg:viewBox="0 0 72 72" draw:points="0,0 72,0 72,72 0,72">
          <text:p/>
        </draw:polygon>
        <draw:polygon draw:style-name="gr11" draw:text-style-name="P9" draw:layer="layout" svg:width="0.071cm" svg:height="0.071cm" svg:x="8.466cm" svg:y="24.87cm" svg:viewBox="0 0 72 72" draw:points="0,0 72,0 72,72 0,72">
          <text:p/>
        </draw:polygon>
        <draw:polygon draw:style-name="gr11" draw:text-style-name="P9" draw:layer="layout" svg:width="0.071cm" svg:height="0.071cm" svg:x="8.466cm" svg:y="24.87cm" svg:viewBox="0 0 72 72" draw:points="0,0 72,0 72,72 0,72">
          <text:p/>
        </draw:polygon>
        <draw:polygon draw:style-name="gr11" draw:text-style-name="P9" draw:layer="layout" svg:width="0.071cm" svg:height="0.07cm" svg:x="8.466cm" svg:y="24.906cm" svg:viewBox="0 0 72 71" draw:points="0,0 72,0 72,71 0,71">
          <text:p/>
        </draw:polygon>
        <draw:line draw:style-name="gr10" draw:text-style-name="P4" draw:layer="layout" svg:x1="8.572cm" svg:y1="17.956cm" svg:x2="8.572cm" svg:y2="18.485cm">
          <text:p/>
        </draw:line>
        <draw:line draw:style-name="gr10" draw:text-style-name="P4" draw:layer="layout" svg:x1="8.572cm" svg:y1="18.485cm" svg:x2="4.092cm" svg:y2="18.485cm">
          <text:p/>
        </draw:line>
        <draw:line draw:style-name="gr10" draw:text-style-name="P4" draw:layer="layout" svg:x1="4.092cm" svg:y1="18.485cm" svg:x2="4.092cm" svg:y2="19.296cm">
          <text:p/>
        </draw:line>
        <draw:polygon draw:style-name="gr11" draw:text-style-name="P9" draw:layer="layout" svg:width="0.07cm" svg:height="0.07cm" svg:x="8.537cm" svg:y="17.921cm" svg:viewBox="0 0 71 71" draw:points="0,0 71,0 71,71 0,71">
          <text:p/>
        </draw:polygon>
        <draw:polygon draw:style-name="gr11" draw:text-style-name="P9" draw:layer="layout" svg:width="0.07cm" svg:height="0.07cm" svg:x="8.537cm" svg:y="18.45cm" svg:viewBox="0 0 71 71" draw:points="0,0 71,0 71,71 0,71">
          <text:p/>
        </draw:polygon>
        <draw:polygon draw:style-name="gr11" draw:text-style-name="P9" draw:layer="layout" svg:width="0.071cm" svg:height="0.07cm" svg:x="4.056cm" svg:y="18.45cm" svg:viewBox="0 0 72 71" draw:points="0,0 72,0 72,71 0,71">
          <text:p/>
        </draw:polygon>
        <draw:polygon draw:style-name="gr11" draw:text-style-name="P9" draw:layer="layout" svg:width="0.071cm" svg:height="0.071cm" svg:x="4.056cm" svg:y="19.261cm" svg:viewBox="0 0 72 72" draw:points="0,0 72,0 72,72 0,72">
          <text:p/>
        </draw:polygon>
        <draw:line draw:style-name="gr10" draw:text-style-name="P4" draw:layer="layout" svg:x1="9.736cm" svg:y1="43.285cm" svg:x2="9.207cm" svg:y2="43.285cm">
          <text:p/>
        </draw:line>
        <draw:line draw:style-name="gr10" draw:text-style-name="P4" draw:layer="layout" svg:x1="9.207cm" svg:y1="43.285cm" svg:x2="9.207cm" svg:y2="43.321cm">
          <text:p/>
        </draw:line>
        <draw:line draw:style-name="gr10" draw:text-style-name="P4" draw:layer="layout" svg:x1="9.207cm" svg:y1="43.321cm" svg:x2="6.526cm" svg:y2="43.321cm">
          <text:p/>
        </draw:line>
        <draw:polygon draw:style-name="gr11" draw:text-style-name="P9" draw:layer="layout" svg:width="0.07cm" svg:height="0.071cm" svg:x="9.701cm" svg:y="43.25cm" svg:viewBox="0 0 71 72" draw:points="0,0 71,0 71,72 0,72">
          <text:p/>
        </draw:polygon>
        <draw:polygon draw:style-name="gr11" draw:text-style-name="P9" draw:layer="layout" svg:width="0.07cm" svg:height="0.071cm" svg:x="9.172cm" svg:y="43.25cm" svg:viewBox="0 0 71 72" draw:points="0,0 71,0 71,72 0,72">
          <text:p/>
        </draw:polygon>
        <draw:polygon draw:style-name="gr11" draw:text-style-name="P9" draw:layer="layout" svg:width="0.07cm" svg:height="0.071cm" svg:x="9.172cm" svg:y="43.285cm" svg:viewBox="0 0 71 72" draw:points="0,0 71,0 71,72 0,72">
          <text:p/>
        </draw:polygon>
        <draw:polygon draw:style-name="gr11" draw:text-style-name="P9" draw:layer="layout" svg:width="0.07cm" svg:height="0.071cm" svg:x="6.491cm" svg:y="43.285cm" svg:viewBox="0 0 71 72" draw:points="0,0 71,0 71,72 0,72">
          <text:p/>
        </draw:polygon>
        <draw:line draw:style-name="gr10" draw:text-style-name="P4" draw:layer="layout" svg:x1="10.195cm" svg:y1="17.956cm" svg:x2="10.195cm" svg:y2="18.485cm">
          <text:p/>
        </draw:line>
        <draw:line draw:style-name="gr10" draw:text-style-name="P4" draw:layer="layout" svg:x1="10.195cm" svg:y1="18.485cm" svg:x2="13.617cm" svg:y2="18.485cm">
          <text:p/>
        </draw:line>
        <draw:line draw:style-name="gr10" draw:text-style-name="P4" draw:layer="layout" svg:x1="13.617cm" svg:y1="18.485cm" svg:x2="13.617cm" svg:y2="19.296cm">
          <text:p/>
        </draw:line>
        <draw:polygon draw:style-name="gr11" draw:text-style-name="P9" draw:layer="layout" svg:width="0.07cm" svg:height="0.07cm" svg:x="10.16cm" svg:y="17.921cm" svg:viewBox="0 0 71 71" draw:points="0,0 71,0 71,71 0,71">
          <text:p/>
        </draw:polygon>
        <draw:polygon draw:style-name="gr11" draw:text-style-name="P9" draw:layer="layout" svg:width="0.07cm" svg:height="0.07cm" svg:x="10.16cm" svg:y="18.45cm" svg:viewBox="0 0 71 71" draw:points="0,0 71,0 71,71 0,71">
          <text:p/>
        </draw:polygon>
        <draw:polygon draw:style-name="gr11" draw:text-style-name="P9" draw:layer="layout" svg:width="0.071cm" svg:height="0.07cm" svg:x="13.581cm" svg:y="18.45cm" svg:viewBox="0 0 72 71" draw:points="0,0 72,0 72,71 0,71">
          <text:p/>
        </draw:polygon>
        <draw:polygon draw:style-name="gr11" draw:text-style-name="P9" draw:layer="layout" svg:width="0.071cm" svg:height="0.071cm" svg:x="13.581cm" svg:y="19.261cm" svg:viewBox="0 0 72 72" draw:points="0,0 72,0 72,72 0,72">
          <text:p/>
        </draw:polygon>
        <draw:line draw:style-name="gr10" draw:text-style-name="P4" draw:layer="layout" svg:x1="3.139cm" svg:y1="20.073cm" svg:x2="3.139cm" svg:y2="20.602cm">
          <text:p/>
        </draw:line>
        <draw:line draw:style-name="gr10" draw:text-style-name="P4" draw:layer="layout" svg:x1="3.139cm" svg:y1="20.602cm" svg:x2="2.293cm" svg:y2="20.602cm">
          <text:p/>
        </draw:line>
        <draw:line draw:style-name="gr10" draw:text-style-name="P4" draw:layer="layout" svg:x1="2.293cm" svg:y1="20.602cm" svg:x2="2.293cm" svg:y2="22.119cm">
          <text:p/>
        </draw:line>
        <draw:polygon draw:style-name="gr11" draw:text-style-name="P9" draw:layer="layout" svg:width="0.071cm" svg:height="0.071cm" svg:x="3.104cm" svg:y="20.037cm" svg:viewBox="0 0 72 72" draw:points="0,0 72,0 72,72 0,72">
          <text:p/>
        </draw:polygon>
        <draw:polygon draw:style-name="gr11" draw:text-style-name="P9" draw:layer="layout" svg:width="0.071cm" svg:height="0.071cm" svg:x="3.104cm" svg:y="20.566cm" svg:viewBox="0 0 72 72" draw:points="0,0 72,0 72,72 0,72">
          <text:p/>
        </draw:polygon>
        <draw:polygon draw:style-name="gr11" draw:text-style-name="P9" draw:layer="layout" svg:width="0.071cm" svg:height="0.071cm" svg:x="2.257cm" svg:y="20.566cm" svg:viewBox="0 0 72 72" draw:points="0,0 72,0 72,72 0,72">
          <text:p/>
        </draw:polygon>
        <draw:polygon draw:style-name="gr11" draw:text-style-name="P9" draw:layer="layout" svg:width="0.071cm" svg:height="0.071cm" svg:x="2.257cm" svg:y="22.083cm" svg:viewBox="0 0 72 72" draw:points="0,0 72,0 72,72 0,72">
          <text:p/>
        </draw:polygon>
        <draw:line draw:style-name="gr10" draw:text-style-name="P4" draw:layer="layout" svg:x1="15.733cm" svg:y1="49.988cm" svg:x2="16.263cm" svg:y2="49.988cm">
          <text:p/>
        </draw:line>
        <draw:line draw:style-name="gr10" draw:text-style-name="P4" draw:layer="layout" svg:x1="16.263cm" svg:y1="49.988cm" svg:x2="16.263cm" svg:y2="48.789cm">
          <text:p/>
        </draw:line>
        <draw:line draw:style-name="gr10" draw:text-style-name="P4" draw:layer="layout" svg:x1="16.263cm" svg:y1="48.789cm" svg:x2="16.474cm" svg:y2="48.789cm">
          <text:p/>
        </draw:line>
        <draw:polygon draw:style-name="gr11" draw:text-style-name="P9" draw:layer="layout" svg:width="0.071cm" svg:height="0.07cm" svg:x="15.698cm" svg:y="49.953cm" svg:viewBox="0 0 72 71" draw:points="0,0 72,0 72,71 0,71">
          <text:p/>
        </draw:polygon>
        <draw:polygon draw:style-name="gr11" draw:text-style-name="P9" draw:layer="layout" svg:width="0.071cm" svg:height="0.07cm" svg:x="16.227cm" svg:y="49.953cm" svg:viewBox="0 0 72 71" draw:points="0,0 72,0 72,71 0,71">
          <text:p/>
        </draw:polygon>
        <draw:polygon draw:style-name="gr11" draw:text-style-name="P9" draw:layer="layout" svg:width="0.071cm" svg:height="0.071cm" svg:x="16.227cm" svg:y="48.753cm" svg:viewBox="0 0 72 72" draw:points="0,0 72,0 72,72 0,72">
          <text:p/>
        </draw:polygon>
        <draw:polygon draw:style-name="gr11" draw:text-style-name="P9" draw:layer="layout" svg:width="0.071cm" svg:height="0.071cm" svg:x="16.439cm" svg:y="48.753cm" svg:viewBox="0 0 72 72" draw:points="0,0 72,0 72,72 0,72">
          <text:p/>
        </draw:polygon>
        <draw:line draw:style-name="gr10" draw:text-style-name="P4" draw:layer="layout" svg:x1="12.276cm" svg:y1="20.073cm" svg:x2="12.276cm" svg:y2="20.602cm">
          <text:p/>
        </draw:line>
        <draw:line draw:style-name="gr10" draw:text-style-name="P4" draw:layer="layout" svg:x1="12.276cm" svg:y1="20.602cm" svg:x2="11.006cm" svg:y2="20.602cm">
          <text:p/>
        </draw:line>
        <draw:line draw:style-name="gr10" draw:text-style-name="P4" draw:layer="layout" svg:x1="11.006cm" svg:y1="20.602cm" svg:x2="11.006cm" svg:y2="22.119cm">
          <text:p/>
        </draw:line>
        <draw:polygon draw:style-name="gr11" draw:text-style-name="P9" draw:layer="layout" svg:width="0.07cm" svg:height="0.071cm" svg:x="12.241cm" svg:y="20.037cm" svg:viewBox="0 0 71 72" draw:points="0,0 71,0 71,72 0,72">
          <text:p/>
        </draw:polygon>
        <draw:polygon draw:style-name="gr11" draw:text-style-name="P9" draw:layer="layout" svg:width="0.07cm" svg:height="0.071cm" svg:x="12.241cm" svg:y="20.566cm" svg:viewBox="0 0 71 72" draw:points="0,0 71,0 71,72 0,72">
          <text:p/>
        </draw:polygon>
        <draw:polygon draw:style-name="gr11" draw:text-style-name="P9" draw:layer="layout" svg:width="0.07cm" svg:height="0.071cm" svg:x="10.971cm" svg:y="20.566cm" svg:viewBox="0 0 71 72" draw:points="0,0 71,0 71,72 0,72">
          <text:p/>
        </draw:polygon>
        <draw:polygon draw:style-name="gr11" draw:text-style-name="P9" draw:layer="layout" svg:width="0.07cm" svg:height="0.071cm" svg:x="10.971cm" svg:y="22.083cm" svg:viewBox="0 0 71 72" draw:points="0,0 71,0 71,72 0,72">
          <text:p/>
        </draw:polygon>
        <draw:line draw:style-name="gr10" draw:text-style-name="P4" draw:layer="layout" svg:x1="12.664cm" svg:y1="20.073cm" svg:x2="12.664cm" svg:y2="20.602cm">
          <text:p/>
        </draw:line>
        <draw:line draw:style-name="gr10" draw:text-style-name="P4" draw:layer="layout" svg:x1="12.664cm" svg:y1="20.602cm" svg:x2="12.065cm" svg:y2="20.602cm">
          <text:p/>
        </draw:line>
        <draw:line draw:style-name="gr10" draw:text-style-name="P4" draw:layer="layout" svg:x1="12.065cm" svg:y1="20.602cm" svg:x2="12.065cm" svg:y2="22.119cm">
          <text:p/>
        </draw:line>
        <draw:polygon draw:style-name="gr11" draw:text-style-name="P9" draw:layer="layout" svg:width="0.071cm" svg:height="0.071cm" svg:x="12.629cm" svg:y="20.037cm" svg:viewBox="0 0 72 72" draw:points="0,0 72,0 72,72 0,72">
          <text:p/>
        </draw:polygon>
        <draw:polygon draw:style-name="gr11" draw:text-style-name="P9" draw:layer="layout" svg:width="0.071cm" svg:height="0.071cm" svg:x="12.629cm" svg:y="20.566cm" svg:viewBox="0 0 72 72" draw:points="0,0 72,0 72,72 0,72">
          <text:p/>
        </draw:polygon>
        <draw:polygon draw:style-name="gr11" draw:text-style-name="P9" draw:layer="layout" svg:width="0.071cm" svg:height="0.071cm" svg:x="12.029cm" svg:y="20.566cm" svg:viewBox="0 0 72 72" draw:points="0,0 72,0 72,72 0,72">
          <text:p/>
        </draw:polygon>
        <draw:polygon draw:style-name="gr11" draw:text-style-name="P9" draw:layer="layout" svg:width="0.071cm" svg:height="0.071cm" svg:x="12.029cm" svg:y="22.083cm" svg:viewBox="0 0 72 72" draw:points="0,0 72,0 72,72 0,72">
          <text:p/>
        </draw:polygon>
        <draw:line draw:style-name="gr10" draw:text-style-name="P4" draw:layer="layout" svg:x1="13.052cm" svg:y1="20.073cm" svg:x2="13.052cm" svg:y2="20.602cm">
          <text:p/>
        </draw:line>
        <draw:line draw:style-name="gr10" draw:text-style-name="P4" draw:layer="layout" svg:x1="13.052cm" svg:y1="20.602cm" svg:x2="13.123cm" svg:y2="20.602cm">
          <text:p/>
        </draw:line>
        <draw:line draw:style-name="gr10" draw:text-style-name="P4" draw:layer="layout" svg:x1="13.123cm" svg:y1="20.602cm" svg:x2="13.123cm" svg:y2="22.119cm">
          <text:p/>
        </draw:line>
        <draw:polygon draw:style-name="gr11" draw:text-style-name="P9" draw:layer="layout" svg:width="0.071cm" svg:height="0.071cm" svg:x="13.017cm" svg:y="20.037cm" svg:viewBox="0 0 72 72" draw:points="0,0 72,0 72,72 0,72">
          <text:p/>
        </draw:polygon>
        <draw:polygon draw:style-name="gr11" draw:text-style-name="P9" draw:layer="layout" svg:width="0.071cm" svg:height="0.071cm" svg:x="13.017cm" svg:y="20.566cm" svg:viewBox="0 0 72 72" draw:points="0,0 72,0 72,72 0,72">
          <text:p/>
        </draw:polygon>
        <draw:polygon draw:style-name="gr11" draw:text-style-name="P9" draw:layer="layout" svg:width="0.07cm" svg:height="0.071cm" svg:x="13.088cm" svg:y="20.566cm" svg:viewBox="0 0 71 72" draw:points="0,0 71,0 71,72 0,72">
          <text:p/>
        </draw:polygon>
        <draw:polygon draw:style-name="gr11" draw:text-style-name="P9" draw:layer="layout" svg:width="0.07cm" svg:height="0.071cm" svg:x="13.088cm" svg:y="22.083cm" svg:viewBox="0 0 71 72" draw:points="0,0 71,0 71,72 0,72">
          <text:p/>
        </draw:polygon>
        <draw:line draw:style-name="gr10" draw:text-style-name="P4" draw:layer="layout" svg:x1="13.44cm" svg:y1="20.073cm" svg:x2="13.44cm" svg:y2="20.602cm">
          <text:p/>
        </draw:line>
        <draw:line draw:style-name="gr10" draw:text-style-name="P4" draw:layer="layout" svg:x1="13.44cm" svg:y1="20.602cm" svg:x2="14.181cm" svg:y2="20.602cm">
          <text:p/>
        </draw:line>
        <draw:line draw:style-name="gr10" draw:text-style-name="P4" draw:layer="layout" svg:x1="14.181cm" svg:y1="20.602cm" svg:x2="14.181cm" svg:y2="22.119cm">
          <text:p/>
        </draw:line>
        <draw:polygon draw:style-name="gr11" draw:text-style-name="P9" draw:layer="layout" svg:width="0.071cm" svg:height="0.071cm" svg:x="13.405cm" svg:y="20.037cm" svg:viewBox="0 0 72 72" draw:points="0,0 72,0 72,72 0,72">
          <text:p/>
        </draw:polygon>
        <draw:polygon draw:style-name="gr11" draw:text-style-name="P9" draw:layer="layout" svg:width="0.071cm" svg:height="0.071cm" svg:x="13.405cm" svg:y="20.566cm" svg:viewBox="0 0 72 72" draw:points="0,0 72,0 72,72 0,72">
          <text:p/>
        </draw:polygon>
        <draw:polygon draw:style-name="gr11" draw:text-style-name="P9" draw:layer="layout" svg:width="0.07cm" svg:height="0.071cm" svg:x="14.146cm" svg:y="20.566cm" svg:viewBox="0 0 71 72" draw:points="0,0 71,0 71,72 0,72">
          <text:p/>
        </draw:polygon>
        <draw:polygon draw:style-name="gr11" draw:text-style-name="P9" draw:layer="layout" svg:width="0.07cm" svg:height="0.071cm" svg:x="14.146cm" svg:y="22.083cm" svg:viewBox="0 0 71 72" draw:points="0,0 71,0 71,72 0,72">
          <text:p/>
        </draw:polygon>
        <draw:line draw:style-name="gr10" draw:text-style-name="P4" draw:layer="layout" svg:x1="13.793cm" svg:y1="20.073cm" svg:x2="13.793cm" svg:y2="20.602cm">
          <text:p/>
        </draw:line>
        <draw:line draw:style-name="gr10" draw:text-style-name="P4" draw:layer="layout" svg:x1="13.793cm" svg:y1="20.602cm" svg:x2="15.169cm" svg:y2="20.602cm">
          <text:p/>
        </draw:line>
        <draw:line draw:style-name="gr10" draw:text-style-name="P4" draw:layer="layout" svg:x1="15.169cm" svg:y1="20.602cm" svg:x2="15.169cm" svg:y2="22.119cm">
          <text:p/>
        </draw:line>
        <draw:polygon draw:style-name="gr11" draw:text-style-name="P9" draw:layer="layout" svg:width="0.07cm" svg:height="0.071cm" svg:x="13.758cm" svg:y="20.037cm" svg:viewBox="0 0 71 72" draw:points="0,0 71,0 71,72 0,72">
          <text:p/>
        </draw:polygon>
        <draw:polygon draw:style-name="gr11" draw:text-style-name="P9" draw:layer="layout" svg:width="0.07cm" svg:height="0.071cm" svg:x="13.758cm" svg:y="20.566cm" svg:viewBox="0 0 71 72" draw:points="0,0 71,0 71,72 0,72">
          <text:p/>
        </draw:polygon>
        <draw:polygon draw:style-name="gr11" draw:text-style-name="P9" draw:layer="layout" svg:width="0.07cm" svg:height="0.071cm" svg:x="15.134cm" svg:y="20.566cm" svg:viewBox="0 0 71 72" draw:points="0,0 71,0 71,72 0,72">
          <text:p/>
        </draw:polygon>
        <draw:polygon draw:style-name="gr11" draw:text-style-name="P9" draw:layer="layout" svg:width="0.07cm" svg:height="0.071cm" svg:x="15.134cm" svg:y="22.083cm" svg:viewBox="0 0 71 72" draw:points="0,0 71,0 71,72 0,72">
          <text:p/>
        </draw:polygon>
        <draw:line draw:style-name="gr10" draw:text-style-name="P4" draw:layer="layout" svg:x1="14.181cm" svg:y1="20.073cm" svg:x2="14.181cm" svg:y2="20.602cm">
          <text:p/>
        </draw:line>
        <draw:line draw:style-name="gr10" draw:text-style-name="P4" draw:layer="layout" svg:x1="14.181cm" svg:y1="20.602cm" svg:x2="16.298cm" svg:y2="20.602cm">
          <text:p/>
        </draw:line>
        <draw:line draw:style-name="gr10" draw:text-style-name="P4" draw:layer="layout" svg:x1="16.298cm" svg:y1="20.602cm" svg:x2="16.298cm" svg:y2="22.119cm">
          <text:p/>
        </draw:line>
        <draw:polygon draw:style-name="gr11" draw:text-style-name="P9" draw:layer="layout" svg:width="0.07cm" svg:height="0.071cm" svg:x="14.146cm" svg:y="20.037cm" svg:viewBox="0 0 71 72" draw:points="0,0 71,0 71,72 0,72">
          <text:p/>
        </draw:polygon>
        <draw:polygon draw:style-name="gr11" draw:text-style-name="P9" draw:layer="layout" svg:width="0.07cm" svg:height="0.071cm" svg:x="14.146cm" svg:y="20.566cm" svg:viewBox="0 0 71 72" draw:points="0,0 71,0 71,72 0,72">
          <text:p/>
        </draw:polygon>
        <draw:polygon draw:style-name="gr11" draw:text-style-name="P9" draw:layer="layout" svg:width="0.07cm" svg:height="0.071cm" svg:x="16.263cm" svg:y="20.566cm" svg:viewBox="0 0 71 72" draw:points="0,0 71,0 71,72 0,72">
          <text:p/>
        </draw:polygon>
        <draw:polygon draw:style-name="gr11" draw:text-style-name="P9" draw:layer="layout" svg:width="0.07cm" svg:height="0.071cm" svg:x="16.263cm" svg:y="22.083cm" svg:viewBox="0 0 71 72" draw:points="0,0 71,0 71,72 0,72">
          <text:p/>
        </draw:polygon>
        <draw:line draw:style-name="gr10" draw:text-style-name="P4" draw:layer="layout" svg:x1="14.569cm" svg:y1="20.073cm" svg:x2="14.569cm" svg:y2="20.602cm">
          <text:p/>
        </draw:line>
        <draw:line draw:style-name="gr10" draw:text-style-name="P4" draw:layer="layout" svg:x1="14.569cm" svg:y1="20.602cm" svg:x2="17.356cm" svg:y2="20.602cm">
          <text:p/>
        </draw:line>
        <draw:line draw:style-name="gr10" draw:text-style-name="P4" draw:layer="layout" svg:x1="17.356cm" svg:y1="20.602cm" svg:x2="17.356cm" svg:y2="22.119cm">
          <text:p/>
        </draw:line>
        <draw:polygon draw:style-name="gr11" draw:text-style-name="P9" draw:layer="layout" svg:width="0.071cm" svg:height="0.071cm" svg:x="14.534cm" svg:y="20.037cm" svg:viewBox="0 0 72 72" draw:points="0,0 72,0 72,72 0,72">
          <text:p/>
        </draw:polygon>
        <draw:polygon draw:style-name="gr11" draw:text-style-name="P9" draw:layer="layout" svg:width="0.071cm" svg:height="0.071cm" svg:x="14.534cm" svg:y="20.566cm" svg:viewBox="0 0 72 72" draw:points="0,0 72,0 72,72 0,72">
          <text:p/>
        </draw:polygon>
        <draw:polygon draw:style-name="gr11" draw:text-style-name="P9" draw:layer="layout" svg:width="0.07cm" svg:height="0.071cm" svg:x="17.321cm" svg:y="20.566cm" svg:viewBox="0 0 71 72" draw:points="0,0 71,0 71,72 0,72">
          <text:p/>
        </draw:polygon>
        <draw:polygon draw:style-name="gr11" draw:text-style-name="P9" draw:layer="layout" svg:width="0.07cm" svg:height="0.071cm" svg:x="17.321cm" svg:y="22.083cm" svg:viewBox="0 0 71 72" draw:points="0,0 71,0 71,72 0,72">
          <text:p/>
        </draw:polygon>
        <draw:line draw:style-name="gr10" draw:text-style-name="P4" draw:layer="layout" svg:x1="14.957cm" svg:y1="20.073cm" svg:x2="14.957cm" svg:y2="20.602cm">
          <text:p/>
        </draw:line>
        <draw:line draw:style-name="gr10" draw:text-style-name="P4" draw:layer="layout" svg:x1="14.957cm" svg:y1="20.602cm" svg:x2="18.415cm" svg:y2="20.602cm">
          <text:p/>
        </draw:line>
        <draw:line draw:style-name="gr10" draw:text-style-name="P4" draw:layer="layout" svg:x1="18.415cm" svg:y1="20.602cm" svg:x2="18.415cm" svg:y2="22.119cm">
          <text:p/>
        </draw:line>
        <draw:polygon draw:style-name="gr11" draw:text-style-name="P9" draw:layer="layout" svg:width="0.071cm" svg:height="0.071cm" svg:x="14.922cm" svg:y="20.037cm" svg:viewBox="0 0 72 72" draw:points="0,0 72,0 72,72 0,72">
          <text:p/>
        </draw:polygon>
        <draw:polygon draw:style-name="gr11" draw:text-style-name="P9" draw:layer="layout" svg:width="0.071cm" svg:height="0.071cm" svg:x="14.922cm" svg:y="20.566cm" svg:viewBox="0 0 72 72" draw:points="0,0 72,0 72,72 0,72">
          <text:p/>
        </draw:polygon>
        <draw:polygon draw:style-name="gr11" draw:text-style-name="P9" draw:layer="layout" svg:width="0.071cm" svg:height="0.071cm" svg:x="18.379cm" svg:y="20.566cm" svg:viewBox="0 0 72 72" draw:points="0,0 72,0 72,72 0,72">
          <text:p/>
        </draw:polygon>
        <draw:polygon draw:style-name="gr11" draw:text-style-name="P9" draw:layer="layout" svg:width="0.071cm" svg:height="0.071cm" svg:x="18.379cm" svg:y="22.083cm" svg:viewBox="0 0 72 72" draw:points="0,0 72,0 72,72 0,72">
          <text:p/>
        </draw:polygon>
        <draw:line draw:style-name="gr10" draw:text-style-name="P4" draw:layer="layout" svg:x1="2.751cm" svg:y1="20.073cm" svg:x2="2.751cm" svg:y2="20.602cm">
          <text:p/>
        </draw:line>
        <draw:line draw:style-name="gr10" draw:text-style-name="P4" draw:layer="layout" svg:x1="2.751cm" svg:y1="20.602cm" svg:x2="1.128cm" svg:y2="20.602cm">
          <text:p/>
        </draw:line>
        <draw:line draw:style-name="gr10" draw:text-style-name="P4" draw:layer="layout" svg:x1="1.128cm" svg:y1="20.602cm" svg:x2="1.128cm" svg:y2="22.119cm">
          <text:p/>
        </draw:line>
        <draw:polygon draw:style-name="gr11" draw:text-style-name="P9" draw:layer="layout" svg:width="0.07cm" svg:height="0.071cm" svg:x="2.716cm" svg:y="20.037cm" svg:viewBox="0 0 71 72" draw:points="0,0 71,0 71,72 0,72">
          <text:p/>
        </draw:polygon>
        <draw:polygon draw:style-name="gr11" draw:text-style-name="P9" draw:layer="layout" svg:width="0.07cm" svg:height="0.071cm" svg:x="2.716cm" svg:y="20.566cm" svg:viewBox="0 0 71 72" draw:points="0,0 71,0 71,72 0,72">
          <text:p/>
        </draw:polygon>
        <draw:polygon draw:style-name="gr11" draw:text-style-name="P9" draw:layer="layout" svg:width="0.071cm" svg:height="0.071cm" svg:x="1.093cm" svg:y="20.566cm" svg:viewBox="0 0 72 72" draw:points="0,0 72,0 72,72 0,72">
          <text:p/>
        </draw:polygon>
        <draw:polygon draw:style-name="gr11" draw:text-style-name="P9" draw:layer="layout" svg:width="0.071cm" svg:height="0.071cm" svg:x="1.093cm" svg:y="22.083cm" svg:viewBox="0 0 72 72" draw:points="0,0 72,0 72,72 0,72">
          <text:p/>
        </draw:polygon>
        <draw:line draw:style-name="gr10" draw:text-style-name="P4" draw:layer="layout" svg:x1="3.527cm" svg:y1="20.073cm" svg:x2="3.527cm" svg:y2="20.602cm">
          <text:p/>
        </draw:line>
        <draw:line draw:style-name="gr10" draw:text-style-name="P4" draw:layer="layout" svg:x1="3.527cm" svg:y1="20.602cm" svg:x2="3.21cm" svg:y2="20.602cm">
          <text:p/>
        </draw:line>
        <draw:line draw:style-name="gr10" draw:text-style-name="P4" draw:layer="layout" svg:x1="3.21cm" svg:y1="20.602cm" svg:x2="3.21cm" svg:y2="22.119cm">
          <text:p/>
        </draw:line>
        <draw:polygon draw:style-name="gr11" draw:text-style-name="P9" draw:layer="layout" svg:width="0.071cm" svg:height="0.071cm" svg:x="3.492cm" svg:y="20.037cm" svg:viewBox="0 0 72 72" draw:points="0,0 72,0 72,72 0,72">
          <text:p/>
        </draw:polygon>
        <draw:polygon draw:style-name="gr11" draw:text-style-name="P9" draw:layer="layout" svg:width="0.071cm" svg:height="0.071cm" svg:x="3.492cm" svg:y="20.566cm" svg:viewBox="0 0 72 72" draw:points="0,0 72,0 72,72 0,72">
          <text:p/>
        </draw:polygon>
        <draw:polygon draw:style-name="gr11" draw:text-style-name="P9" draw:layer="layout" svg:width="0.07cm" svg:height="0.071cm" svg:x="3.175cm" svg:y="20.566cm" svg:viewBox="0 0 71 72" draw:points="0,0 71,0 71,72 0,72">
          <text:p/>
        </draw:polygon>
        <draw:polygon draw:style-name="gr11" draw:text-style-name="P9" draw:layer="layout" svg:width="0.07cm" svg:height="0.071cm" svg:x="3.175cm" svg:y="22.083cm" svg:viewBox="0 0 71 72" draw:points="0,0 71,0 71,72 0,72">
          <text:p/>
        </draw:polygon>
        <draw:line draw:style-name="gr10" draw:text-style-name="P4" draw:layer="layout" svg:x1="3.915cm" svg:y1="20.073cm" svg:x2="3.915cm" svg:y2="20.602cm">
          <text:p/>
        </draw:line>
        <draw:line draw:style-name="gr10" draw:text-style-name="P4" draw:layer="layout" svg:x1="3.915cm" svg:y1="20.602cm" svg:x2="4.198cm" svg:y2="20.602cm">
          <text:p/>
        </draw:line>
        <draw:line draw:style-name="gr10" draw:text-style-name="P4" draw:layer="layout" svg:x1="4.198cm" svg:y1="20.602cm" svg:x2="4.198cm" svg:y2="22.119cm">
          <text:p/>
        </draw:line>
        <draw:polygon draw:style-name="gr11" draw:text-style-name="P9" draw:layer="layout" svg:width="0.071cm" svg:height="0.071cm" svg:x="3.88cm" svg:y="20.037cm" svg:viewBox="0 0 72 72" draw:points="0,0 72,0 72,72 0,72">
          <text:p/>
        </draw:polygon>
        <draw:polygon draw:style-name="gr11" draw:text-style-name="P9" draw:layer="layout" svg:width="0.071cm" svg:height="0.071cm" svg:x="3.88cm" svg:y="20.566cm" svg:viewBox="0 0 72 72" draw:points="0,0 72,0 72,72 0,72">
          <text:p/>
        </draw:polygon>
        <draw:polygon draw:style-name="gr11" draw:text-style-name="P9" draw:layer="layout" svg:width="0.071cm" svg:height="0.071cm" svg:x="4.162cm" svg:y="20.566cm" svg:viewBox="0 0 72 72" draw:points="0,0 72,0 72,72 0,72">
          <text:p/>
        </draw:polygon>
        <draw:polygon draw:style-name="gr11" draw:text-style-name="P9" draw:layer="layout" svg:width="0.071cm" svg:height="0.071cm" svg:x="4.162cm" svg:y="22.083cm" svg:viewBox="0 0 72 72" draw:points="0,0 72,0 72,72 0,72">
          <text:p/>
        </draw:polygon>
        <draw:line draw:style-name="gr10" draw:text-style-name="P4" draw:layer="layout" svg:x1="4.268cm" svg:y1="20.073cm" svg:x2="4.268cm" svg:y2="20.602cm">
          <text:p/>
        </draw:line>
        <draw:line draw:style-name="gr10" draw:text-style-name="P4" draw:layer="layout" svg:x1="4.268cm" svg:y1="20.602cm" svg:x2="5.256cm" svg:y2="20.602cm">
          <text:p/>
        </draw:line>
        <draw:line draw:style-name="gr10" draw:text-style-name="P4" draw:layer="layout" svg:x1="5.256cm" svg:y1="20.602cm" svg:x2="5.256cm" svg:y2="22.119cm">
          <text:p/>
        </draw:line>
        <draw:polygon draw:style-name="gr11" draw:text-style-name="P9" draw:layer="layout" svg:width="0.07cm" svg:height="0.071cm" svg:x="4.233cm" svg:y="20.037cm" svg:viewBox="0 0 71 72" draw:points="0,0 71,0 71,72 0,72">
          <text:p/>
        </draw:polygon>
        <draw:polygon draw:style-name="gr11" draw:text-style-name="P9" draw:layer="layout" svg:width="0.07cm" svg:height="0.071cm" svg:x="4.233cm" svg:y="20.566cm" svg:viewBox="0 0 71 72" draw:points="0,0 71,0 71,72 0,72">
          <text:p/>
        </draw:polygon>
        <draw:polygon draw:style-name="gr11" draw:text-style-name="P9" draw:layer="layout" svg:width="0.07cm" svg:height="0.071cm" svg:x="5.221cm" svg:y="20.566cm" svg:viewBox="0 0 71 72" draw:points="0,0 71,0 71,72 0,72">
          <text:p/>
        </draw:polygon>
        <draw:polygon draw:style-name="gr11" draw:text-style-name="P9" draw:layer="layout" svg:width="0.07cm" svg:height="0.071cm" svg:x="5.221cm" svg:y="22.083cm" svg:viewBox="0 0 71 72" draw:points="0,0 71,0 71,72 0,72">
          <text:p/>
        </draw:polygon>
        <draw:line draw:style-name="gr10" draw:text-style-name="P4" draw:layer="layout" svg:x1="4.656cm" svg:y1="20.073cm" svg:x2="4.656cm" svg:y2="20.602cm">
          <text:p/>
        </draw:line>
        <draw:line draw:style-name="gr10" draw:text-style-name="P4" draw:layer="layout" svg:x1="4.656cm" svg:y1="20.602cm" svg:x2="6.42cm" svg:y2="20.602cm">
          <text:p/>
        </draw:line>
        <draw:line draw:style-name="gr10" draw:text-style-name="P4" draw:layer="layout" svg:x1="6.42cm" svg:y1="20.602cm" svg:x2="6.42cm" svg:y2="22.119cm">
          <text:p/>
        </draw:line>
        <draw:polygon draw:style-name="gr11" draw:text-style-name="P9" draw:layer="layout" svg:width="0.07cm" svg:height="0.071cm" svg:x="4.621cm" svg:y="20.037cm" svg:viewBox="0 0 71 72" draw:points="0,0 71,0 71,72 0,72">
          <text:p/>
        </draw:polygon>
        <draw:polygon draw:style-name="gr11" draw:text-style-name="P9" draw:layer="layout" svg:width="0.07cm" svg:height="0.071cm" svg:x="4.621cm" svg:y="20.566cm" svg:viewBox="0 0 71 72" draw:points="0,0 71,0 71,72 0,72">
          <text:p/>
        </draw:polygon>
        <draw:polygon draw:style-name="gr11" draw:text-style-name="P9" draw:layer="layout" svg:width="0.07cm" svg:height="0.071cm" svg:x="6.385cm" svg:y="20.566cm" svg:viewBox="0 0 71 72" draw:points="0,0 71,0 71,72 0,72">
          <text:p/>
        </draw:polygon>
        <draw:polygon draw:style-name="gr11" draw:text-style-name="P9" draw:layer="layout" svg:width="0.07cm" svg:height="0.071cm" svg:x="6.385cm" svg:y="22.083cm" svg:viewBox="0 0 71 72" draw:points="0,0 71,0 71,72 0,72">
          <text:p/>
        </draw:polygon>
        <draw:line draw:style-name="gr10" draw:text-style-name="P4" draw:layer="layout" svg:x1="5.044cm" svg:y1="20.073cm" svg:x2="5.044cm" svg:y2="20.602cm">
          <text:p/>
        </draw:line>
        <draw:line draw:style-name="gr10" draw:text-style-name="P4" draw:layer="layout" svg:x1="5.044cm" svg:y1="20.602cm" svg:x2="7.443cm" svg:y2="20.602cm">
          <text:p/>
        </draw:line>
        <draw:line draw:style-name="gr10" draw:text-style-name="P4" draw:layer="layout" svg:x1="7.443cm" svg:y1="20.602cm" svg:x2="7.443cm" svg:y2="22.119cm">
          <text:p/>
        </draw:line>
        <draw:polygon draw:style-name="gr11" draw:text-style-name="P9" draw:layer="layout" svg:width="0.071cm" svg:height="0.071cm" svg:x="5.009cm" svg:y="20.037cm" svg:viewBox="0 0 72 72" draw:points="0,0 72,0 72,72 0,72">
          <text:p/>
        </draw:polygon>
        <draw:polygon draw:style-name="gr11" draw:text-style-name="P9" draw:layer="layout" svg:width="0.071cm" svg:height="0.071cm" svg:x="5.009cm" svg:y="20.566cm" svg:viewBox="0 0 72 72" draw:points="0,0 72,0 72,72 0,72">
          <text:p/>
        </draw:polygon>
        <draw:polygon draw:style-name="gr11" draw:text-style-name="P9" draw:layer="layout" svg:width="0.07cm" svg:height="0.071cm" svg:x="7.408cm" svg:y="20.566cm" svg:viewBox="0 0 71 72" draw:points="0,0 71,0 71,72 0,72">
          <text:p/>
        </draw:polygon>
        <draw:polygon draw:style-name="gr11" draw:text-style-name="P9" draw:layer="layout" svg:width="0.07cm" svg:height="0.071cm" svg:x="7.408cm" svg:y="22.083cm" svg:viewBox="0 0 71 72" draw:points="0,0 71,0 71,72 0,72">
          <text:p/>
        </draw:polygon>
        <draw:line draw:style-name="gr10" draw:text-style-name="P4" draw:layer="layout" svg:x1="5.432cm" svg:y1="20.073cm" svg:x2="5.432cm" svg:y2="20.602cm">
          <text:p/>
        </draw:line>
        <draw:line draw:style-name="gr10" draw:text-style-name="P4" draw:layer="layout" svg:x1="5.432cm" svg:y1="20.602cm" svg:x2="8.501cm" svg:y2="20.602cm">
          <text:p/>
        </draw:line>
        <draw:line draw:style-name="gr10" draw:text-style-name="P4" draw:layer="layout" svg:x1="8.501cm" svg:y1="20.602cm" svg:x2="8.501cm" svg:y2="22.119cm">
          <text:p/>
        </draw:line>
        <draw:polygon draw:style-name="gr11" draw:text-style-name="P9" draw:layer="layout" svg:width="0.071cm" svg:height="0.071cm" svg:x="5.397cm" svg:y="20.037cm" svg:viewBox="0 0 72 72" draw:points="0,0 72,0 72,72 0,72">
          <text:p/>
        </draw:polygon>
        <draw:polygon draw:style-name="gr11" draw:text-style-name="P9" draw:layer="layout" svg:width="0.071cm" svg:height="0.071cm" svg:x="5.397cm" svg:y="20.566cm" svg:viewBox="0 0 72 72" draw:points="0,0 72,0 72,72 0,72">
          <text:p/>
        </draw:polygon>
        <draw:polygon draw:style-name="gr11" draw:text-style-name="P9" draw:layer="layout" svg:width="0.071cm" svg:height="0.071cm" svg:x="8.466cm" svg:y="20.566cm" svg:viewBox="0 0 72 72" draw:points="0,0 72,0 72,72 0,72">
          <text:p/>
        </draw:polygon>
        <draw:polygon draw:style-name="gr11" draw:text-style-name="P9" draw:layer="layout" svg:width="0.071cm" svg:height="0.071cm" svg:x="8.466cm" svg:y="22.083cm" svg:viewBox="0 0 72 72" draw:points="0,0 72,0 72,72 0,72">
          <text:p/>
        </draw:polygon>
        <draw:line draw:style-name="gr10" draw:text-style-name="P4" draw:layer="layout" svg:x1="9.066cm" svg:y1="19.649cm" svg:x2="8.537cm" svg:y2="19.649cm">
          <text:p/>
        </draw:line>
        <draw:line draw:style-name="gr10" draw:text-style-name="P4" draw:layer="layout" svg:x1="8.537cm" svg:y1="19.649cm" svg:x2="8.537cm" svg:y2="19.685cm">
          <text:p/>
        </draw:line>
        <draw:line draw:style-name="gr10" draw:text-style-name="P4" draw:layer="layout" svg:x1="8.537cm" svg:y1="19.685cm" svg:x2="5.82cm" svg:y2="19.685cm">
          <text:p/>
        </draw:line>
        <draw:polygon draw:style-name="gr11" draw:text-style-name="P9" draw:layer="layout" svg:width="0.07cm" svg:height="0.071cm" svg:x="9.031cm" svg:y="19.614cm" svg:viewBox="0 0 71 72" draw:points="0,0 71,0 71,72 0,72">
          <text:p/>
        </draw:polygon>
        <draw:polygon draw:style-name="gr11" draw:text-style-name="P9" draw:layer="layout" svg:width="0.071cm" svg:height="0.071cm" svg:x="8.501cm" svg:y="19.614cm" svg:viewBox="0 0 72 72" draw:points="0,0 72,0 72,72 0,72">
          <text:p/>
        </draw:polygon>
        <draw:polygon draw:style-name="gr11" draw:text-style-name="P9" draw:layer="layout" svg:width="0.071cm" svg:height="0.071cm" svg:x="8.501cm" svg:y="19.649cm" svg:viewBox="0 0 72 72" draw:points="0,0 72,0 72,72 0,72">
          <text:p/>
        </draw:polygon>
        <draw:polygon draw:style-name="gr11" draw:text-style-name="P9" draw:layer="layout" svg:width="0.071cm" svg:height="0.071cm" svg:x="5.785cm" svg:y="19.649cm" svg:viewBox="0 0 72 72" draw:points="0,0 72,0 72,72 0,72">
          <text:p/>
        </draw:polygon>
        <draw:line draw:style-name="gr10" draw:text-style-name="P4" draw:layer="layout" svg:x1="9.913cm" svg:y1="19.649cm" svg:x2="10.442cm" svg:y2="19.649cm">
          <text:p/>
        </draw:line>
        <draw:line draw:style-name="gr10" draw:text-style-name="P4" draw:layer="layout" svg:x1="10.442cm" svg:y1="19.649cm" svg:x2="10.442cm" svg:y2="19.685cm">
          <text:p/>
        </draw:line>
        <draw:line draw:style-name="gr10" draw:text-style-name="P4" draw:layer="layout" svg:x1="10.442cm" svg:y1="19.685cm" svg:x2="11.888cm" svg:y2="19.685cm">
          <text:p/>
        </draw:line>
        <draw:polygon draw:style-name="gr11" draw:text-style-name="P9" draw:layer="layout" svg:width="0.071cm" svg:height="0.071cm" svg:x="9.877cm" svg:y="19.614cm" svg:viewBox="0 0 72 72" draw:points="0,0 72,0 72,72 0,72">
          <text:p/>
        </draw:polygon>
        <draw:polygon draw:style-name="gr11" draw:text-style-name="P9" draw:layer="layout" svg:width="0.071cm" svg:height="0.071cm" svg:x="10.406cm" svg:y="19.614cm" svg:viewBox="0 0 72 72" draw:points="0,0 72,0 72,72 0,72">
          <text:p/>
        </draw:polygon>
        <draw:polygon draw:style-name="gr11" draw:text-style-name="P9" draw:layer="layout" svg:width="0.071cm" svg:height="0.071cm" svg:x="10.406cm" svg:y="19.649cm" svg:viewBox="0 0 72 72" draw:points="0,0 72,0 72,72 0,72">
          <text:p/>
        </draw:polygon>
        <draw:polygon draw:style-name="gr11" draw:text-style-name="P9" draw:layer="layout" svg:width="0.07cm" svg:height="0.071cm" svg:x="11.853cm" svg:y="19.649cm" svg:viewBox="0 0 71 72" draw:points="0,0 71,0 71,72 0,72">
          <text:p/>
        </draw:polygon>
        <draw:line draw:style-name="gr10" draw:text-style-name="P4" draw:layer="layout" svg:x1="18.415cm" svg:y1="23.53cm" svg:x2="18.415cm" svg:y2="23.001cm">
          <text:p/>
        </draw:line>
        <draw:polyline draw:style-name="gr10" draw:text-style-name="P4" draw:layer="layout" svg:width="0cm" svg:height="0cm" svg:x="18.415cm" svg:y="23.001cm" svg:viewBox="0 0 0 0" draw:points="0,0">
          <text:p/>
        </draw:polyline>
        <draw:line draw:style-name="gr10" draw:text-style-name="P4" draw:layer="layout" svg:x1="18.415cm" svg:y1="23.001cm" svg:x2="18.415cm" svg:y2="22.895cm">
          <text:p/>
        </draw:line>
        <draw:polygon draw:style-name="gr11" draw:text-style-name="P9" draw:layer="layout" svg:width="0.071cm" svg:height="0.07cm" svg:x="18.379cm" svg:y="23.495cm" svg:viewBox="0 0 72 71" draw:points="0,0 72,0 72,71 0,71">
          <text:p/>
        </draw:polygon>
        <draw:polygon draw:style-name="gr11" draw:text-style-name="P9" draw:layer="layout" svg:width="0.071cm" svg:height="0.071cm" svg:x="18.379cm" svg:y="22.965cm" svg:viewBox="0 0 72 72" draw:points="0,0 72,0 72,72 0,72">
          <text:p/>
        </draw:polygon>
        <draw:polygon draw:style-name="gr11" draw:text-style-name="P9" draw:layer="layout" svg:width="0.071cm" svg:height="0.071cm" svg:x="18.379cm" svg:y="22.965cm" svg:viewBox="0 0 72 72" draw:points="0,0 72,0 72,72 0,72">
          <text:p/>
        </draw:polygon>
        <draw:polygon draw:style-name="gr11" draw:text-style-name="P9" draw:layer="layout" svg:width="0.071cm" svg:height="0.07cm" svg:x="18.379cm" svg:y="22.86cm" svg:viewBox="0 0 72 71" draw:points="0,0 72,0 72,71 0,71">
          <text:p/>
        </draw:polygon>
        <draw:line draw:style-name="gr10" draw:text-style-name="P4" draw:layer="layout" svg:x1="2.751cm" svg:y1="20.073cm" svg:x2="2.751cm" svg:y2="20.602cm">
          <text:p/>
        </draw:line>
        <draw:line draw:style-name="gr10" draw:text-style-name="P4" draw:layer="layout" svg:x1="2.751cm" svg:y1="20.602cm" svg:x2="1.128cm" svg:y2="20.602cm">
          <text:p/>
        </draw:line>
        <draw:line draw:style-name="gr10" draw:text-style-name="P4" draw:layer="layout" svg:x1="1.128cm" svg:y1="20.602cm" svg:x2="1.128cm" svg:y2="22.119cm">
          <text:p/>
        </draw:line>
        <draw:polygon draw:style-name="gr11" draw:text-style-name="P9" draw:layer="layout" svg:width="0.07cm" svg:height="0.071cm" svg:x="2.716cm" svg:y="20.037cm" svg:viewBox="0 0 71 72" draw:points="0,0 71,0 71,72 0,72">
          <text:p/>
        </draw:polygon>
        <draw:polygon draw:style-name="gr11" draw:text-style-name="P9" draw:layer="layout" svg:width="0.07cm" svg:height="0.071cm" svg:x="2.716cm" svg:y="20.566cm" svg:viewBox="0 0 71 72" draw:points="0,0 71,0 71,72 0,72">
          <text:p/>
        </draw:polygon>
        <draw:polygon draw:style-name="gr11" draw:text-style-name="P9" draw:layer="layout" svg:width="0.071cm" svg:height="0.071cm" svg:x="1.093cm" svg:y="20.566cm" svg:viewBox="0 0 72 72" draw:points="0,0 72,0 72,72 0,72">
          <text:p/>
        </draw:polygon>
        <draw:polygon draw:style-name="gr11" draw:text-style-name="P9" draw:layer="layout" svg:width="0.071cm" svg:height="0.071cm" svg:x="1.093cm" svg:y="22.083cm" svg:viewBox="0 0 72 72" draw:points="0,0 72,0 72,72 0,72">
          <text:p/>
        </draw:polygon>
        <draw:line draw:style-name="gr10" draw:text-style-name="P4" draw:layer="layout" svg:x1="23.847cm" svg:y1="49.988cm" svg:x2="24.376cm" svg:y2="49.988cm">
          <text:p/>
        </draw:line>
        <draw:line draw:style-name="gr10" draw:text-style-name="P4" draw:layer="layout" svg:x1="24.376cm" svg:y1="49.988cm" svg:x2="24.376cm" svg:y2="40.851cm">
          <text:p/>
        </draw:line>
        <draw:line draw:style-name="gr10" draw:text-style-name="P4" draw:layer="layout" svg:x1="24.376cm" svg:y1="40.851cm" svg:x2="31.644cm" svg:y2="40.851cm">
          <text:p/>
        </draw:line>
        <draw:polygon draw:style-name="gr11" draw:text-style-name="P9" draw:layer="layout" svg:width="0.071cm" svg:height="0.07cm" svg:x="23.812cm" svg:y="49.953cm" svg:viewBox="0 0 72 71" draw:points="0,0 72,0 72,71 0,71">
          <text:p/>
        </draw:polygon>
        <draw:polygon draw:style-name="gr11" draw:text-style-name="P9" draw:layer="layout" svg:width="0.071cm" svg:height="0.07cm" svg:x="24.341cm" svg:y="49.953cm" svg:viewBox="0 0 72 71" draw:points="0,0 72,0 72,71 0,71">
          <text:p/>
        </draw:polygon>
        <draw:polygon draw:style-name="gr11" draw:text-style-name="P9" draw:layer="layout" svg:width="0.071cm" svg:height="0.07cm" svg:x="24.341cm" svg:y="40.816cm" svg:viewBox="0 0 72 71" draw:points="0,0 72,0 72,71 0,71">
          <text:p/>
        </draw:polygon>
        <draw:polygon draw:style-name="gr11" draw:text-style-name="P9" draw:layer="layout" svg:width="0.071cm" svg:height="0.07cm" svg:x="31.608cm" svg:y="40.816cm" svg:viewBox="0 0 72 71" draw:points="0,0 72,0 72,71 0,71">
          <text:p/>
        </draw:polygon>
        <draw:line draw:style-name="gr10" draw:text-style-name="P4" draw:layer="layout" svg:x1="14.005cm" svg:y1="49.988cm" svg:x2="13.476cm" svg:y2="49.988cm">
          <text:p/>
        </draw:line>
        <draw:polyline draw:style-name="gr10" draw:text-style-name="P4" draw:layer="layout" svg:width="0cm" svg:height="0cm" svg:x="13.476cm" svg:y="49.988cm" svg:viewBox="0 0 0 0" draw:points="0,0">
          <text:p/>
        </draw:polyline>
        <draw:line draw:style-name="gr10" draw:text-style-name="P4" draw:layer="layout" svg:x1="13.476cm" svg:y1="49.988cm" svg:x2="13.299cm" svg:y2="49.988cm">
          <text:p/>
        </draw:line>
        <draw:polygon draw:style-name="gr11" draw:text-style-name="P9" draw:layer="layout" svg:width="0.07cm" svg:height="0.07cm" svg:x="13.97cm" svg:y="49.953cm" svg:viewBox="0 0 71 71" draw:points="0,0 71,0 71,71 0,71">
          <text:p/>
        </draw:polygon>
        <draw:polygon draw:style-name="gr11" draw:text-style-name="P9" draw:layer="layout" svg:width="0.071cm" svg:height="0.07cm" svg:x="13.44cm" svg:y="49.953cm" svg:viewBox="0 0 72 71" draw:points="0,0 72,0 72,71 0,71">
          <text:p/>
        </draw:polygon>
        <draw:polygon draw:style-name="gr11" draw:text-style-name="P9" draw:layer="layout" svg:width="0.071cm" svg:height="0.07cm" svg:x="13.44cm" svg:y="49.953cm" svg:viewBox="0 0 72 71" draw:points="0,0 72,0 72,71 0,71">
          <text:p/>
        </draw:polygon>
        <draw:polygon draw:style-name="gr11" draw:text-style-name="P9" draw:layer="layout" svg:width="0.072cm" svg:height="0.07cm" svg:x="13.264cm" svg:y="49.953cm" svg:viewBox="0 0 73 71" draw:points="0,0 73,0 73,71 0,71">
          <text:p/>
        </draw:polygon>
        <draw:line draw:style-name="gr10" draw:text-style-name="P4" draw:layer="layout" svg:x1="10.16cm" svg:y1="46.249cm" svg:x2="10.16cm" svg:y2="46.778cm">
          <text:p/>
        </draw:line>
        <draw:line draw:style-name="gr10" draw:text-style-name="P4" draw:layer="layout" svg:x1="10.16cm" svg:y1="46.778cm" svg:x2="10.301cm" svg:y2="46.778cm">
          <text:p/>
        </draw:line>
        <draw:line draw:style-name="gr10" draw:text-style-name="P4" draw:layer="layout" svg:x1="10.301cm" svg:y1="46.778cm" svg:x2="10.301cm" svg:y2="47.166cm">
          <text:p/>
        </draw:line>
        <draw:polygon draw:style-name="gr11" draw:text-style-name="P9" draw:layer="layout" svg:width="0.071cm" svg:height="0.071cm" svg:x="10.124cm" svg:y="46.213cm" svg:viewBox="0 0 72 72" draw:points="0,0 72,0 72,72 0,72">
          <text:p/>
        </draw:polygon>
        <draw:polygon draw:style-name="gr11" draw:text-style-name="P9" draw:layer="layout" svg:width="0.071cm" svg:height="0.07cm" svg:x="10.124cm" svg:y="46.743cm" svg:viewBox="0 0 72 71" draw:points="0,0 72,0 72,71 0,71">
          <text:p/>
        </draw:polygon>
        <draw:polygon draw:style-name="gr11" draw:text-style-name="P9" draw:layer="layout" svg:width="0.071cm" svg:height="0.07cm" svg:x="10.265cm" svg:y="46.743cm" svg:viewBox="0 0 72 71" draw:points="0,0 72,0 72,71 0,71">
          <text:p/>
        </draw:polygon>
        <draw:polygon draw:style-name="gr11" draw:text-style-name="P9" draw:layer="layout" svg:width="0.071cm" svg:height="0.07cm" svg:x="10.265cm" svg:y="47.131cm" svg:viewBox="0 0 72 71" draw:points="0,0 72,0 72,71 0,71">
          <text:p/>
        </draw:polygon>
        <draw:line draw:style-name="gr10" draw:text-style-name="P4" draw:layer="layout" svg:x1="10.583cm" svg:y1="43.285cm" svg:x2="11.112cm" svg:y2="43.285cm">
          <text:p/>
        </draw:line>
        <draw:line draw:style-name="gr10" draw:text-style-name="P4" draw:layer="layout" svg:x1="11.112cm" svg:y1="43.285cm" svg:x2="11.112cm" svg:y2="43.321cm">
          <text:p/>
        </draw:line>
        <draw:line draw:style-name="gr10" draw:text-style-name="P4" draw:layer="layout" svg:x1="11.112cm" svg:y1="43.321cm" svg:x2="12.946cm" svg:y2="43.321cm">
          <text:p/>
        </draw:line>
        <draw:polygon draw:style-name="gr11" draw:text-style-name="P9" draw:layer="layout" svg:width="0.07cm" svg:height="0.071cm" svg:x="10.548cm" svg:y="43.25cm" svg:viewBox="0 0 71 72" draw:points="0,0 71,0 71,72 0,72">
          <text:p/>
        </draw:polygon>
        <draw:polygon draw:style-name="gr11" draw:text-style-name="P9" draw:layer="layout" svg:width="0.07cm" svg:height="0.071cm" svg:x="11.077cm" svg:y="43.25cm" svg:viewBox="0 0 71 72" draw:points="0,0 71,0 71,72 0,72">
          <text:p/>
        </draw:polygon>
        <draw:polygon draw:style-name="gr11" draw:text-style-name="P9" draw:layer="layout" svg:width="0.07cm" svg:height="0.071cm" svg:x="11.077cm" svg:y="43.285cm" svg:viewBox="0 0 71 72" draw:points="0,0 71,0 71,72 0,72">
          <text:p/>
        </draw:polygon>
        <draw:polygon draw:style-name="gr11" draw:text-style-name="P9" draw:layer="layout" svg:width="0.071cm" svg:height="0.071cm" svg:x="12.911cm" svg:y="43.285cm" svg:viewBox="0 0 72 72" draw:points="0,0 72,0 72,72 0,72">
          <text:p/>
        </draw:polygon>
        <draw:line draw:style-name="gr10" draw:text-style-name="P4" draw:layer="layout" svg:x1="10.16cm" svg:y1="45.402cm" svg:x2="10.16cm" svg:y2="45.12cm">
          <text:p/>
        </draw:line>
        <draw:line draw:style-name="gr12" draw:text-style-name="P4" draw:layer="layout" svg:x1="6.138cm" svg:y1="42.933cm" svg:x2="6.138cm" svg:y2="42.403cm">
          <text:p/>
        </draw:line>
        <draw:line draw:style-name="gr12" draw:text-style-name="P4" draw:layer="layout" svg:x1="6.138cm" svg:y1="42.403cm" svg:x2="8.501cm" svg:y2="42.403cm">
          <text:p/>
        </draw:line>
        <draw:line draw:style-name="gr12" draw:text-style-name="P4" draw:layer="layout" svg:x1="8.501cm" svg:y1="42.403cm" svg:x2="8.501cm" svg:y2="40.886cm">
          <text:p/>
        </draw:line>
        <draw:line draw:style-name="gr12" draw:text-style-name="P4" draw:layer="layout" svg:x1="5.997cm" svg:y1="42.791cm" svg:x2="6.244cm" svg:y2="42.791cm">
          <text:p/>
        </draw:line>
        <draw:line draw:style-name="gr12" draw:text-style-name="P4" draw:layer="layout" svg:x1="6.279cm" svg:y1="42.791cm" svg:x2="6.279cm" svg:y2="43.038cm">
          <text:p/>
        </draw:line>
        <draw:line draw:style-name="gr12" draw:text-style-name="P4" draw:layer="layout" svg:x1="6.279cm" svg:y1="43.074cm" svg:x2="6.032cm" svg:y2="43.074cm">
          <text:p/>
        </draw:line>
        <draw:line draw:style-name="gr12" draw:text-style-name="P4" draw:layer="layout" svg:x1="5.997cm" svg:y1="43.074cm" svg:x2="5.997cm" svg:y2="42.827cm">
          <text:p/>
        </draw:line>
        <draw:line draw:style-name="gr12" draw:text-style-name="P4" draw:layer="layout" svg:x1="5.997cm" svg:y1="42.262cm" svg:x2="6.244cm" svg:y2="42.262cm">
          <text:p/>
        </draw:line>
        <draw:line draw:style-name="gr12" draw:text-style-name="P4" draw:layer="layout" svg:x1="6.279cm" svg:y1="42.262cm" svg:x2="6.279cm" svg:y2="42.509cm">
          <text:p/>
        </draw:line>
        <draw:line draw:style-name="gr12" draw:text-style-name="P4" draw:layer="layout" svg:x1="6.279cm" svg:y1="42.545cm" svg:x2="6.032cm" svg:y2="42.545cm">
          <text:p/>
        </draw:line>
        <draw:line draw:style-name="gr12" draw:text-style-name="P4" draw:layer="layout" svg:x1="5.997cm" svg:y1="42.545cm" svg:x2="5.997cm" svg:y2="42.298cm">
          <text:p/>
        </draw:line>
        <draw:line draw:style-name="gr12" draw:text-style-name="P4" draw:layer="layout" svg:x1="8.36cm" svg:y1="42.262cm" svg:x2="8.607cm" svg:y2="42.262cm">
          <text:p/>
        </draw:line>
        <draw:line draw:style-name="gr12" draw:text-style-name="P4" draw:layer="layout" svg:x1="8.643cm" svg:y1="42.262cm" svg:x2="8.643cm" svg:y2="42.509cm">
          <text:p/>
        </draw:line>
        <draw:line draw:style-name="gr12" draw:text-style-name="P4" draw:layer="layout" svg:x1="8.643cm" svg:y1="42.545cm" svg:x2="8.396cm" svg:y2="42.545cm">
          <text:p/>
        </draw:line>
        <draw:line draw:style-name="gr12" draw:text-style-name="P4" draw:layer="layout" svg:x1="8.36cm" svg:y1="42.545cm" svg:x2="8.36cm" svg:y2="42.298cm">
          <text:p/>
        </draw:line>
        <draw:line draw:style-name="gr12" draw:text-style-name="P4" draw:layer="layout" svg:x1="8.36cm" svg:y1="40.745cm" svg:x2="8.607cm" svg:y2="40.745cm">
          <text:p/>
        </draw:line>
        <draw:line draw:style-name="gr12" draw:text-style-name="P4" draw:layer="layout" svg:x1="8.643cm" svg:y1="40.745cm" svg:x2="8.643cm" svg:y2="40.992cm">
          <text:p/>
        </draw:line>
        <draw:line draw:style-name="gr12" draw:text-style-name="P4" draw:layer="layout" svg:x1="8.643cm" svg:y1="41.028cm" svg:x2="8.396cm" svg:y2="41.028cm">
          <text:p/>
        </draw:line>
        <draw:line draw:style-name="gr12" draw:text-style-name="P4" draw:layer="layout" svg:x1="8.36cm" svg:y1="41.028cm" svg:x2="8.36cm" svg:y2="40.781cm">
          <text:p/>
        </draw:line>
        <draw:line draw:style-name="gr10" draw:text-style-name="P4" draw:layer="layout" svg:x1="18.379cm" svg:y1="16.192cm" svg:x2="18.908cm" svg:y2="16.192cm">
          <text:p/>
        </draw:line>
        <draw:line draw:style-name="gr10" draw:text-style-name="P4" draw:layer="layout" svg:x1="18.908cm" svg:y1="16.192cm" svg:x2="18.908cm" svg:y2="15.945cm">
          <text:p/>
        </draw:line>
        <draw:line draw:style-name="gr10" draw:text-style-name="P4" draw:layer="layout" svg:x1="18.908cm" svg:y1="15.945cm" svg:x2="18.944cm" svg:y2="15.945cm">
          <text:p/>
        </draw:line>
        <draw:polygon draw:style-name="gr11" draw:text-style-name="P9" draw:layer="layout" svg:width="0.071cm" svg:height="0.07cm" svg:x="18.344cm" svg:y="16.157cm" svg:viewBox="0 0 72 71" draw:points="0,0 72,0 72,71 0,71">
          <text:p/>
        </draw:polygon>
        <draw:polygon draw:style-name="gr11" draw:text-style-name="P9" draw:layer="layout" svg:width="0.071cm" svg:height="0.07cm" svg:x="18.873cm" svg:y="16.157cm" svg:viewBox="0 0 72 71" draw:points="0,0 72,0 72,71 0,71">
          <text:p/>
        </draw:polygon>
        <draw:polygon draw:style-name="gr11" draw:text-style-name="P9" draw:layer="layout" svg:width="0.071cm" svg:height="0.07cm" svg:x="18.873cm" svg:y="15.91cm" svg:viewBox="0 0 72 71" draw:points="0,0 72,0 72,71 0,71">
          <text:p/>
        </draw:polygon>
        <draw:polygon draw:style-name="gr11" draw:text-style-name="P9" draw:layer="layout" svg:width="0.071cm" svg:height="0.07cm" svg:x="18.908cm" svg:y="15.91cm" svg:viewBox="0 0 72 71" draw:points="0,0 72,0 72,71 0,71">
          <text:p/>
        </draw:polygon>
        <draw:line draw:style-name="gr10" draw:text-style-name="P4" draw:layer="layout" svg:x1="20.003cm" svg:y1="12.242cm" svg:x2="19.79cm" svg:y2="12.1cm">
          <text:p/>
        </draw:line>
        <draw:line draw:style-name="gr10" draw:text-style-name="P4" draw:layer="layout" svg:x1="20.003cm" svg:y1="16.193cm" svg:x2="19.79cm" svg:y2="15.945cm">
          <text:p/>
        </draw:line>
        <draw:line draw:style-name="gr10" draw:text-style-name="P4" draw:layer="layout" svg:x1="20.003cm" svg:y1="14.076cm" svg:x2="19.79cm" svg:y2="14.04cm">
          <text:p/>
        </draw:line>
        <draw:line draw:style-name="gr10" draw:text-style-name="P4" draw:layer="layout" svg:x1="18.379cm" svg:y1="12.241cm" svg:x2="18.908cm" svg:y2="12.241cm">
          <text:p/>
        </draw:line>
        <draw:line draw:style-name="gr10" draw:text-style-name="P4" draw:layer="layout" svg:x1="18.908cm" svg:y1="12.241cm" svg:x2="18.908cm" svg:y2="12.1cm">
          <text:p/>
        </draw:line>
        <draw:line draw:style-name="gr10" draw:text-style-name="P4" draw:layer="layout" svg:x1="18.908cm" svg:y1="12.1cm" svg:x2="18.944cm" svg:y2="12.1cm">
          <text:p/>
        </draw:line>
        <draw:polygon draw:style-name="gr11" draw:text-style-name="P9" draw:layer="layout" svg:width="0.071cm" svg:height="0.07cm" svg:x="18.344cm" svg:y="12.206cm" svg:viewBox="0 0 72 71" draw:points="0,0 72,0 72,71 0,71">
          <text:p/>
        </draw:polygon>
        <draw:polygon draw:style-name="gr11" draw:text-style-name="P9" draw:layer="layout" svg:width="0.071cm" svg:height="0.07cm" svg:x="18.873cm" svg:y="12.206cm" svg:viewBox="0 0 72 71" draw:points="0,0 72,0 72,71 0,71">
          <text:p/>
        </draw:polygon>
        <draw:polygon draw:style-name="gr11" draw:text-style-name="P9" draw:layer="layout" svg:width="0.071cm" svg:height="0.07cm" svg:x="18.873cm" svg:y="12.065cm" svg:viewBox="0 0 72 71" draw:points="0,0 72,0 72,71 0,71">
          <text:p/>
        </draw:polygon>
        <draw:polygon draw:style-name="gr11" draw:text-style-name="P9" draw:layer="layout" svg:width="0.071cm" svg:height="0.07cm" svg:x="18.908cm" svg:y="12.065cm" svg:viewBox="0 0 72 71" draw:points="0,0 72,0 72,71 0,71">
          <text:p/>
        </draw:polygon>
        <draw:line draw:style-name="gr10" draw:text-style-name="P4" draw:layer="layout" svg:x1="20.003cm" svg:y1="8.361cm" svg:x2="19.79cm" svg:y2="8.29cm">
          <text:p/>
        </draw:line>
        <draw:line draw:style-name="gr10" draw:text-style-name="P4" draw:layer="layout" svg:x1="18.379cm" svg:y1="8.36cm" svg:x2="18.908cm" svg:y2="8.36cm">
          <text:p/>
        </draw:line>
        <draw:line draw:style-name="gr10" draw:text-style-name="P4" draw:layer="layout" svg:x1="18.908cm" svg:y1="8.36cm" svg:x2="18.908cm" svg:y2="8.29cm">
          <text:p/>
        </draw:line>
        <draw:line draw:style-name="gr10" draw:text-style-name="P4" draw:layer="layout" svg:x1="18.908cm" svg:y1="8.29cm" svg:x2="18.944cm" svg:y2="8.29cm">
          <text:p/>
        </draw:line>
        <draw:polygon draw:style-name="gr11" draw:text-style-name="P9" draw:layer="layout" svg:width="0.071cm" svg:height="0.071cm" svg:x="18.344cm" svg:y="8.325cm" svg:viewBox="0 0 72 72" draw:points="0,0 72,0 72,72 0,72">
          <text:p/>
        </draw:polygon>
        <draw:polygon draw:style-name="gr11" draw:text-style-name="P9" draw:layer="layout" svg:width="0.071cm" svg:height="0.071cm" svg:x="18.873cm" svg:y="8.325cm" svg:viewBox="0 0 72 72" draw:points="0,0 72,0 72,72 0,72">
          <text:p/>
        </draw:polygon>
        <draw:polygon draw:style-name="gr11" draw:text-style-name="P9" draw:layer="layout" svg:width="0.071cm" svg:height="0.07cm" svg:x="18.873cm" svg:y="8.255cm" svg:viewBox="0 0 72 71" draw:points="0,0 72,0 72,71 0,71">
          <text:p/>
        </draw:polygon>
        <draw:polygon draw:style-name="gr11" draw:text-style-name="P9" draw:layer="layout" svg:width="0.071cm" svg:height="0.07cm" svg:x="18.908cm" svg:y="8.255cm" svg:viewBox="0 0 72 71" draw:points="0,0 72,0 72,71 0,71">
          <text:p/>
        </draw:polygon>
        <draw:line draw:style-name="gr10" draw:text-style-name="P4" draw:layer="layout" svg:x1="17.533cm" svg:y1="16.192cm" svg:x2="17.003cm" svg:y2="16.192cm">
          <text:p/>
        </draw:line>
        <draw:line draw:style-name="gr10" draw:text-style-name="P4" draw:layer="layout" svg:x1="17.003cm" svg:y1="16.192cm" svg:x2="17.003cm" svg:y2="15.945cm">
          <text:p/>
        </draw:line>
        <draw:line draw:style-name="gr10" draw:text-style-name="P4" draw:layer="layout" svg:x1="17.003cm" svg:y1="15.945cm" svg:x2="16.968cm" svg:y2="15.945cm">
          <text:p/>
        </draw:line>
        <draw:polygon draw:style-name="gr11" draw:text-style-name="P9" draw:layer="layout" svg:width="0.071cm" svg:height="0.07cm" svg:x="17.497cm" svg:y="16.157cm" svg:viewBox="0 0 72 71" draw:points="0,0 72,0 72,71 0,71">
          <text:p/>
        </draw:polygon>
        <draw:polygon draw:style-name="gr11" draw:text-style-name="P9" draw:layer="layout" svg:width="0.071cm" svg:height="0.07cm" svg:x="16.968cm" svg:y="16.157cm" svg:viewBox="0 0 72 71" draw:points="0,0 72,0 72,71 0,71">
          <text:p/>
        </draw:polygon>
        <draw:polygon draw:style-name="gr11" draw:text-style-name="P9" draw:layer="layout" svg:width="0.071cm" svg:height="0.07cm" svg:x="16.968cm" svg:y="15.91cm" svg:viewBox="0 0 72 71" draw:points="0,0 72,0 72,71 0,71">
          <text:p/>
        </draw:polygon>
        <draw:polygon draw:style-name="gr11" draw:text-style-name="P9" draw:layer="layout" svg:width="0.07cm" svg:height="0.07cm" svg:x="16.933cm" svg:y="15.91cm" svg:viewBox="0 0 71 71" draw:points="0,0 71,0 71,71 0,71">
          <text:p/>
        </draw:polygon>
        <draw:line draw:style-name="gr10" draw:text-style-name="P4" draw:layer="layout" svg:x1="17.533cm" svg:y1="14.075cm" svg:x2="17.003cm" svg:y2="14.075cm">
          <text:p/>
        </draw:line>
        <draw:line draw:style-name="gr10" draw:text-style-name="P4" draw:layer="layout" svg:x1="17.003cm" svg:y1="14.075cm" svg:x2="17.003cm" svg:y2="14.04cm">
          <text:p/>
        </draw:line>
        <draw:line draw:style-name="gr10" draw:text-style-name="P4" draw:layer="layout" svg:x1="17.003cm" svg:y1="14.04cm" svg:x2="16.968cm" svg:y2="14.04cm">
          <text:p/>
        </draw:line>
        <draw:polygon draw:style-name="gr11" draw:text-style-name="P9" draw:layer="layout" svg:width="0.071cm" svg:height="0.071cm" svg:x="17.497cm" svg:y="14.04cm" svg:viewBox="0 0 72 72" draw:points="0,0 72,0 72,72 0,72">
          <text:p/>
        </draw:polygon>
        <draw:polygon draw:style-name="gr11" draw:text-style-name="P9" draw:layer="layout" svg:width="0.071cm" svg:height="0.071cm" svg:x="16.968cm" svg:y="14.04cm" svg:viewBox="0 0 72 72" draw:points="0,0 72,0 72,72 0,72">
          <text:p/>
        </draw:polygon>
        <draw:polygon draw:style-name="gr11" draw:text-style-name="P9" draw:layer="layout" svg:width="0.071cm" svg:height="0.07cm" svg:x="16.968cm" svg:y="14.005cm" svg:viewBox="0 0 72 71" draw:points="0,0 72,0 72,71 0,71">
          <text:p/>
        </draw:polygon>
        <draw:polygon draw:style-name="gr11" draw:text-style-name="P9" draw:layer="layout" svg:width="0.07cm" svg:height="0.07cm" svg:x="16.933cm" svg:y="14.005cm" svg:viewBox="0 0 71 71" draw:points="0,0 71,0 71,71 0,71">
          <text:p/>
        </draw:polygon>
        <draw:line draw:style-name="gr10" draw:text-style-name="P4" draw:layer="layout" svg:x1="20.849cm" svg:y1="16.192cm" svg:x2="21.378cm" svg:y2="16.192cm">
          <text:p/>
        </draw:line>
        <draw:line draw:style-name="gr10" draw:text-style-name="P4" draw:layer="layout" svg:x1="21.378cm" svg:y1="16.192cm" svg:x2="21.378cm" svg:y2="15.945cm">
          <text:p/>
        </draw:line>
        <draw:line draw:style-name="gr10" draw:text-style-name="P4" draw:layer="layout" svg:x1="21.378cm" svg:y1="15.945cm" svg:x2="21.413cm" svg:y2="15.945cm">
          <text:p/>
        </draw:line>
        <draw:polygon draw:style-name="gr11" draw:text-style-name="P9" draw:layer="layout" svg:width="0.071cm" svg:height="0.07cm" svg:x="20.813cm" svg:y="16.157cm" svg:viewBox="0 0 72 71" draw:points="0,0 72,0 72,71 0,71">
          <text:p/>
        </draw:polygon>
        <draw:polygon draw:style-name="gr11" draw:text-style-name="P9" draw:layer="layout" svg:width="0.07cm" svg:height="0.07cm" svg:x="21.343cm" svg:y="16.157cm" svg:viewBox="0 0 71 71" draw:points="0,0 71,0 71,71 0,71">
          <text:p/>
        </draw:polygon>
        <draw:polygon draw:style-name="gr11" draw:text-style-name="P9" draw:layer="layout" svg:width="0.07cm" svg:height="0.07cm" svg:x="21.343cm" svg:y="15.91cm" svg:viewBox="0 0 71 71" draw:points="0,0 71,0 71,71 0,71">
          <text:p/>
        </draw:polygon>
        <draw:polygon draw:style-name="gr11" draw:text-style-name="P9" draw:layer="layout" svg:width="0.07cm" svg:height="0.07cm" svg:x="21.378cm" svg:y="15.91cm" svg:viewBox="0 0 71 71" draw:points="0,0 71,0 71,71 0,71">
          <text:p/>
        </draw:polygon>
        <draw:line draw:style-name="gr10" draw:text-style-name="P4" draw:layer="layout" svg:x1="20.849cm" svg:y1="14.075cm" svg:x2="21.378cm" svg:y2="14.075cm">
          <text:p/>
        </draw:line>
        <draw:line draw:style-name="gr10" draw:text-style-name="P4" draw:layer="layout" svg:x1="21.378cm" svg:y1="14.075cm" svg:x2="21.378cm" svg:y2="14.04cm">
          <text:p/>
        </draw:line>
        <draw:line draw:style-name="gr10" draw:text-style-name="P4" draw:layer="layout" svg:x1="21.378cm" svg:y1="14.04cm" svg:x2="21.413cm" svg:y2="14.04cm">
          <text:p/>
        </draw:line>
        <draw:polygon draw:style-name="gr11" draw:text-style-name="P9" draw:layer="layout" svg:width="0.071cm" svg:height="0.071cm" svg:x="20.813cm" svg:y="14.04cm" svg:viewBox="0 0 72 72" draw:points="0,0 72,0 72,72 0,72">
          <text:p/>
        </draw:polygon>
        <draw:polygon draw:style-name="gr11" draw:text-style-name="P9" draw:layer="layout" svg:width="0.07cm" svg:height="0.071cm" svg:x="21.343cm" svg:y="14.04cm" svg:viewBox="0 0 71 72" draw:points="0,0 71,0 71,72 0,72">
          <text:p/>
        </draw:polygon>
        <draw:polygon draw:style-name="gr11" draw:text-style-name="P9" draw:layer="layout" svg:width="0.07cm" svg:height="0.07cm" svg:x="21.343cm" svg:y="14.005cm" svg:viewBox="0 0 71 71" draw:points="0,0 71,0 71,71 0,71">
          <text:p/>
        </draw:polygon>
        <draw:polygon draw:style-name="gr11" draw:text-style-name="P9" draw:layer="layout" svg:width="0.07cm" svg:height="0.07cm" svg:x="21.378cm" svg:y="14.005cm" svg:viewBox="0 0 71 71" draw:points="0,0 71,0 71,71 0,71">
          <text:p/>
        </draw:polygon>
        <draw:line draw:style-name="gr10" draw:text-style-name="P4" draw:layer="layout" svg:x1="15.028cm" svg:y1="10.477cm" svg:x2="15.557cm" svg:y2="10.477cm">
          <text:p/>
        </draw:line>
        <draw:line draw:style-name="gr10" draw:text-style-name="P4" draw:layer="layout" svg:x1="15.557cm" svg:y1="10.477cm" svg:x2="15.557cm" svg:y2="8.29cm">
          <text:p/>
        </draw:line>
        <draw:line draw:style-name="gr10" draw:text-style-name="P4" draw:layer="layout" svg:x1="15.557cm" svg:y1="8.29cm" svg:x2="16.121cm" svg:y2="8.29cm">
          <text:p/>
        </draw:line>
        <draw:polygon draw:style-name="gr11" draw:text-style-name="P9" draw:layer="layout" svg:width="0.07cm" svg:height="0.07cm" svg:x="14.993cm" svg:y="10.442cm" svg:viewBox="0 0 71 71" draw:points="0,0 71,0 71,71 0,71">
          <text:p/>
        </draw:polygon>
        <draw:polygon draw:style-name="gr11" draw:text-style-name="P9" draw:layer="layout" svg:width="0.07cm" svg:height="0.07cm" svg:x="15.522cm" svg:y="10.442cm" svg:viewBox="0 0 71 71" draw:points="0,0 71,0 71,71 0,71">
          <text:p/>
        </draw:polygon>
        <draw:polygon draw:style-name="gr11" draw:text-style-name="P9" draw:layer="layout" svg:width="0.07cm" svg:height="0.07cm" svg:x="15.522cm" svg:y="8.255cm" svg:viewBox="0 0 71 71" draw:points="0,0 71,0 71,71 0,71">
          <text:p/>
        </draw:polygon>
        <draw:polygon draw:style-name="gr11" draw:text-style-name="P9" draw:layer="layout" svg:width="0.071cm" svg:height="0.07cm" svg:x="16.086cm" svg:y="8.255cm" svg:viewBox="0 0 72 71" draw:points="0,0 72,0 72,71 0,71">
          <text:p/>
        </draw:polygon>
        <draw:line draw:style-name="gr10" draw:text-style-name="P4" draw:layer="layout" svg:x1="15.028cm" svg:y1="11.535cm" svg:x2="15.557cm" svg:y2="11.535cm">
          <text:p/>
        </draw:line>
        <draw:line draw:style-name="gr10" draw:text-style-name="P4" draw:layer="layout" svg:x1="15.557cm" svg:y1="11.535cm" svg:x2="15.557cm" svg:y2="10.195cm">
          <text:p/>
        </draw:line>
        <draw:line draw:style-name="gr10" draw:text-style-name="P4" draw:layer="layout" svg:x1="15.557cm" svg:y1="10.195cm" svg:x2="16.121cm" svg:y2="10.195cm">
          <text:p/>
        </draw:line>
        <draw:polygon draw:style-name="gr11" draw:text-style-name="P9" draw:layer="layout" svg:width="0.07cm" svg:height="0.071cm" svg:x="14.993cm" svg:y="11.5cm" svg:viewBox="0 0 71 72" draw:points="0,0 71,0 71,72 0,72">
          <text:p/>
        </draw:polygon>
        <draw:polygon draw:style-name="gr11" draw:text-style-name="P9" draw:layer="layout" svg:width="0.07cm" svg:height="0.071cm" svg:x="15.522cm" svg:y="11.5cm" svg:viewBox="0 0 71 72" draw:points="0,0 71,0 71,72 0,72">
          <text:p/>
        </draw:polygon>
        <draw:polygon draw:style-name="gr11" draw:text-style-name="P9" draw:layer="layout" svg:width="0.07cm" svg:height="0.07cm" svg:x="15.522cm" svg:y="10.16cm" svg:viewBox="0 0 71 71" draw:points="0,0 71,0 71,71 0,71">
          <text:p/>
        </draw:polygon>
        <draw:polygon draw:style-name="gr11" draw:text-style-name="P9" draw:layer="layout" svg:width="0.071cm" svg:height="0.07cm" svg:x="16.086cm" svg:y="10.16cm" svg:viewBox="0 0 72 71" draw:points="0,0 72,0 72,71 0,71">
          <text:p/>
        </draw:polygon>
        <draw:line draw:style-name="gr10" draw:text-style-name="P4" draw:layer="layout" svg:x1="15.028cm" svg:y1="12.594cm" svg:x2="15.557cm" svg:y2="12.594cm">
          <text:p/>
        </draw:line>
        <draw:line draw:style-name="gr10" draw:text-style-name="P4" draw:layer="layout" svg:x1="15.557cm" svg:y1="12.594cm" svg:x2="15.557cm" svg:y2="12.1cm">
          <text:p/>
        </draw:line>
        <draw:line draw:style-name="gr10" draw:text-style-name="P4" draw:layer="layout" svg:x1="15.557cm" svg:y1="12.1cm" svg:x2="16.121cm" svg:y2="12.1cm">
          <text:p/>
        </draw:line>
        <draw:polygon draw:style-name="gr11" draw:text-style-name="P9" draw:layer="layout" svg:width="0.07cm" svg:height="0.071cm" svg:x="14.993cm" svg:y="12.558cm" svg:viewBox="0 0 71 72" draw:points="0,0 71,0 71,72 0,72">
          <text:p/>
        </draw:polygon>
        <draw:polygon draw:style-name="gr11" draw:text-style-name="P9" draw:layer="layout" svg:width="0.07cm" svg:height="0.071cm" svg:x="15.522cm" svg:y="12.558cm" svg:viewBox="0 0 71 72" draw:points="0,0 71,0 71,72 0,72">
          <text:p/>
        </draw:polygon>
        <draw:polygon draw:style-name="gr11" draw:text-style-name="P9" draw:layer="layout" svg:width="0.07cm" svg:height="0.07cm" svg:x="15.522cm" svg:y="12.065cm" svg:viewBox="0 0 71 71" draw:points="0,0 71,0 71,71 0,71">
          <text:p/>
        </draw:polygon>
        <draw:polygon draw:style-name="gr11" draw:text-style-name="P9" draw:layer="layout" svg:width="0.071cm" svg:height="0.07cm" svg:x="16.086cm" svg:y="12.065cm" svg:viewBox="0 0 72 71" draw:points="0,0 72,0 72,71 0,71">
          <text:p/>
        </draw:polygon>
        <draw:line draw:style-name="gr10" draw:text-style-name="P4" draw:layer="layout" svg:x1="15.028cm" svg:y1="13.652cm" svg:x2="15.557cm" svg:y2="13.652cm">
          <text:p/>
        </draw:line>
        <draw:line draw:style-name="gr10" draw:text-style-name="P4" draw:layer="layout" svg:x1="15.557cm" svg:y1="13.652cm" svg:x2="15.557cm" svg:y2="14.04cm">
          <text:p/>
        </draw:line>
        <draw:line draw:style-name="gr10" draw:text-style-name="P4" draw:layer="layout" svg:x1="15.557cm" svg:y1="14.04cm" svg:x2="16.121cm" svg:y2="14.04cm">
          <text:p/>
        </draw:line>
        <draw:polygon draw:style-name="gr11" draw:text-style-name="P9" draw:layer="layout" svg:width="0.07cm" svg:height="0.07cm" svg:x="14.993cm" svg:y="13.617cm" svg:viewBox="0 0 71 71" draw:points="0,0 71,0 71,71 0,71">
          <text:p/>
        </draw:polygon>
        <draw:polygon draw:style-name="gr11" draw:text-style-name="P9" draw:layer="layout" svg:width="0.07cm" svg:height="0.07cm" svg:x="15.522cm" svg:y="13.617cm" svg:viewBox="0 0 71 71" draw:points="0,0 71,0 71,71 0,71">
          <text:p/>
        </draw:polygon>
        <draw:polygon draw:style-name="gr11" draw:text-style-name="P9" draw:layer="layout" svg:width="0.07cm" svg:height="0.07cm" svg:x="15.522cm" svg:y="14.005cm" svg:viewBox="0 0 71 71" draw:points="0,0 71,0 71,71 0,71">
          <text:p/>
        </draw:polygon>
        <draw:polygon draw:style-name="gr11" draw:text-style-name="P9" draw:layer="layout" svg:width="0.071cm" svg:height="0.07cm" svg:x="16.086cm" svg:y="14.005cm" svg:viewBox="0 0 72 71" draw:points="0,0 72,0 72,71 0,71">
          <text:p/>
        </draw:polygon>
        <draw:line draw:style-name="gr10" draw:text-style-name="P4" draw:layer="layout" svg:x1="15.028cm" svg:y1="14.71cm" svg:x2="15.557cm" svg:y2="14.71cm">
          <text:p/>
        </draw:line>
        <draw:line draw:style-name="gr10" draw:text-style-name="P4" draw:layer="layout" svg:x1="15.557cm" svg:y1="14.71cm" svg:x2="15.557cm" svg:y2="15.945cm">
          <text:p/>
        </draw:line>
        <draw:line draw:style-name="gr10" draw:text-style-name="P4" draw:layer="layout" svg:x1="15.557cm" svg:y1="15.945cm" svg:x2="16.121cm" svg:y2="15.945cm">
          <text:p/>
        </draw:line>
        <draw:polygon draw:style-name="gr11" draw:text-style-name="P9" draw:layer="layout" svg:width="0.07cm" svg:height="0.071cm" svg:x="14.993cm" svg:y="14.675cm" svg:viewBox="0 0 71 72" draw:points="0,0 71,0 71,72 0,72">
          <text:p/>
        </draw:polygon>
        <draw:polygon draw:style-name="gr11" draw:text-style-name="P9" draw:layer="layout" svg:width="0.07cm" svg:height="0.071cm" svg:x="15.522cm" svg:y="14.675cm" svg:viewBox="0 0 71 72" draw:points="0,0 71,0 71,72 0,72">
          <text:p/>
        </draw:polygon>
        <draw:polygon draw:style-name="gr11" draw:text-style-name="P9" draw:layer="layout" svg:width="0.07cm" svg:height="0.07cm" svg:x="15.522cm" svg:y="15.91cm" svg:viewBox="0 0 71 71" draw:points="0,0 71,0 71,71 0,71">
          <text:p/>
        </draw:polygon>
        <draw:polygon draw:style-name="gr11" draw:text-style-name="P9" draw:layer="layout" svg:width="0.071cm" svg:height="0.07cm" svg:x="16.086cm" svg:y="15.91cm" svg:viewBox="0 0 72 71" draw:points="0,0 72,0 72,71 0,71">
          <text:p/>
        </draw:polygon>
        <draw:line draw:style-name="gr10" draw:text-style-name="P4" draw:layer="layout" svg:x1="17.533cm" svg:y1="12.241cm" svg:x2="17.003cm" svg:y2="12.241cm">
          <text:p/>
        </draw:line>
        <draw:line draw:style-name="gr10" draw:text-style-name="P4" draw:layer="layout" svg:x1="17.003cm" svg:y1="12.241cm" svg:x2="17.003cm" svg:y2="12.1cm">
          <text:p/>
        </draw:line>
        <draw:line draw:style-name="gr10" draw:text-style-name="P4" draw:layer="layout" svg:x1="17.003cm" svg:y1="12.1cm" svg:x2="16.968cm" svg:y2="12.1cm">
          <text:p/>
        </draw:line>
        <draw:polygon draw:style-name="gr11" draw:text-style-name="P9" draw:layer="layout" svg:width="0.071cm" svg:height="0.07cm" svg:x="17.497cm" svg:y="12.206cm" svg:viewBox="0 0 72 71" draw:points="0,0 72,0 72,71 0,71">
          <text:p/>
        </draw:polygon>
        <draw:polygon draw:style-name="gr11" draw:text-style-name="P9" draw:layer="layout" svg:width="0.071cm" svg:height="0.07cm" svg:x="16.968cm" svg:y="12.206cm" svg:viewBox="0 0 72 71" draw:points="0,0 72,0 72,71 0,71">
          <text:p/>
        </draw:polygon>
        <draw:polygon draw:style-name="gr11" draw:text-style-name="P9" draw:layer="layout" svg:width="0.071cm" svg:height="0.07cm" svg:x="16.968cm" svg:y="12.065cm" svg:viewBox="0 0 72 71" draw:points="0,0 72,0 72,71 0,71">
          <text:p/>
        </draw:polygon>
        <draw:polygon draw:style-name="gr11" draw:text-style-name="P9" draw:layer="layout" svg:width="0.07cm" svg:height="0.07cm" svg:x="16.933cm" svg:y="12.065cm" svg:viewBox="0 0 71 71" draw:points="0,0 71,0 71,71 0,71">
          <text:p/>
        </draw:polygon>
        <draw:line draw:style-name="gr10" draw:text-style-name="P4" draw:layer="layout" svg:x1="17.533cm" svg:y1="10.124cm" svg:x2="17.003cm" svg:y2="10.124cm">
          <text:p/>
        </draw:line>
        <draw:line draw:style-name="gr10" draw:text-style-name="P4" draw:layer="layout" svg:x1="17.003cm" svg:y1="10.124cm" svg:x2="17.003cm" svg:y2="10.195cm">
          <text:p/>
        </draw:line>
        <draw:line draw:style-name="gr10" draw:text-style-name="P4" draw:layer="layout" svg:x1="17.003cm" svg:y1="10.195cm" svg:x2="16.968cm" svg:y2="10.195cm">
          <text:p/>
        </draw:line>
        <draw:polygon draw:style-name="gr11" draw:text-style-name="P9" draw:layer="layout" svg:width="0.071cm" svg:height="0.071cm" svg:x="17.497cm" svg:y="10.089cm" svg:viewBox="0 0 72 72" draw:points="0,0 72,0 72,72 0,72">
          <text:p/>
        </draw:polygon>
        <draw:polygon draw:style-name="gr11" draw:text-style-name="P9" draw:layer="layout" svg:width="0.071cm" svg:height="0.071cm" svg:x="16.968cm" svg:y="10.089cm" svg:viewBox="0 0 72 72" draw:points="0,0 72,0 72,72 0,72">
          <text:p/>
        </draw:polygon>
        <draw:polygon draw:style-name="gr11" draw:text-style-name="P9" draw:layer="layout" svg:width="0.071cm" svg:height="0.07cm" svg:x="16.968cm" svg:y="10.16cm" svg:viewBox="0 0 72 71" draw:points="0,0 72,0 72,71 0,71">
          <text:p/>
        </draw:polygon>
        <draw:polygon draw:style-name="gr11" draw:text-style-name="P9" draw:layer="layout" svg:width="0.07cm" svg:height="0.07cm" svg:x="16.933cm" svg:y="10.16cm" svg:viewBox="0 0 71 71" draw:points="0,0 71,0 71,71 0,71">
          <text:p/>
        </draw:polygon>
        <draw:line draw:style-name="gr10" draw:text-style-name="P4" draw:layer="layout" svg:x1="17.533cm" svg:y1="8.36cm" svg:x2="17.003cm" svg:y2="8.36cm">
          <text:p/>
        </draw:line>
        <draw:line draw:style-name="gr10" draw:text-style-name="P4" draw:layer="layout" svg:x1="17.003cm" svg:y1="8.36cm" svg:x2="17.003cm" svg:y2="8.29cm">
          <text:p/>
        </draw:line>
        <draw:line draw:style-name="gr10" draw:text-style-name="P4" draw:layer="layout" svg:x1="17.003cm" svg:y1="8.29cm" svg:x2="16.968cm" svg:y2="8.29cm">
          <text:p/>
        </draw:line>
        <draw:polygon draw:style-name="gr11" draw:text-style-name="P9" draw:layer="layout" svg:width="0.071cm" svg:height="0.071cm" svg:x="17.497cm" svg:y="8.325cm" svg:viewBox="0 0 72 72" draw:points="0,0 72,0 72,72 0,72">
          <text:p/>
        </draw:polygon>
        <draw:polygon draw:style-name="gr11" draw:text-style-name="P9" draw:layer="layout" svg:width="0.071cm" svg:height="0.071cm" svg:x="16.968cm" svg:y="8.325cm" svg:viewBox="0 0 72 72" draw:points="0,0 72,0 72,72 0,72">
          <text:p/>
        </draw:polygon>
        <draw:polygon draw:style-name="gr11" draw:text-style-name="P9" draw:layer="layout" svg:width="0.071cm" svg:height="0.07cm" svg:x="16.968cm" svg:y="8.255cm" svg:viewBox="0 0 72 71" draw:points="0,0 72,0 72,71 0,71">
          <text:p/>
        </draw:polygon>
        <draw:polygon draw:style-name="gr11" draw:text-style-name="P9" draw:layer="layout" svg:width="0.07cm" svg:height="0.07cm" svg:x="16.933cm" svg:y="8.255cm" svg:viewBox="0 0 71 71" draw:points="0,0 71,0 71,71 0,71">
          <text:p/>
        </draw:polygon>
        <draw:line draw:style-name="gr10" draw:text-style-name="P4" draw:layer="layout" svg:x1="20.849cm" svg:y1="8.36cm" svg:x2="21.378cm" svg:y2="8.36cm">
          <text:p/>
        </draw:line>
        <draw:line draw:style-name="gr10" draw:text-style-name="P4" draw:layer="layout" svg:x1="21.378cm" svg:y1="8.36cm" svg:x2="21.378cm" svg:y2="8.29cm">
          <text:p/>
        </draw:line>
        <draw:line draw:style-name="gr10" draw:text-style-name="P4" draw:layer="layout" svg:x1="21.378cm" svg:y1="8.29cm" svg:x2="21.413cm" svg:y2="8.29cm">
          <text:p/>
        </draw:line>
        <draw:polygon draw:style-name="gr11" draw:text-style-name="P9" draw:layer="layout" svg:width="0.071cm" svg:height="0.071cm" svg:x="20.813cm" svg:y="8.325cm" svg:viewBox="0 0 72 72" draw:points="0,0 72,0 72,72 0,72">
          <text:p/>
        </draw:polygon>
        <draw:polygon draw:style-name="gr11" draw:text-style-name="P9" draw:layer="layout" svg:width="0.07cm" svg:height="0.071cm" svg:x="21.343cm" svg:y="8.325cm" svg:viewBox="0 0 71 72" draw:points="0,0 71,0 71,72 0,72">
          <text:p/>
        </draw:polygon>
        <draw:polygon draw:style-name="gr11" draw:text-style-name="P9" draw:layer="layout" svg:width="0.07cm" svg:height="0.07cm" svg:x="21.343cm" svg:y="8.255cm" svg:viewBox="0 0 71 71" draw:points="0,0 71,0 71,71 0,71">
          <text:p/>
        </draw:polygon>
        <draw:polygon draw:style-name="gr11" draw:text-style-name="P9" draw:layer="layout" svg:width="0.07cm" svg:height="0.07cm" svg:x="21.378cm" svg:y="8.255cm" svg:viewBox="0 0 71 71" draw:points="0,0 71,0 71,71 0,71">
          <text:p/>
        </draw:polygon>
        <draw:line draw:style-name="gr10" draw:text-style-name="P4" draw:layer="layout" svg:x1="20.849cm" svg:y1="10.124cm" svg:x2="21.378cm" svg:y2="10.124cm">
          <text:p/>
        </draw:line>
        <draw:line draw:style-name="gr10" draw:text-style-name="P4" draw:layer="layout" svg:x1="21.378cm" svg:y1="10.124cm" svg:x2="21.378cm" svg:y2="10.195cm">
          <text:p/>
        </draw:line>
        <draw:line draw:style-name="gr10" draw:text-style-name="P4" draw:layer="layout" svg:x1="21.378cm" svg:y1="10.195cm" svg:x2="21.413cm" svg:y2="10.195cm">
          <text:p/>
        </draw:line>
        <draw:polygon draw:style-name="gr11" draw:text-style-name="P9" draw:layer="layout" svg:width="0.071cm" svg:height="0.071cm" svg:x="20.813cm" svg:y="10.089cm" svg:viewBox="0 0 72 72" draw:points="0,0 72,0 72,72 0,72">
          <text:p/>
        </draw:polygon>
        <draw:polygon draw:style-name="gr11" draw:text-style-name="P9" draw:layer="layout" svg:width="0.07cm" svg:height="0.071cm" svg:x="21.343cm" svg:y="10.089cm" svg:viewBox="0 0 71 72" draw:points="0,0 71,0 71,72 0,72">
          <text:p/>
        </draw:polygon>
        <draw:polygon draw:style-name="gr11" draw:text-style-name="P9" draw:layer="layout" svg:width="0.07cm" svg:height="0.07cm" svg:x="21.343cm" svg:y="10.16cm" svg:viewBox="0 0 71 71" draw:points="0,0 71,0 71,71 0,71">
          <text:p/>
        </draw:polygon>
        <draw:polygon draw:style-name="gr11" draw:text-style-name="P9" draw:layer="layout" svg:width="0.07cm" svg:height="0.07cm" svg:x="21.378cm" svg:y="10.16cm" svg:viewBox="0 0 71 71" draw:points="0,0 71,0 71,71 0,71">
          <text:p/>
        </draw:polygon>
        <draw:line draw:style-name="gr10" draw:text-style-name="P4" draw:layer="layout" svg:x1="20.849cm" svg:y1="12.241cm" svg:x2="21.378cm" svg:y2="12.241cm">
          <text:p/>
        </draw:line>
        <draw:line draw:style-name="gr10" draw:text-style-name="P4" draw:layer="layout" svg:x1="21.378cm" svg:y1="12.241cm" svg:x2="21.378cm" svg:y2="12.1cm">
          <text:p/>
        </draw:line>
        <draw:line draw:style-name="gr10" draw:text-style-name="P4" draw:layer="layout" svg:x1="21.378cm" svg:y1="12.1cm" svg:x2="21.413cm" svg:y2="12.1cm">
          <text:p/>
        </draw:line>
        <draw:polygon draw:style-name="gr11" draw:text-style-name="P9" draw:layer="layout" svg:width="0.071cm" svg:height="0.07cm" svg:x="20.813cm" svg:y="12.206cm" svg:viewBox="0 0 72 71" draw:points="0,0 72,0 72,71 0,71">
          <text:p/>
        </draw:polygon>
        <draw:polygon draw:style-name="gr11" draw:text-style-name="P9" draw:layer="layout" svg:width="0.07cm" svg:height="0.07cm" svg:x="21.343cm" svg:y="12.206cm" svg:viewBox="0 0 71 71" draw:points="0,0 71,0 71,71 0,71">
          <text:p/>
        </draw:polygon>
        <draw:polygon draw:style-name="gr11" draw:text-style-name="P9" draw:layer="layout" svg:width="0.07cm" svg:height="0.07cm" svg:x="21.343cm" svg:y="12.065cm" svg:viewBox="0 0 71 71" draw:points="0,0 71,0 71,71 0,71">
          <text:p/>
        </draw:polygon>
        <draw:polygon draw:style-name="gr11" draw:text-style-name="P9" draw:layer="layout" svg:width="0.07cm" svg:height="0.07cm" svg:x="21.378cm" svg:y="12.065cm" svg:viewBox="0 0 71 71" draw:points="0,0 71,0 71,71 0,71">
          <text:p/>
        </draw:polygon>
        <draw:line draw:style-name="gr10" draw:text-style-name="P4" draw:layer="layout" svg:x1="22.472cm" svg:y1="14.076cm" svg:x2="22.26cm" svg:y2="14.04cm">
          <text:p/>
        </draw:line>
        <draw:line draw:style-name="gr10" draw:text-style-name="P4" draw:layer="layout" svg:x1="22.472cm" svg:y1="16.193cm" svg:x2="22.26cm" svg:y2="15.945cm">
          <text:p/>
        </draw:line>
        <draw:line draw:style-name="gr10" draw:text-style-name="P4" draw:layer="layout" svg:x1="23.318cm" svg:y1="16.192cm" svg:x2="23.847cm" svg:y2="16.192cm">
          <text:p/>
        </draw:line>
        <draw:line draw:style-name="gr10" draw:text-style-name="P4" draw:layer="layout" svg:x1="23.847cm" svg:y1="16.192cm" svg:x2="23.847cm" svg:y2="15.945cm">
          <text:p/>
        </draw:line>
        <draw:line draw:style-name="gr10" draw:text-style-name="P4" draw:layer="layout" svg:x1="23.847cm" svg:y1="15.945cm" svg:x2="23.883cm" svg:y2="15.945cm">
          <text:p/>
        </draw:line>
        <draw:polygon draw:style-name="gr11" draw:text-style-name="P9" draw:layer="layout" svg:width="0.07cm" svg:height="0.07cm" svg:x="23.283cm" svg:y="16.157cm" svg:viewBox="0 0 71 71" draw:points="0,0 71,0 71,71 0,71">
          <text:p/>
        </draw:polygon>
        <draw:polygon draw:style-name="gr11" draw:text-style-name="P9" draw:layer="layout" svg:width="0.071cm" svg:height="0.07cm" svg:x="23.812cm" svg:y="16.157cm" svg:viewBox="0 0 72 71" draw:points="0,0 72,0 72,71 0,71">
          <text:p/>
        </draw:polygon>
        <draw:polygon draw:style-name="gr11" draw:text-style-name="P9" draw:layer="layout" svg:width="0.071cm" svg:height="0.07cm" svg:x="23.812cm" svg:y="15.91cm" svg:viewBox="0 0 72 71" draw:points="0,0 72,0 72,71 0,71">
          <text:p/>
        </draw:polygon>
        <draw:polygon draw:style-name="gr11" draw:text-style-name="P9" draw:layer="layout" svg:width="0.071cm" svg:height="0.07cm" svg:x="23.847cm" svg:y="15.91cm" svg:viewBox="0 0 72 71" draw:points="0,0 72,0 72,71 0,71">
          <text:p/>
        </draw:polygon>
        <draw:line draw:style-name="gr10" draw:text-style-name="P4" draw:layer="layout" svg:x1="25.154cm" svg:y1="16.193cm" svg:x2="24.729cm" svg:y2="15.945cm">
          <text:p/>
        </draw:line>
        <draw:line draw:style-name="gr10" draw:text-style-name="P4" draw:layer="layout" svg:x1="23.318cm" svg:y1="14.075cm" svg:x2="23.847cm" svg:y2="14.075cm">
          <text:p/>
        </draw:line>
        <draw:line draw:style-name="gr10" draw:text-style-name="P4" draw:layer="layout" svg:x1="23.847cm" svg:y1="14.075cm" svg:x2="23.847cm" svg:y2="14.04cm">
          <text:p/>
        </draw:line>
        <draw:line draw:style-name="gr10" draw:text-style-name="P4" draw:layer="layout" svg:x1="23.847cm" svg:y1="14.04cm" svg:x2="23.883cm" svg:y2="14.04cm">
          <text:p/>
        </draw:line>
        <draw:polygon draw:style-name="gr11" draw:text-style-name="P9" draw:layer="layout" svg:width="0.07cm" svg:height="0.071cm" svg:x="23.283cm" svg:y="14.04cm" svg:viewBox="0 0 71 72" draw:points="0,0 71,0 71,72 0,72">
          <text:p/>
        </draw:polygon>
        <draw:polygon draw:style-name="gr11" draw:text-style-name="P9" draw:layer="layout" svg:width="0.071cm" svg:height="0.071cm" svg:x="23.812cm" svg:y="14.04cm" svg:viewBox="0 0 72 72" draw:points="0,0 72,0 72,72 0,72">
          <text:p/>
        </draw:polygon>
        <draw:polygon draw:style-name="gr11" draw:text-style-name="P9" draw:layer="layout" svg:width="0.071cm" svg:height="0.07cm" svg:x="23.812cm" svg:y="14.005cm" svg:viewBox="0 0 72 71" draw:points="0,0 72,0 72,71 0,71">
          <text:p/>
        </draw:polygon>
        <draw:polygon draw:style-name="gr11" draw:text-style-name="P9" draw:layer="layout" svg:width="0.071cm" svg:height="0.07cm" svg:x="23.847cm" svg:y="14.005cm" svg:viewBox="0 0 72 71" draw:points="0,0 72,0 72,71 0,71">
          <text:p/>
        </draw:polygon>
        <draw:line draw:style-name="gr10" draw:text-style-name="P4" draw:layer="layout" svg:x1="25.154cm" svg:y1="14.076cm" svg:x2="24.729cm" svg:y2="14.04cm">
          <text:p/>
        </draw:line>
        <draw:line draw:style-name="gr10" draw:text-style-name="P4" draw:layer="layout" svg:x1="22.472cm" svg:y1="12.242cm" svg:x2="22.26cm" svg:y2="12.1cm">
          <text:p/>
        </draw:line>
        <draw:line draw:style-name="gr10" draw:text-style-name="P4" draw:layer="layout" svg:x1="23.318cm" svg:y1="12.241cm" svg:x2="23.847cm" svg:y2="12.241cm">
          <text:p/>
        </draw:line>
        <draw:line draw:style-name="gr10" draw:text-style-name="P4" draw:layer="layout" svg:x1="23.847cm" svg:y1="12.241cm" svg:x2="23.847cm" svg:y2="12.1cm">
          <text:p/>
        </draw:line>
        <draw:line draw:style-name="gr10" draw:text-style-name="P4" draw:layer="layout" svg:x1="23.847cm" svg:y1="12.1cm" svg:x2="23.883cm" svg:y2="12.1cm">
          <text:p/>
        </draw:line>
        <draw:polygon draw:style-name="gr11" draw:text-style-name="P9" draw:layer="layout" svg:width="0.07cm" svg:height="0.07cm" svg:x="23.283cm" svg:y="12.206cm" svg:viewBox="0 0 71 71" draw:points="0,0 71,0 71,71 0,71">
          <text:p/>
        </draw:polygon>
        <draw:polygon draw:style-name="gr11" draw:text-style-name="P9" draw:layer="layout" svg:width="0.071cm" svg:height="0.07cm" svg:x="23.812cm" svg:y="12.206cm" svg:viewBox="0 0 72 71" draw:points="0,0 72,0 72,71 0,71">
          <text:p/>
        </draw:polygon>
        <draw:polygon draw:style-name="gr11" draw:text-style-name="P9" draw:layer="layout" svg:width="0.071cm" svg:height="0.07cm" svg:x="23.812cm" svg:y="12.065cm" svg:viewBox="0 0 72 71" draw:points="0,0 72,0 72,71 0,71">
          <text:p/>
        </draw:polygon>
        <draw:polygon draw:style-name="gr11" draw:text-style-name="P9" draw:layer="layout" svg:width="0.071cm" svg:height="0.07cm" svg:x="23.847cm" svg:y="12.065cm" svg:viewBox="0 0 72 71" draw:points="0,0 72,0 72,71 0,71">
          <text:p/>
        </draw:polygon>
        <draw:line draw:style-name="gr10" draw:text-style-name="P4" draw:layer="layout" svg:x1="22.472cm" svg:y1="10.124cm" svg:x2="22.26cm" svg:y2="10.196cm">
          <text:p/>
        </draw:line>
        <draw:line draw:style-name="gr10" draw:text-style-name="P4" draw:layer="layout" svg:x1="23.318cm" svg:y1="10.124cm" svg:x2="23.847cm" svg:y2="10.124cm">
          <text:p/>
        </draw:line>
        <draw:line draw:style-name="gr10" draw:text-style-name="P4" draw:layer="layout" svg:x1="23.847cm" svg:y1="10.124cm" svg:x2="23.847cm" svg:y2="10.195cm">
          <text:p/>
        </draw:line>
        <draw:line draw:style-name="gr10" draw:text-style-name="P4" draw:layer="layout" svg:x1="23.847cm" svg:y1="10.195cm" svg:x2="23.883cm" svg:y2="10.195cm">
          <text:p/>
        </draw:line>
        <draw:polygon draw:style-name="gr11" draw:text-style-name="P9" draw:layer="layout" svg:width="0.07cm" svg:height="0.071cm" svg:x="23.283cm" svg:y="10.089cm" svg:viewBox="0 0 71 72" draw:points="0,0 71,0 71,72 0,72">
          <text:p/>
        </draw:polygon>
        <draw:polygon draw:style-name="gr11" draw:text-style-name="P9" draw:layer="layout" svg:width="0.071cm" svg:height="0.071cm" svg:x="23.812cm" svg:y="10.089cm" svg:viewBox="0 0 72 72" draw:points="0,0 72,0 72,72 0,72">
          <text:p/>
        </draw:polygon>
        <draw:polygon draw:style-name="gr11" draw:text-style-name="P9" draw:layer="layout" svg:width="0.071cm" svg:height="0.07cm" svg:x="23.812cm" svg:y="10.16cm" svg:viewBox="0 0 72 71" draw:points="0,0 72,0 72,71 0,71">
          <text:p/>
        </draw:polygon>
        <draw:polygon draw:style-name="gr11" draw:text-style-name="P9" draw:layer="layout" svg:width="0.071cm" svg:height="0.07cm" svg:x="23.847cm" svg:y="10.16cm" svg:viewBox="0 0 72 71" draw:points="0,0 72,0 72,71 0,71">
          <text:p/>
        </draw:polygon>
        <draw:line draw:style-name="gr10" draw:text-style-name="P4" draw:layer="layout" svg:x1="22.472cm" svg:y1="8.361cm" svg:x2="22.26cm" svg:y2="8.29cm">
          <text:p/>
        </draw:line>
        <draw:line draw:style-name="gr10" draw:text-style-name="P4" draw:layer="layout" svg:x1="23.318cm" svg:y1="8.36cm" svg:x2="23.847cm" svg:y2="8.36cm">
          <text:p/>
        </draw:line>
        <draw:line draw:style-name="gr10" draw:text-style-name="P4" draw:layer="layout" svg:x1="23.847cm" svg:y1="8.36cm" svg:x2="23.847cm" svg:y2="8.29cm">
          <text:p/>
        </draw:line>
        <draw:line draw:style-name="gr10" draw:text-style-name="P4" draw:layer="layout" svg:x1="23.847cm" svg:y1="8.29cm" svg:x2="23.883cm" svg:y2="8.29cm">
          <text:p/>
        </draw:line>
        <draw:polygon draw:style-name="gr11" draw:text-style-name="P9" draw:layer="layout" svg:width="0.07cm" svg:height="0.071cm" svg:x="23.283cm" svg:y="8.325cm" svg:viewBox="0 0 71 72" draw:points="0,0 71,0 71,72 0,72">
          <text:p/>
        </draw:polygon>
        <draw:polygon draw:style-name="gr11" draw:text-style-name="P9" draw:layer="layout" svg:width="0.071cm" svg:height="0.071cm" svg:x="23.812cm" svg:y="8.325cm" svg:viewBox="0 0 72 72" draw:points="0,0 72,0 72,72 0,72">
          <text:p/>
        </draw:polygon>
        <draw:polygon draw:style-name="gr11" draw:text-style-name="P9" draw:layer="layout" svg:width="0.071cm" svg:height="0.07cm" svg:x="23.812cm" svg:y="8.255cm" svg:viewBox="0 0 72 71" draw:points="0,0 72,0 72,71 0,71">
          <text:p/>
        </draw:polygon>
        <draw:polygon draw:style-name="gr11" draw:text-style-name="P9" draw:layer="layout" svg:width="0.071cm" svg:height="0.07cm" svg:x="23.847cm" svg:y="8.255cm" svg:viewBox="0 0 72 71" draw:points="0,0 72,0 72,71 0,71">
          <text:p/>
        </draw:polygon>
        <draw:line draw:style-name="gr10" draw:text-style-name="P4" draw:layer="layout" svg:x1="25.154cm" svg:y1="10.124cm" svg:x2="24.729cm" svg:y2="10.196cm">
          <text:p/>
        </draw:line>
        <draw:line draw:style-name="gr10" draw:text-style-name="P4" draw:layer="layout" svg:x1="25.999cm" svg:y1="8.361cm" svg:x2="26.353cm" svg:y2="8.29cm">
          <text:p/>
        </draw:line>
        <draw:line draw:style-name="gr10" draw:text-style-name="P4" draw:layer="layout" svg:x1="25.154cm" svg:y1="12.242cm" svg:x2="24.729cm" svg:y2="12.1cm">
          <text:p/>
        </draw:line>
        <draw:line draw:style-name="gr10" draw:text-style-name="P4" draw:layer="layout" svg:x1="25.999cm" svg:y1="10.124cm" svg:x2="26.353cm" svg:y2="10.196cm">
          <text:p/>
        </draw:line>
        <draw:line draw:style-name="gr10" draw:text-style-name="P4" draw:layer="layout" svg:x1="25.999cm" svg:y1="14.076cm" svg:x2="26.353cm" svg:y2="14.04cm">
          <text:p/>
        </draw:line>
        <draw:line draw:style-name="gr10" draw:text-style-name="P4" draw:layer="layout" svg:x1="25.999cm" svg:y1="12.242cm" svg:x2="26.353cm" svg:y2="12.1cm">
          <text:p/>
        </draw:line>
        <draw:line draw:style-name="gr10" draw:text-style-name="P4" draw:layer="layout" svg:x1="28.469cm" svg:y1="10.477cm" svg:x2="27.94cm" svg:y2="10.477cm">
          <text:p/>
        </draw:line>
        <draw:line draw:style-name="gr10" draw:text-style-name="P4" draw:layer="layout" svg:x1="27.94cm" svg:y1="10.477cm" svg:x2="27.94cm" svg:y2="8.29cm">
          <text:p/>
        </draw:line>
        <draw:line draw:style-name="gr10" draw:text-style-name="P4" draw:layer="layout" svg:x1="27.94cm" svg:y1="8.29cm" svg:x2="27.199cm" svg:y2="8.29cm">
          <text:p/>
        </draw:line>
        <draw:polygon draw:style-name="gr11" draw:text-style-name="P9" draw:layer="layout" svg:width="0.071cm" svg:height="0.07cm" svg:x="28.433cm" svg:y="10.442cm" svg:viewBox="0 0 72 71" draw:points="0,0 72,0 72,71 0,71">
          <text:p/>
        </draw:polygon>
        <draw:polygon draw:style-name="gr11" draw:text-style-name="P9" draw:layer="layout" svg:width="0.071cm" svg:height="0.07cm" svg:x="27.904cm" svg:y="10.442cm" svg:viewBox="0 0 72 71" draw:points="0,0 72,0 72,71 0,71">
          <text:p/>
        </draw:polygon>
        <draw:polygon draw:style-name="gr11" draw:text-style-name="P9" draw:layer="layout" svg:width="0.071cm" svg:height="0.07cm" svg:x="27.904cm" svg:y="8.255cm" svg:viewBox="0 0 72 71" draw:points="0,0 72,0 72,71 0,71">
          <text:p/>
        </draw:polygon>
        <draw:polygon draw:style-name="gr11" draw:text-style-name="P9" draw:layer="layout" svg:width="0.071cm" svg:height="0.07cm" svg:x="27.163cm" svg:y="8.255cm" svg:viewBox="0 0 72 71" draw:points="0,0 72,0 72,71 0,71">
          <text:p/>
        </draw:polygon>
        <draw:line draw:style-name="gr10" draw:text-style-name="P4" draw:layer="layout" svg:x1="18.379cm" svg:y1="14.075cm" svg:x2="18.908cm" svg:y2="14.075cm">
          <text:p/>
        </draw:line>
        <draw:line draw:style-name="gr10" draw:text-style-name="P4" draw:layer="layout" svg:x1="18.908cm" svg:y1="14.075cm" svg:x2="18.908cm" svg:y2="14.04cm">
          <text:p/>
        </draw:line>
        <draw:line draw:style-name="gr10" draw:text-style-name="P4" draw:layer="layout" svg:x1="18.908cm" svg:y1="14.04cm" svg:x2="18.944cm" svg:y2="14.04cm">
          <text:p/>
        </draw:line>
        <draw:polygon draw:style-name="gr11" draw:text-style-name="P9" draw:layer="layout" svg:width="0.071cm" svg:height="0.071cm" svg:x="18.344cm" svg:y="14.04cm" svg:viewBox="0 0 72 72" draw:points="0,0 72,0 72,72 0,72">
          <text:p/>
        </draw:polygon>
        <draw:polygon draw:style-name="gr11" draw:text-style-name="P9" draw:layer="layout" svg:width="0.071cm" svg:height="0.071cm" svg:x="18.873cm" svg:y="14.04cm" svg:viewBox="0 0 72 72" draw:points="0,0 72,0 72,72 0,72">
          <text:p/>
        </draw:polygon>
        <draw:polygon draw:style-name="gr11" draw:text-style-name="P9" draw:layer="layout" svg:width="0.071cm" svg:height="0.07cm" svg:x="18.873cm" svg:y="14.005cm" svg:viewBox="0 0 72 71" draw:points="0,0 72,0 72,71 0,71">
          <text:p/>
        </draw:polygon>
        <draw:polygon draw:style-name="gr11" draw:text-style-name="P9" draw:layer="layout" svg:width="0.071cm" svg:height="0.07cm" svg:x="18.908cm" svg:y="14.005cm" svg:viewBox="0 0 72 71" draw:points="0,0 72,0 72,71 0,71">
          <text:p/>
        </draw:polygon>
        <draw:line draw:style-name="gr10" draw:text-style-name="P4" draw:layer="layout" svg:x1="25.999cm" svg:y1="16.193cm" svg:x2="26.353cm" svg:y2="15.945cm">
          <text:p/>
        </draw:line>
        <draw:line draw:style-name="gr10" draw:text-style-name="P4" draw:layer="layout" svg:x1="20.003cm" svg:y1="10.124cm" svg:x2="19.79cm" svg:y2="10.196cm">
          <text:p/>
        </draw:line>
        <draw:line draw:style-name="gr10" draw:text-style-name="P4" draw:layer="layout" svg:x1="28.469cm" svg:y1="14.71cm" svg:x2="27.94cm" svg:y2="14.71cm">
          <text:p/>
        </draw:line>
        <draw:line draw:style-name="gr10" draw:text-style-name="P4" draw:layer="layout" svg:x1="27.94cm" svg:y1="14.71cm" svg:x2="27.94cm" svg:y2="15.945cm">
          <text:p/>
        </draw:line>
        <draw:line draw:style-name="gr10" draw:text-style-name="P4" draw:layer="layout" svg:x1="27.94cm" svg:y1="15.945cm" svg:x2="27.199cm" svg:y2="15.945cm">
          <text:p/>
        </draw:line>
        <draw:polygon draw:style-name="gr11" draw:text-style-name="P9" draw:layer="layout" svg:width="0.071cm" svg:height="0.071cm" svg:x="28.433cm" svg:y="14.675cm" svg:viewBox="0 0 72 72" draw:points="0,0 72,0 72,72 0,72">
          <text:p/>
        </draw:polygon>
        <draw:polygon draw:style-name="gr11" draw:text-style-name="P9" draw:layer="layout" svg:width="0.071cm" svg:height="0.071cm" svg:x="27.904cm" svg:y="14.675cm" svg:viewBox="0 0 72 72" draw:points="0,0 72,0 72,72 0,72">
          <text:p/>
        </draw:polygon>
        <draw:polygon draw:style-name="gr11" draw:text-style-name="P9" draw:layer="layout" svg:width="0.071cm" svg:height="0.07cm" svg:x="27.904cm" svg:y="15.91cm" svg:viewBox="0 0 72 71" draw:points="0,0 72,0 72,71 0,71">
          <text:p/>
        </draw:polygon>
        <draw:polygon draw:style-name="gr11" draw:text-style-name="P9" draw:layer="layout" svg:width="0.071cm" svg:height="0.07cm" svg:x="27.163cm" svg:y="15.91cm" svg:viewBox="0 0 72 71" draw:points="0,0 72,0 72,71 0,71">
          <text:p/>
        </draw:polygon>
        <draw:line draw:style-name="gr10" draw:text-style-name="P4" draw:layer="layout" svg:x1="9.454cm" svg:y1="9.771cm" svg:x2="9.454cm" svg:y2="9.242cm">
          <text:p/>
        </draw:line>
        <draw:line draw:style-name="gr10" draw:text-style-name="P4" draw:layer="layout" svg:x1="9.454cm" svg:y1="9.242cm" svg:x2="9.419cm" svg:y2="9.242cm">
          <text:p/>
        </draw:line>
        <draw:line draw:style-name="gr10" draw:text-style-name="P4" draw:layer="layout" svg:x1="9.419cm" svg:y1="9.242cm" svg:x2="9.419cm" svg:y2="9.066cm">
          <text:p/>
        </draw:line>
        <draw:polygon draw:style-name="gr11" draw:text-style-name="P9" draw:layer="layout" svg:width="0.07cm" svg:height="0.071cm" svg:x="9.419cm" svg:y="9.736cm" svg:viewBox="0 0 71 72" draw:points="0,0 71,0 71,72 0,72">
          <text:p/>
        </draw:polygon>
        <draw:polygon draw:style-name="gr11" draw:text-style-name="P9" draw:layer="layout" svg:width="0.07cm" svg:height="0.071cm" svg:x="9.419cm" svg:y="9.207cm" svg:viewBox="0 0 71 72" draw:points="0,0 71,0 71,72 0,72">
          <text:p/>
        </draw:polygon>
        <draw:polygon draw:style-name="gr11" draw:text-style-name="P9" draw:layer="layout" svg:width="0.071cm" svg:height="0.071cm" svg:x="9.383cm" svg:y="9.207cm" svg:viewBox="0 0 72 72" draw:points="0,0 72,0 72,72 0,72">
          <text:p/>
        </draw:polygon>
        <draw:polygon draw:style-name="gr11" draw:text-style-name="P9" draw:layer="layout" svg:width="0.071cm" svg:height="0.07cm" svg:x="9.383cm" svg:y="9.031cm" svg:viewBox="0 0 72 71" draw:points="0,0 72,0 72,71 0,71">
          <text:p/>
        </draw:polygon>
        <draw:line draw:style-name="gr10" draw:text-style-name="P4" draw:layer="layout" svg:x1="28.469cm" svg:y1="13.652cm" svg:x2="27.94cm" svg:y2="13.652cm">
          <text:p/>
        </draw:line>
        <draw:line draw:style-name="gr10" draw:text-style-name="P4" draw:layer="layout" svg:x1="27.94cm" svg:y1="13.652cm" svg:x2="27.94cm" svg:y2="14.04cm">
          <text:p/>
        </draw:line>
        <draw:line draw:style-name="gr10" draw:text-style-name="P4" draw:layer="layout" svg:x1="27.94cm" svg:y1="14.04cm" svg:x2="27.199cm" svg:y2="14.04cm">
          <text:p/>
        </draw:line>
        <draw:polygon draw:style-name="gr11" draw:text-style-name="P9" draw:layer="layout" svg:width="0.071cm" svg:height="0.07cm" svg:x="28.433cm" svg:y="13.617cm" svg:viewBox="0 0 72 71" draw:points="0,0 72,0 72,71 0,71">
          <text:p/>
        </draw:polygon>
        <draw:polygon draw:style-name="gr11" draw:text-style-name="P9" draw:layer="layout" svg:width="0.071cm" svg:height="0.07cm" svg:x="27.904cm" svg:y="13.617cm" svg:viewBox="0 0 72 71" draw:points="0,0 72,0 72,71 0,71">
          <text:p/>
        </draw:polygon>
        <draw:polygon draw:style-name="gr11" draw:text-style-name="P9" draw:layer="layout" svg:width="0.071cm" svg:height="0.07cm" svg:x="27.904cm" svg:y="14.005cm" svg:viewBox="0 0 72 71" draw:points="0,0 72,0 72,71 0,71">
          <text:p/>
        </draw:polygon>
        <draw:polygon draw:style-name="gr11" draw:text-style-name="P9" draw:layer="layout" svg:width="0.071cm" svg:height="0.07cm" svg:x="27.163cm" svg:y="14.005cm" svg:viewBox="0 0 72 71" draw:points="0,0 72,0 72,71 0,71">
          <text:p/>
        </draw:polygon>
        <draw:line draw:style-name="gr10" draw:text-style-name="P4" draw:layer="layout" svg:x1="28.47cm" svg:y1="12.594cm" svg:x2="27.199cm" svg:y2="12.63cm">
          <text:p/>
        </draw:line>
        <draw:line draw:style-name="gr10" draw:text-style-name="P4" draw:layer="layout" svg:x1="27.199cm" svg:y1="12.629cm" svg:x2="27.199cm" svg:y2="12.1cm">
          <text:p/>
        </draw:line>
        <draw:polygon draw:style-name="gr11" draw:text-style-name="P9" draw:layer="layout" svg:width="0.071cm" svg:height="0.071cm" svg:x="28.433cm" svg:y="12.558cm" svg:viewBox="0 0 72 72" draw:points="0,0 72,0 72,72 0,72">
          <text:p/>
        </draw:polygon>
        <draw:polygon draw:style-name="gr11" draw:text-style-name="P9" draw:layer="layout" svg:width="0.071cm" svg:height="0.07cm" svg:x="27.163cm" svg:y="12.594cm" svg:viewBox="0 0 72 71" draw:points="0,0 72,0 72,71 0,71">
          <text:p/>
        </draw:polygon>
        <draw:polygon draw:style-name="gr11" draw:text-style-name="P9" draw:layer="layout" svg:width="0.071cm" svg:height="0.07cm" svg:x="27.163cm" svg:y="12.065cm" svg:viewBox="0 0 72 71" draw:points="0,0 72,0 72,71 0,71">
          <text:p/>
        </draw:polygon>
        <draw:line draw:style-name="gr10" draw:text-style-name="P4" draw:layer="layout" svg:x1="28.469cm" svg:y1="11.535cm" svg:x2="27.94cm" svg:y2="11.535cm">
          <text:p/>
        </draw:line>
        <draw:line draw:style-name="gr10" draw:text-style-name="P4" draw:layer="layout" svg:x1="27.94cm" svg:y1="11.535cm" svg:x2="27.94cm" svg:y2="10.195cm">
          <text:p/>
        </draw:line>
        <draw:line draw:style-name="gr10" draw:text-style-name="P4" draw:layer="layout" svg:x1="27.94cm" svg:y1="10.195cm" svg:x2="27.199cm" svg:y2="10.195cm">
          <text:p/>
        </draw:line>
        <draw:polygon draw:style-name="gr11" draw:text-style-name="P9" draw:layer="layout" svg:width="0.071cm" svg:height="0.071cm" svg:x="28.433cm" svg:y="11.5cm" svg:viewBox="0 0 72 72" draw:points="0,0 72,0 72,72 0,72">
          <text:p/>
        </draw:polygon>
        <draw:polygon draw:style-name="gr11" draw:text-style-name="P9" draw:layer="layout" svg:width="0.071cm" svg:height="0.071cm" svg:x="27.904cm" svg:y="11.5cm" svg:viewBox="0 0 72 72" draw:points="0,0 72,0 72,72 0,72">
          <text:p/>
        </draw:polygon>
        <draw:polygon draw:style-name="gr11" draw:text-style-name="P9" draw:layer="layout" svg:width="0.071cm" svg:height="0.07cm" svg:x="27.904cm" svg:y="10.16cm" svg:viewBox="0 0 72 71" draw:points="0,0 72,0 72,71 0,71">
          <text:p/>
        </draw:polygon>
        <draw:polygon draw:style-name="gr11" draw:text-style-name="P9" draw:layer="layout" svg:width="0.071cm" svg:height="0.07cm" svg:x="27.163cm" svg:y="10.16cm" svg:viewBox="0 0 72 71" draw:points="0,0 72,0 72,71 0,71">
          <text:p/>
        </draw:polygon>
        <draw:line draw:style-name="gr10" draw:text-style-name="P4" draw:layer="layout" svg:x1="25.154cm" svg:y1="8.361cm" svg:x2="24.729cm" svg:y2="8.29cm">
          <text:p/>
        </draw:line>
        <draw:line draw:style-name="gr10" draw:text-style-name="P4" draw:layer="layout" svg:x1="34.113cm" svg:y1="16.827cm" svg:x2="34.113cm" svg:y2="16.298cm">
          <text:p/>
        </draw:line>
        <draw:line draw:style-name="gr10" draw:text-style-name="P4" draw:layer="layout" svg:x1="34.113cm" svg:y1="16.298cm" svg:x2="34.29cm" svg:y2="16.298cm">
          <text:p/>
        </draw:line>
        <draw:line draw:style-name="gr10" draw:text-style-name="P4" draw:layer="layout" svg:x1="34.29cm" svg:y1="16.298cm" svg:x2="34.29cm" svg:y2="14.605cm">
          <text:p/>
        </draw:line>
        <draw:polygon draw:style-name="gr11" draw:text-style-name="P9" draw:layer="layout" svg:width="0.07cm" svg:height="0.07cm" svg:x="34.078cm" svg:y="16.792cm" svg:viewBox="0 0 71 71" draw:points="0,0 71,0 71,71 0,71">
          <text:p/>
        </draw:polygon>
        <draw:polygon draw:style-name="gr11" draw:text-style-name="P9" draw:layer="layout" svg:width="0.07cm" svg:height="0.07cm" svg:x="34.078cm" svg:y="16.263cm" svg:viewBox="0 0 71 71" draw:points="0,0 71,0 71,71 0,71">
          <text:p/>
        </draw:polygon>
        <draw:polygon draw:style-name="gr11" draw:text-style-name="P9" draw:layer="layout" svg:width="0.071cm" svg:height="0.07cm" svg:x="34.254cm" svg:y="16.263cm" svg:viewBox="0 0 72 71" draw:points="0,0 72,0 72,71 0,71">
          <text:p/>
        </draw:polygon>
        <draw:polygon draw:style-name="gr11" draw:text-style-name="P9" draw:layer="layout" svg:width="0.071cm" svg:height="0.071cm" svg:x="34.254cm" svg:y="14.569cm" svg:viewBox="0 0 72 72" draw:points="0,0 72,0 72,72 0,72">
          <text:p/>
        </draw:polygon>
        <draw:line draw:style-name="gr13" draw:text-style-name="P4" draw:layer="layout" svg:x1="0cm" svg:y1="270.121cm" svg:x2="190.852cm" svg:y2="270.121cm">
          <text:p/>
        </draw:line>
        <draw:line draw:style-name="gr13" draw:text-style-name="P4" draw:layer="layout" svg:x1="190.852cm" svg:y1="270.121cm" svg:x2="190.852cm" svg:y2="0cm">
          <text:p/>
        </draw:line>
        <draw:frame draw:style-name="gr5" draw:text-style-name="P6" draw:layer="layout" svg:width="0.586cm" svg:height="0.352cm" svg:x="24.977cm" svg:y="8.28cm">
          <draw:text-box>
            <text:p text:style-name="P5"><text:span text:style-name="T1">189</text:span></text:p>
          </draw:text-box>
        </draw:frame>
        <draw:custom-shape draw:style-name="gr14" draw:text-style-name="P10" draw:layer="layout" svg:width="10.728cm" svg:height="2cm" draw:transform="skewX (0.0109955742875643) rotate (-1.5707963267949) translate (15.1cm 6.772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5" draw:text-style-name="P12" draw:layer="layout" svg:width="1.683cm" svg:height="0.831cm" svg:x="13.57cm" svg:y="5.669cm">
          <draw:text-box>
            <text:p text:style-name="P11"><text:span text:style-name="T2">S1</text:span></text:p>
          </draw:text-box>
        </draw:frame>
        <draw:custom-shape draw:style-name="gr14" draw:text-style-name="P10" draw:layer="layout" svg:width="10.728cm" svg:height="2cm" draw:transform="skewX (0.0109955742875643) rotate (-1.5707963267949) translate (17.6cm 6.772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4" draw:text-style-name="P10" draw:layer="layout" svg:width="10.728cm" svg:height="2cm" draw:transform="skewX (0.0109955742875643) rotate (-1.5707963267949) translate (20.4cm 6.772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4" draw:text-style-name="P10" draw:layer="layout" svg:width="10.728cm" svg:height="2cm" draw:transform="skewX (0.0109955742875643) rotate (-1.5707963267949) translate (22.85cm 6.772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4" draw:text-style-name="P10" draw:layer="layout" svg:width="10.728cm" svg:height="2cm" draw:transform="skewX (0.0109955742875643) rotate (-1.5707963267949) translate (25.35cm 6.772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4" draw:text-style-name="P10" draw:layer="layout" svg:width="10.728cm" svg:height="2cm" draw:transform="skewX (0.0109955742875643) rotate (-1.5707963267949) translate (27.83cm 6.772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6" draw:text-style-name="P13" draw:layer="layout" svg:width="1.683cm" svg:height="0.831cm" svg:x="16.27cm" svg:y="5.669cm">
          <draw:text-box>
            <text:p><text:span text:style-name="T2">S2</text:span></text:p>
          </draw:text-box>
        </draw:frame>
        <draw:frame draw:style-name="gr16" draw:text-style-name="P13" draw:layer="layout" svg:width="1.683cm" svg:height="0.831cm" svg:x="19.07cm" svg:y="5.669cm">
          <draw:text-box>
            <text:p><text:span text:style-name="T2">S3</text:span></text:p>
          </draw:text-box>
        </draw:frame>
        <draw:frame draw:style-name="gr16" draw:text-style-name="P13" draw:layer="layout" svg:width="1.683cm" svg:height="0.831cm" svg:x="21.52cm" svg:y="5.669cm">
          <draw:text-box>
            <text:p><text:span text:style-name="T2">S4</text:span></text:p>
          </draw:text-box>
        </draw:frame>
        <draw:frame draw:style-name="gr16" draw:text-style-name="P13" draw:layer="layout" svg:width="1.683cm" svg:height="0.831cm" svg:x="23.97cm" svg:y="5.669cm">
          <draw:text-box>
            <text:p><text:span text:style-name="T2">S5</text:span></text:p>
          </draw:text-box>
        </draw:frame>
        <draw:frame draw:style-name="gr16" draw:text-style-name="P13" draw:layer="layout" svg:width="1.683cm" svg:height="0.831cm" svg:x="26.49cm" svg:y="5.64cm">
          <draw:text-box>
            <text:p><text:span text:style-name="T2">S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90.817cm" fo:page-height="270.0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4-13T12:07:18.405427615</dc:date>
    <meta:editing-duration>PT14M7S</meta:editing-duration>
    <meta:editing-cycles>5</meta:editing-cycles>
    <meta:generator>LibreOffice/7.3.7.2$Linux_X86_64 LibreOffice_project/30$Build-2</meta:generator>
    <meta:document-statistic meta:object-count="2206"/>
  </office:meta>
</office:document-meta>
</file>